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14" table:default-cell-style-name="Default"/>
        <table:table-row table:style-name="ro1">
          <table:table-cell office:value-type="string" calcext:value-type="string">
            <text:p>Original Sentence</text:p>
          </table:table-cell>
          <table:table-cell office:value-type="string" calcext:value-type="string">
            <text:p>Reference</text:p>
          </table:table-cell>
          <table:table-cell office:value-type="string" calcext:value-type="string">
            <text:p>Original Author</text:p>
          </table:table-cell>
          <table:table-cell office:value-type="string" calcext:value-type="string">
            <text:p>Original Publication</text:p>
          </table:table-cell>
          <table:table-cell office:value-type="string" calcext:value-type="string">
            <text:p>Original DC</text:p>
          </table:table-cell>
          <table:table-cell office:value-type="string" calcext:value-type="string">
            <text:p>Author</text:p>
          </table:table-cell>
          <table:table-cell office:value-type="string" calcext:value-type="string">
            <text:p>Publication</text:p>
          </table:table-cell>
          <table:table-cell office:value-type="string" calcext:value-type="string">
            <text:p>DC</text:p>
          </table:table-cell>
          <table:table-cell office:value-type="string" calcext:value-type="string">
            <text:p>Similarity</text:p>
          </table:table-cell>
          <table:table-cell office:value-type="string" calcext:value-type="string">
            <text:p>Dating</text:p>
          </table:table-cell>
          <table:table-cell office:value-type="string" calcext:value-type="string">
            <text:p>Author Name</text:p>
          </table:table-cell>
          <table:table-cell office:value-type="string" calcext:value-type="string">
            <text:p>Author Epiteths</text:p>
          </table:table-cell>
          <table:table-cell office:value-type="string" calcext:value-type="string">
            <text:p>Author ID</text:p>
          </table:table-cell>
          <table:table-cell office:value-type="string" calcext:value-type="string">
            <text:p>AuthorID-WorkID</text:p>
          </table:table-cell>
        </table:table-row>
        <table:table-row table:style-name="ro1">
          <table:table-cell office:value-type="string" calcext:value-type="string">
            <text:p>ἐπεὶ δ' οὐ τινὲς οὐδ' ἐπὶ ποσόν, ἀλλὰ πάντες ὡς ἔπος εἰπεῖν ἀρχῇ καὶ τέλει κέχρηνται τούτῳ, ϕάσκοντες ἀληθινωτάτην μὲν εἶναι παιδείαν καὶ γυμνασίαν πρὸς τὰς πολιτικὰς πράξεις τὴν ἐκ τῆς ἱστορίας μάθησιν, ἐναργεστάτην δὲ καὶ μόνην διδάσκαλον τοῦ δύνασθαι τὰς τῆς τύχης μεταβολὰς γενναίως ὑποϕέρειν τὴν τῶν ἀλλοτρίων περιπετειῶν ὑπόμνησιν, δῆλον ὡς οὐδενὶ μὲν ἂν δόξαι καθήκειν περὶ τῶν καλῶς καὶ πολλοῖς εἰρημένων ταυτολογεῖν, ἥκιστα δ' ἡμῖν.</text:p>
          </table:table-cell>
          <table:table-cell office:value-type="string" calcext:value-type="string">
            <text:p>τὸ γὰρ πόλιν σχεδὸν ἀρχαιοτάτην τῶν κατὰ τὴν Βοιωτίαν ἐπταικυῖαν μὴ συνεπανορθοῦν κατὰ πάντα τρόπον, τὸ δ' ἐναντίον ἐξαλείϕειν, ἀϕαιρουμένους καὶ τὰς εἰς τὸ μέλλον ἐλπίδας τῶν ἠκληρηκότων, δῆλον ὡς οὐδενὶ μὲν ἂν δόξαι τῶν Ἑλλήνων καθήκειν, ἥκιστα δὲ τῶν ἄλλων Ἀθηναίο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t/2/1 to 1/1t/3/3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0/20t/4t/1t to 30/20t/6t/1t (Schema:Book//chapter/section/line )</text:p>
          </table:table-cell>
          <table:table-cell office:value-type="float" office:value="30" calcext:value-type="float">
            <text:p>30</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ὡς δ' ἔστιν ἀληθῆ τὰ νῦν ὑϕ' ἡμῶν εἰρημένα σκοπεῖν ἐκ τούτων πάρεστιν.</text:p>
          </table:table-cell>
          <table:table-cell office:value-type="string" calcext:value-type="string">
            <text:p>ἓν μέν, εἰ ταυτὶ τὰ νῦν ὑϕ' ἡμῶν εἰρημένα δι' ὅλου τούτου τοῦ βιβλίου χρησιμώτατά ἐστιν εἰς θεραπείαν καὶ πρόγνωσ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4t/9/1 to 1/15t/1/1 (Schema:Book//chapter/section/line )</text:p>
          </table:table-cell>
          <table:table-cell office:value-type="string" calcext:value-type="string">
            <text:p>GALENUS <text:s/>Med. <text:s/>[0057]</text:p>
          </table:table-cell>
          <table:table-cell office:value-type="string" calcext:value-type="string">
            <text:p>De totius morbi temporibus liber, ed. I. Wille, Die Schrift Galens <text:s/>Περὶ τῶν ἐν ταῖς νόσοις καιρῶν und ihre <text:s/>Überlieferung, pt. 2 [Diss. Kiel (1960)]: 70-114. <text:s/>(Cod: 3,777: Med.) <text:s/></text:p>
          </table:table-cell>
          <table:table-cell office:value-type="string" calcext:value-type="string">
            <text:p>6/7r/113t/10t1 to 6/7r/113t/14t1 (Schema:Page/line )</text:p>
          </table:table-cell>
          <table:table-cell office:value-type="float" office:value="30" calcext:value-type="float">
            <text:p>30</text:p>
          </table:table-cell>
          <table:table-cell office:value-type="float" office:value="200" calcext:value-type="float">
            <text:p>200</text:p>
          </table:table-cell>
          <table:table-cell office:value-type="string" calcext:value-type="string">
            <text:p>GALENUS </text:p>
          </table:table-cell>
          <table:table-cell office:value-type="string" calcext:value-type="string">
            <text:p>Med. </text:p>
          </table:table-cell>
          <table:table-cell office:value-type="float" office:value="57" calcext:value-type="float">
            <text:p>57</text:p>
          </table:table-cell>
          <table:table-cell office:value-type="string" calcext:value-type="string">
            <text:p>0057-047</text:p>
          </table:table-cell>
        </table:table-row>
        <table:table-row table:style-name="ro1">
          <table:table-cell office:value-type="string" calcext:value-type="string">
            <text:p>ὁ δὲ Μάρκος ὁρῶν τοὺς Καρχηδονίους καὶ κατὰ γῆν καὶ κατὰ θάλατταν ἐσϕαλμένους καὶ νομίζων ὅσον οὔπω κρατήσειν τῆς πόλεως, ἀγωνιῶν δὲ μὴ συμβῇ τὸν ἐπιπαραγινόμενον στρατηγὸν ἐκ τῆς Ῥώμης ϕθάσαντα τὴν ἐπιγραϕὴν τῶν πραγμάτων λαβεῖν, προυκαλεῖτο τοὺς Καρχηδονίους εἰς διαλύσεις.</text:p>
          </table:table-cell>
          <table:table-cell office:value-type="string" calcext:value-type="string">
            <text:p>ὁ δὲ Φίλιππος εἰς Πελοπόννησον ἐξώρμησε, καὶ καταπραξάμενος τὰ ἐν Πελοποννήσῳ ἐκεῖσε ὑπὸ τῶν Ἑλλήνων ἡγεμὼν ᾑρέθη, καὶ κατὰ γῆν καὶ κατὰ θάλαττ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1t/4/1 to 1/31t/5/1 (Schema:Book//chapter/section/line )</text:p>
          </table:table-cell>
          <table:table-cell office:value-type="string" calcext:value-type="string">
            <text:p>SCHOLIA IN AELIUM ARISTIDEM <text:s/>Schol. [5008]</text:p>
          </table:table-cell>
          <table:table-cell office:value-type="string" calcext:value-type="string">
            <text:p>Scholia in Aelium Aristidem (scholia vetera), ed. W. Dindorf, <text:s/>Aristides, vol. 3. Leipzig: Reimer, 1829 (repr. Hildesheim: Olms, 1964): <text:s/>1-734. <text:s/>Παναθηναϊκός: pp. 1-343. <text:s/>Ῥώμης ἐγκώμιον: p. 343. <text:s/>Ἱεροὶ λόγοι βʹ: pp. 343-344. <text:s/>Ἱεροὶ λόγοι γʹ: p. 344. <text:s/>Ἱεροὶ λόγοι δʹ: p. 344. <text:s/>Ἱεροὶ λόγοι εʹ: p. 344. <text:s/>Λευκτρικὸς αʹ: pp. 345-353. <text:s/>Λευκτρικὸς βʹ et hypothesis: pp. 353-355. <text:s/>Λευκτρικὸς γʹ: p. 355. <text:s/>Λευκτρικὸς δʹ: p. 356. <text:s/>Συμμαχικὸς αʹ: p. 356. <text:s/>Ῥοδιακός: p. 356. <text:s/>Περὶ ῥητορικῆς: pp. 356-432. <text:s/>Ὑπὲρ τῶν τεττάρων: pp. 433-733. <text:s/>Hypotheses duo: pp. 433-439. <text:s/>Ὑπὲρ Περικλέους: pp. 439-515. <text:s/>Κίμων et hypothesis: pp. 515-531. <text:s/>Μιλτιάδης et hypothesis: pp. 531-573. <text:s/>Θεμιστοκλῆς et hypothesis: pp. 574-733. <text:s/>Πρὸς Καπίτωνα: pp. 733-734. <text:s/>Αἰγύπτιος: p. 734. <text:s/>(Cod: 185,676: Epigr., Hypoth., Schol.) <text:s/></text:p>
          </table:table-cell>
          <table:table-cell office:value-type="string" calcext:value-type="string">
            <text:p>Pan/184,10/11 to Pan/184,10/14 (Schema:Treatise//Jebb page+line-Hypothesis-Epigram/line )</text:p>
          </table:table-cell>
          <table:table-cell office:value-type="float" office:value="30" calcext:value-type="float">
            <text:p>30</text:p>
          </table:table-cell>
          <table:table-cell office:value-type="float" office:value="1" calcext:value-type="float">
            <text:p>1</text:p>
          </table:table-cell>
          <table:table-cell office:value-type="string" calcext:value-type="string">
            <text:p>SCHOLIA IN AELIUM ARISTIDEM </text:p>
          </table:table-cell>
          <table:table-cell office:value-type="string" calcext:value-type="string">
            <text:p>Schol.</text:p>
          </table:table-cell>
          <table:table-cell office:value-type="float" office:value="5008" calcext:value-type="float">
            <text:p>5008</text:p>
          </table:table-cell>
          <table:table-cell office:value-type="string" calcext:value-type="string">
            <text:p>5008-001</text:p>
          </table:table-cell>
        </table:table-row>
        <table:table-row table:style-name="ro1">
          <table:table-cell office:value-type="string" calcext:value-type="string">
            <text:p>καὶ μὴν τὸ παρ' Εὐριπίδῃ πάλαι καλῶς εἰρῆσθαι δοκοῦν ὡς ἓν σοϕὸν βούλευμα τὰς πολλὰς χεῖρας νικᾷ τότε δι' αὐτῶν τῶν ἔργων ἔλαβε τὴν πίστιν.</text:p>
          </table:table-cell>
          <table:table-cell office:value-type="string" calcext:value-type="string">
            <text:p>οὕτω δόξα ἀγαθὴ βασιλεῖ πολλῶν ἀσπίδων δυνατωτέρα καὶ ὑπάγεται ἐθελουσίους τοὺς τῆς ἀνάγκης καταϕρονοῦντας, καὶ οὐχ οὕτω σοϕὸν βούλευμα τὰς πολλὰς χεῖρας νικᾷ ὡς εὐσέβεια καὶ ϕιλανθρωπία οὐ μόνον νικᾷ τὰς πολλὰς χεῖρας, ἀλλὰ καὶ σῴζε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5t/4/1 to 1/35t/4/4 (Schema:Book//chapter/section/line )</text:p>
          </table:table-cell>
          <table:table-cell office:value-type="string" calcext:value-type="string">
            <text:p>THEMISTIUS <text:s/>Phil. <text:s/>Rhet. <text:s/>[2001]</text:p>
          </table:table-cell>
          <table:table-cell office:value-type="string" calcext:value-type="string">
            <text:p>Εἰς Θεοδόσιον: τίς ἡ βασιλικωτάτη τῶν ἀρετῶν , ed. H. <text:s/>Schenkl and G. Downey, Themistii orationes quae supersunt, vol. 1. <text:s/>Leipzig: Teubner, 1965: 267-286. <text:s/>(Cod: 4,266: Orat.) <text:s/></text:p>
          </table:table-cell>
          <table:table-cell office:value-type="string" calcext:value-type="string">
            <text:p>191t/a/3t to 191t/a/8t (Schema:Harduin page/section/line )</text:p>
          </table:table-cell>
          <table:table-cell office:value-type="float" office:value="30" calcext:value-type="float">
            <text:p>30</text:p>
          </table:table-cell>
          <table:table-cell office:value-type="float" office:value="400" calcext:value-type="float">
            <text:p>400</text:p>
          </table:table-cell>
          <table:table-cell office:value-type="string" calcext:value-type="string">
            <text:p>THEMISTIUS </text:p>
          </table:table-cell>
          <table:table-cell office:value-type="string" calcext:value-type="string">
            <text:p>Phil. <text:s/>Rhet. </text:p>
          </table:table-cell>
          <table:table-cell office:value-type="float" office:value="2001" calcext:value-type="float">
            <text:p>2001</text:p>
          </table:table-cell>
          <table:table-cell office:value-type="string" calcext:value-type="string">
            <text:p>2001-015</text:p>
          </table:table-cell>
        </table:table-row>
        <table:table-row table:style-name="ro1">
          <table:table-cell office:value-type="string" calcext:value-type="string">
            <text:p>οὐ μὴν ἀλλ' ὅ γε στρατηγὸς αὐτῶν Ἰμίλ κων οὐδὲν παρέλειπε τῶν δυνατῶν, ἀλλὰ τὰ μὲν ἀντοικοδομῶν, τὰ δ' ἀντιμεταλλεύων οὐ τὴν τυχοῦσαν ἀπορίαν παρεῖχε τοῖς ὑπεναντίοις.</text:p>
          </table:table-cell>
          <table:table-cell office:value-type="string" calcext:value-type="string">
            <text:p>οὐ μὴν ἀλλ' ὅ γε δῆ μος κατὰ τὴν τοῦ Τίτου προαίρεσιν ἐπεκύρωσε τὰς διαλύσε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42t/12/1 to 1/42t/13/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42a/4t/1t to 18/42a/5t/1t (Schema:Book//chapter/section/line )</text:p>
          </table:table-cell>
          <table:table-cell office:value-type="float" office:value="30" calcext:value-type="float">
            <text:p>30</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Κατὰ δὲ τοὺς καιροὺς τούτους τῶν ἡγεμόνων τινὲς τῶν τὰς μεγίστας χώρας ἐχόντων ἐν τοῖς μισθοϕόροις συλλαλήσαντες ἑαυτοῖς ὑπὲρ τοῦ τὴν πόλιν ἐνδοῦναι τοῖς Ῥωμαίοις καὶ πεπεισμένοι πειθαρχήσειν σϕίσι τοὺς ὑποτεταγμένους, ἐξεπήδησαν νυκτὸς ἐκ τῆς πόλεως ἐπὶ τὸ στρατόπεδον καὶ διελέγοντο τῷ τῶν Ῥωμαίων στρατηγῷ περὶ τούτων.</text:p>
          </table:table-cell>
          <table:table-cell office:value-type="string" calcext:value-type="string">
            <text:p>Κατὰ δὲ τοὺς καιροὺς τούτους καὶ οὕτω περὶ τὰς ϕυλακὰς διατελούντων, παραγγελλέσθω τῷ ἄλλῳ ὄχλῳ, ὅταν σημανθῇ, μηδένα ἐξιέν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43t/1/1 to 1/43t/2/1 (Schema:Book//chapter/section/line )</text:p>
          </table:table-cell>
          <table:table-cell office:value-type="string" calcext:value-type="string">
            <text:p>AENEAS <text:s/>Tact. <text:s/>[0058]</text:p>
          </table:table-cell>
          <table:table-cell office:value-type="string" calcext:value-type="string">
            <text:p>Poliorcetica, ed. A. Dain and A.-M. Bon, Énée le <text:s/>tacticien. Poliorcétique. Paris: Les Belles Lettres, 1967: 1-91. <text:s/>(Cod: 14,350: Tact.) <text:s/></text:p>
          </table:table-cell>
          <table:table-cell office:value-type="string" calcext:value-type="string">
            <text:p>22prol/23 bis/1 to 22prol/23 bis/4 (Schema:Chapter/section/line )</text:p>
          </table:table-cell>
          <table:table-cell office:value-type="float" office:value="30" calcext:value-type="float">
            <text:p>30</text:p>
          </table:table-cell>
          <table:table-cell office:value-type="float" office:value="-301" calcext:value-type="float">
            <text:p>-301</text:p>
          </table:table-cell>
          <table:table-cell office:value-type="string" calcext:value-type="string">
            <text:p>AENEAS </text:p>
          </table:table-cell>
          <table:table-cell office:value-type="string" calcext:value-type="string">
            <text:p>Tact. </text:p>
          </table:table-cell>
          <table:table-cell office:value-type="float" office:value="58" calcext:value-type="float">
            <text:p>58</text:p>
          </table:table-cell>
          <table:table-cell office:value-type="string" calcext:value-type="string">
            <text:p>0058-001</text:p>
          </table:table-cell>
        </table:table-row>
        <table:table-row table:style-name="ro1">
          <table:table-cell office:value-type="string" calcext:value-type="string">
            <text:p>τὸ δ' ἐκ τῆς πόλεως πλῆθος ἡθροισμένον ἐπὶ τὰ τείχη πᾶν ἅμα μὲν ἠγωνία τὸ συμβησόμενον, ἅμα δ' ἐπὶ τῷ παραδόξῳ τῆς ἐλπίδος ὑπερχαρὲς ὑπάρχον μετὰ κρότου καὶ κραυγῆς παρεκάλει τοὺς εἰσπλέοντας.</text:p>
          </table:table-cell>
          <table:table-cell office:value-type="string" calcext:value-type="string">
            <text:p>” ὁ μὲν ταῦτα εἶπε, τῶν δ' ἐκ τῆς πόλεως πλῆθος ἐκδραμόντες πολὺ παραυτὰ βασιλεῖ προσεχώρουν, οὓς ὅρκοις καταλαβὼν ὁ στρατηγὸς σπεύσας ἐπὶ τὴν πόλιν εἰσῆγε τὸ στράτευμ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44t/5/1 to 1/44t/5/5 (Schema:Book//chapter/section/line )</text:p>
          </table:table-cell>
          <table:table-cell office:value-type="string" calcext:value-type="string">
            <text:p>Joannes CINNAMUS <text:s/>Gramm. <text:s/>Hist. <text:s/>[3020]</text:p>
          </table:table-cell>
          <table:table-cell office:value-type="string" calcext:value-type="string">
            <text:p>Epitome rerum ab Joanne et Alexio Comnenis gestarum, ed. A. Meineke, <text:s/>Ioannis Cinnami epitome rerum ab Ioanne et Alexio Comnenis gestarum <text:s/>[Corpus scriptorum historiae Byzantinae. Bonn: Weber, 1836]: 3-300. <text:s/>(Cod: 63,379: Hist.) <text:s/></text:p>
          </table:table-cell>
          <table:table-cell office:value-type="string" calcext:value-type="string">
            <text:p>139/18post 12t to 139/21post 12t (Schema:Page/line )</text:p>
          </table:table-cell>
          <table:table-cell office:value-type="float" office:value="30" calcext:value-type="float">
            <text:p>30</text:p>
          </table:table-cell>
          <table:table-cell office:value-type="float" office:value="1.3" calcext:value-type="float">
            <text:p>1.3</text:p>
          </table:table-cell>
          <table:table-cell office:value-type="string" calcext:value-type="string">
            <text:p>Joannes CINNAMUS </text:p>
          </table:table-cell>
          <table:table-cell office:value-type="string" calcext:value-type="string">
            <text:p>Gramm. <text:s/>Hist. </text:p>
          </table:table-cell>
          <table:table-cell office:value-type="float" office:value="3020" calcext:value-type="float">
            <text:p>3020</text:p>
          </table:table-cell>
          <table:table-cell office:value-type="string" calcext:value-type="string">
            <text:p>3020-001</text:p>
          </table:table-cell>
        </table:table-row>
        <table:table-row table:style-name="ro1">
          <table:table-cell office:value-type="string" calcext:value-type="string">
            <text:p>τότε δὲ τρίτην ἐποιοῦντο ταύ την τὴν ἐπιβολήν, δι' ἧς νικήσαντες καὶ τὰ περὶ τὸν Ἔρυκα στρατόπεδα τῶν Καρχηδονίων ἀποκλείσαντες τῆς κατὰ θάλατταν χορηγίας τέλος ἐπέθηκαν τοῖς ὅλοις.</text:p>
          </table:table-cell>
          <table:table-cell office:value-type="string" calcext:value-type="string">
            <text:p>Οἱ δὲ Καρχηδόνιοι, παρὰ τὴν ὑπόνοιαν προσπεσόντος αὐτοῖς τοῦ πεπλευκέναι στόλῳ τοὺς Ῥωμαίους καὶ πάλιν ἀντιποιεῖσθαι τῆς θαλάττης, παραυτίκα κατήρτιζον τὰς ναῦς, καὶ πληρώσαντες σίτου καὶ τῶν ἄλλων ἐπιτηδείων ἐξέπεμπον τὸν στόλον, βουλόμενοι μηδὲν ἐλλείπειν τὰ περὶ τὸν Ἔρυκα στρατόπεδα τῶν ἀναγκαί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59t/5/1 to 1/59t/6/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60t/1/1 to 1/60t/3/1 (Schema:Book//chapter/section/line )</text:p>
          </table:table-cell>
          <table:table-cell office:value-type="float" office:value="30" calcext:value-type="float">
            <text:p>30</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Οἱ δὲ Καρχηδόνιοι, παρὰ τὴν ὑπόνοιαν προσπεσόντος αὐτοῖς τοῦ πεπλευκέναι στόλῳ τοὺς Ῥωμαίους καὶ πάλιν ἀντιποιεῖσθαι τῆς θαλάττης, παραυτίκα κατήρτιζον τὰς ναῦς, καὶ πληρώσαντες σίτου καὶ τῶν ἄλλων ἐπιτηδείων ἐξέπεμπον τὸν στόλον, βουλόμενοι μηδὲν ἐλλείπειν τὰ περὶ τὸν Ἔρυκα στρατόπεδα τῶν ἀναγκαίων.</text:p>
          </table:table-cell>
          <table:table-cell office:value-type="string" calcext:value-type="string">
            <text:p>τότε δὲ τρίτην ἐποιοῦντο ταύ την τὴν ἐπιβολήν, δι' ἧς νικήσαντες καὶ τὰ περὶ τὸν Ἔρυκα στρατόπεδα τῶν Καρχηδονίων ἀποκλείσαντες τῆς κατὰ θάλατταν χορηγίας τέλος ἐπέθηκαν τοῖς ὅλο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60t/1/1 to 1/60t/3/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59t/5/1 to 1/59t/6/1 (Schema:Book//chapter/section/line )</text:p>
          </table:table-cell>
          <table:table-cell office:value-type="float" office:value="30" calcext:value-type="float">
            <text:p>30</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ἡ δ' ἐπιστολὴ διεσάϕει τόν τε Γέσκωνα καὶ τοὺς μετ' αὐτοῦ πάντας, οὓς παρεσπόνδησαν ἐν τῷ Τύνητι, καθάπερ ἐπάνω προεῖπον, ϕυλάττειν ἐπιμελῶς, ὡς πραττόντων τινῶν ἐκ τοῦ στρατοπέδου τοῖς Καρχηδονίοις ὑπὲρ τῆς τούτων σωτηρίας.</text:p>
          </table:table-cell>
          <table:table-cell office:value-type="string" calcext:value-type="string">
            <text:p>ταῦτα δ' εἰπὼν συνεβούλευε τόν τε Γέσκωνα καὶ τοὺς μετ' αὐτοῦ συλληϕθέντας καὶ τοὺς ὕστερον γενομένους αἰχμαλώτους τῶν Καρχηδονίων αἰκισαμένους ἀποκτεῖν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79t/10/1 to 1/79t/11/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0t/4/1 to 1/80t/5/1 (Schema:Book//chapter/section/line )</text:p>
          </table:table-cell>
          <table:table-cell office:value-type="float" office:value="30" calcext:value-type="float">
            <text:p>30</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αῦτα δ' εἰπὼν συνεβούλευε τόν τε Γέσκωνα καὶ τοὺς μετ' αὐτοῦ συλληϕθέντας καὶ τοὺς ὕστερον γενομένους αἰχμαλώτους τῶν Καρχηδονίων αἰκισαμένους ἀποκτεῖναι.</text:p>
          </table:table-cell>
          <table:table-cell office:value-type="string" calcext:value-type="string">
            <text:p>ἡ δ' ἐπιστολὴ διεσάϕει τόν τε Γέσκωνα καὶ τοὺς μετ' αὐτοῦ πάντας, οὓς παρεσπόνδησαν ἐν τῷ Τύνητι, καθάπερ ἐπάνω προεῖπον, ϕυλάττειν ἐπιμελῶς, ὡς πραττόντων τινῶν ἐκ τοῦ στρατοπέδου τοῖς Καρχηδονίοις ὑπὲρ τῆς τούτων σωτηρί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0t/4/1 to 1/80t/5/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79t/10/1 to 1/79t/11/1 (Schema:Book//chapter/section/line )</text:p>
          </table:table-cell>
          <table:table-cell office:value-type="float" office:value="30" calcext:value-type="float">
            <text:p>30</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ούτων δὲ συμβαινόντων οἱ μὲν περὶ τὸν Μάθω καὶ Σπένδιον ἐπαρθέντες τοῖς συμβεβηκόσιν πολιορκεῖν ἐνεχείρησαν αὐτὴν τὴν Καρχηδόνα.</text:p>
          </table:table-cell>
          <table:table-cell office:value-type="string" calcext:value-type="string">
            <text:p>διόπερ Ἀμίλκας ἔχων τοῦτόν τε καὶ Ναραύαν ἐπῄει τὴν χώραν, διακλείων τὰς χορηγίας τοῖς περὶ τὸν Μάθω καὶ Σπένδιον, μεγίστην αὐτῷ παρεχομένου χρείαν περί τε ταῦτα καὶ τἄλλα Ναραύα τοῦ Νομάδο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2t/11/1 to 1/82t/12/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2t/13/1 to 1/82t/13/5 (Schema:Book//chapter/section/line )</text:p>
          </table:table-cell>
          <table:table-cell office:value-type="float" office:value="30" calcext:value-type="float">
            <text:p>30</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διόπερ Ἀμίλκας ἔχων τοῦτόν τε καὶ Ναραύαν ἐπῄει τὴν χώραν, διακλείων τὰς χορηγίας τοῖς περὶ τὸν Μάθω καὶ Σπένδιον, μεγίστην αὐτῷ παρεχομένου χρείαν περί τε ταῦτα καὶ τἄλλα Ναραύα τοῦ Νομάδος.</text:p>
          </table:table-cell>
          <table:table-cell office:value-type="string" calcext:value-type="string">
            <text:p>τούτων δὲ συμβαινόντων οἱ μὲν περὶ τὸν Μάθω καὶ Σπένδιον ἐπαρθέντες τοῖς συμβεβηκόσιν πολιορκεῖν ἐνεχείρησαν αὐτὴν τὴν Καρχηδόν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2t/13/1 to 1/82t/13/5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2t/11/1 to 1/82t/12/1 (Schema:Book//chapter/section/line )</text:p>
          </table:table-cell>
          <table:table-cell office:value-type="float" office:value="30" calcext:value-type="float">
            <text:p>30</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ὰ μὲν οὖν περὶ τὰς ὑπαίθρους δυνάμεις ἐν τούτοις ἦν.</text:p>
          </table:table-cell>
          <table:table-cell office:value-type="string" calcext:value-type="string">
            <text:p>Τὰ μὲν οὖν περὶ τὰς συμϕωνίας καὶ τὰς ἐμμελείας τῶν κατὰ τὸ ἀπόψαλμα κειμένων ϕθόγγων θεωρούμενα μέχρι τοσούτων ἡμῖν ὑποτετυπώσθω, συνεκλαμβανομένων τοῖς συμϕώνοις καὶ τῶν ὁμοϕωνιῶ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2t/14/1 to 1/83t/1/1 (Schema:Book//chapter/section/line )</text:p>
          </table:table-cell>
          <table:table-cell office:value-type="string" calcext:value-type="string">
            <text:p>Claudius PTOLEMAEUS <text:s/>Math. <text:s/>[0363]</text:p>
          </table:table-cell>
          <table:table-cell office:value-type="string" calcext:value-type="string">
            <text:p>Harmonica, ed. I. Düring, Die Harmonielehre des Klaudios <text:s/>Ptolemaios [Göteborgs Högskolas Årsskrift 36. <text:s/>Göteborg: Elanders, 1930]: 2-111. <text:s/>(Cod: 29,753: Mus.) <text:s/></text:p>
          </table:table-cell>
          <table:table-cell office:value-type="string" calcext:value-type="string">
            <text:p>3/2T2/3T/2T1 to 3/2T2/3T/4T1 (Schema:Chapter/section/line )</text:p>
          </table:table-cell>
          <table:table-cell office:value-type="float" office:value="30" calcext:value-type="float">
            <text:p>30</text:p>
          </table:table-cell>
          <table:table-cell office:value-type="float" office:value="200" calcext:value-type="float">
            <text:p>200</text:p>
          </table:table-cell>
          <table:table-cell office:value-type="string" calcext:value-type="string">
            <text:p>Claudius PTOLEMAEUS </text:p>
          </table:table-cell>
          <table:table-cell office:value-type="string" calcext:value-type="string">
            <text:p>Math. </text:p>
          </table:table-cell>
          <table:table-cell office:value-type="float" office:value="363" calcext:value-type="float">
            <text:p>363</text:p>
          </table:table-cell>
          <table:table-cell office:value-type="string" calcext:value-type="string">
            <text:p>0363-010</text:p>
          </table:table-cell>
        </table:table-row>
        <table:table-row table:style-name="ro1">
          <table:table-cell office:value-type="string" calcext:value-type="string">
            <text:p>αὕτη δ' ἔστιν συνεχὴς μὲν τοῖς ἀϕ' ὧν Τίμαιος ἀπέλιπεν, πίπτει δὲ κατὰ τὴν ἐνάτην καὶ εἰκοστὴν πρὸς ταῖς ἑκατὸν ὀλυμπιάδα.</text:p>
          </table:table-cell>
          <table:table-cell office:value-type="string" calcext:value-type="string">
            <text:p>“ Ἤκμαζε δὲ κατὰ τὴν ἐνάτην καὶ ἑξηκοστὴν Ὀλυμπιάδα (FGrH 244 F 341).</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5t/1/2 to 1/5t/2/1 (Schema:Book//chapter/section/line )</text:p>
          </table:table-cell>
          <table:table-cell office:value-type="string" calcext:value-type="string">
            <text:p>DIOGENES LAERTIUS <text:s/>Biogr. <text:s/>[0004]</text:p>
          </table:table-cell>
          <table:table-cell office:value-type="string" calcext:value-type="string">
            <text:p>Vitae philosophorum, ed. H.S. Long, Diogenis Laertii vitae <text:s/>philosophorum, 2 vols. Oxford: Clarendon Press, 1964 (repr. 1966): <text:s/>1:1-246 2:247-565. <text:s/>(Cod: 114,802: Biogr., Doxogr.) <text:s/></text:p>
          </table:table-cell>
          <table:table-cell office:value-type="string" calcext:value-type="string">
            <text:p>9/23t21-23/5t to 9/23t21-23/7t (Schema:Book//section/line )</text:p>
          </table:table-cell>
          <table:table-cell office:value-type="float" office:value="31" calcext:value-type="float">
            <text:p>31</text:p>
          </table:table-cell>
          <table:table-cell office:value-type="float" office:value="300" calcext:value-type="float">
            <text:p>300</text:p>
          </table:table-cell>
          <table:table-cell office:value-type="string" calcext:value-type="string">
            <text:p>DIOGENES LAERTIUS </text:p>
          </table:table-cell>
          <table:table-cell office:value-type="string" calcext:value-type="string">
            <text:p>Biogr. </text:p>
          </table:table-cell>
          <table:table-cell office:value-type="float" office:value="4" calcext:value-type="float">
            <text:p>4</text:p>
          </table:table-cell>
          <table:table-cell office:value-type="string" calcext:value-type="string">
            <text:p>0004-001</text:p>
          </table:table-cell>
        </table:table-row>
        <table:table-row table:style-name="ro1">
          <table:table-cell office:value-type="string" calcext:value-type="string">
            <text:p>τέλος δὲ κυκλώσαντες τοὺς πολεμίους ὅσον οὔπω διασπῶντας τὸν χάρακα, τοὺς μὲν αὐτῶν διέϕθειραν, τοὺς δὲ λοιποὺς ἐπικείμενοι καὶ ϕονεύοντες συνεδίωξαν εἰς τὴν πόλιν.</text:p>
          </table:table-cell>
          <table:table-cell office:value-type="string" calcext:value-type="string">
            <text:p>οἳ καὶ συμπεσόντες τοῖς περὶ τὸν Γάιον ἐν αὐτῇ μὲν τῇ πρώτῃ συμπλοκῇ σχεδὸν τοὺς ἡμίσεις αὐτῶν διέϕθειραν, τοὺς δὲ λοιποὺς εἴς τινα λόϕον συνδιώξαντες τῇ κατὰ πόδας ἡμέρᾳ πάντας ἔλαβον ὑποχειρί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7t/13/1 to 1/17t/13/4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6t/5,8/1 to 3/86t/6,8/1 (Schema:Book//chapter/section/line )</text:p>
          </table:table-cell>
          <table:table-cell office:value-type="float" office:value="31" calcext:value-type="float">
            <text:p>31</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ἐπιγενομένης δὲ τῆς νυκτός, καὶ διὰ τὴν ἐκ τῶν κατορθωμάτων χαρὰν καὶ διὰ τὸν κόπον ῥᾳθυμότερον ταῖς ϕυλακαῖς αὐτῶν χρησαμένων, ἀπελπίσας Ἀννίβας τὰ πράγματα καὶ νομίσας ἔχειν εὐϕυῆ καιρὸν πρὸς σωτηρίαν διὰ τὰς προειρημένας αἰτίας, ὥρμησε περὶ μέσας νύκτας ἐκ τῆς πόλεως, ἔχων τὰς ξενικὰς δυνάμεις.</text:p>
          </table:table-cell>
          <table:table-cell office:value-type="string" calcext:value-type="string">
            <text:p>διὸ καὶ νομίσας ἔχειν εὐϕυῆ καιρὸν πρὸς ἔντευξιν αὐτῷ καὶ σύστασιν, ἧκεν εἰς τὴν στρατοπεδείαν ἔχων περὶ αὑτὸν Νομάδας εἰς ἑκατ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9t/12/1 to 1/19t/13/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78t/2/1 to 1/78t/3/1 (Schema:Book//chapter/section/line )</text:p>
          </table:table-cell>
          <table:table-cell office:value-type="float" office:value="31" calcext:value-type="float">
            <text:p>31</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ῶν δὲ πολεμίων οὐκ ἀντ εξιόντων, πάλιν ἐντεῦθεν ἐποιήσαντο τὴν ὁρμὴν ἐπὶ πόλιν Ἱππάναν, καὶ ταύτην μὲν ἐξ ἐϕόδου κατὰ κράτος ἔλαβον, εἷλον δὲ καὶ τὸ Μυττίστρατον, πολλοὺς χρόνους ὑπομεμενηκὸς τὴν πολιορκίαν διὰ τὴν ὀχυρότητα τοῦ τόπου.</text:p>
          </table:table-cell>
          <table:table-cell office:value-type="string" calcext:value-type="string">
            <text:p>ἀπογνόντος δὲ αὐτοῦ τὴν εἰς τὸ τέλος πολιορκίαν διὰ τὴν ὀχυρότητα τοῦ τόπου καὶ μέλλοντος ἀναχωρεῖν, ϕασὶν εἴσω τῶν τειχῶν οὖσάν τινα παρθένον ἐρασθῆναι τοῦ Ἀχιλλέως καὶ λαβοῦσαν μῆλον εἰς τοῦτο ἐπιγράψαι καὶ ῥῖψαι εἰς μέσον τῶν Ἀχαιῶ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24t/10/3 to 1/24t/12/1 (Schema:Book//chapter/section/line )</text:p>
          </table:table-cell>
          <table:table-cell office:value-type="string" calcext:value-type="string">
            <text:p>DEMETRIUS <text:s/>Gramm. <text:s/>[1756]</text:p>
          </table:table-cell>
          <table:table-cell office:value-type="string" calcext:value-type="string">
            <text:p>Fragmenta, ed. R. Gaede, Demetrii Scepsii quae supersunt <text:s/>[Diss. Greifswald (1880)]: 17-36, 38-52, 54-59. <text:s/>frr. 1-75. <text:s/>(Q: 5,382: Gramm.) <text:s/></text:p>
          </table:table-cell>
          <table:table-cell office:value-type="string" calcext:value-type="string">
            <text:p>32a/4 to 32a/8 (Schema:Fragment/line )</text:p>
          </table:table-cell>
          <table:table-cell office:value-type="float" office:value="31" calcext:value-type="float">
            <text:p>31</text:p>
          </table:table-cell>
          <table:table-cell office:value-type="float" office:value="-101" calcext:value-type="float">
            <text:p>-101</text:p>
          </table:table-cell>
          <table:table-cell office:value-type="string" calcext:value-type="string">
            <text:p>DEMETRIUS </text:p>
          </table:table-cell>
          <table:table-cell office:value-type="string" calcext:value-type="string">
            <text:p>Gramm. </text:p>
          </table:table-cell>
          <table:table-cell office:value-type="float" office:value="1756" calcext:value-type="float">
            <text:p>1756</text:p>
          </table:table-cell>
          <table:table-cell office:value-type="string" calcext:value-type="string">
            <text:p>1756-001</text:p>
          </table:table-cell>
        </table:table-row>
        <table:table-row table:style-name="ro1">
          <table:table-cell office:value-type="string" calcext:value-type="string">
            <text:p>τῶν δὲ πολεμίων οὐκ ἀντ εξιόντων, πάλιν ἐντεῦθεν ἐποιήσαντο τὴν ὁρμὴν ἐπὶ πόλιν Ἱππάναν, καὶ ταύτην μὲν ἐξ ἐϕόδου κατὰ κράτος ἔλαβον, εἷλον δὲ καὶ τὸ Μυττίστρατον, πολλοὺς χρόνους ὑπομεμενηκὸς τὴν πολιορκίαν διὰ τὴν ὀχυρότητα τοῦ τόπου.</text:p>
          </table:table-cell>
          <table:table-cell office:value-type="string" calcext:value-type="string">
            <text:p>ἀπογνόν τος δὲ αὐτοῦ τὴν εἰς τὸ τέλος πολιορκίαν διὰ τὴν ὀχυρότητα τοῦ τόπου καὶ μέλλοντος ἀναχωρεῖν, ϕασὶν εἴσω τῶν τειχῶν οὖσάν τινα παρθένον ἐρασθῆναι τοῦ Ἀχιλλέως καὶ λαβοῦσαν μῆλον εἰς τοῦτο ἐπιγράψαι καὶ ῥῖψαι εἰς μέσον τῶν Ἀχαιῶ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24t/10/3 to 1/24t/12/1 (Schema:Book//chapter/section/line )</text:p>
          </table:table-cell>
          <table:table-cell office:value-type="string" calcext:value-type="string">
            <text:p>DEMETRIUS <text:s/>Hist. <text:s/>Phil. <text:s/>[0624]</text:p>
          </table:table-cell>
          <table:table-cell office:value-type="string" calcext:value-type="string">
            <text:p>Fragmenta, ed. F. Wehrli, Demetrios von Phaleron [Die Schule <text:s/>des Aristoteles, vol. 4, 2nd edn. Basel: Schwabe, 1968]: 21-44. <text:s/>Scripta: frr. 74-76. <text:s/>Περὶ τύχης: frr. 79, 81. <text:s/>Περὶ γήρως: frr. 82-83. <text:s/>Περὶ εἰρήνης: fr. 89. <text:s/>Σωκράτης: frr. 91-93, 95-97. <text:s/>Περὶ ὀνείρων: fr. 99. <text:s/>Apophthegmata: frr. 115-122.7. <text:s/>Στρατηγικῶν: frr. 123-124. <text:s/>Περὶ τῆς δεκαετίας. Περὶ τῆς πολιτείας. Ἀθηναίων καταδρομή: <text:s/>frr. 132-134, 136, 138a-138b. <text:s/>Περὶ τῆς Ἀθήνησι νομοθεσίας. Περὶ τῶν Ἀθήνησι πολιτειῶν: <text:s/>frr. 139-141b, 143-147. <text:s/>Ἀρχόντων ἀναγραϕή: frr. 149-150.2, 152-154. <text:s/>Historica incertae sedis: fr. 155. <text:s/>Περὶ ῥητορικῆς: frr. 156-159, 161-166, 169-173. <text:s/>Δημηγοριῶν συναγωγή. Πρεσβειῶν συναγωγή: frr. 183-184. <text:s/>Περὶ Ἰλιάδος. Περὶ Ὀδυσσείας. Ὁμηρικός: frr. 190-193. <text:s/>De Platone: fr. 195. <text:s/>Apophthegmata (Dub. et Sp.): fr. 198. <text:s/>Judaica (Dub. et Sp.): fr. 201. <text:s/>Rhetorica (Dub. et Sp.): frr. 205-206. <text:s/>Posthomerica (Dub. et Sp.): fr. 207. <text:s/>Commentarium in Nicandri Theriaca (Dub. et Sp.): fr. 208. <text:s/>(Pap: 4,749: Comm., Gnom., Phil., Rhet.) <text:s/></text:p>
          </table:table-cell>
          <table:table-cell office:value-type="string" calcext:value-type="string">
            <text:p>207,1/3 to 207,1/7 (Schema:Fragment/line )</text:p>
          </table:table-cell>
          <table:table-cell office:value-type="float" office:value="31" calcext:value-type="float">
            <text:p>31</text:p>
          </table:table-cell>
          <table:table-cell office:value-type="float" office:value="-201" calcext:value-type="float">
            <text:p>-201</text:p>
          </table:table-cell>
          <table:table-cell office:value-type="string" calcext:value-type="string">
            <text:p>DEMETRIUS </text:p>
          </table:table-cell>
          <table:table-cell office:value-type="string" calcext:value-type="string">
            <text:p>Hist. <text:s/>Phil. </text:p>
          </table:table-cell>
          <table:table-cell office:value-type="float" office:value="624" calcext:value-type="float">
            <text:p>624</text:p>
          </table:table-cell>
          <table:table-cell office:value-type="string" calcext:value-type="string">
            <text:p>0624-001</text:p>
          </table:table-cell>
        </table:table-row>
        <table:table-row table:style-name="ro1">
          <table:table-cell office:value-type="string" calcext:value-type="string">
            <text:p>ὁ δὲ Μάρκος ὁρῶν τοὺς Καρχηδονίους καὶ κατὰ γῆν καὶ κατὰ θάλατταν ἐσϕαλμένους καὶ νομίζων ὅσον οὔπω κρατήσειν τῆς πόλεως, ἀγωνιῶν δὲ μὴ συμβῇ τὸν ἐπιπαραγινόμενον στρατηγὸν ἐκ τῆς Ῥώμης ϕθάσαντα τὴν ἐπιγραϕὴν τῶν πραγμάτων λαβεῖν, προυκαλεῖτο τοὺς Καρχηδονίους εἰς διαλύσεις.</text:p>
          </table:table-cell>
          <table:table-cell office:value-type="string" calcext:value-type="string">
            <text:p>ὃς τότε διελθὼν τὰ κατὰ Περραιβίαν στενὰ καὶ παραγενόμενος πλησίον τῆς Πύδνης τὴν μὲν πόλιν περιεχαράκωσεν ἐκ θαλάττης εἰς θάλατταν, παρὰ δὲ τῶν συμμαχεῖν βουλομένων μετεπέμπετο ναῦς καὶ βέλη παντοδαπὰ καὶ μηχανάς, διανοούμενος πολιορκεῖν τοὺς μετ' Ὀλυμπιάδος καὶ κατὰ γῆν καὶ κατὰ θάλασσ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1t/4/1 to 1/31t/5/1 (Schema:Book//chapter/section/line )</text:p>
          </table:table-cell>
          <table:table-cell office:value-type="string" calcext:value-type="string">
            <text:p>DIODORUS SICULUS <text:s/>Hist. <text:s/>[0060]</text:p>
          </table:table-cell>
          <table:table-cell office:value-type="string" calcext:value-type="string">
            <text:p>Bibliotheca historica (lib. 1-20), ed. F. Vogel and K.T. Fischer (post <text:s/>I. Bekker &amp; L. Dindorf), Diodori bibliotheca historica, 5 vols., 3rd <text:s/>edn. Leipzig: Teubner, 1:1888 2:1890 3:1893 4-5:1906 (repr. Stuttgart: <text:s/>1964): 1:1-533 2:1-461 3:1-497 4:1-426 <text:s/>5:1-336. <text:s/>*Lib. 1-4: vol. 1, ed. Vogel. <text:s/>*Lib. 5-12: vol. 2, ed. Vogel. <text:s/>*Lib. 13-15: vol. 3, ed. Vogel. <text:s/>*Lib. 16-18: vol. 4, ed. Fischer. <text:s/>*Lib. 19-20: vol. 5, ed. Fischer. <text:s/>(Cod: 419,934: Hist.) <text:s/></text:p>
          </table:table-cell>
          <table:table-cell office:value-type="string" calcext:value-type="string">
            <text:p>19(?)/36t/1t/1t to 19(?)/36t/2t/1t (Schema:Book//chapter/section/line )</text:p>
          </table:table-cell>
          <table:table-cell office:value-type="float" office:value="31" calcext:value-type="float">
            <text:p>31</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1</text:p>
          </table:table-cell>
        </table:table-row>
        <table:table-row table:style-name="ro1">
          <table:table-cell office:value-type="string" calcext:value-type="string">
            <text:p>ὁ δὲ Μάρκος ὁρῶν τοὺς Καρχηδονίους καὶ κατὰ γῆν καὶ κατὰ θάλατταν ἐσϕαλμένους καὶ νομίζων ὅσον οὔπω κρατήσειν τῆς πόλεως, ἀγωνιῶν δὲ μὴ συμβῇ τὸν ἐπιπαραγινόμενον στρατηγὸν ἐκ τῆς Ῥώμης ϕθάσαντα τὴν ἐπιγραϕὴν τῶν πραγμάτων λαβεῖν, προυκαλεῖτο τοὺς Καρχηδονίους εἰς διαλύσεις.</text:p>
          </table:table-cell>
          <table:table-cell office:value-type="string" calcext:value-type="string">
            <text:p>Φροντιζέτω δὲ περί τε ἀγορᾶς καὶ τῆς τῶν ἐμπόρων καὶ κατὰ γῆν καὶ κατὰ θάλατταν παραπομπῆς, ἵν' ἀκινδύνου τῆς παρουσίας σϕίσιν οὔσης ἀόκνως παρακομίζωσι τὸν εἰς τὰ ἐπιτήδεια ϕόρτ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1t/4/1 to 1/31t/5/1 (Schema:Book//chapter/section/line )</text:p>
          </table:table-cell>
          <table:table-cell office:value-type="string" calcext:value-type="string">
            <text:p>ONASANDER <text:s/>Tact. <text:s/>[0648]</text:p>
          </table:table-cell>
          <table:table-cell office:value-type="string" calcext:value-type="string">
            <text:p>Strategicus, ed. W.A. Oldfather, A.S. Pease and J.B. Titchener, <text:s/>Aeneas Tacticus, Asclepiodotus, Onasander. Cambridge, Mass.: Harvard <text:s/>University Press, 1923 (repr. 1962): 368-526. <text:s/>(Cod: 12,575: Tact.) <text:s/></text:p>
          </table:table-cell>
          <table:table-cell office:value-type="string" calcext:value-type="string">
            <text:p>6P/14T/1 to 6P/14T/5 (Schema:Chapter/section/line )</text:p>
          </table:table-cell>
          <table:table-cell office:value-type="float" office:value="31" calcext:value-type="float">
            <text:p>31</text:p>
          </table:table-cell>
          <table:table-cell office:value-type="float" office:value="100" calcext:value-type="float">
            <text:p>100</text:p>
          </table:table-cell>
          <table:table-cell office:value-type="string" calcext:value-type="string">
            <text:p>ONASANDER </text:p>
          </table:table-cell>
          <table:table-cell office:value-type="string" calcext:value-type="string">
            <text:p>Tact. </text:p>
          </table:table-cell>
          <table:table-cell office:value-type="float" office:value="648" calcext:value-type="float">
            <text:p>648</text:p>
          </table:table-cell>
          <table:table-cell office:value-type="string" calcext:value-type="string">
            <text:p>0648-001</text:p>
          </table:table-cell>
        </table:table-row>
        <table:table-row table:style-name="ro1">
          <table:table-cell office:value-type="string" calcext:value-type="string">
            <text:p>καὶ συμπεσὼν ἐκ πλαγίου κατὰ κέρας τεταραγμένοις τοῖς πολεμίοις ἀκεραίους ἔχων καὶ συντεταγμένους τροπὴν ἐποίει τῶν ὑπεναντίων ἰσχυρὰν καὶ πολλοὺς μὲν αὐτῶν ἀπέκτεινεν, τοὺς δὲ λοιποὺς ἠνάγκασε ϕεύγειν προτροπάδην.</text:p>
          </table:table-cell>
          <table:table-cell office:value-type="string" calcext:value-type="string">
            <text:p>καὶ κατα μαθὼν ἀπολελειμμένους τοὺς ἀπὸ τοῦ στόλου τῶν Ῥωμαίων, ῥᾳθύμως καὶ κατατεθαρρηκότως ἀναστρεϕομένους διὰ τὸ προτέρημα τῶν πεζικῶν στρατοπέδων, παραλαβὼν ἀπὸ τῆς ἑαυτοῦ δυνάμεως πεζοὺς μὲν εἰς ὀκτακισχιλίους (ἱππεῖς δὲ περὶ χιλίους), καὶ καταλαβὼν ἐσκεδασμένους κατὰ τῆς χώρας τοὺς ἀπὸ τῶν πλοίων, πολλοὺς μὲν αὐτῶν ἀπέκτεινεν, τοὺς δὲ λοιποὺς ἠνάγκασε ϕυγεῖν ἐπὶ τὰς ναῦ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40t/14/3 to 1/40t/15/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6t/9,8/1 to 3/76t/11,8/1 (Schema:Book//chapter/section/line )</text:p>
          </table:table-cell>
          <table:table-cell office:value-type="float" office:value="31" calcext:value-type="float">
            <text:p>31</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οὐ μὴν ἀλλ' ὅ γε στρατηγὸς αὐτῶν Ἰμίλ κων οὐδὲν παρέλειπε τῶν δυνατῶν, ἀλλὰ τὰ μὲν ἀντοικοδομῶν, τὰ δ' ἀντιμεταλλεύων οὐ τὴν τυχοῦσαν ἀπορίαν παρεῖχε τοῖς ὑπεναντίοις.</text:p>
          </table:table-cell>
          <table:table-cell office:value-type="string" calcext:value-type="string">
            <text:p>οὐ μὴν &lt;ἀλλ'&gt; ὅ γε δῆμος κατὰ τὴν τοῦ Τίτου προαίρεσιν ἐπεκύρωσε τὰς διαλύσε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42t/12/1 to 1/42t/13/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33/7t to 233/8t (Schema:Page/line )</text:p>
          </table:table-cell>
          <table:table-cell office:value-type="float" office:value="31" calcext:value-type="float">
            <text:p>31</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Κατὰ δὲ τοὺς καιροὺς τούτους τῶν ἡγεμόνων τινὲς τῶν τὰς μεγίστας χώρας ἐχόντων ἐν τοῖς μισθοϕόροις συλλαλήσαντες ἑαυτοῖς ὑπὲρ τοῦ τὴν πόλιν ἐνδοῦναι τοῖς Ῥωμαίοις καὶ πεπεισμένοι πειθαρχήσειν σϕίσι τοὺς ὑποτεταγμένους, ἐξεπήδησαν νυκτὸς ἐκ τῆς πόλεως ἐπὶ τὸ στρατόπεδον καὶ διελέγοντο τῷ τῶν Ῥωμαίων στρατηγῷ περὶ τούτων.</text:p>
          </table:table-cell>
          <table:table-cell office:value-type="string" calcext:value-type="string">
            <text:p>Κατὰ δὲ τοὺς καιροὺς τούτους συνθεωρῶν ὁ Κλεομένης τὰς μὲν δυνάμεις διαϕειμένας, τὸν δ' Ἀντίγονον μετὰ τῶν μισθοϕόρων ἐν Αἰγίῳ διατρίβοντα καὶ τριῶν ἡμερῶν ὁδὸν ἀϕεστῶτα τῆς Μεγάλης πόλεως, τὴν δὲ πόλιν ταύτην εἰδὼς δυσϕύλακτον οὖσαν διὰ τὸ μέγεθος καὶ τὴν ἐρημίαν, τότε δὲ καὶ ῥᾳθύμως τηρουμένην διὰ τὴν Ἀντιγόνου παρουσίαν, τὸ δὲ μέγιστον, ἀπολωλότας τοὺς πλείστους τῶν ἐν ταῖς ἡλικίαις ἔν τε τῇ περὶ τὸ Λύκαιον καὶ μετὰ ταῦτα τῇ περὶ Λαδόκεια μάχῃ, λαβὼν συνεργούς τινας τῶν ἐκ Μεσσήνης ϕυγάδων, οἳ διατρίβοντες ἐτύγχανον ἐν τῇ Μεγάλῃ πόλει, παρεισῆλθε διὰ τούτων λάθρᾳ νυκτὸς ἐντὸς τῶν τειχῶ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43t/1/1 to 1/43t/2/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2/55t/1/1 to 2/55t/4/1 (Schema:Book//chapter/section/line )</text:p>
          </table:table-cell>
          <table:table-cell office:value-type="float" office:value="31" calcext:value-type="float">
            <text:p>31</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Κατὰ δὲ τοὺς αὐτοὺς καιροὺς Ἀτάρβας μὲν ἄνδρας τοὺς ἐν τῇ ναυμαχίᾳ ληϕθέντας καὶ τὰς αἰχμαλώτους νῆας ἐξαπέστειλεν εἰς τὴν Καρχηδόνα, Καρθάλωνα δὲ τὸν συνάρχοντα δοὺς τριάκοντα ναῦς ἐξέπεμψε πρὸς αἷς ἔχων αὐτὸς ἑβδομήκοντα κατέπλευσεν, προστάξας ἄϕνω προσπεσόντα ταῖς ὁρμούσαις παρὰ τὸ Λιλύβαιον τῶν πολεμίων ναυσίν, ὧν μὲν ἂν δυνατὸς ᾖ κυριεῦσαι, ταῖς δὲ λοιπαῖς πῦρ ἐμβαλεῖν.</text:p>
          </table:table-cell>
          <table:table-cell office:value-type="string" calcext:value-type="string">
            <text:p>Κατὰ δὲ τοὺς αὐτοὺς καιροὺς οἱ τὰς ὑπάτους ἀρχὰς ἔχοντες παραγγέλλουσι τοῖς ἄρχουσι τοῖς ἀπὸ τῶν συμμαχίδων πόλεων τῶν ἐκ τῆς Ἰταλίας, ἐξ ὧν ἂν βούλωνται συστρατεύειν τοὺς συμμάχους, διασαϕοῦντες τὸ πλῆθος καὶ τὴν ἡμέραν καὶ τὸν τόπον, εἰς ὃν δεήσει παρεῖναι τοὺς κεκριμέν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53t/1/1 to 1/53t/4/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6/21a/4t/1 to 6/21a/5t/1 (Schema:Book//chapter/section/line )</text:p>
          </table:table-cell>
          <table:table-cell office:value-type="float" office:value="31" calcext:value-type="float">
            <text:p>31</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καὶ τὸ λοιπὸν ἐπολέμουν ἤδη ϕανερῶς πρὸς τοὺς Καρχηδονίους, συνωμοσίας ἀσεβεῖς καὶ παρὰ τὰ κοινὰ τῶν ἀνθρώπων ἔθη ποιησάμενοι.</text:p>
          </table:table-cell>
          <table:table-cell office:value-type="string" calcext:value-type="string">
            <text:p>παραγενόμενος δὲ πρὸς τὸ περὶ Δωδώνην ἱερὸν τάς τε στοὰς ἐνέπρησε καὶ πολλὰ τῶν ἀναθημάτων διέϕθειρε, κατέσκαψε δὲ καὶ τὴν ἱερὰν οἰκίαν, ὥστε μήτ' εἰρήνης ὅρον μήτε πολέμου πρὸς Αἰτωλοὺς ὑπάρχειν, ἀλλ' ἐν ἀμϕοτέραις ταῖς περιστάσεσι παρὰ τὰ κοινὰ τῶν ἀνθρώπων ἔθη καὶ νόμιμα χρῆσθαι ταῖς ἐπιβολαῖ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70t/6/1 to 1/70t/6/3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4/67t/3,8/1 to 4/67t/4,8/4 (Schema:Book//chapter/section/line )</text:p>
          </table:table-cell>
          <table:table-cell office:value-type="float" office:value="31" calcext:value-type="float">
            <text:p>31</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καὶ τοιαύτην παρεσκεύασαν εὐπορίαν τοῖς περὶ τὸν Μάθω καὶ Σπένδιον ὥστε μὴ μόνον διαλῦσαι τὰ προσοϕειλόμενα τῶν ὀψωνίων τοῖς μισθοϕόροις κατὰ τὰς ἐπαγγελίας, ἃς ἐποιήσαντο πρὸς τὴν ἀπόστασιν, ἀλλὰ καὶ πρὸς τὸ συνεχὲς εὐπορῆσαι χορηγίας.</text:p>
          </table:table-cell>
          <table:table-cell office:value-type="string" calcext:value-type="string">
            <text:p>διόπερ Ἀμίλκας ἔχων τοῦτόν τε καὶ Ναραύαν ἐπῄει τὴν χώραν, διακλείων τὰς χορηγίας τοῖς περὶ τὸν Μάθω καὶ Σπένδιον, μεγίστην αὐτῷ παρεχομένου χρείαν περί τε ταῦτα καὶ τἄλλα Ναραύα τοῦ Νομάδο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72t/6/1 to 1/72t/7/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2t/13/1 to 1/82t/13/5 (Schema:Book//chapter/section/line )</text:p>
          </table:table-cell>
          <table:table-cell office:value-type="float" office:value="31" calcext:value-type="float">
            <text:p>31</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διὸ καὶ νομίσας ἔχειν εὐϕυῆ καιρὸν πρὸς ἔντευξιν αὐτῷ καὶ σύστασιν, ἧκεν εἰς τὴν στρατοπεδείαν ἔχων περὶ αὑτὸν Νομάδας εἰς ἑκατόν.</text:p>
          </table:table-cell>
          <table:table-cell office:value-type="string" calcext:value-type="string">
            <text:p>ἐπιγενομένης δὲ τῆς νυκτός, καὶ διὰ τὴν ἐκ τῶν κατορθωμάτων χαρὰν καὶ διὰ τὸν κόπον ῥᾳθυμότερον ταῖς ϕυλακαῖς αὐτῶν χρησαμένων, ἀπελπίσας Ἀννίβας τὰ πράγματα καὶ νομίσας ἔχειν εὐϕυῆ καιρὸν πρὸς σωτηρίαν διὰ τὰς προειρημένας αἰτίας, ὥρμησε περὶ μέσας νύκτας ἐκ τῆς πόλεως, ἔχων τὰς ξενικὰς δυνάμε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78t/2/1 to 1/78t/3/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9t/12/1 to 1/19t/13/1 (Schema:Book//chapter/section/line )</text:p>
          </table:table-cell>
          <table:table-cell office:value-type="float" office:value="31" calcext:value-type="float">
            <text:p>31</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Κατὰ δὲ τοὺς αὐτοὺς καιροὺς οἱ τὴν Σαρδόνα [τὴν νῆσον] παραϕυλάττοντες τῶν μισθοϕόρων, ζηλώσαντες τοὺς περὶ τὸν Μάθω καὶ Σπένδιον, ἐπιτίθενται τοῖς ἐν τῇ νήσῳ Καρχηδονίοις.</text:p>
          </table:table-cell>
          <table:table-cell office:value-type="string" calcext:value-type="string">
            <text:p>Κατὰ δὲ τοὺς αὐτοὺς καιροὺς Λυκοῦργος μὲν εἰς τὴν Μεσσηνίαν ἐξεστρατεύκει, Δωρίμαχος δὲ τοὺς ἡμίσεις ἔχων Αἰτωλῶν εἰς Θετταλίαν ἐπεποίητο τὴν ὁρμήν, ἀμϕότεροι πεπεισμένοι τὸν Φίλιππον ἀποσπάσειν τῆς τῶν Παλαιέων πολιορκί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79t/1/1 to 1/79t/2/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5/5t/1,8/1 to 5/5t/2,8/1 (Schema:Book//chapter/section/line )</text:p>
          </table:table-cell>
          <table:table-cell office:value-type="float" office:value="31" calcext:value-type="float">
            <text:p>31</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ἡ δ' ἐπιστολὴ διεσάϕει τόν τε Γέσκωνα καὶ τοὺς μετ' αὐτοῦ πάντας, οὓς παρεσπόνδησαν ἐν τῷ Τύνητι, καθάπερ ἐπάνω προεῖπον, ϕυλάττειν ἐπιμελῶς, ὡς πραττόντων τινῶν ἐκ τοῦ στρατοπέδου τοῖς Καρχηδονίοις ὑπὲρ τῆς τούτων σωτηρίας.</text:p>
          </table:table-cell>
          <table:table-cell office:value-type="string" calcext:value-type="string">
            <text:p>μετὰ δὲ ταῦτα πρὸς ἁρπαγὴν τῶν στρατιωτῶν τραπέντων ἐπεξελθόντες ἐκ τῆς πόλεως ἐπέθεντο τοῖς ἀτάκτως διαρπάζουσι τὰς ἐπὶ τῆς χώρας κτήσεις καὶ τόν τε Ἀμύνταν ἀπέκτειναν καὶ τοὺς μετ' αὐτοῦ πάντας ἄρδην ἀνεῖλ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79t/10/1 to 1/79t/11/1 (Schema:Book//chapter/section/line )</text:p>
          </table:table-cell>
          <table:table-cell office:value-type="string" calcext:value-type="string">
            <text:p>DIODORUS SICULUS <text:s/>Hist. <text:s/>[0060]</text:p>
          </table:table-cell>
          <table:table-cell office:value-type="string" calcext:value-type="string">
            <text:p>Bibliotheca historica (lib. 1-20), ed. F. Vogel and K.T. Fischer (post <text:s/>I. Bekker &amp; L. Dindorf), Diodori bibliotheca historica, 5 vols., 3rd <text:s/>edn. Leipzig: Teubner, 1:1888 2:1890 3:1893 4-5:1906 (repr. Stuttgart: <text:s/>1964): 1:1-533 2:1-461 3:1-497 4:1-426 <text:s/>5:1-336. <text:s/>*Lib. 1-4: vol. 1, ed. Vogel. <text:s/>*Lib. 5-12: vol. 2, ed. Vogel. <text:s/>*Lib. 13-15: vol. 3, ed. Vogel. <text:s/>*Lib. 16-18: vol. 4, ed. Fischer. <text:s/>*Lib. 19-20: vol. 5, ed. Fischer. <text:s/>(Cod: 419,934: Hist.) <text:s/></text:p>
          </table:table-cell>
          <table:table-cell office:value-type="string" calcext:value-type="string">
            <text:p>17(?)/48t/4t/3t to 17(?)/48t/5t/1t (Schema:Book//chapter/section/line )</text:p>
          </table:table-cell>
          <table:table-cell office:value-type="float" office:value="31" calcext:value-type="float">
            <text:p>31</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1</text:p>
          </table:table-cell>
        </table:table-row>
        <table:table-row table:style-name="ro1">
          <table:table-cell office:value-type="string" calcext:value-type="string">
            <text:p>τῶν δὲ πολε μίων οὕς ποτε κρατήσειε, τοὺς μὲν ἐν χειρῶν νόμῳ διέϕθειρεν, τοὺς δὲ ζωγρίᾳ πρὸς αὐτὸν εἰσαναχθέντας ὑπέβαλλε τοῖς θηρίοις, μίαν ὁρῶν λύσιν ταύτην, εἰ δυνηθείη τοὺς ἐχθροὺς ἄρδην ἀϕανίσαι.</text:p>
          </table:table-cell>
          <table:table-cell office:value-type="string" calcext:value-type="string">
            <text:p>ἔπειτα τῶν Ἀντιοχέων χρω μένων πρὸς αὐτὸν τῇ συνηθείᾳ, ξενικὴν δύναμιν ἀξιόλογον ἐπ' αὐτοὺς συνεστήσατο καὶ τὰ μὲν ὅπλα παρείλετο, τῶν δὲ μὴ προαιρουμένων παραδοῦναι τοὺς μὲν ἐν χειρῶν νόμῳ διέϕθειρεν, τοὺς δὲ ἐν ταῖς οἰκίαις μετὰ τέκνων καὶ γυναικῶν κατεκέντησ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2t/2/1 to 1/82t/2/5 (Schema:Book//chapter/section/line )</text:p>
          </table:table-cell>
          <table:table-cell office:value-type="string" calcext:value-type="string">
            <text:p>CONSTANTINUS VII PORPHYROGENITUS Imperator <text:s/>Hist. <text:s/>[3023]</text:p>
          </table:table-cell>
          <table:table-cell office:value-type="string" calcext:value-type="string">
            <text:p>De virtutibus et vitiis, ed. T. Büttner-Wobst and A.G. Roos, <text:s/>Excerpta historica iussu imp. Constantini Porphyrogeniti confecta, vol. <text:s/>2: excerpta de virtutibus et vitiis, pts. 1 &amp; 2. Berlin: Weidmann, <text:s/>2.1:1906 2.2:1910: 2.1:1-361 2.2:1-407. <text:s/>(Cod: 200,296: Hist.) <text:s/></text:p>
          </table:table-cell>
          <table:table-cell office:value-type="string" calcext:value-type="string">
            <text:p>1/295/8t to 1/295/12t (Schema:Volume/page/line )</text:p>
          </table:table-cell>
          <table:table-cell office:value-type="float" office:value="31" calcext:value-type="float">
            <text:p>31</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2</text:p>
          </table:table-cell>
        </table:table-row>
        <table:table-row table:style-name="ro1">
          <table:table-cell office:value-type="string" calcext:value-type="string">
            <text:p>διόπερ Ἀμίλκας ἔχων τοῦτόν τε καὶ Ναραύαν ἐπῄει τὴν χώραν, διακλείων τὰς χορηγίας τοῖς περὶ τὸν Μάθω καὶ Σπένδιον, μεγίστην αὐτῷ παρεχομένου χρείαν περί τε ταῦτα καὶ τἄλλα Ναραύα τοῦ Νομάδος.</text:p>
          </table:table-cell>
          <table:table-cell office:value-type="string" calcext:value-type="string">
            <text:p>καὶ τοιαύτην παρεσκεύασαν εὐπορίαν τοῖς περὶ τὸν Μάθω καὶ Σπένδιον ὥστε μὴ μόνον διαλῦσαι τὰ προσοϕειλόμενα τῶν ὀψωνίων τοῖς μισθοϕόροις κατὰ τὰς ἐπαγγελίας, ἃς ἐποιήσαντο πρὸς τὴν ἀπόστασιν, ἀλλὰ καὶ πρὸς τὸ συνεχὲς εὐπορῆσαι χορηγί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2t/13/1 to 1/82t/13/5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72t/6/1 to 1/72t/7/1 (Schema:Book//chapter/section/line )</text:p>
          </table:table-cell>
          <table:table-cell office:value-type="float" office:value="31" calcext:value-type="float">
            <text:p>31</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διὸ καὶ ῥητέον ἂν εἴη πῶς καὶ πότε συστησάμενοι τὰ κατὰ τὴν Ἰταλίαν καὶ τίσιν ἀϕορμαῖς μετὰ ταῦτα χρησάμενοι διαβαίνειν ὥρμησαν εἰς Σικελίαν:</text:p>
          </table:table-cell>
          <table:table-cell office:value-type="string" calcext:value-type="string">
            <text:p>Ὅτι ἐν τῇ πρώτῃ βίβλῳ, ϕησὶ Πολύβιος, διεσαϕήσαμεν πότε Ῥωμαῖοι συστησάμενοι τὰ κατὰ τὴν Ἰταλίαν τοῖς ἐκτὸς ἐγχειρεῖν ἤρξαντο πράγμασιν, ἐπὶ δὲ τούτοις πῶς εἰς Σικελίαν διέβησαν καὶ δι' ἃς αἰτίας τὸν περὶ τῆς προειρημένης νήσου συνεστήσαντο πόλεμον πρὸς Καρχηδονίους,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5t/2/1 to 1/5t/2/4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3/1t to 2/113/5t (Schema:Page/line )</text:p>
          </table:table-cell>
          <table:table-cell office:value-type="float" office:value="32" calcext:value-type="float">
            <text:p>3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συμβαλὼν δὲ τοῖς ὑπ εναντίοις πολλοὺς μὲν αὐτῶν ἀπέκτεινε, τοὺς δὲ λοιποὺς ἠνάγκασε ϕυγεῖν προτροπάδην εἰς τὰς παρακειμένας πόλεις.</text:p>
          </table:table-cell>
          <table:table-cell office:value-type="string" calcext:value-type="string">
            <text:p>καὶ κατα μαθὼν ἀπολελειμμένους τοὺς ἀπὸ τοῦ στόλου τῶν Ῥωμαίων, ῥᾳθύμως καὶ κατατεθαρρηκότως ἀναστρεϕομένους διὰ τὸ προτέρημα τῶν πεζικῶν στρατοπέδων, παραλαβὼν ἀπὸ τῆς ἑαυτοῦ δυνάμεως πεζοὺς μὲν εἰς ὀκτακισχιλίους (ἱππεῖς δὲ περὶ χιλίους), καὶ καταλαβὼν ἐσκεδασμένους κατὰ τῆς χώρας τοὺς ἀπὸ τῶν πλοίων, πολλοὺς μὲν αὐτῶν ἀπέκτεινεν, τοὺς δὲ λοιποὺς ἠνάγκασε ϕυγεῖν ἐπὶ τὰς ναῦ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2t/3/1 to 1/12t/4/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6t/9,8/1 to 3/76t/11,8/1 (Schema:Book//chapter/section/line )</text:p>
          </table:table-cell>
          <table:table-cell office:value-type="float" office:value="32" calcext:value-type="float">
            <text:p>32</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ὡς δ' ἔστιν ἀληθῆ τὰ νῦν ὑϕ' ἡμῶν εἰρημένα σκοπεῖν ἐκ τούτων πάρεστιν.</text:p>
          </table:table-cell>
          <table:table-cell office:value-type="string" calcext:value-type="string">
            <text:p>ὅστις οὖν ἐθέλει τῶν ἔργων τῆς τέχνης ἔχεσθαι ϕιλοπόνως, ἐξεταζέτω τὰ νῦν ὑϕ' ἡμῶν εἰρημένα διὰ τῆς τῶν καμνόντων ἐμπειρί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4t/9/1 to 1/15t/1/1 (Schema:Book//chapter/section/line )</text:p>
          </table:table-cell>
          <table:table-cell office:value-type="string" calcext:value-type="string">
            <text:p>GALENUS <text:s/>Med. <text:s/>[0057]</text:p>
          </table:table-cell>
          <table:table-cell office:value-type="string" calcext:value-type="string">
            <text:p>De praesagitione ex pulsibus libri iv, ed. C.G. Kühn, Claudii <text:s/>Galeni opera omnia, vol. 9. Leipzig: Knobloch, 1825 (repr. Hildesheim: <text:s/>Olms, 1965): 205-430. <text:s/>(Cod: 37,699: Med.) <text:s/></text:p>
          </table:table-cell>
          <table:table-cell office:value-type="string" calcext:value-type="string">
            <text:p>6/9r/294t/8t1 to 6/9r/294t/10t1 (Schema:Volume/page/line )</text:p>
          </table:table-cell>
          <table:table-cell office:value-type="float" office:value="32" calcext:value-type="float">
            <text:p>32</text:p>
          </table:table-cell>
          <table:table-cell office:value-type="float" office:value="200" calcext:value-type="float">
            <text:p>200</text:p>
          </table:table-cell>
          <table:table-cell office:value-type="string" calcext:value-type="string">
            <text:p>GALENUS </text:p>
          </table:table-cell>
          <table:table-cell office:value-type="string" calcext:value-type="string">
            <text:p>Med. </text:p>
          </table:table-cell>
          <table:table-cell office:value-type="float" office:value="57" calcext:value-type="float">
            <text:p>57</text:p>
          </table:table-cell>
          <table:table-cell office:value-type="string" calcext:value-type="string">
            <text:p>0057-062</text:p>
          </table:table-cell>
        </table:table-row>
        <table:table-row table:style-name="ro1">
          <table:table-cell office:value-type="string" calcext:value-type="string">
            <text:p>τέλος δὲ κυκλώσαντες τοὺς πολεμίους ὅσον οὔπω διασπῶντας τὸν χάρακα, τοὺς μὲν αὐτῶν διέϕθειραν, τοὺς δὲ λοιποὺς ἐπικείμενοι καὶ ϕονεύοντες συνεδίωξαν εἰς τὴν πόλιν.</text:p>
          </table:table-cell>
          <table:table-cell office:value-type="string" calcext:value-type="string">
            <text:p>ὡς δὲ κατὰ τὴν ἐνέδραν ἐγένοντο, οἱ μετὰ τοῦ Ἰμίλκωνος ἐξαναστάντες τοὺς μὲν αὐτῶν διέϕθειραν, τοὺς δὲ ἐζώγρησ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7t/13/1 to 1/17t/13/4 (Schema:Book//chapter/section/line )</text:p>
          </table:table-cell>
          <table:table-cell office:value-type="string" calcext:value-type="string">
            <text:p>POLYAENUS <text:s/>Rhet. <text:s/>[0616]</text:p>
          </table:table-cell>
          <table:table-cell office:value-type="string" calcext:value-type="string">
            <text:p>Strategemata, ed. E. Woelfflin and J. Melber, Polyaeni strategematon <text:s/>libri viii. Leipzig: Teubner, 1887 (repr. Stuttgart: 1970): 2-301, 305-425. <text:s/>(Cod: 63,853: Tact.) <text:s/></text:p>
          </table:table-cell>
          <table:table-cell office:value-type="string" calcext:value-type="string">
            <text:p>5/10pro/4t/12 to 5/10pro/4t/14 (Schema:Book//chapter/section/line )</text:p>
          </table:table-cell>
          <table:table-cell office:value-type="float" office:value="32" calcext:value-type="float">
            <text:p>32</text:p>
          </table:table-cell>
          <table:table-cell office:value-type="float" office:value="200" calcext:value-type="float">
            <text:p>200</text:p>
          </table:table-cell>
          <table:table-cell office:value-type="string" calcext:value-type="string">
            <text:p>POLYAENUS </text:p>
          </table:table-cell>
          <table:table-cell office:value-type="string" calcext:value-type="string">
            <text:p>Rhet. </text:p>
          </table:table-cell>
          <table:table-cell office:value-type="float" office:value="616" calcext:value-type="float">
            <text:p>616</text:p>
          </table:table-cell>
          <table:table-cell office:value-type="string" calcext:value-type="string">
            <text:p>0616-001</text:p>
          </table:table-cell>
        </table:table-row>
        <table:table-row table:style-name="ro1">
          <table:table-cell office:value-type="string" calcext:value-type="string">
            <text:p>τέλος δὲ κυκλώσαντες τοὺς πολεμίους ὅσον οὔπω διασπῶντας τὸν χάρακα, τοὺς μὲν αὐτῶν διέϕθειραν, τοὺς δὲ λοιποὺς ἐπικείμενοι καὶ ϕονεύοντες συνεδίωξαν εἰς τὴν πόλιν.</text:p>
          </table:table-cell>
          <table:table-cell office:value-type="string" calcext:value-type="string">
            <text:p>ὡς δὲ κατὰ τὴν ἐνέδραν ἐγένοντο οἱ μετὰ τοῦ Ἰμίλκωνος ἐξαναστάντες τοὺς μὲν αὐτῶν διέϕθειραν, τοὺς δὲ ἐζώγρησ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7t/13/1 to 1/17t/13/4 (Schema:Book//chapter/section/line )</text:p>
          </table:table-cell>
          <table:table-cell office:value-type="string" calcext:value-type="string">
            <text:p>POLYAENUS <text:s/>Rhet. <text:s/>[0616]</text:p>
          </table:table-cell>
          <table:table-cell office:value-type="string" calcext:value-type="string">
            <text:p>Excerpta Polyaeni, ed. E. Woelfflin and J. Melber, Polyaeni <text:s/>strategematon libri viii. Leipzig: Teubner, 1887 (repr. Stuttgart: 1970): <text:s/>429-504. <text:s/>(Cod: 16,439: Tact.) <text:s/></text:p>
          </table:table-cell>
          <table:table-cell office:value-type="string" calcext:value-type="string">
            <text:p>8/36pin/7t/10t to 8/36pin/7t/12t (Schema:Excerpt/section/line )</text:p>
          </table:table-cell>
          <table:table-cell office:value-type="float" office:value="32" calcext:value-type="float">
            <text:p>32</text:p>
          </table:table-cell>
          <table:table-cell office:value-type="float" office:value="200" calcext:value-type="float">
            <text:p>200</text:p>
          </table:table-cell>
          <table:table-cell office:value-type="string" calcext:value-type="string">
            <text:p>POLYAENUS </text:p>
          </table:table-cell>
          <table:table-cell office:value-type="string" calcext:value-type="string">
            <text:p>Rhet. </text:p>
          </table:table-cell>
          <table:table-cell office:value-type="float" office:value="616" calcext:value-type="float">
            <text:p>616</text:p>
          </table:table-cell>
          <table:table-cell office:value-type="string" calcext:value-type="string">
            <text:p>0616-002</text:p>
          </table:table-cell>
        </table:table-row>
        <table:table-row table:style-name="ro1">
          <table:table-cell office:value-type="string" calcext:value-type="string">
            <text:p>τὰ μὲν οὖν περὶ τὰς πεζικὰς δυ νάμεις ἑώρων κατὰ λόγον σϕίσι προχωροῦντα:</text:p>
          </table:table-cell>
          <table:table-cell office:value-type="string" calcext:value-type="string">
            <text:p>τὰ μὲν οὖν περὶ τὰς πολιτείας, τάς τε κυρίας καὶ τὰς ὑπὸ τινῶν εἰρημένας, ἔστω τεθεωρημένα τὸν τρόπον τοῦτ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20t/3/1 to 1/20t/4/1 (Schema:Book//chapter/section/line )</text:p>
          </table:table-cell>
          <table:table-cell office:value-type="string" calcext:value-type="string">
            <text:p>ARISTOTELES et CORPUS ARISTOTELICUM <text:s/>Phil. <text:s/>[0086]</text:p>
          </table:table-cell>
          <table:table-cell office:value-type="string" calcext:value-type="string">
            <text:p>Politica, ed. W.D. Ross, Aristotelis politica. Oxford: Clarendon <text:s/>Press, 1957 (repr. 1964): 1-269 (1252a1-1342b34). <text:s/>(Cod: 67,723: Phil.) <text:s/></text:p>
          </table:table-cell>
          <table:table-cell office:value-type="string" calcext:value-type="string">
            <text:p>2t/17/1275a/26t to 2t/17/1275a/28t (Schema:Bekker page/line )</text:p>
          </table:table-cell>
          <table:table-cell office:value-type="float" office:value="32" calcext:value-type="float">
            <text:p>32</text:p>
          </table:table-cell>
          <table:table-cell office:value-type="float" office:value="-301" calcext:value-type="float">
            <text:p>-301</text:p>
          </table:table-cell>
          <table:table-cell office:value-type="string" calcext:value-type="string">
            <text:p>ARISTOTELES et CORPUS ARISTOTELICUM </text:p>
          </table:table-cell>
          <table:table-cell office:value-type="string" calcext:value-type="string">
            <text:p>Phil. </text:p>
          </table:table-cell>
          <table:table-cell office:value-type="float" office:value="86" calcext:value-type="float">
            <text:p>86</text:p>
          </table:table-cell>
          <table:table-cell office:value-type="string" calcext:value-type="string">
            <text:p>0086-035</text:p>
          </table:table-cell>
        </table:table-row>
        <table:table-row table:style-name="ro1">
          <table:table-cell office:value-type="string" calcext:value-type="string">
            <text:p>τῶν δὲ πολεμίων οὐκ ἀντ εξιόντων, πάλιν ἐντεῦθεν ἐποιήσαντο τὴν ὁρμὴν ἐπὶ πόλιν Ἱππάναν, καὶ ταύτην μὲν ἐξ ἐϕόδου κατὰ κράτος ἔλαβον, εἷλον δὲ καὶ τὸ Μυττίστρατον, πολλοὺς χρόνους ὑπομεμενηκὸς τὴν πολιορκίαν διὰ τὴν ὀχυρότητα τοῦ τόπου.</text:p>
          </table:table-cell>
          <table:table-cell office:value-type="string" calcext:value-type="string">
            <text:p>Ἀπογνόντος δὲ αὐτοῦ τὴν εἰς τέ λος πολιορκίαν, διὰ τὴν ὀχυρότητα τοῦ τόπου, καὶ μέλλοντος ἤδη ἀναχωρεῖν, ϕασὶν, εἴσω τῶν τειχῶν οὖσαν παρθένον ἐρασθῆναι τοῦ Ἀχιλλέω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24t/10/3 to 1/24t/12/1 (Schema:Book//chapter/section/line )</text:p>
          </table:table-cell>
          <table:table-cell office:value-type="string" calcext:value-type="string">
            <text:p>SCHOLIA IN HOMERUM <text:s/>Schol. [5026]</text:p>
          </table:table-cell>
          <table:table-cell office:value-type="string" calcext:value-type="string">
            <text:p>Scholia in Iliadem (scholia vetera) (= D scholia), ed. C.G. Heyne, <text:s/>Homeri Ilias, 2 vols. Oxford: Oxford University Press, 1834: 1:2, <text:s/>74-75, 148-149, 186-187, 230, 296, 332, 362, 398-399, 452, 491, 542-543 <text:s/>2:4, 56-57, 93, 137, 187, 230, 270-271, 300, 331, 365, 393, 443. <text:s/>(Cod: 129,180: Schol.) <text:s/></text:p>
          </table:table-cell>
          <table:table-cell office:value-type="string" calcext:value-type="string">
            <text:p>6,pap13/35t/8t to 6,pap13/35t/12t (Schema:Book of Iliad/verse/line of scholion )</text:p>
          </table:table-cell>
          <table:table-cell office:value-type="float" office:value="32" calcext:value-type="float">
            <text:p>32</text:p>
          </table:table-cell>
          <table:table-cell office:value-type="float" office:value="1.6" calcext:value-type="float">
            <text:p>1.6</text:p>
          </table:table-cell>
          <table:table-cell office:value-type="string" calcext:value-type="string">
            <text:p>SCHOLIA IN HOMERUM </text:p>
          </table:table-cell>
          <table:table-cell office:value-type="string" calcext:value-type="string">
            <text:p>Schol.</text:p>
          </table:table-cell>
          <table:table-cell office:value-type="float" office:value="5026" calcext:value-type="float">
            <text:p>5026</text:p>
          </table:table-cell>
          <table:table-cell office:value-type="string" calcext:value-type="string">
            <text:p>5026-017</text:p>
          </table:table-cell>
        </table:table-row>
        <table:table-row table:style-name="ro1">
          <table:table-cell office:value-type="string" calcext:value-type="string">
            <text:p>προθύμως δὲ πάντων ποιούντων τὸ παραγγελλόμενον διὰ τὸ προορᾶσθαι τὸ μέλλον ἐκ τῶν εἰρημένων, εὐθαρσῶς ἀνήγοντο καὶ καταπληκτικῶς.</text:p>
          </table:table-cell>
          <table:table-cell office:value-type="string" calcext:value-type="string">
            <text:p>οἱ δὲ Ῥωμαῖοι διὰ τὸ προορᾶσθαι τὸ μέλλον οὐκ ἀργῶς οὐδ' ἀπαρασκεύως εἶχον, ἀλλ' ἑτοίμως ἐβοήθουν πρὸς τὸ δεόμενον καὶ διεμάχοντο τοῖς πολεμίοις ἐρρωμένω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27t/2/1 to 1/27t/3/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45t/7/1 to 1/45t/7/4 (Schema:Book//chapter/section/line )</text:p>
          </table:table-cell>
          <table:table-cell office:value-type="float" office:value="32" calcext:value-type="float">
            <text:p>32</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ὁ δὲ Μάρκος ὁρῶν τοὺς Καρχηδονίους καὶ κατὰ γῆν καὶ κατὰ θάλατταν ἐσϕαλμένους καὶ νομίζων ὅσον οὔπω κρατήσειν τῆς πόλεως, ἀγωνιῶν δὲ μὴ συμβῇ τὸν ἐπιπαραγινόμενον στρατηγὸν ἐκ τῆς Ῥώμης ϕθάσαντα τὴν ἐπιγραϕὴν τῶν πραγμάτων λαβεῖν, προυκαλεῖτο τοὺς Καρχηδονίους εἰς διαλύσεις.</text:p>
          </table:table-cell>
          <table:table-cell office:value-type="string" calcext:value-type="string">
            <text:p>ὁ δὲ Δημήτριος ἀποσϕαλεὶς τῆς ἐλπίδος οὐδ' ὣς ἔληγεν, ἀλλὰ προσεκαρτέρει τῇ πολιορκίᾳ καὶ κατὰ γῆν καὶ κατὰ θάλατταν, νομίζων τῷ χρόνῳ καταπολεμήσειν τοὺς πολεμί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1t/4/1 to 1/31t/5/1 (Schema:Book//chapter/section/line )</text:p>
          </table:table-cell>
          <table:table-cell office:value-type="string" calcext:value-type="string">
            <text:p>DIODORUS SICULUS <text:s/>Hist. <text:s/>[0060]</text:p>
          </table:table-cell>
          <table:table-cell office:value-type="string" calcext:value-type="string">
            <text:p>Bibliotheca historica (lib. 1-20), ed. F. Vogel and K.T. Fischer (post <text:s/>I. Bekker &amp; L. Dindorf), Diodori bibliotheca historica, 5 vols., 3rd <text:s/>edn. Leipzig: Teubner, 1:1888 2:1890 3:1893 4-5:1906 (repr. Stuttgart: <text:s/>1964): 1:1-533 2:1-461 3:1-497 4:1-426 <text:s/>5:1-336. <text:s/>*Lib. 1-4: vol. 1, ed. Vogel. <text:s/>*Lib. 5-12: vol. 2, ed. Vogel. <text:s/>*Lib. 13-15: vol. 3, ed. Vogel. <text:s/>*Lib. 16-18: vol. 4, ed. Fischer. <text:s/>*Lib. 19-20: vol. 5, ed. Fischer. <text:s/>(Cod: 419,934: Hist.) <text:s/></text:p>
          </table:table-cell>
          <table:table-cell office:value-type="string" calcext:value-type="string">
            <text:p>20(?)/48t/8t/1t to 20(?)/48t/8t/4t (Schema:Book//chapter/section/line )</text:p>
          </table:table-cell>
          <table:table-cell office:value-type="float" office:value="32" calcext:value-type="float">
            <text:p>32</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1</text:p>
          </table:table-cell>
        </table:table-row>
        <table:table-row table:style-name="ro1">
          <table:table-cell office:value-type="string" calcext:value-type="string">
            <text:p>οἱ δὲ Ῥωμαῖοι διὰ τὸ προορᾶσθαι τὸ μέλλον οὐκ ἀργῶς οὐδ' ἀπαρασκεύως εἶχον, ἀλλ' ἑτοίμως ἐβοήθουν πρὸς τὸ δεόμενον καὶ διεμάχοντο τοῖς πολεμίοις ἐρρωμένως.</text:p>
          </table:table-cell>
          <table:table-cell office:value-type="string" calcext:value-type="string">
            <text:p>προθύμως δὲ πάντων ποιούντων τὸ παραγγελλόμενον διὰ τὸ προορᾶσθαι τὸ μέλλον ἐκ τῶν εἰρημένων, εὐθαρσῶς ἀνήγοντο καὶ καταπληκτικῶ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45t/7/1 to 1/45t/7/4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27t/2/1 to 1/27t/3/1 (Schema:Book//chapter/section/line )</text:p>
          </table:table-cell>
          <table:table-cell office:value-type="float" office:value="32" calcext:value-type="float">
            <text:p>32</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οἵ τε Ῥωμαῖοι καὶ Καρχηδόνιοι κάμνοντες ἤδη τοῖς πόνοις διὰ τὴν συνέχειαν τῶν κινδύνων εἰς τέλος ἀπήλγουν τήν τε δύναμιν παρελέλυντο καὶ παρεῖντο διὰ τὰς πολυχρονίους εἰσϕορὰς καὶ δαπάνας.</text:p>
          </table:table-cell>
          <table:table-cell office:value-type="string" calcext:value-type="string">
            <text:p>τοσαύτη περὶ αὐτοὺς ἦν εὐχειρία καὶ τόλμα διὰ τὴν συνέχειαν τῶν κινδύν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58t/9/1 to 1/59t/1/1 (Schema:Book//chapter/section/line )</text:p>
          </table:table-cell>
          <table:table-cell office:value-type="string" calcext:value-type="string">
            <text:p>DIODORUS SICULUS <text:s/>Hist. <text:s/>[0060]</text:p>
          </table:table-cell>
          <table:table-cell office:value-type="string" calcext:value-type="string">
            <text:p>Bibliotheca historica (lib. 1-20), ed. F. Vogel and K.T. Fischer (post <text:s/>I. Bekker &amp; L. Dindorf), Diodori bibliotheca historica, 5 vols., 3rd <text:s/>edn. Leipzig: Teubner, 1:1888 2:1890 3:1893 4-5:1906 (repr. Stuttgart: <text:s/>1964): 1:1-533 2:1-461 3:1-497 4:1-426 <text:s/>5:1-336. <text:s/>*Lib. 1-4: vol. 1, ed. Vogel. <text:s/>*Lib. 5-12: vol. 2, ed. Vogel. <text:s/>*Lib. 13-15: vol. 3, ed. Vogel. <text:s/>*Lib. 16-18: vol. 4, ed. Fischer. <text:s/>*Lib. 19-20: vol. 5, ed. Fischer. <text:s/>(Cod: 419,934: Hist.) <text:s/></text:p>
          </table:table-cell>
          <table:table-cell office:value-type="string" calcext:value-type="string">
            <text:p>19(?)/41t/2t/6t to 19(?)/41t/3t/1t (Schema:Book//chapter/section/line )</text:p>
          </table:table-cell>
          <table:table-cell office:value-type="float" office:value="32" calcext:value-type="float">
            <text:p>32</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1</text:p>
          </table:table-cell>
        </table:table-row>
        <table:table-row table:style-name="ro1">
          <table:table-cell office:value-type="string" calcext:value-type="string">
            <text:p>Κατὰ δὲ τοὺς αὐτοὺς καιροὺς οἱ τὴν Σαρδόνα [τὴν νῆσον] παραϕυλάττοντες τῶν μισθοϕόρων, ζηλώσαντες τοὺς περὶ τὸν Μάθω καὶ Σπένδιον, ἐπιτίθενται τοῖς ἐν τῇ νήσῳ Καρχηδονίοις.</text:p>
          </table:table-cell>
          <table:table-cell office:value-type="string" calcext:value-type="string">
            <text:p>Κατὰ δὲ τοὺς αὐτοὺς καιροὺς Εὐριπίδας, ὃς ἦν ἀπεσταλμένος ὑπὸ τῶν Αἰτωλῶν στρατηγὸς τοῖς Ἠλείοις, καταδραμὼν τὴν Δυμαίων καὶ Φαραιέων, ἔτι δὲ τὴν τῶν Τριταιέων χώραν, καὶ περιελασάμενος λείας πλῆθος ἱκανόν, ἐποιεῖτο τὴν ἀποχώρησιν ὡς ἐπὶ τὴν Ἠλεί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79t/1/1 to 1/79t/2/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4/59t/1,8/1 to 4/59t/2,8/1 (Schema:Book//chapter/section/line )</text:p>
          </table:table-cell>
          <table:table-cell office:value-type="float" office:value="32" calcext:value-type="float">
            <text:p>32</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ῶν δὲ πολε μίων οὕς ποτε κρατήσειε, τοὺς μὲν ἐν χειρῶν νόμῳ διέϕθειρεν, τοὺς δὲ ζωγρίᾳ πρὸς αὐτὸν εἰσαναχθέντας ὑπέβαλλε τοῖς θηρίοις, μίαν ὁρῶν λύσιν ταύτην, εἰ δυνηθείη τοὺς ἐχθροὺς ἄρδην ἀϕανίσαι.</text:p>
          </table:table-cell>
          <table:table-cell office:value-type="string" calcext:value-type="string">
            <text:p>ἔπειτα τῶν Ἀντιοχέων χρωμένων πρὸς αὐτὸν τῇ συνηθείᾳ, ξενικὴν δύναμιν ἀξιόλογον ἐπ' αὐτοὺς συνεστήσατο καὶ τὰ μὲν ὅπλα παρείλετο, τῶν δὲ μὴ προαιρουμένων παραδοῦναι τοὺς μὲν ἐν χειρῶν νόμῳ διέϕθειρεν, τοὺς δὲ ἐν ταῖς οἰκίαις μετὰ τέκνων καὶ γυναικῶν κατεκέντησ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2t/2/1 to 1/82t/2/5 (Schema:Book//chapter/section/line )</text:p>
          </table:table-cell>
          <table:table-cell office:value-type="string" calcext:value-type="string">
            <text:p>DIODORUS SICULUS <text:s/>Hist. <text:s/>[0060]</text:p>
          </table:table-cell>
          <table:table-cell office:value-type="string" calcext:value-type="string">
            <text:p>Bibliotheca historica (lib. 21-40), ed. F.R. Walton, Diodorus of <text:s/>Sicily, vols. 11-12. Cambridge, Mass.: Harvard University Press, 11:1957 <text:s/>12:1967 (repr. 11:1968): 11:2-456 12:2-294. <text:s/>*Lib. 21-32: vol. 11. <text:s/>*Lib. 33-40: vol. 12. <text:s/>(Cod: 65,582: Hist.) <text:s/></text:p>
          </table:table-cell>
          <table:table-cell office:value-type="string" calcext:value-type="string">
            <text:p>33(?)/4t/2a/4t to 33(?)/4t/2a/10t (Schema:Book//chapter/section/line )</text:p>
          </table:table-cell>
          <table:table-cell office:value-type="float" office:value="32" calcext:value-type="float">
            <text:p>32</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3</text:p>
          </table:table-cell>
        </table:table-row>
        <table:table-row table:style-name="ro1">
          <table:table-cell office:value-type="string" calcext:value-type="string">
            <text:p>ὧν ἀναπεμ ϕθέντων εἰς τὴν Ῥώμην, οἱ στρατηγοὶ προαγαγόντες εἰς τὴν ἀγορὰν καὶ μαστιγώσαντες ἅπαντας κατὰ τὸ παρ' αὐτοῖς ἔθος ἐπελέκισαν, βουλόμενοι διὰ τῆς εἰς ἐκείνους τιμωρίας, καθ' ὅσον οἷοί τ' ἦσαν, διορθοῦσθαι παρὰ τοῖς συμμάχοις τὴν αὑτῶν πίστιν.</text:p>
          </table:table-cell>
          <table:table-cell office:value-type="string" calcext:value-type="string">
            <text:p>ἦν γὰρ τὸ προκείμενον αὐτοῖς ἀπὸ μὲν τῆς πρὸς Ῥωμαίους εὐνοίας ἀλλοτριοῦν τὸν δῆμον, εἰς δὲ τὴν τοῦ Περσέως ϕιλίαν ἐμπλέκειν, καθ' ὅσον οἷοί τ' ἦσ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7t/12/1 to 1/7t/12/6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27/7t/11t/1t to 27/7t/12t/1t (Schema:Book//chapter/section/line )</text:p>
          </table:table-cell>
          <table:table-cell office:value-type="float" office:value="33" calcext:value-type="float">
            <text:p>33</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ὧν ἀναπεμ ϕθέντων εἰς τὴν Ῥώμην, οἱ στρατηγοὶ προαγαγόντες εἰς τὴν ἀγορὰν καὶ μαστιγώσαντες ἅπαντας κατὰ τὸ παρ' αὐτοῖς ἔθος ἐπελέκισαν, βουλόμενοι διὰ τῆς εἰς ἐκείνους τιμωρίας, καθ' ὅσον οἷοί τ' ἦσαν, διορθοῦσθαι παρὰ τοῖς συμμάχοις τὴν αὑτῶν πίστιν.</text:p>
          </table:table-cell>
          <table:table-cell office:value-type="string" calcext:value-type="string">
            <text:p>ἦν γὰρ τὸ προκείμενον αὐτοῖς ἀπὸ μὲν τῆς πρὸς Ῥωμαίους εὐνοίας ἀλλοτριοῦν τὸν δῆμον, εἰς δὲ τὴν τοῦ Περσέως ϕιλίαν ἐμπλέκειν, καθ' ὅσον οἷοί τ' ἦσ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7t/12/1 to 1/7t/12/6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50/18t to 50/20t (Schema:Page/line )</text:p>
          </table:table-cell>
          <table:table-cell office:value-type="float" office:value="33" calcext:value-type="float">
            <text:p>33</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τὰ μὲν οὖν περὶ τὰς πεζικὰς δυ νάμεις ἑώρων κατὰ λόγον σϕίσι προχωροῦντα:</text:p>
          </table:table-cell>
          <table:table-cell office:value-type="string" calcext:value-type="string">
            <text:p>τὰ μὲν οὖν περὶ τὰς πολιτείας καὶ τὰ περὶ τὰς μοναρχίας, ἐξ ὧν τε ϕθείρονται καὶ πάλιν σῴζονται, σχεδὸν εἴρηται περὶ πάντ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20t/3/1 to 1/20t/4/1 (Schema:Book//chapter/section/line )</text:p>
          </table:table-cell>
          <table:table-cell office:value-type="string" calcext:value-type="string">
            <text:p>ARISTOTELES et CORPUS ARISTOTELICUM <text:s/>Phil. <text:s/>[0086]</text:p>
          </table:table-cell>
          <table:table-cell office:value-type="string" calcext:value-type="string">
            <text:p>Politica, ed. W.D. Ross, Aristotelis politica. Oxford: Clarendon <text:s/>Press, 1957 (repr. 1964): 1-269 (1252a1-1342b34). <text:s/>(Cod: 67,723: Phil.) <text:s/></text:p>
          </table:table-cell>
          <table:table-cell office:value-type="string" calcext:value-type="string">
            <text:p>2t/17/1316a/40t to 2t/17/1316a/1t (Schema:Bekker page/line )</text:p>
          </table:table-cell>
          <table:table-cell office:value-type="float" office:value="33" calcext:value-type="float">
            <text:p>33</text:p>
          </table:table-cell>
          <table:table-cell office:value-type="float" office:value="-301" calcext:value-type="float">
            <text:p>-301</text:p>
          </table:table-cell>
          <table:table-cell office:value-type="string" calcext:value-type="string">
            <text:p>ARISTOTELES et CORPUS ARISTOTELICUM </text:p>
          </table:table-cell>
          <table:table-cell office:value-type="string" calcext:value-type="string">
            <text:p>Phil. </text:p>
          </table:table-cell>
          <table:table-cell office:value-type="float" office:value="86" calcext:value-type="float">
            <text:p>86</text:p>
          </table:table-cell>
          <table:table-cell office:value-type="string" calcext:value-type="string">
            <text:p>0086-035</text:p>
          </table:table-cell>
        </table:table-row>
        <table:table-row table:style-name="ro1">
          <table:table-cell office:value-type="string" calcext:value-type="string">
            <text:p>τὸ δὲ λοιπὸν πλῆθος τῶν Καρχηδονίων ἐποιεῖτο μὲν τὸν ἐπίπλουν ὡς εἰς ἐμβολήν, ἐν δὲ τῷ συνεγγίζειν θεωροῦντες τὸ συμβεβηκὸς περὶ τὰς προπλεούσας ναῦς ἐξέκλινον καὶ διένευον τὰς τῶν ὀργάνων ἐπιβολάς.</text:p>
          </table:table-cell>
          <table:table-cell office:value-type="string" calcext:value-type="string">
            <text:p>τὸ δὲ λοιπὸν πλῆθος τῶν ἱππέων τὸ μερισθὲν ἐπὶ τὸ λαιὸν ἐπεϕεύγει πᾶν ὑπὸ τῶν περὶ τὸν Ἀντίοχον ἡττημέν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23t/8/1 to 1/23t/9/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6/19t/5t/2t to 16/19t/5t/4t (Schema:Book//chapter/section/line )</text:p>
          </table:table-cell>
          <table:table-cell office:value-type="float" office:value="33" calcext:value-type="float">
            <text:p>33</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ὸ δὲ λοιπὸν πλῆθος τῶν Καρχηδονίων ἐποιεῖτο μὲν τὸν ἐπίπλουν ὡς εἰς ἐμβολήν, ἐν δὲ τῷ συνεγγίζειν θεωροῦντες τὸ συμβεβηκὸς περὶ τὰς προπλεούσας ναῦς ἐξέκλινον καὶ διένευον τὰς τῶν ὀργάνων ἐπιβολάς.</text:p>
          </table:table-cell>
          <table:table-cell office:value-type="string" calcext:value-type="string">
            <text:p>τὸ δὲ λοιπὸν πλῆθος τῶν ἱππέων, τὸ μερισθὲν ἐπὶ τὸ λαιὸν, ὑποϕεύγει πᾶν ὑπὸ τῶν περὶ τὸν Ἀντίοχον ἡττημέν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23t/8/1 to 1/23t/9/1 (Schema:Book//chapter/section/line )</text:p>
          </table:table-cell>
          <table:table-cell office:value-type="string" calcext:value-type="string">
            <text:p>ZENO <text:s/>Hist. <text:s/>[2364]</text:p>
          </table:table-cell>
          <table:table-cell office:value-type="string" calcext:value-type="string">
            <text:p>Fragmenta, ed. K. Müller, FHG 3. Paris: Didot, 1841-1870: <text:s/>175-182. <text:s/>Frr. 1-3. <text:s/>(Q: 3,266: Hist.) <text:s/></text:p>
          </table:table-cell>
          <table:table-cell office:value-type="string" calcext:value-type="string">
            <text:p>3t1-3/180 to 3t1-3/182 (Schema:Fragment/line )</text:p>
          </table:table-cell>
          <table:table-cell office:value-type="float" office:value="33" calcext:value-type="float">
            <text:p>33</text:p>
          </table:table-cell>
          <table:table-cell office:value-type="float" office:value="-101" calcext:value-type="float">
            <text:p>-101</text:p>
          </table:table-cell>
          <table:table-cell office:value-type="string" calcext:value-type="string">
            <text:p>ZENO </text:p>
          </table:table-cell>
          <table:table-cell office:value-type="string" calcext:value-type="string">
            <text:p>Hist. </text:p>
          </table:table-cell>
          <table:table-cell office:value-type="float" office:value="2364" calcext:value-type="float">
            <text:p>2364</text:p>
          </table:table-cell>
          <table:table-cell office:value-type="string" calcext:value-type="string">
            <text:p>2364-003</text:p>
          </table:table-cell>
        </table:table-row>
        <table:table-row table:style-name="ro1">
          <table:table-cell office:value-type="string" calcext:value-type="string">
            <text:p>ὁ δὲ Μάρκος ὁρῶν τοὺς Καρχηδονίους καὶ κατὰ γῆν καὶ κατὰ θάλατταν ἐσϕαλμένους καὶ νομίζων ὅσον οὔπω κρατήσειν τῆς πόλεως, ἀγωνιῶν δὲ μὴ συμβῇ τὸν ἐπιπαραγινόμενον στρατηγὸν ἐκ τῆς Ῥώμης ϕθάσαντα τὴν ἐπιγραϕὴν τῶν πραγμάτων λαβεῖν, προυκαλεῖτο τοὺς Καρχηδονίους εἰς διαλύσεις.</text:p>
          </table:table-cell>
          <table:table-cell office:value-type="string" calcext:value-type="string">
            <text:p>εὐθὺς δὲ τῶν πειρατῶν καὶ τῶν ἄλλων τοὺς εὐθέτους ἐξέπεμψε πορθήσοντας τὴν νῆσον καὶ κατὰ γῆν καὶ κατὰ θάλαττ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1t/4/1 to 1/31t/5/1 (Schema:Book//chapter/section/line )</text:p>
          </table:table-cell>
          <table:table-cell office:value-type="string" calcext:value-type="string">
            <text:p>DIODORUS SICULUS <text:s/>Hist. <text:s/>[0060]</text:p>
          </table:table-cell>
          <table:table-cell office:value-type="string" calcext:value-type="string">
            <text:p>Bibliotheca historica (lib. 1-20), ed. F. Vogel and K.T. Fischer (post <text:s/>I. Bekker &amp; L. Dindorf), Diodori bibliotheca historica, 5 vols., 3rd <text:s/>edn. Leipzig: Teubner, 1:1888 2:1890 3:1893 4-5:1906 (repr. Stuttgart: <text:s/>1964): 1:1-533 2:1-461 3:1-497 4:1-426 <text:s/>5:1-336. <text:s/>*Lib. 1-4: vol. 1, ed. Vogel. <text:s/>*Lib. 5-12: vol. 2, ed. Vogel. <text:s/>*Lib. 13-15: vol. 3, ed. Vogel. <text:s/>*Lib. 16-18: vol. 4, ed. Fischer. <text:s/>*Lib. 19-20: vol. 5, ed. Fischer. <text:s/>(Cod: 419,934: Hist.) <text:s/></text:p>
          </table:table-cell>
          <table:table-cell office:value-type="string" calcext:value-type="string">
            <text:p>20(?)/83t/3t/4t to 20(?)/83t/4t/1t (Schema:Book//chapter/section/line )</text:p>
          </table:table-cell>
          <table:table-cell office:value-type="float" office:value="33" calcext:value-type="float">
            <text:p>33</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1</text:p>
          </table:table-cell>
        </table:table-row>
        <table:table-row table:style-name="ro1">
          <table:table-cell office:value-type="string" calcext:value-type="string">
            <text:p>διὸ καὶ μετὰ ταῦτα, τῶν ἐκπη δησάντων (ἐκ τοῦ προϕανοῦς ἐρχομένων) πρὸς τὰ τείχη καὶ βουλομένων παρακαλεῖν καὶ λέγειν τι περὶ τῆς τῶν Ῥωμαίων ἐπαγγελίας, οὐχ οἷον προσεῖχον αὐτοῖς, ἀλλ' ἁπλῶς οὐδ' ἀκούειν ἠξίουν, βάλλοντες δὲ τοῖς λίθοις καὶ συνακοντίζοντες ἀπεδίωξαν ἀπὸ τοῦ τείχους.</text:p>
          </table:table-cell>
          <table:table-cell office:value-type="string" calcext:value-type="string">
            <text:p>οὐχ οἷον προσεῖχον αὐτοῖς, ἀλλ' ἁπλῶς οὐδ' ἀκού σειν ἠξίου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43t/6/1 to 1/43t/7/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omicron/989a/1 to omicron/989a/2 (Schema:Alphabetic letter//entry/line )</text:p>
          </table:table-cell>
          <table:table-cell office:value-type="float" office:value="33" calcext:value-type="float">
            <text:p>33</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Ὁ μὲν οὖν Ῥωμαίοις καὶ Καρχηδονίοις συστὰς περὶ Σικελίας πόλεμος ἐπὶ τοιούτοις καὶ τοιοῦτον ἔσχε τὸ τέλος, ἔτη πολεμηθεὶς εἴκοσι καὶ τέτταρα συνεχῶς, πόλεμος ὧν ἡμεῖς ἴσμεν ἀκοῇ μαθόντες πολυχρονιώτατος καὶ συνεχέστατος καὶ μέγιστος.</text:p>
          </table:table-cell>
          <table:table-cell office:value-type="string" calcext:value-type="string">
            <text:p>τρία μὲν οὖν ἔτη καὶ τέτταράς που μῆνας ἐπολέμησαν οἱ μισθοϕόροι πρὸς τοὺς Καρχηδονίους πόλεμον, ὧν ἡμεῖς ἴσμεν ἀκοῇ μαθόντες, πολύ τι τοὺς ἄλλους ὠμότητι καὶ παρανομίᾳ (δι)ενηνοχότ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63t/4/1 to 1/63t/5/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8t/7/1 to 1/88t/8/1 (Schema:Book//chapter/section/line )</text:p>
          </table:table-cell>
          <table:table-cell office:value-type="float" office:value="33" calcext:value-type="float">
            <text:p>33</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οἵ τε γὰρ στρατηγοὶ συνελθόντες ἐπὶ ταὐτὸ διεστασίασαν πρὸς σϕᾶς ἐπὶ τοσοῦτον ὥστε μὴ μόνον τοὺς κατὰ τῶν ἐχθρῶν παραλείπειν καιρούς, ἀλλὰ καὶ κατὰ σϕῶν αὐτῶν πολλὰς ἀϕορμὰς διδόναι τοῖς ὑπεναντίοις διὰ τὴν πρὸς ἀλλήλους ϕιλονικίαν.</text:p>
          </table:table-cell>
          <table:table-cell office:value-type="string" calcext:value-type="string">
            <text:p>(2) τό τε διάϕορον ἐκτετίμηται παρ' αὐτοῖς ἐπὶ τοσοῦτον ὥστε μὴ μόνον ἀναγκαίαν ἀλλὰ καὶ καλλίστην εἶναι δοκεῖν τὴν τούτου κτῆσ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2t/4/1 to 1/82t/5/1 (Schema:Book//chapter/section/line )</text:p>
          </table:table-cell>
          <table:table-cell office:value-type="string" calcext:value-type="string">
            <text:p>EPHORUS <text:s/>Hist. <text:s/>[0536]</text:p>
          </table:table-cell>
          <table:table-cell office:value-type="string" calcext:value-type="string">
            <text:p>Fragmenta, FGrH #70: 2A:43-109. <text:s/>fr. 191: P. Oxy. 13.1610. <text:s/>(Pap: 21,344: Hist., Rhet.) <text:s/></text:p>
          </table:table-cell>
          <table:table-cell office:value-type="string" calcext:value-type="string">
            <text:p>2a,70,F/148a/15 to 2a,70,F/148a/17 (Schema:Volume-Jacoby#-F//fragment/line )</text:p>
          </table:table-cell>
          <table:table-cell office:value-type="float" office:value="33" calcext:value-type="float">
            <text:p>33</text:p>
          </table:table-cell>
          <table:table-cell office:value-type="float" office:value="-301" calcext:value-type="float">
            <text:p>-301</text:p>
          </table:table-cell>
          <table:table-cell office:value-type="string" calcext:value-type="string">
            <text:p>EPHORUS </text:p>
          </table:table-cell>
          <table:table-cell office:value-type="string" calcext:value-type="string">
            <text:p>Hist. </text:p>
          </table:table-cell>
          <table:table-cell office:value-type="float" office:value="536" calcext:value-type="float">
            <text:p>536</text:p>
          </table:table-cell>
          <table:table-cell office:value-type="string" calcext:value-type="string">
            <text:p>0536-003</text:p>
          </table:table-cell>
        </table:table-row>
        <table:table-row table:style-name="ro1">
          <table:table-cell office:value-type="string" calcext:value-type="string">
            <text:p>οἵ τε γὰρ στρατηγοὶ συνελθόντες ἐπὶ ταὐτὸ διεστασίασαν πρὸς σϕᾶς ἐπὶ τοσοῦτον ὥστε μὴ μόνον τοὺς κατὰ τῶν ἐχθρῶν παραλείπειν καιρούς, ἀλλὰ καὶ κατὰ σϕῶν αὐτῶν πολλὰς ἀϕορμὰς διδόναι τοῖς ὑπεναντίοις διὰ τὴν πρὸς ἀλλήλους ϕιλονικίαν.</text:p>
          </table:table-cell>
          <table:table-cell office:value-type="string" calcext:value-type="string">
            <text:p>τήν τε γὰρ χώραν κατὰ δύναμιν αὐτοῖς ἐϕιᾶσιν οἱ νόμοι, τὸ δὴ λεγόμενον, εἰς ἄπειρον κτᾶσθαι, τό τε διάϕορον ἐκτετίμηται παρ' αὐτοῖς ἐπὶ τοσοῦτον ὥστε μὴ μόνον ἀναγκαίαν, ἀλλὰ καὶ καλλίστην εἶναι δοκεῖν τὴν τούτου κτῆσ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2t/4/1 to 1/82t/5/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6/46a/1t/2 to 6/46a/3t/1 (Schema:Book//chapter/section/line )</text:p>
          </table:table-cell>
          <table:table-cell office:value-type="float" office:value="33" calcext:value-type="float">
            <text:p>33</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ρία μὲν οὖν ἔτη καὶ τέτταράς που μῆνας ἐπολέμησαν οἱ μισθοϕόροι πρὸς τοὺς Καρχηδονίους πόλεμον, ὧν ἡμεῖς ἴσμεν ἀκοῇ μαθόντες, πολύ τι τοὺς ἄλλους ὠμότητι καὶ παρανομίᾳ (δι)ενηνοχότα.</text:p>
          </table:table-cell>
          <table:table-cell office:value-type="string" calcext:value-type="string">
            <text:p>Ὁ μὲν οὖν Ῥωμαίοις καὶ Καρχηδονίοις συστὰς περὶ Σικελίας πόλεμος ἐπὶ τοιούτοις καὶ τοιοῦτον ἔσχε τὸ τέλος, ἔτη πολεμηθεὶς εἴκοσι καὶ τέτταρα συνεχῶς, πόλεμος ὧν ἡμεῖς ἴσμεν ἀκοῇ μαθόντες πολυχρονιώτατος καὶ συνεχέστατος καὶ μέγιστο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8t/7/1 to 1/88t/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63t/4/1 to 1/63t/5/1 (Schema:Book//chapter/section/line )</text:p>
          </table:table-cell>
          <table:table-cell office:value-type="float" office:value="33" calcext:value-type="float">
            <text:p>33</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οἱ δὲ Μαμερτῖνοι τὸν μὲν τῶν Καρχηδονίων στρατηγὸν ἤδη κατέχοντα τὴν ἄκραν ἐξέβαλον, τὰ μὲν καταπληξάμενοι, τὰ δὲ παραλογισάμενοι:</text:p>
          </table:table-cell>
          <table:table-cell office:value-type="string" calcext:value-type="string">
            <text:p>Ὅτι οἱ Κρῆτες καταπλεύσαντες εἰς Σίϕνον προσέβαλον τῇ πόλει καὶ τὰ μὲν καταπληξάμενοι τὰ δὲ ἐξαπατήσαντες παρεδέχθησαν ἐντὸς τῶν τειχῶ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1t/4/1 to 1/11t/4/4 (Schema:Book//chapter/section/line )</text:p>
          </table:table-cell>
          <table:table-cell office:value-type="string" calcext:value-type="string">
            <text:p>DIODORUS SICULUS <text:s/>Hist. <text:s/>[0060]</text:p>
          </table:table-cell>
          <table:table-cell office:value-type="string" calcext:value-type="string">
            <text:p>Bibliotheca historica (lib. 21-40), ed. F.R. Walton, Diodorus of <text:s/>Sicily, vols. 11-12. Cambridge, Mass.: Harvard University Press, 11:1957 <text:s/>12:1967 (repr. 11:1968): 11:2-456 12:2-294. <text:s/>*Lib. 21-32: vol. 11. <text:s/>*Lib. 33-40: vol. 12. <text:s/>(Cod: 65,582: Hist.) <text:s/></text:p>
          </table:table-cell>
          <table:table-cell office:value-type="string" calcext:value-type="string">
            <text:p>31(?)/45a/1a/1t to 31(?)/45a/1a/4t (Schema:Book//chapter/section/line )</text:p>
          </table:table-cell>
          <table:table-cell office:value-type="float" office:value="34" calcext:value-type="float">
            <text:p>34</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3</text:p>
          </table:table-cell>
        </table:table-row>
        <table:table-row table:style-name="ro1">
          <table:table-cell office:value-type="string" calcext:value-type="string">
            <text:p>οἱ δὲ Μαμερτῖνοι τὸν μὲν τῶν Καρχηδονίων στρατηγὸν ἤδη κατέχοντα τὴν ἄκραν ἐξέβαλον, τὰ μὲν καταπληξάμενοι, τὰ δὲ παραλογισάμενοι:</text:p>
          </table:table-cell>
          <table:table-cell office:value-type="string" calcext:value-type="string">
            <text:p>Ὅτι οἱ Κρῆτες καταπλεύσαντες εἰς Σίϕνον προσέβαλον τῇ πόλει καὶ τὰ μὲν καταπληξάμενοι τὰ δὲ ἐξαπατήσαντες παρεδέχθησαν ἐντὸς τῶν τειχῶ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1t/4/1 to 1/11t/4/4 (Schema:Book//chapter/section/line )</text:p>
          </table:table-cell>
          <table:table-cell office:value-type="string" calcext:value-type="string">
            <text:p>CONSTANTINUS VII PORPHYROGENITUS Imperator <text:s/>Hist. <text:s/>[3023]</text:p>
          </table:table-cell>
          <table:table-cell office:value-type="string" calcext:value-type="string">
            <text:p>De virtutibus et vitiis, ed. T. Büttner-Wobst and A.G. Roos, <text:s/>Excerpta historica iussu imp. Constantini Porphyrogeniti confecta, vol. <text:s/>2: excerpta de virtutibus et vitiis, pts. 1 &amp; 2. Berlin: Weidmann, <text:s/>2.1:1906 2.2:1910: 2.1:1-361 2.2:1-407. <text:s/>(Cod: 200,296: Hist.) <text:s/></text:p>
          </table:table-cell>
          <table:table-cell office:value-type="string" calcext:value-type="string">
            <text:p>1/290/30t to 1/290/32t (Schema:Volume/page/line )</text:p>
          </table:table-cell>
          <table:table-cell office:value-type="float" office:value="34" calcext:value-type="float">
            <text:p>34</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2</text:p>
          </table:table-cell>
        </table:table-row>
        <table:table-row table:style-name="ro1">
          <table:table-cell office:value-type="string" calcext:value-type="string">
            <text:p>λοιπόν τ' ἐκ μεταβολῆς περιχυθέντες ἐπ έκειντο τοῖς πολεμίοις καὶ πολλοὺς μὲν αὐτῶν ἀπέκτειναν, τοὺς δὲ λοιποὺς ἕως εἰς τὸν χάρακα συνεδίωξαν.</text:p>
          </table:table-cell>
          <table:table-cell office:value-type="string" calcext:value-type="string">
            <text:p>οἱ δὲ συμ πεϕευγότες τῶν μισθοϕόρων εἰς τὸν λόϕον, σύντροϕοι μὲν γεγονότες τῆς Βάρκα τόλμης, συνήθεις δ' ἐκ τῶν κατὰ Σικελίαν ἀγώνων πολλάκις τῆς αὐτῆς ἡμέρας ποτὲ μὲν ὑποχωρεῖν, ποτὲ δὲ πάλιν ἐκ μεταβολῆς ἐγχειρεῖν τοῖς πολεμίοις, καὶ τότε συνιδόντες τὸν μὲν στρατηγὸν ἀπηλλαγμένον εἰς τὴν πόλιν, τοὺς δὲ πολλοὺς διὰ τὸ προτέρημα ῥᾳθυμοῦντας καὶ διαρρέοντας ἐκ τῆς στρατοπεδείας, συστραϕέντες ἐπιτίθενται τῷ χάρακι καὶ πολλοὺς μὲν αὐτῶν ἀπέκτειναν, τοὺς δὲ λοιποὺς ἠνάγκασαν ϕυγεῖν αἰσχρῶς ὑπὸ τὰ τείχη καὶ τὰς πύλ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9t/4/3 to 1/19t/5/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74t/9/1 to 1/74t/12/1 (Schema:Book//chapter/section/line )</text:p>
          </table:table-cell>
          <table:table-cell office:value-type="float" office:value="34" calcext:value-type="float">
            <text:p>34</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ἦν δὲ τῶν μὲν Ῥωμαίων πρόθεσις εἰς τὴν Λιβύην πλεῖν καὶ τὸν πόλεμον ἐκεῖ περισπᾶν, ἵνα τοῖς Καρχηδονίοις μὴ περὶ Σικελίας, ἀλλὰ περὶ σϕῶν αὐτῶν καὶ τῆς ἰδίας χώρας ὁ κίνδυνος γίνηται.</text:p>
          </table:table-cell>
          <table:table-cell office:value-type="string" calcext:value-type="string">
            <text:p>ἕκαστοι γὰρ θεωροῦντες τὴν ὀχυρωτάτην ἅμα καὶ δυνατωτάτην πόλιν τῶν ἐν Ἠπείρῳ παραλόγως οὕτως ἐξηνδραποδισμένην οὐκέτι περὶ τῶν ἀπὸ τῆς χώρας ἠγωνίων, καθάπερ ἐν τοῖς ἔμπροσθεν χρόνοις, ἀλλὰ περὶ σϕῶν αὐτῶν καὶ τῶν πόλε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26t/1/1 to 1/26t/2/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2/6t/8/1 to 2/6t/8/5 (Schema:Book//chapter/section/line )</text:p>
          </table:table-cell>
          <table:table-cell office:value-type="float" office:value="34" calcext:value-type="float">
            <text:p>34</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οἱ δὲ Ῥωμαῖοι κυριεύσαντες τῆς Ἀσπίδος καὶ ϕυλακὴν ἀπολιπόντες τῆς πόλεως καὶ χώρας, ἔτι δὲ πρεσβευτὰς εἰς τὴν Ῥώμην πέμψαντες τοὺς ἀπαγγελοῦντας μὲν περὶ τῶν γεγονότων, ἐρησομένους δὲ περὶ τῶν μελλόντων τί δεῖ ποιεῖν καὶ πῶς χρῆσθαι τοῖς πράγμασιν, μετὰ δὲ ταῦτα πάσῃ τῇ δυνάμει κατὰ σπουδὴν ἀναζεύξαντες ὥρμησαν ἐπὶ τὸ πορθεῖν τὴν χώραν.</text:p>
          </table:table-cell>
          <table:table-cell office:value-type="string" calcext:value-type="string">
            <text:p>μετὰ δὲ ταῦτα πάσῃ τῇ δυνάμει καὶ τοῖς πληρώμασιν ἔχωσεν ἐν ὀλίγαις ἡμέραις τὸ μεταξὺ τῆς πόλεως διαλεῖπον πρὸς τὴν ἔκβασιν καὶ κατεσκεύασε λιμένα ταῖς ναυσὶν ἀρκοῦντ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29t/6/1 to 1/29t/7/1 (Schema:Book//chapter/section/line )</text:p>
          </table:table-cell>
          <table:table-cell office:value-type="string" calcext:value-type="string">
            <text:p>DIODORUS SICULUS <text:s/>Hist. <text:s/>[0060]</text:p>
          </table:table-cell>
          <table:table-cell office:value-type="string" calcext:value-type="string">
            <text:p>Bibliotheca historica (lib. 1-20), ed. F. Vogel and K.T. Fischer (post <text:s/>I. Bekker &amp; L. Dindorf), Diodori bibliotheca historica, 5 vols., 3rd <text:s/>edn. Leipzig: Teubner, 1:1888 2:1890 3:1893 4-5:1906 (repr. Stuttgart: <text:s/>1964): 1:1-533 2:1-461 3:1-497 4:1-426 <text:s/>5:1-336. <text:s/>*Lib. 1-4: vol. 1, ed. Vogel. <text:s/>*Lib. 5-12: vol. 2, ed. Vogel. <text:s/>*Lib. 13-15: vol. 3, ed. Vogel. <text:s/>*Lib. 16-18: vol. 4, ed. Fischer. <text:s/>*Lib. 19-20: vol. 5, ed. Fischer. <text:s/>(Cod: 419,934: Hist.) <text:s/></text:p>
          </table:table-cell>
          <table:table-cell office:value-type="string" calcext:value-type="string">
            <text:p>20(?)/83t/4t/5t to 20(?)/83t/4t/9t (Schema:Book//chapter/section/line )</text:p>
          </table:table-cell>
          <table:table-cell office:value-type="float" office:value="34" calcext:value-type="float">
            <text:p>34</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1</text:p>
          </table:table-cell>
        </table:table-row>
        <table:table-row table:style-name="ro2">
          <table:table-cell office:value-type="string" calcext:value-type="string">
            <text:p>Καρχηδόνιοι μὲν οὖν διὰ τὰς προειρη μένας αἰτίας παρὰ μικρὸν ἦλθον ἀπολέσαι τὰ πράγματα, παρασπονδηθέντες ὑπὸ τῶν μισθοϕόρων:</text:p>
          </table:table-cell>
          <table:table-cell office:value-type="string" calcext:value-type="string">
            <text:p>〛 (3) οἱ δ' οὖν Φοίνικες διὰ τὰς προειρη μένας αἰτίας ἐρευνῶντες τὴν ἐκτὸς τῶν στηλῶν παραλίαν, καὶ παρὰ τὴν Λιβύην πλέοντες, ὑπ' ἀνέμων μεγάλων ἀπηνέχθησαν ἐπὶ πολὺν πλοῦν δι' ὠκεανοῦ:</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43t/7/1 to 1/43t/8/1 (Schema:Book//chapter/section/line )</text:p>
          </table:table-cell>
          <table:table-cell office:value-type="string" calcext:value-type="string">
            <text:p>TIMAEUS <text:s/>Hist. <text:s/>[1733]</text:p>
          </table:table-cell>
          <table:table-cell office:value-type="string" calcext:value-type="string">
            <text:p>Fragmenta, FGrH #566: 3B:592-658. <text:s/>(Q: 23,787: Hist.) <text:s/></text:p>
          </table:table-cell>
          <table:table-cell office:value-type="string" calcext:value-type="string">
            <text:p>3b,566,F/164a/391 to 3b,566,F/164a/393 (Schema:Volume-Jacoby#-F/fragment/line )</text:p>
          </table:table-cell>
          <table:table-cell office:value-type="float" office:value="34" calcext:value-type="float">
            <text:p>34</text:p>
          </table:table-cell>
          <table:table-cell office:value-type="float" office:value="-201" calcext:value-type="float">
            <text:p>-201</text:p>
          </table:table-cell>
          <table:table-cell office:value-type="string" calcext:value-type="string">
            <text:p>TIMAEUS </text:p>
          </table:table-cell>
          <table:table-cell office:value-type="string" calcext:value-type="string">
            <text:p>Hist. </text:p>
          </table:table-cell>
          <table:table-cell office:value-type="float" office:value="1733" calcext:value-type="float">
            <text:p>1733</text:p>
          </table:table-cell>
          <table:table-cell office:value-type="string" calcext:value-type="string">
            <text:p>1733-002</text:p>
          </table:table-cell>
        </table:table-row>
        <table:table-row table:style-name="ro1">
          <table:table-cell office:value-type="string" calcext:value-type="string">
            <text:p>ὁ δὲ τῶν Ῥωμαίων στρα τηγὸς βουλόμενος ἐπιμελέστερον τὸν κατὰ τὸν εἴσπλουν τόπον τηρεῖν, ἐξηρτυκὼς ἐν τῇ νυκτὶ δέκα ναῦς τὰς ἄριστα πλεούσας, αὐτὸς μὲν ἐπὶ τοῦ λιμένος ἑστὼς ἐθεώρει τὸ συμβαῖνον, ὁμοίως δὲ καὶ πᾶν τὸ στρατόπεδον:</text:p>
          </table:table-cell>
          <table:table-cell office:value-type="string" calcext:value-type="string">
            <text:p>ὁ δὲ τῶν Ῥωμαίων στρα τηγὸς ἐγίνετο μὲν καὶ περὶ τὴν τῆς Ἰτύκης πολιορκίαν, τὸ δὲ πλεῖον, ἀκούων ἐπιμένειν τὸν Σόϕακα καὶ τοὺς Καρχηδονίους πάλιν ἁθροίζειν στρατιάν, ἐξῆγε τὰς δυνάμεις καὶ παρενέβαλλε πρὸ τῆς Ἰτύκη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46t/8/1 to 1/46t/9/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4/7a/1t/1t to 14/7a/1t/5t (Schema:Book//chapter/section/line )</text:p>
          </table:table-cell>
          <table:table-cell office:value-type="float" office:value="34" calcext:value-type="float">
            <text:p>34</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οἱ δὲ συμ πεϕευγότες τῶν μισθοϕόρων εἰς τὸν λόϕον, σύντροϕοι μὲν γεγονότες τῆς Βάρκα τόλμης, συνήθεις δ' ἐκ τῶν κατὰ Σικελίαν ἀγώνων πολλάκις τῆς αὐτῆς ἡμέρας ποτὲ μὲν ὑποχωρεῖν, ποτὲ δὲ πάλιν ἐκ μεταβολῆς ἐγχειρεῖν τοῖς πολεμίοις, καὶ τότε συνιδόντες τὸν μὲν στρατηγὸν ἀπηλλαγμένον εἰς τὴν πόλιν, τοὺς δὲ πολλοὺς διὰ τὸ προτέρημα ῥᾳθυμοῦντας καὶ διαρρέοντας ἐκ τῆς στρατοπεδείας, συστραϕέντες ἐπιτίθενται τῷ χάρακι καὶ πολλοὺς μὲν αὐτῶν ἀπέκτειναν, τοὺς δὲ λοιποὺς ἠνάγκασαν ϕυγεῖν αἰσχρῶς ὑπὸ τὰ τείχη καὶ τὰς πύλας:</text:p>
          </table:table-cell>
          <table:table-cell office:value-type="string" calcext:value-type="string">
            <text:p>λοιπόν τ' ἐκ μεταβολῆς περιχυθέντες ἐπ έκειντο τοῖς πολεμίοις καὶ πολλοὺς μὲν αὐτῶν ἀπέκτειναν, τοὺς δὲ λοιποὺς ἕως εἰς τὸν χάρακα συνεδίωξ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74t/9/1 to 1/74t/12/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9t/4/3 to 1/19t/5/1 (Schema:Book//chapter/section/line )</text:p>
          </table:table-cell>
          <table:table-cell office:value-type="float" office:value="34" calcext:value-type="float">
            <text:p>34</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ῶν δὲ πολεμίων οὐκ ἀντ εξιόντων, πάλιν ἐντεῦθεν ἐποιήσαντο τὴν ὁρμὴν ἐπὶ πόλιν Ἱππάναν, καὶ ταύτην μὲν ἐξ ἐϕόδου κατὰ κράτος ἔλαβον, εἷλον δὲ καὶ τὸ Μυττίστρατον, πολλοὺς χρόνους ὑπομεμενηκὸς τὴν πολιορκίαν διὰ τὴν ὀχυρότητα τοῦ τόπου.</text:p>
          </table:table-cell>
          <table:table-cell office:value-type="string" calcext:value-type="string">
            <text:p>διὸ καὶ περὶ μέσας νύκτας οἱ μὲν ϕύλακες παρερρᾳθυμηκότες ἦσαν τῆς ϕυλακῆς διὰ τὴν ὀχυρότητα τοῦ τόπου, τῶν δὲ Κελτῶν τινες κατὰ τῆς πέτρας προσανέβησ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24t/10/3 to 1/24t/12/1 (Schema:Book//chapter/section/line )</text:p>
          </table:table-cell>
          <table:table-cell office:value-type="string" calcext:value-type="string">
            <text:p>DIODORUS SICULUS <text:s/>Hist. <text:s/>[0060]</text:p>
          </table:table-cell>
          <table:table-cell office:value-type="string" calcext:value-type="string">
            <text:p>Bibliotheca historica (lib. 1-20), ed. F. Vogel and K.T. Fischer (post <text:s/>I. Bekker &amp; L. Dindorf), Diodori bibliotheca historica, 5 vols., 3rd <text:s/>edn. Leipzig: Teubner, 1:1888 2:1890 3:1893 4-5:1906 (repr. Stuttgart: <text:s/>1964): 1:1-533 2:1-461 3:1-497 4:1-426 <text:s/>5:1-336. <text:s/>*Lib. 1-4: vol. 1, ed. Vogel. <text:s/>*Lib. 5-12: vol. 2, ed. Vogel. <text:s/>*Lib. 13-15: vol. 3, ed. Vogel. <text:s/>*Lib. 16-18: vol. 4, ed. Fischer. <text:s/>*Lib. 19-20: vol. 5, ed. Fischer. <text:s/>(Cod: 419,934: Hist.) <text:s/></text:p>
          </table:table-cell>
          <table:table-cell office:value-type="string" calcext:value-type="string">
            <text:p>14(?)/116t/5t/3t to 14(?)/116t/6t/1t (Schema:Book//chapter/section/line )</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1</text:p>
          </table:table-cell>
        </table:table-row>
        <table:table-row table:style-name="ro1">
          <table:table-cell office:value-type="string" calcext:value-type="string">
            <text:p>Κατὰ δὲ τοὺς αὐτοὺς καιροὺς οἱ τὴν Σαρδόνα [τὴν νῆσον] παραϕυλάττοντες τῶν μισθοϕόρων, ζηλώσαντες τοὺς περὶ τὸν Μάθω καὶ Σπένδιον, ἐπιτίθενται τοῖς ἐν τῇ νήσῳ Καρχηδονίοις.</text:p>
          </table:table-cell>
          <table:table-cell office:value-type="string" calcext:value-type="string">
            <text:p>Κατὰ δὲ τοὺς αὐτοὺς καιροὺς οἱ τὰς ὑπάτους ἀρχὰς ἔχοντες παραγγέλλουσι τοῖς ἄρχουσι τοῖς ἀπὸ τῶν συμμαχίδων πόλεων τῶν ἐκ τῆς Ἰταλίας, ἐξ ὧν ἂν βούλωνται συστρατεύειν τοὺς συμμάχους, διασαϕοῦντες τὸ πλῆθος καὶ τὴν ἡμέραν καὶ τὸν τόπον, εἰς ὃν δεήσει παρεῖναι τοὺς κεκριμέν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79t/1/1 to 1/79t/2/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6/21a/4t/1 to 6/21a/5t/1 (Schema:Book//chapter/section/line )</text:p>
          </table:table-cell>
          <table:table-cell office:value-type="float" office:value="35" calcext:value-type="float">
            <text:p>35</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ὰ δὲ μεταξὺ τῶν τάϕρων καὶ τῶν στρατοπέδων διαστήματα ϕυλακαῖς διέλαβον, ὀχυροποιησάμενοι τοὺς εὐκαίρους τῶν τόπων ἐν διαστάσει.</text:p>
          </table:table-cell>
          <table:table-cell office:value-type="string" calcext:value-type="string">
            <text:p>παρεκάθηντο δὲ μεταξὺ τῶν τάϕρων καὶ τῶν περισταυρωμάτων οἱ Ῥωμαῖοι κατὰ σπείρας ἀϕανεῖς διὰ τὸ σκότος, καὶ τοὺς διαβαίνοντας αὐτῶν, ὅτε γένοιντο ἐν χερσίν, ἐϕόνευ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8t/4/1 to 1/18t/5/1 (Schema:Book//chapter/section/line )</text:p>
          </table:table-cell>
          <table:table-cell office:value-type="string" calcext:value-type="string">
            <text:p>DIONYSIUS HALICARNASSENSIS <text:s/>Hist. <text:s/>Rhet. <text:s/>[0081]</text:p>
          </table:table-cell>
          <table:table-cell office:value-type="string" calcext:value-type="string">
            <text:p>Antiquitates Romanae, ed. K. Jacoby, Dionysii Halicarnasei <text:s/>antiquitatum Romanarum quae supersunt, 4 vols. Leipzig: Teubner, 1:1885 <text:s/>2:1888 3:1891 4:1905 (repr. Stuttgart: 1967): 1:1-403 2:1-408 <text:s/>3:1-400 4:1-336. <text:s/>*Lib. 1-3: vol. 1. <text:s/>*Lib. 4-6: vol. 2. <text:s/>*Lib. 7-9: vol. 3. <text:s/>*Lib. 10-20: vol. 4. <text:s/>(Cod: 295,922: Hist.) <text:s/></text:p>
          </table:table-cell>
          <table:table-cell office:value-type="string" calcext:value-type="string">
            <text:p>5/42t/2/1 to 5/42t/2/4 (Schema:Book//chapter/section/line )</text:p>
          </table:table-cell>
          <table:table-cell office:value-type="float" office:value="36" calcext:value-type="float">
            <text:p>36</text:p>
          </table:table-cell>
          <table:table-cell office:value-type="float" office:value="-1" calcext:value-type="float">
            <text:p>-1</text:p>
          </table:table-cell>
          <table:table-cell office:value-type="string" calcext:value-type="string">
            <text:p>DIONYSIUS HALICARNASSENSIS </text:p>
          </table:table-cell>
          <table:table-cell office:value-type="string" calcext:value-type="string">
            <text:p>Hist. <text:s/>Rhet. </text:p>
          </table:table-cell>
          <table:table-cell office:value-type="float" office:value="81" calcext:value-type="float">
            <text:p>81</text:p>
          </table:table-cell>
          <table:table-cell office:value-type="string" calcext:value-type="string">
            <text:p>0081-001</text:p>
          </table:table-cell>
        </table:table-row>
        <table:table-row table:style-name="ro1">
          <table:table-cell office:value-type="string" calcext:value-type="string">
            <text:p>εἰς γὰρ τοῦτο συνήγοντο τῇ σιτοδείᾳ καὶ σπάνει τῶν ἀναγκαίων ὥστε πολλάκις βουλεύεσθαι περὶ τοῦ λύειν τὴν πολιορκίαν.</text:p>
          </table:table-cell>
          <table:table-cell office:value-type="string" calcext:value-type="string">
            <text:p>ἐπὶ τῶν ἐν σιτοδείᾳ καὶ σπάνει τῶν ἀναγκαίων πολὺ ἀργύριον κερδαινόντ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8t/10/2 to 1/18t/11/1 (Schema:Book//chapter/section/line )</text:p>
          </table:table-cell>
          <table:table-cell office:value-type="string" calcext:value-type="string">
            <text:p>ARSENIUS <text:s/>Paroemiogr. <text:s/>[9018]</text:p>
          </table:table-cell>
          <table:table-cell office:value-type="string" calcext:value-type="string">
            <text:p>Apophthegmata, ed. E.L. von Leutsch, Corpus paroemiographorum <text:s/>Graecorum, vol. 2. Göttingen: Vandenhoeck &amp; Ruprecht, 1851 (repr. <text:s/>Hildesheim: Olms, 1958): 240-744. <text:s/>(Cod: 23,388: Paroem.) <text:s/></text:p>
          </table:table-cell>
          <table:table-cell office:value-type="string" calcext:value-type="string">
            <text:p>3/71a/1 to 3/71a/2 (Schema:Centuria/section/line )</text:p>
          </table:table-cell>
          <table:table-cell office:value-type="float" office:value="36" calcext:value-type="float">
            <text:p>36</text:p>
          </table:table-cell>
          <table:table-cell office:value-type="float" office:value="1.6" calcext:value-type="float">
            <text:p>1.6</text:p>
          </table:table-cell>
          <table:table-cell office:value-type="string" calcext:value-type="string">
            <text:p>ARSENIUS </text:p>
          </table:table-cell>
          <table:table-cell office:value-type="string" calcext:value-type="string">
            <text:p>Paroemiogr. </text:p>
          </table:table-cell>
          <table:table-cell office:value-type="float" office:value="9018" calcext:value-type="float">
            <text:p>9018</text:p>
          </table:table-cell>
          <table:table-cell office:value-type="string" calcext:value-type="string">
            <text:p>9018-001</text:p>
          </table:table-cell>
        </table:table-row>
        <table:table-row table:style-name="ro1">
          <table:table-cell office:value-type="string" calcext:value-type="string">
            <text:p>τὰ μὲν οὖν περὶ τὰς πεζικὰς δυ νάμεις ἑώρων κατὰ λόγον σϕίσι προχωροῦντα:</text:p>
          </table:table-cell>
          <table:table-cell office:value-type="string" calcext:value-type="string">
            <text:p>τὰ μὲν οὖν περὶ τὰς κενώσεις ἐπὶ τοσοῦτον ἄν τις ὡς πλέον τῶν ἰατρῶν ποιοίη.</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20t/3/1 to 1/20t/4/1 (Schema:Book//chapter/section/line )</text:p>
          </table:table-cell>
          <table:table-cell office:value-type="string" calcext:value-type="string">
            <text:p>ORIBASIUS <text:s/>Med. <text:s/>[0722]</text:p>
          </table:table-cell>
          <table:table-cell office:value-type="string" calcext:value-type="string">
            <text:p>Libri ad Eunapium (lib. 1-4), ed. J. Raeder, Oribasii synopsis ad <text:s/>Eustathium et libri ad Eunapium [Corpus medicorum Graecorum, vol. <text:s/>6.3. Leipzig: Teubner, 1926 (repr. Amsterdam: Hakkert, 1964)]: 317-318, <text:s/>320-347, 349-393, 396-433, 436-498. <text:s/>*Lib. 1: pp. 317-318, 320-347. <text:s/>*Lib. 2: pp. 349-393. <text:s/>*Lib. 3: pp. 396-433. <text:s/>*Lib. 4: pp. 436-498. <text:s/>(Cod: 57,605: Med.) <text:s/></text:p>
          </table:table-cell>
          <table:table-cell office:value-type="string" calcext:value-type="string">
            <text:p>1p/9t/20t/1 to 1p/9t/20t/2 (Schema:Book//chapter/section/line )</text:p>
          </table:table-cell>
          <table:table-cell office:value-type="float" office:value="36" calcext:value-type="float">
            <text:p>36</text:p>
          </table:table-cell>
          <table:table-cell office:value-type="float" office:value="400" calcext:value-type="float">
            <text:p>400</text:p>
          </table:table-cell>
          <table:table-cell office:value-type="string" calcext:value-type="string">
            <text:p>ORIBASIUS </text:p>
          </table:table-cell>
          <table:table-cell office:value-type="string" calcext:value-type="string">
            <text:p>Med. </text:p>
          </table:table-cell>
          <table:table-cell office:value-type="float" office:value="722" calcext:value-type="float">
            <text:p>722</text:p>
          </table:table-cell>
          <table:table-cell office:value-type="string" calcext:value-type="string">
            <text:p>0722-005</text:p>
          </table:table-cell>
        </table:table-row>
        <table:table-row table:style-name="ro1">
          <table:table-cell office:value-type="string" calcext:value-type="string">
            <text:p>Τῶν δὲ πολιορκουμένων ταῖς μὲν ἀντοικοδομίαις ἐνεργῶς χρωμένων, τοῦ δὲ λυμαίνεσθαι καὶ διαϕθείρειν τὰς τῶν ὑπεναντίων παρασκευὰς ἀπεγνωκότων, γίνεταί τις ἀνέμου στάσις ἔχουσα τηλικαύτην βίαν καὶ ϕορὰν εἰς αὐτὰς τὰς τῶν μηχανημάτων προσαγωγὰς ὥστε καὶ τὰς στοὰς διασαλεύειν καὶ τοὺς προκειμένους τούτων πύργους τῇ βίᾳ βαστάζειν.</text:p>
          </table:table-cell>
          <table:table-cell office:value-type="string" calcext:value-type="string">
            <text:p>γίνεταί τις ἀνέμου στάσις, ἔχουσα τηλικαύτην ϕοράν, ὥστε τὰς στοὰς σαλεύε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48t/1/1 to 1/48t/3/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sigma/1005b/1 to sigma/1005b/2 (Schema:Alphabetic letter//entry/line )</text:p>
          </table:table-cell>
          <table:table-cell office:value-type="float" office:value="36" calcext:value-type="float">
            <text:p>36</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Κατὰ δὲ τοὺς αὐτοὺς καιροὺς οἱ τὴν Σαρδόνα [τὴν νῆσον] παραϕυλάττοντες τῶν μισθοϕόρων, ζηλώσαντες τοὺς περὶ τὸν Μάθω καὶ Σπένδιον, ἐπιτίθενται τοῖς ἐν τῇ νήσῳ Καρχηδονίοις.</text:p>
          </table:table-cell>
          <table:table-cell office:value-type="string" calcext:value-type="string">
            <text:p>Κατὰ δὲ τοὺς αὐτοὺς καιροὺς Ἀχαιοὶ καὶ Φίλιππος ὁ βασιλεὺς ἅμα τοῖς ἄλλοις συμμάχοις συνίσταντο τὸν πρὸς Αἰτωλοὺς πόλεμον τὸν προσαγορευθέντα συμμαχικ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79t/1/1 to 1/79t/2/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2/37t/1/1 to 2/37t/2/1 (Schema:Book//chapter/section/line )</text:p>
          </table:table-cell>
          <table:table-cell office:value-type="float" office:value="36" calcext:value-type="float">
            <text:p>36</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ὰ μὲν οὖν περὶ τὰς ὑπαίθρους δυνάμεις ἐν τούτοις ἦν.</text:p>
          </table:table-cell>
          <table:table-cell office:value-type="string" calcext:value-type="string">
            <text:p>Τὰ μὲν οὖν περὶ τὰς διαϕορὰς καὶ τὰς τάξεις τῶν ϕάσεων ἁρμόζοντα τῇ παρούσῃ προθέσει σχεδὸν τοσαῦτ' ἂν εἴη:</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2t/14/1 to 1/83t/1/1 (Schema:Book//chapter/section/line )</text:p>
          </table:table-cell>
          <table:table-cell office:value-type="string" calcext:value-type="string">
            <text:p>Claudius PTOLEMAEUS <text:s/>Math. <text:s/>[0363]</text:p>
          </table:table-cell>
          <table:table-cell office:value-type="string" calcext:value-type="string">
            <text:p>Phaseis, ed. J.L. Heiberg, Claudii Ptolemaei opera quae exstant <text:s/>omnia, vol. 2. Leipzig: Teubner, 1907: 3-67. <text:s/>(Cod: 9,905: Astron.) <text:s/></text:p>
          </table:table-cell>
          <table:table-cell office:value-type="string" calcext:value-type="string">
            <text:p>2,2/10-607/3col 2,2-3 to 2,2/10-607/5col 2,2-3 (Schema:Volume/page/line )</text:p>
          </table:table-cell>
          <table:table-cell office:value-type="float" office:value="36" calcext:value-type="float">
            <text:p>36</text:p>
          </table:table-cell>
          <table:table-cell office:value-type="float" office:value="200" calcext:value-type="float">
            <text:p>200</text:p>
          </table:table-cell>
          <table:table-cell office:value-type="string" calcext:value-type="string">
            <text:p>Claudius PTOLEMAEUS </text:p>
          </table:table-cell>
          <table:table-cell office:value-type="string" calcext:value-type="string">
            <text:p>Math. </text:p>
          </table:table-cell>
          <table:table-cell office:value-type="float" office:value="363" calcext:value-type="float">
            <text:p>363</text:p>
          </table:table-cell>
          <table:table-cell office:value-type="string" calcext:value-type="string">
            <text:p>0363-002</text:p>
          </table:table-cell>
        </table:table-row>
        <table:table-row table:style-name="ro1">
          <table:table-cell office:value-type="string" calcext:value-type="string">
            <text:p>ὁ μὲν οὖν Μάρκος ἔμενεν, ὑπολειπόμενος ναῦς τετταράκοντα καὶ πεζοὺς μυρίους καὶ πεντακισχιλίους, ἱππεῖς δὲ πεντακοσίους:</text:p>
          </table:table-cell>
          <table:table-cell office:value-type="string" calcext:value-type="string">
            <text:p>παραδόξως δὲ τὰς τοῦ Σελεύκου χεῖρας διαϕυγὼν διήνυσεν εἰς τὴν Περσίδα μετὰ τῆς δυνάμεως, ἔχων πεζοὺς μὲν μυρίους καὶ πεντακισχιλίους, ἱππεῖς δὲ τρισχιλίους καὶ τριακοσί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29t/9/1 to 1/29t/10/1 (Schema:Book//chapter/section/line )</text:p>
          </table:table-cell>
          <table:table-cell office:value-type="string" calcext:value-type="string">
            <text:p>DIODORUS SICULUS <text:s/>Hist. <text:s/>[0060]</text:p>
          </table:table-cell>
          <table:table-cell office:value-type="string" calcext:value-type="string">
            <text:p>Bibliotheca historica (lib. 1-20), ed. F. Vogel and K.T. Fischer (post <text:s/>I. Bekker &amp; L. Dindorf), Diodori bibliotheca historica, 5 vols., 3rd <text:s/>edn. Leipzig: Teubner, 1:1888 2:1890 3:1893 4-5:1906 (repr. Stuttgart: <text:s/>1964): 1:1-533 2:1-461 3:1-497 4:1-426 <text:s/>5:1-336. <text:s/>*Lib. 1-4: vol. 1, ed. Vogel. <text:s/>*Lib. 5-12: vol. 2, ed. Vogel. <text:s/>*Lib. 13-15: vol. 3, ed. Vogel. <text:s/>*Lib. 16-18: vol. 4, ed. Fischer. <text:s/>*Lib. 19-20: vol. 5, ed. Fischer. <text:s/>(Cod: 419,934: Hist.) <text:s/></text:p>
          </table:table-cell>
          <table:table-cell office:value-type="string" calcext:value-type="string">
            <text:p>18(?)/73t/4t/1t to 18(?)/73t/4t/5t (Schema:Book//chapter/section/line )</text:p>
          </table:table-cell>
          <table:table-cell office:value-type="float" office:value="37" calcext:value-type="float">
            <text:p>37</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1</text:p>
          </table:table-cell>
        </table:table-row>
        <table:table-row table:style-name="ro1">
          <table:table-cell office:value-type="string" calcext:value-type="string">
            <text:p>διόπερ οὔτε τῶν ϕίλων κατηγορεῖν οὔτε τοὺς ἐχθροὺς ἐπαινεῖν ὀκνητέον, οὔτε δὲ τοὺς αὐτοὺς ψέγειν, ποτὲ δ' ἐγκωμιάζειν εὐλαβητέον, ἐπειδὴ τοὺς ἐν πράγμασιν ἀναστρεϕομένους οὔτ' εὐστοχεῖν αἰεὶ δυνατὸν οὔθ' ἁμαρτάνειν συνεχῶς εἰκός.</text:p>
          </table:table-cell>
          <table:table-cell office:value-type="string" calcext:value-type="string">
            <text:p>Διόπερ οὔτε τῶν ϕίλων καθάπτεσθαι οὔτε τοὺς ἐχθροὺς ἐπαινεῖν ὀκνητέ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4t/7/1 to 1/14t/8/1 (Schema:Book//chapter/section/line )</text:p>
          </table:table-cell>
          <table:table-cell office:value-type="string" calcext:value-type="string">
            <text:p>ANNA COMNENA <text:s/>Hist. <text:s/>[2703]</text:p>
          </table:table-cell>
          <table:table-cell office:value-type="string" calcext:value-type="string">
            <text:p>Alexias, ed. B. Leib, Anna Comnène. Alexiade, 3 vols. <text:s/>Paris: Les Belles Lettres, 1:1937 2:1943 3:1945 (repr. 1-2:1967): <text:s/>1:3-168 2:7-236 3:7-242. <text:s/>Vol. 1: lib. 1-4. <text:s/>Vol. 2: lib. 5-10. <text:s/>Vol. 3: lib. 11-15. <text:s/>(Cod: 151,330: Hist.) <text:s/></text:p>
          </table:table-cell>
          <table:table-cell office:value-type="string" calcext:value-type="string">
            <text:p>p/2t/3/6 to p/2t/3/7 (Schema:Book//chapter/section/line )</text:p>
          </table:table-cell>
          <table:table-cell office:value-type="float" office:value="38" calcext:value-type="float">
            <text:p>38</text:p>
          </table:table-cell>
          <table:table-cell office:value-type="float" office:value="1.2" calcext:value-type="float">
            <text:p>1.2</text:p>
          </table:table-cell>
          <table:table-cell office:value-type="string" calcext:value-type="string">
            <text:p>ANNA COMNENA </text:p>
          </table:table-cell>
          <table:table-cell office:value-type="string" calcext:value-type="string">
            <text:p>Hist. </text:p>
          </table:table-cell>
          <table:table-cell office:value-type="float" office:value="2703" calcext:value-type="float">
            <text:p>2703</text:p>
          </table:table-cell>
          <table:table-cell office:value-type="string" calcext:value-type="string">
            <text:p>2703-001</text:p>
          </table:table-cell>
        </table:table-row>
        <table:table-row table:style-name="ro1">
          <table:table-cell office:value-type="string" calcext:value-type="string">
            <text:p>οἱ δ' ἐπὶ τοσοῦτον διωρ γίσθησαν ὥστ' οὐδὲ τὸν τυχόντα χρόνον ἀναστροϕὴν δόντες ὥρμησαν τὸ μὲν πρῶτον ἐπὶ τὸ διαρπάζειν τὰ πρόχειρα τῶν χρημάτων, μετὰ δὲ ταῦτα συλλαμβάνειν τόν τε Γέσκωνα καὶ τοὺς μετ' αὐτοῦ Καρχηδονίους.</text:p>
          </table:table-cell>
          <table:table-cell office:value-type="string" calcext:value-type="string">
            <text:p>ταῦτα δ' εἰπὼν συνεβούλευε τόν τε Γέσκωνα καὶ τοὺς μετ' αὐτοῦ συλληϕθέντας καὶ τοὺς ὕστερον γενομένους αἰχμαλώτους τῶν Καρχηδονίων αἰκισαμένους ἀποκτεῖν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70t/4/1 to 1/70t/5/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0t/4/1 to 1/80t/5/1 (Schema:Book//chapter/section/line )</text:p>
          </table:table-cell>
          <table:table-cell office:value-type="float" office:value="38" calcext:value-type="float">
            <text:p>38</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Κατὰ δὲ τοὺς αὐτοὺς καιροὺς οἱ τὴν Σαρδόνα [τὴν νῆσον] παραϕυλάττοντες τῶν μισθοϕόρων, ζηλώσαντες τοὺς περὶ τὸν Μάθω καὶ Σπένδιον, ἐπιτίθενται τοῖς ἐν τῇ νήσῳ Καρχηδονίοις.</text:p>
          </table:table-cell>
          <table:table-cell office:value-type="string" calcext:value-type="string">
            <text:p>Κατὰ δὲ τοὺς αὐτοὺς καιροὺς Φίλιππος ἔπραττε τὰ κατὰ τὴν Τριϕυλίαν, καὶ Χείλων ὁ Λακεδαιμόνιος, ὑπολαμβάνων αὑτῷ καθήκειν κατὰ γένος τὴν βασιλείαν, καὶ βαρέως ϕέρων τὴν γεγενημένην ὑπεροψίαν περὶ αὐτὸν ἐκ τῶν ἐϕόρων ἐν τῇ κατὰ τὸν Λυκοῦργον κρίσει περὶ τῆς βασιλείας, κινεῖν ἐπεβάλετο τὰ καθεστῶτ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79t/1/1 to 1/79t/2/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4/81t/1,8/1 to 4/81t/2,8/1 (Schema:Book//chapter/section/line )</text:p>
          </table:table-cell>
          <table:table-cell office:value-type="float" office:value="38" calcext:value-type="float">
            <text:p>38</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Κατὰ δὲ τοὺς αὐτοὺς καιροὺς οἱ τὴν Σαρδόνα [τὴν νῆσον] παραϕυλάττοντες τῶν μισθοϕόρων, ζηλώσαντες τοὺς περὶ τὸν Μάθω καὶ Σπένδιον, ἐπιτίθενται τοῖς ἐν τῇ νήσῳ Καρχηδονίοις.</text:p>
          </table:table-cell>
          <table:table-cell office:value-type="string" calcext:value-type="string">
            <text:p>τοῖς δὲ περὶ τὸν Μάθω καὶ Σπένδιον οὐχ ἧττον πολιορκεῖσθαι συνέβαινεν ἢ πολιορκεῖ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79t/1/1 to 1/79t/2/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4t/1/1 to 1/84t/1/2 (Schema:Book//chapter/section/line )</text:p>
          </table:table-cell>
          <table:table-cell office:value-type="float" office:value="38" calcext:value-type="float">
            <text:p>38</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αῦτα δ' εἰπὼν συνεβούλευε τόν τε Γέσκωνα καὶ τοὺς μετ' αὐτοῦ συλληϕθέντας καὶ τοὺς ὕστερον γενομένους αἰχμαλώτους τῶν Καρχηδονίων αἰκισαμένους ἀποκτεῖναι.</text:p>
          </table:table-cell>
          <table:table-cell office:value-type="string" calcext:value-type="string">
            <text:p>οἱ δ' ἐπὶ τοσοῦτον διωρ γίσθησαν ὥστ' οὐδὲ τὸν τυχόντα χρόνον ἀναστροϕὴν δόντες ὥρμησαν τὸ μὲν πρῶτον ἐπὶ τὸ διαρπάζειν τὰ πρόχειρα τῶν χρημάτων, μετὰ δὲ ταῦτα συλλαμβάνειν τόν τε Γέσκωνα καὶ τοὺς μετ' αὐτοῦ Καρχηδονί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0t/4/1 to 1/80t/5/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70t/4/1 to 1/70t/5/1 (Schema:Book//chapter/section/line )</text:p>
          </table:table-cell>
          <table:table-cell office:value-type="float" office:value="38" calcext:value-type="float">
            <text:p>38</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ὰ μὲν οὖν περὶ τὰς ὑπαίθρους δυνάμεις ἐν τούτοις ἦν.</text:p>
          </table:table-cell>
          <table:table-cell office:value-type="string" calcext:value-type="string">
            <text:p>Τὰ μὲν οὖν περὶ τὰς μελίττας τοῦτον ἔχει τὸν τρόπον, τῶν δὲ σϕηκῶν ἐστὶ δύο γένη.</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2t/14/1 to 1/83t/1/1 (Schema:Book//chapter/section/line )</text:p>
          </table:table-cell>
          <table:table-cell office:value-type="string" calcext:value-type="string">
            <text:p>ARISTOTELES et CORPUS ARISTOTELICUM <text:s/>Phil. <text:s/>[0086]</text:p>
          </table:table-cell>
          <table:table-cell office:value-type="string" calcext:value-type="string">
            <text:p>Historia animalium, ed. P. Louis, Aristote. Histoire des animaux, <text:s/>vols. 1-3. Paris: Les Belles Lettres, 1:1964 2:1968 3:1969: 1:1-157 <text:s/>2:1-155 3:1-145, 156-175. <text:s/>Lib. 1-4 (486a5-538b23): vol. 1. <text:s/>Lib. 5-7 (538b28-588a12): vol. 2. <text:s/>Lib. 8-10 (588a16-633b8, 633b12-638b36): vol. 3. <text:s/>(Cod: 97,577: Nat. Hist.) <text:s/></text:p>
          </table:table-cell>
          <table:table-cell office:value-type="string" calcext:value-type="string">
            <text:p>69/627b/22t to 69/627b/23t (Schema:Bekker page/line )</text:p>
          </table:table-cell>
          <table:table-cell office:value-type="float" office:value="38" calcext:value-type="float">
            <text:p>38</text:p>
          </table:table-cell>
          <table:table-cell office:value-type="float" office:value="-301" calcext:value-type="float">
            <text:p>-301</text:p>
          </table:table-cell>
          <table:table-cell office:value-type="string" calcext:value-type="string">
            <text:p>ARISTOTELES et CORPUS ARISTOTELICUM </text:p>
          </table:table-cell>
          <table:table-cell office:value-type="string" calcext:value-type="string">
            <text:p>Phil. </text:p>
          </table:table-cell>
          <table:table-cell office:value-type="float" office:value="86" calcext:value-type="float">
            <text:p>86</text:p>
          </table:table-cell>
          <table:table-cell office:value-type="string" calcext:value-type="string">
            <text:p>0086-014</text:p>
          </table:table-cell>
        </table:table-row>
        <table:table-row table:style-name="ro1">
          <table:table-cell office:value-type="string" calcext:value-type="string">
            <text:p>τοῖς δὲ περὶ τὸν Μάθω καὶ Σπένδιον οὐχ ἧττον πολιορκεῖσθαι συνέβαινεν ἢ πολιορκεῖν.</text:p>
          </table:table-cell>
          <table:table-cell office:value-type="string" calcext:value-type="string">
            <text:p>Κατὰ δὲ τοὺς αὐτοὺς καιροὺς οἱ τὴν Σαρδόνα [τὴν νῆσον] παραϕυλάττοντες τῶν μισθοϕόρων, ζηλώσαντες τοὺς περὶ τὸν Μάθω καὶ Σπένδιον, ἐπιτίθενται τοῖς ἐν τῇ νήσῳ Καρχηδονίο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4t/1/1 to 1/84t/1/2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79t/1/1 to 1/79t/2/1 (Schema:Book//chapter/section/line )</text:p>
          </table:table-cell>
          <table:table-cell office:value-type="float" office:value="38" calcext:value-type="float">
            <text:p>38</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ἐδόκει γὰρ τὰ περὶ τὴν ἀλο γίαν τῆς τοῖς Μαμερτίνοις ἐπικουρίας ἰσορροπεῖν τοῖς ἐκ τῆς βοηθείας συμϕέρουσιν.</text:p>
          </table:table-cell>
          <table:table-cell office:value-type="string" calcext:value-type="string">
            <text:p>καὶ τὸ μὲν συνέδριον οὐδ' εἰς τέλος ἐκύ ρωσε τὴν γνώμην (ἐδόκει γὰρ τὰ περὶ τὴν ἀλογίαν τῆς τοῖς Μαμερτίνοις ἐπικουρίας ἰσορροπεῖν τοῖς ἐκ τῆς βοηθείας συμϕέρουσιν), οἱ δὲ πολλοί, τετρυμμένοι ὑπὸ τῶν προγεγονότων πολέμων καὶ προσδεόμενοι παντοδαπῆς ἐπανορθώσεως, ἅμα τοῖς ῥηθεῖσι περὶ τοῦ κοινῇ συμϕέρειν τὸν πόλεμον καὶ κατ' ἰδίαν ἑκάστοις ὠϕελείας προδήλους καὶ μεγάλας ὑποδεικνυόντων τῶν στρατηγῶν, ἔκριναν βοηθεῖ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1t/1/3 to 1/11t/2/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6/21t to 2/106/28t (Schema:Page/line )</text:p>
          </table:table-cell>
          <table:table-cell office:value-type="float" office:value="39" calcext:value-type="float">
            <text:p>39</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προχείρως δ' αὐτῶν συγκατατιθεμένων, εὐθέως ἐνεβίβαζε τά τε προϋπάρχοντα καὶ τὰ προσϕάτως παραγεγονότα πληρώματα, τοὺς δ' ἐπιβάτας ἐκ παντὸς ἐπέλεξε τοῦ στρατεύματος ἐθελοντὴν τοὺς ἀρίστους, ἅτε δὴ τοῦ μὲν πλοῦ σύνεγγυς ὄντος, τῆς δ' ὠϕελείας ἑτοίμου προϕαινομένης.</text:p>
          </table:table-cell>
          <table:table-cell office:value-type="string" calcext:value-type="string">
            <text:p>ἐκ παντὸς ἐπέλεξε τοῦ στρατεύματος ἐθελοντὴν τοὺς ἀρίστ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49t/5/1 to 1/49t/6/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epsilon/308a/3 to epsilon/308a/4 (Schema:Alphabetic letter//entry/line )</text:p>
          </table:table-cell>
          <table:table-cell office:value-type="float" office:value="39" calcext:value-type="float">
            <text:p>39</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Ὁ δ' ἐν ταῖς Συρακούσαις ὑπολειϕθεὶς στρατηγός, ἐπεὶ τὰ κατὰ τὴν πρόθεσιν ἐπετέλεσεν, κάμψας τὸν Πάχυνον ἐποιεῖτο τὸν πλοῦν ὡς ἐπὶ τὸ Λιλύβαιον, οὐδὲν εἰδὼς τῶν περὶ τοὺς προπλέοντας συμβεβηκότων.</text:p>
          </table:table-cell>
          <table:table-cell office:value-type="string" calcext:value-type="string">
            <text:p>ὁ δὲ βασιλεύς, οὐδὲν εἰδὼς τῶν περὶ τοὺς ὑπεναντίους, κατὰ δὲ τὴν αὑτοῦ πρόθεσιν ἀναζεύξας τὴν ἑωθινὴν προῆγε, κρίνων ποιεῖσθαι τὴν πορείαν παρ' αὐτὸν τὸν Στύμϕαλον ὡς ἐπὶ τὰς Καϕύ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54t/1/1 to 1/54t/2/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4/68t/6,8/1 to 4/68t/7,8/1 (Schema:Book//chapter/section/line )</text:p>
          </table:table-cell>
          <table:table-cell office:value-type="float" office:value="39" calcext:value-type="float">
            <text:p>39</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κατὰ δὲ τὸν καιρὸν τοῦτον Ναραύας, ὃς ἦν μὲν Νομὰς τῶν ἐνδοξοτάτων εἷς, (ἦν) δὲ καὶ πλήρης ὁρμῆς πολεμικῆς, οὗτος ἀεὶ μὲν οἰκείως διέκειτο πρὸς τοὺς Καρχηδονίους πατρικὴν ἔχων σύστασιν, τότε δὲ μᾶλλον παρωρμήθη διὰ τὴν Ἀμίλκου τοῦ στρατηγοῦ καταξίωσιν.</text:p>
          </table:table-cell>
          <table:table-cell office:value-type="string" calcext:value-type="string">
            <text:p>ὁ δὲ οἰκείως διέκειτο πρὸς τοὺς Καρχηδονίους, πατρικὴν ἔχων σύστασ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78t/1/1 to 1/78t/2/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sigma/1683b/2 to sigma/1683b/3 (Schema:Alphabetic letter//entry/line )</text:p>
          </table:table-cell>
          <table:table-cell office:value-type="float" office:value="39" calcext:value-type="float">
            <text:p>39</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αὕτη δ' ἔστιν συνεχὴς μὲν τοῖς ἀϕ' ὧν Τίμαιος ἀπέλιπεν, πίπτει δὲ κατὰ τὴν ἐνάτην καὶ εἰκοστὴν πρὸς ταῖς ἑκατὸν ὀλυμπιάδα.</text:p>
          </table:table-cell>
          <table:table-cell office:value-type="string" calcext:value-type="string">
            <text:p>ἤκμαζε δὲ κατὰ τὴν ἐνάτην καὶ ἑξηκοστὴν ὀλυμπιάδα [504_501].</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5t/1/2 to 1/5t/2/1 (Schema:Book//chapter/section/line )</text:p>
          </table:table-cell>
          <table:table-cell office:value-type="string" calcext:value-type="string">
            <text:p>PARMENIDES <text:s/>Poet. Phil. <text:s/>[1562]</text:p>
          </table:table-cell>
          <table:table-cell office:value-type="string" calcext:value-type="string">
            <text:p>Testimonia, ed. H. Diels and W. Kranz, Die Fragmente der <text:s/>Vorsokratiker, vol. 1, 6th edn. Berlin: Weidmann, 1951 (repr. <text:s/>Dublin/Zurich: 1966): 217-227. <text:s/>test. 1-54. <text:s/>(NQ: 4,493: Test.) <text:s/></text:p>
          </table:table-cell>
          <table:table-cell office:value-type="string" calcext:value-type="string">
            <text:p>1/22 to 1/22 (Schema:Fragment/line )</text:p>
          </table:table-cell>
          <table:table-cell office:value-type="float" office:value="40" calcext:value-type="float">
            <text:p>40</text:p>
          </table:table-cell>
          <table:table-cell office:value-type="float" office:value="-401" calcext:value-type="float">
            <text:p>-401</text:p>
          </table:table-cell>
          <table:table-cell office:value-type="string" calcext:value-type="string">
            <text:p>PARMENIDES </text:p>
          </table:table-cell>
          <table:table-cell office:value-type="string" calcext:value-type="string">
            <text:p>Poet. Phil. </text:p>
          </table:table-cell>
          <table:table-cell office:value-type="float" office:value="1562" calcext:value-type="float">
            <text:p>1562</text:p>
          </table:table-cell>
          <table:table-cell office:value-type="string" calcext:value-type="string">
            <text:p>1562-001</text:p>
          </table:table-cell>
        </table:table-row>
        <table:table-row table:style-name="ro1">
          <table:table-cell office:value-type="string" calcext:value-type="string">
            <text:p>καὶ μετὰ ταῦτ' ἀναζεύξας ἐκ τῶν Συρακουσῶν ἐποιεῖτο τὴν πορείαν ἐπὶ τὴν προειρημένην πόλιν:</text:p>
          </table:table-cell>
          <table:table-cell office:value-type="string" calcext:value-type="string">
            <text:p>&lt;Χαλκιδικόν&gt; ὄρος Σικελίας, ὡς Πολύβιος πρώτῳ (c. 11, 8) «ἐκ τῶν Συρακουσῶν ἐποιεῖτο τὴν πορείαν καὶ καταστρατοπεδεύσας ἐκ θατέρου μέρους περὶ τὸ Χαλκιδικὸν ὄρος καλούμεν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1t/8/1 to 1/11t/8/2 (Schema:Book//chapter/section/line )</text:p>
          </table:table-cell>
          <table:table-cell office:value-type="string" calcext:value-type="string">
            <text:p>Aelius HERODIANUS et Pseudo-HERODIANUS <text:s/>Gramm. <text:s/>Rhet. <text:s/>[0087]</text:p>
          </table:table-cell>
          <table:table-cell office:value-type="string" calcext:value-type="string">
            <text:p>De prosodia catholica, ed. A. Lentz, Grammatici Graeci, vol. 3.1. <text:s/>Leipzig: Teubner, 1867 (repr. Hildesheim: Olms, 1965): 3-547. <text:s/>(Cod: 143,838: Gramm.) <text:s/></text:p>
          </table:table-cell>
          <table:table-cell office:value-type="string" calcext:value-type="string">
            <text:p>3,1/380/32t to 3,1/380/35t (Schema:Part+volume/page/line )</text:p>
          </table:table-cell>
          <table:table-cell office:value-type="float" office:value="40" calcext:value-type="float">
            <text:p>40</text:p>
          </table:table-cell>
          <table:table-cell office:value-type="float" office:value="200" calcext:value-type="float">
            <text:p>200</text:p>
          </table:table-cell>
          <table:table-cell office:value-type="string" calcext:value-type="string">
            <text:p>Aelius HERODIANUS et Pseudo-HERODIANUS </text:p>
          </table:table-cell>
          <table:table-cell office:value-type="string" calcext:value-type="string">
            <text:p>Gramm. <text:s/>Rhet. </text:p>
          </table:table-cell>
          <table:table-cell office:value-type="float" office:value="87" calcext:value-type="float">
            <text:p>87</text:p>
          </table:table-cell>
          <table:table-cell office:value-type="string" calcext:value-type="string">
            <text:p>0087-001</text:p>
          </table:table-cell>
        </table:table-row>
        <table:table-row table:style-name="ro1">
          <table:table-cell office:value-type="string" calcext:value-type="string">
            <text:p>συμβαλὼν δὲ τοῖς ὑπ εναντίοις πολλοὺς μὲν αὐτῶν ἀπέκτεινε, τοὺς δὲ λοιποὺς ἠνάγκασε ϕυγεῖν προτροπάδην εἰς τὰς παρακειμένας πόλεις.</text:p>
          </table:table-cell>
          <table:table-cell office:value-type="string" calcext:value-type="string">
            <text:p>καὶ γενομένης συμβολῆς αὐτὸς κατόπιν αἰϕνιδίως ἐπιπεσὼν τοῖς πολεμίοις τοὺς μὲν αὐτῶν ἀπέκτεινε, τοὺς δὲ εἰς ϕυγὴν ἐτρέψατο.</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2t/3/1 to 1/12t/4/1 (Schema:Book//chapter/section/line )</text:p>
          </table:table-cell>
          <table:table-cell office:value-type="string" calcext:value-type="string">
            <text:p>Flavius JOSEPHUS <text:s/>Hist. <text:s/>[0526]</text:p>
          </table:table-cell>
          <table:table-cell office:value-type="string" calcext:value-type="string">
            <text:p>Antiquitates Judaicae, ed. B. Niese, Flavii Iosephi opera, vols. <text:s/>1-4. Berlin: Weidmann, 1:1887 2:1885: 3:1892 <text:s/>4:1890 (repr. 1955): 1:3-362 2:3-392 3:3-409 <text:s/>4:3-320. <text:s/>*Lib. 1-5: vol. 1. <text:s/>*Lib. 6-10: vol. 2. <text:s/>*Lib. 11-15: vol. 3. <text:s/>*Lib. 16-20: vol. 4. <text:s/>(Cod: 322,394: Hist.) <text:s/></text:p>
          </table:table-cell>
          <table:table-cell office:value-type="string" calcext:value-type="string">
            <text:p>7/73p/2t to 7/73p/4t (Schema:Book//chapter/line )</text:p>
          </table:table-cell>
          <table:table-cell office:value-type="float" office:value="40" calcext:value-type="float">
            <text:p>40</text:p>
          </table:table-cell>
          <table:table-cell office:value-type="float" office:value="100" calcext:value-type="float">
            <text:p>100</text:p>
          </table:table-cell>
          <table:table-cell office:value-type="string" calcext:value-type="string">
            <text:p>Flavius JOSEPHUS </text:p>
          </table:table-cell>
          <table:table-cell office:value-type="string" calcext:value-type="string">
            <text:p>Hist. </text:p>
          </table:table-cell>
          <table:table-cell office:value-type="float" office:value="526" calcext:value-type="float">
            <text:p>526</text:p>
          </table:table-cell>
          <table:table-cell office:value-type="string" calcext:value-type="string">
            <text:p>0526-001</text:p>
          </table:table-cell>
        </table:table-row>
        <table:table-row table:style-name="ro1">
          <table:table-cell office:value-type="string" calcext:value-type="string">
            <text:p>τοῦτον δ' ἐκπέμψαντες διακοσίας κατεσκευάζοντο ναῦς καὶ τἄλλα τὰ πρὸς τὸν πλοῦν ἡτοίμαζον.</text:p>
          </table:table-cell>
          <table:table-cell office:value-type="string" calcext:value-type="string">
            <text:p>εὐθὺ γὰρ καὶ τἄλλα τὰ πρὸς τὸν πόλεμον αὐτοῖς ἡ τύχη συνήθροισ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8t/3/1 to 1/38t/4/1 (Schema:Book//chapter/section/line )</text:p>
          </table:table-cell>
          <table:table-cell office:value-type="string" calcext:value-type="string">
            <text:p>DIODORUS SICULUS <text:s/>Hist. <text:s/>[0060]</text:p>
          </table:table-cell>
          <table:table-cell office:value-type="string" calcext:value-type="string">
            <text:p>Bibliotheca historica (lib. 1-20), ed. F. Vogel and K.T. Fischer (post <text:s/>I. Bekker &amp; L. Dindorf), Diodori bibliotheca historica, 5 vols., 3rd <text:s/>edn. Leipzig: Teubner, 1:1888 2:1890 3:1893 4-5:1906 (repr. Stuttgart: <text:s/>1964): 1:1-533 2:1-461 3:1-497 4:1-426 <text:s/>5:1-336. <text:s/>*Lib. 1-4: vol. 1, ed. Vogel. <text:s/>*Lib. 5-12: vol. 2, ed. Vogel. <text:s/>*Lib. 13-15: vol. 3, ed. Vogel. <text:s/>*Lib. 16-18: vol. 4, ed. Fischer. <text:s/>*Lib. 19-20: vol. 5, ed. Fischer. <text:s/>(Cod: 419,934: Hist.) <text:s/></text:p>
          </table:table-cell>
          <table:table-cell office:value-type="string" calcext:value-type="string">
            <text:p>14(?)/76t/4t/7t to 14(?)/76t/4t/8t (Schema:Book//chapter/section/line )</text:p>
          </table:table-cell>
          <table:table-cell office:value-type="float" office:value="40" calcext:value-type="float">
            <text:p>40</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1</text:p>
          </table:table-cell>
        </table:table-row>
        <table:table-row table:style-name="ro1">
          <table:table-cell office:value-type="string" calcext:value-type="string">
            <text:p>τῶν δὲ Ῥω μαίων οἱ μὲν πρὸς τὸν Ἱέρωνα ποιησάμενοι στρατηγοὶ τὰς συνθήκας ἀνακεχωρήκεισαν:</text:p>
          </table:table-cell>
          <table:table-cell office:value-type="string" calcext:value-type="string">
            <text:p>τῶν δὲ Ῥω μαίων οἱ μὲν ἐπὶ τοῖς στενοῖς ϕυλάττοντες ἅμα τῷ συνιδεῖν τὰ ϕῶτα προσβάλλοντα πρὸς τὰς ὑπερβολάς, νομίσαντες ταύτῃ ποιεῖσθαι τὴν ὁρμὴν τὸν Ἀννίβαν, ἀπολιπόντες τὰς δυσχωρίας παρεβοήθουν τοῖς ἄκρο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7t/6/1 to 1/17t/6/3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4t/1,8/1 to 3/94t/2,8/1 (Schema:Book//chapter/section/line )</text:p>
          </table:table-cell>
          <table:table-cell office:value-type="float" office:value="41" calcext:value-type="float">
            <text:p>41</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αὕτη δ' ἦν πεζοὶ μὲν εἰς μυρίους καὶ δισχιλίους, ἱππεῖς δὲ τετρακισχίλιοι, τὸ δὲ τῶν ἐλεϕάντων πλῆθος ἔγγιστά που τῶν ἑκατόν.</text:p>
          </table:table-cell>
          <table:table-cell office:value-type="string" calcext:value-type="string">
            <text:p>εἶχον δὲ στρατιώτας πεζοὺς μὲν μυρίους καὶ δισχιλίους, ἱππεῖς δὲ τετρακοσίους, ὧν ἦν στρατηγὸς Ἀλέξανδρος Αἰτωλ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2t/9/1 to 1/32t/9/4 (Schema:Book//chapter/section/line )</text:p>
          </table:table-cell>
          <table:table-cell office:value-type="string" calcext:value-type="string">
            <text:p>DIODORUS SICULUS <text:s/>Hist. <text:s/>[0060]</text:p>
          </table:table-cell>
          <table:table-cell office:value-type="string" calcext:value-type="string">
            <text:p>Bibliotheca historica (lib. 1-20), ed. F. Vogel and K.T. Fischer (post <text:s/>I. Bekker &amp; L. Dindorf), Diodori bibliotheca historica, 5 vols., 3rd <text:s/>edn. Leipzig: Teubner, 1:1888 2:1890 3:1893 4-5:1906 (repr. Stuttgart: <text:s/>1964): 1:1-533 2:1-461 3:1-497 4:1-426 <text:s/>5:1-336. <text:s/>*Lib. 1-4: vol. 1, ed. Vogel. <text:s/>*Lib. 5-12: vol. 2, ed. Vogel. <text:s/>*Lib. 13-15: vol. 3, ed. Vogel. <text:s/>*Lib. 16-18: vol. 4, ed. Fischer. <text:s/>*Lib. 19-20: vol. 5, ed. Fischer. <text:s/>(Cod: 419,934: Hist.) <text:s/></text:p>
          </table:table-cell>
          <table:table-cell office:value-type="string" calcext:value-type="string">
            <text:p>18(?)/38t/1t/4t to 18(?)/38t/2t/1t (Schema:Book//chapter/section/line )</text:p>
          </table:table-cell>
          <table:table-cell office:value-type="float" office:value="41" calcext:value-type="float">
            <text:p>41</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1</text:p>
          </table:table-cell>
        </table:table-row>
        <table:table-row table:style-name="ro1">
          <table:table-cell office:value-type="string" calcext:value-type="string">
            <text:p>Μεσσήνην μὲν γὰρ οὐ πολλοῖς ἀνώτερον χρόνοις τῶν νῦν λεγομένων καιρῶν Καμπανοὶ παρ' Ἀγαθοκλεῖ μισθοϕοροῦντες καὶ πάλαι περὶ τὸ κάλλος καὶ τὴν λοιπὴν εὐδαιμονίαν τῆς πόλεως ὀϕθαλμιῶντες ἅμα τῷ λαβεῖν καιρὸν εὐθὺς ἐπεχείρησαν παρασπονδεῖν:</text:p>
          </table:table-cell>
          <table:table-cell office:value-type="string" calcext:value-type="string">
            <text:p>Ὅτι κατὰ τὴν Λιβύην Μασαννάσας θεωρῶν τὸ πλῆθος τῶν πόλεων τῶν περὶ τὴν μικρὰν Σύρτιν ἐκτισμένων καὶ τὸ κάλλος τῆς χώρας, ἣν καλοῦσιν Ἐμπόρια, καὶ πάλαι τὸ πλῆθος τῶν προσόδων τῶν γινομένων ἐν τούτοις τοῖς τόποις ὀϕθαλμιῶν, ἐπεβάλετο καταπειράζειν τῶν Καρχηδονίων οὐ πολλοῖς ἀνώτερον χρόνοις τῶν νῦν λεγομένων καιρῶ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7t/2/1 to 1/7t/3/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21t/1t/1t to 31/21t/2t/2t (Schema:Book//chapter/section/line )</text:p>
          </table:table-cell>
          <table:table-cell office:value-type="float" office:value="42" calcext:value-type="float">
            <text:p>42</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Μεσσήνην μὲν γὰρ οὐ πολλοῖς ἀνώτερον χρόνοις τῶν νῦν λεγομένων καιρῶν Καμπανοὶ παρ' Ἀγαθοκλεῖ μισθοϕοροῦντες καὶ πάλαι περὶ τὸ κάλλος καὶ τὴν λοιπὴν εὐδαιμονίαν τῆς πόλεως ὀϕθαλμιῶντες ἅμα τῷ λαβεῖν καιρὸν εὐθὺς ἐπεχείρησαν παρασπονδεῖν:</text:p>
          </table:table-cell>
          <table:table-cell office:value-type="string" calcext:value-type="string">
            <text:p>Ὅτι κατὰ τὴν Λιβύην Μασσανάσσης θεωρῶν τὸ πλῆθος τῶν πόλεων τῶν περὶ τὴν μικρὰν Σύρτιν ἐκτισμένων καὶ τὸ κάλλος τῆς χώρας, ἣν καλοῦσιν Ἐμπόρια, καὶ πάλαι τὸ πλῆθος τῶν προσόδων τῶν γινομένων ἐν τούτοις τοῖς τόποις ὀϕθαλμιῶν, ἐπεβάλετο καταπειράζειν τῶν Καρχηδονίων οὐ πολλοῖς ἀνώτερον χρόνοις τῶν νῦν λεγομένων καιρῶ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7t/2/1 to 1/7t/3/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348/26t to 348/31t (Schema:Page/line )</text:p>
          </table:table-cell>
          <table:table-cell office:value-type="float" office:value="42" calcext:value-type="float">
            <text:p>4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καὶ μετὰ ταῦτ' ἀναζεύξας ἐκ τῶν Συρακουσῶν ἐποιεῖτο τὴν πορείαν ἐπὶ τὴν προειρημένην πόλιν:</text:p>
          </table:table-cell>
          <table:table-cell office:value-type="string" calcext:value-type="string">
            <text:p>ἔστι καὶ &lt;Χαλκιδικὸν&gt; ὄρος Σικελίας, ὡς Πολύβιος πρώτῳ „ἐκ τῶν Συρακουσῶν ἐποιεῖτο τὴν πορείαν καὶ καταστρατοπεδεύσας ἐκ θατέρου μέρους περὶ τὸ Χαλκιδικὸν ὄρος καλούμεν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1t/8/1 to 1/11t/8/2 (Schema:Book//chapter/section/line )</text:p>
          </table:table-cell>
          <table:table-cell office:value-type="string" calcext:value-type="string">
            <text:p>STEPHANUS <text:s/>Gramm. <text:s/>[4028]</text:p>
          </table:table-cell>
          <table:table-cell office:value-type="string" calcext:value-type="string">
            <text:p>Ethnica (epitome), ed. A. Meineke, Stephan von Byzanz. Ethnika. <text:s/>Berlin: Reimer, 1849 (repr. Graz: Akademische Druck- und Verlagsanstalt, 1958): <text:s/>1-713. <text:s/>(Cod: 101,920: Geogr., Gramm., Lexicogr.) <text:s/></text:p>
          </table:table-cell>
          <table:table-cell office:value-type="string" calcext:value-type="string">
            <text:p>684/10t1 to 684/13t1 (Schema:Page/line )</text:p>
          </table:table-cell>
          <table:table-cell office:value-type="float" office:value="42" calcext:value-type="float">
            <text:p>42</text:p>
          </table:table-cell>
          <table:table-cell office:value-type="float" office:value="600" calcext:value-type="float">
            <text:p>600</text:p>
          </table:table-cell>
          <table:table-cell office:value-type="string" calcext:value-type="string">
            <text:p>STEPHANUS </text:p>
          </table:table-cell>
          <table:table-cell office:value-type="string" calcext:value-type="string">
            <text:p>Gramm. </text:p>
          </table:table-cell>
          <table:table-cell office:value-type="float" office:value="4028" calcext:value-type="float">
            <text:p>4028</text:p>
          </table:table-cell>
          <table:table-cell office:value-type="string" calcext:value-type="string">
            <text:p>4028-001</text:p>
          </table:table-cell>
        </table:table-row>
        <table:table-row table:style-name="ro1">
          <table:table-cell office:value-type="string" calcext:value-type="string">
            <text:p>διόπερ οὐ χρὴ θαυμάζειν οὐδ' ἐν τοῖς ἑξῆς, ἐάν που προσανατρέχωμεν τοῖς χρόνοις περὶ τῶν ἐπιϕανεστάτων πολιτευμάτων.</text:p>
          </table:table-cell>
          <table:table-cell office:value-type="string" calcext:value-type="string">
            <text:p>διόπερ οὐ χρὴ θαυμάζειν οὐδ' ἐν τοῖς ἑξῆς, ἐὰν ἐπί τινας τόπους ἐρχόμενοι τοιούτους παραλείπωμεν τοῦτο τὸ μέρος διὰ τὰς προειρημένας αἰτί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2t/8/1 to 1/12t/9/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57t/6,8/1 to 3/57t/6,8/3 (Schema:Book//chapter/section/line )</text:p>
          </table:table-cell>
          <table:table-cell office:value-type="float" office:value="42" calcext:value-type="float">
            <text:p>42</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διόπερ οὐ χρὴ θαυμάζειν οὐδ' ἐν τοῖς ἑξῆς, ἐάν που προσανατρέχωμεν τοῖς χρόνοις περὶ τῶν ἐπιϕανεστάτων πολιτευμάτων.</text:p>
          </table:table-cell>
          <table:table-cell office:value-type="string" calcext:value-type="string">
            <text:p>διόπερ οὐ χρὴ θαυμάζειν οὐδ' ἐν τοῖς ἑξῆς, ἐὰν ἐπί τινας τόπους ἐρχόμενοι τοιούτους παραλείπωμεν τοῦτο τὸ μέρος διὰ τὰς προειρημένας αἰτί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2t/8/1 to 1/12t/9/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1/24t to 2/121/26t (Schema:Page/line )</text:p>
          </table:table-cell>
          <table:table-cell office:value-type="float" office:value="42" calcext:value-type="float">
            <text:p>4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διόπερ ἐπὶ τοῦτο τὸ μέρος ὁρμήσας τοῖς λογισμοῖς διεπέμπετο πρὸς τοὺς στρατηγούς, ὑπὲρ εἰρήνης καὶ ϕιλίας ποιούμενος τοὺς λόγους.</text:p>
          </table:table-cell>
          <table:table-cell office:value-type="string" calcext:value-type="string">
            <text:p>διόπερ ἐπὶ τοῦτο τὸ μέρος ὁρμήσας τῇ γνώμῃ παρήγγελλε τοῖς Μακεδόσιν ἅμα τῷ ϕωτὶ πᾶσιν ἀριστοποιεῖσθαι καὶ διεσκευασμένους ἑτοίμους ὑπάρχε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6t/5/1 to 1/16t/6/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4/71t/3,8/1 to 4/71t/4,8/1 (Schema:Book//chapter/section/line )</text:p>
          </table:table-cell>
          <table:table-cell office:value-type="float" office:value="42" calcext:value-type="float">
            <text:p>42</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ὰ μὲν οὖν περὶ τὰς πεζικὰς δυ νάμεις ἑώρων κατὰ λόγον σϕίσι προχωροῦντα:</text:p>
          </table:table-cell>
          <table:table-cell office:value-type="string" calcext:value-type="string">
            <text:p>τὰ μὲν οὖν περὶ τὰς γενέσεις καὶ μεταβολὰς ἐκ τούτων θεωρητέ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20t/3/1 to 1/20t/4/1 (Schema:Book//chapter/section/line )</text:p>
          </table:table-cell>
          <table:table-cell office:value-type="string" calcext:value-type="string">
            <text:p>THEOPHRASTUS <text:s/>Phil. <text:s/>[0093]</text:p>
          </table:table-cell>
          <table:table-cell office:value-type="string" calcext:value-type="string">
            <text:p>Historia plantarum, ed. A. Hort, Theophrastus. Enquiry into plants, <text:s/>2 vols. Cambridge, Mass.: Harvard University Press, 1916 (repr. 1:1968 <text:s/>2:1961): 1:2-474 2:2-320. <text:s/>(Cod: 73,980: Nat. Hist.) <text:s/></text:p>
          </table:table-cell>
          <table:table-cell office:value-type="string" calcext:value-type="string">
            <text:p>2/4t/4/15 to 2/4t/4/16 (Schema:Book//chapter/section/line )</text:p>
          </table:table-cell>
          <table:table-cell office:value-type="float" office:value="42" calcext:value-type="float">
            <text:p>42</text:p>
          </table:table-cell>
          <table:table-cell office:value-type="float" office:value="-201" calcext:value-type="float">
            <text:p>-201</text:p>
          </table:table-cell>
          <table:table-cell office:value-type="string" calcext:value-type="string">
            <text:p>THEOPHRASTUS </text:p>
          </table:table-cell>
          <table:table-cell office:value-type="string" calcext:value-type="string">
            <text:p>Phil. </text:p>
          </table:table-cell>
          <table:table-cell office:value-type="float" office:value="93" calcext:value-type="float">
            <text:p>93</text:p>
          </table:table-cell>
          <table:table-cell office:value-type="string" calcext:value-type="string">
            <text:p>0093-001</text:p>
          </table:table-cell>
        </table:table-row>
        <table:table-row table:style-name="ro1">
          <table:table-cell office:value-type="string" calcext:value-type="string">
            <text:p>ὅθεν ἀναχθέντες ἔπλεον δεξιὰν ἔχον τες τὴν Σικελίαν, κάμψαντες δὲ τὸν Πάχυνον ὑπερῆραν εἰς Ἔκνομον διὰ τὸ καὶ τὸ πεζὸν στράτευμα περὶ τούτους αὐτοὺς εἶναι τοὺς τόπους.</text:p>
          </table:table-cell>
          <table:table-cell office:value-type="string" calcext:value-type="string">
            <text:p>κάμψαντες δὲ τὸν Πάχυνον ὑπερῆραν εἰς Ἔκνομ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25t/8/1 to 1/25t/9/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upsilon/286b/1 to upsilon/286b/2 (Schema:Alphabetic letter//entry/line )</text:p>
          </table:table-cell>
          <table:table-cell office:value-type="float" office:value="42" calcext:value-type="float">
            <text:p>42</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οἷς ἐγένετο κατὰ τὸν αὐτὸν καιρὸν ἡ πρώτη Ῥωμαίων διάβασις εἰς τὴν Ἰλλυρίδα καὶ ταῦτα τὰ μέρη τῆς Εὐρώπης, ἐπὶ δὲ τοῖς προειρημένοις οἱ πρὸς τοὺς ἐν Ἰταλίᾳ Κελτοὺς ἀγῶνες.</text:p>
          </table:table-cell>
          <table:table-cell office:value-type="string" calcext:value-type="string">
            <text:p>Κατὰ δὲ τοὺς καιροὺς τούτους Ῥωμαῖοι τὴν πρώτην διάβασιν εἰς τὴν Ἰλλυρίδα καὶ ταῦτα τὰ μέρη τῆς Εὐρώπης ἐπεβάλοντο ποιεῖσθαι μετὰ δυνάμεω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3t/4/1 to 1/13t/5/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2/2t/1/1 to 2/2t/1/3 (Schema:Book//chapter/section/line )</text:p>
          </table:table-cell>
          <table:table-cell office:value-type="float" office:value="43" calcext:value-type="float">
            <text:p>43</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ὰ μὲν οὖν περὶ τὰς πεζικὰς δυ νάμεις ἑώρων κατὰ λόγον σϕίσι προχωροῦντα:</text:p>
          </table:table-cell>
          <table:table-cell office:value-type="string" calcext:value-type="string">
            <text:p>τὰ μὲν οὖν περὶ τὰς ἀρχὰς τοῦτον εἶχε τὸν τρόπ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20t/3/1 to 1/20t/4/1 (Schema:Book//chapter/section/line )</text:p>
          </table:table-cell>
          <table:table-cell office:value-type="string" calcext:value-type="string">
            <text:p>ARISTOTELES et CORPUS ARISTOTELICUM <text:s/>Phil. <text:s/>[0086]</text:p>
          </table:table-cell>
          <table:table-cell office:value-type="string" calcext:value-type="string">
            <text:p>Ἀθηναίων πολιτεία, ed. H. Oppermann, Aristotelis <text:s/>Ἀθηναίων πολιτεία. Leipzig: Teubner, 1928 (repr. Stuttgart: <text:s/>1968): 1-98. <text:s/>(Pap: 16,828: Hist., Phil.) <text:s/></text:p>
          </table:table-cell>
          <table:table-cell office:value-type="string" calcext:value-type="string">
            <text:p>3/5b/13a to 3/5b/13a (Schema:Section/subsection/line )</text:p>
          </table:table-cell>
          <table:table-cell office:value-type="float" office:value="43" calcext:value-type="float">
            <text:p>43</text:p>
          </table:table-cell>
          <table:table-cell office:value-type="float" office:value="-301" calcext:value-type="float">
            <text:p>-301</text:p>
          </table:table-cell>
          <table:table-cell office:value-type="string" calcext:value-type="string">
            <text:p>ARISTOTELES et CORPUS ARISTOTELICUM </text:p>
          </table:table-cell>
          <table:table-cell office:value-type="string" calcext:value-type="string">
            <text:p>Phil. </text:p>
          </table:table-cell>
          <table:table-cell office:value-type="float" office:value="86" calcext:value-type="float">
            <text:p>86</text:p>
          </table:table-cell>
          <table:table-cell office:value-type="string" calcext:value-type="string">
            <text:p>0086-003</text:p>
          </table:table-cell>
        </table:table-row>
        <table:table-row table:style-name="ro1">
          <table:table-cell office:value-type="string" calcext:value-type="string">
            <text:p>ἐν γὰρ τοῖς ἑξῆς χρόνοις, κατεχόντων αὐ τῶν ἤδη τὸν Ἀκράγαντα, πολλαὶ μὲν πόλεις προσετίθεντο τῶν μεσογαίων τοῖς Ῥωμαίοις, ἀγωνιῶσαι τὰς πεζικὰς δυνάμεις, ἔτι δὲ πλείους ἀϕίσταντο τῶν παραθαλαττίων, καταπεπληγμέναι τὸν τῶν Καρχηδονίων στόλον.</text:p>
          </table:table-cell>
          <table:table-cell office:value-type="string" calcext:value-type="string">
            <text:p>πολλαὶ δὲ πόλεις προσετίθεντο τῶν μεσογαίων τοῖς Ῥωμαίο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20t/6/1 to 1/20t/7/1 (Schema:Book//chapter/section/line )</text:p>
          </table:table-cell>
          <table:table-cell office:value-type="string" calcext:value-type="string">
            <text:p>Pseudo-ZONARAS <text:s/>Lexicogr. <text:s/>[3136]</text:p>
          </table:table-cell>
          <table:table-cell office:value-type="string" calcext:value-type="string">
            <text:p>Lexicon, ed. J.A.H. Tittmann, Iohannis Zonarae lexicon ex tribus <text:s/>codicibus manuscriptis, 2 vols. Leipzig: Crusius, 1808 (repr. Amsterdam: <text:s/>Hakkert, 1967): 1:1-1070 2:1077-1900. <text:s/>(Cod: 239,532: Lexicogr.) <text:s/></text:p>
          </table:table-cell>
          <table:table-cell office:value-type="string" calcext:value-type="string">
            <text:p>alpha/37/2t to alpha/37/3t (Schema:Alphabetic letter/page/line )</text:p>
          </table:table-cell>
          <table:table-cell office:value-type="float" office:value="43" calcext:value-type="float">
            <text:p>43</text:p>
          </table:table-cell>
          <table:table-cell office:value-type="float" office:value="1.3" calcext:value-type="float">
            <text:p>1.3</text:p>
          </table:table-cell>
          <table:table-cell office:value-type="string" calcext:value-type="string">
            <text:p>Pseudo-ZONARAS </text:p>
          </table:table-cell>
          <table:table-cell office:value-type="string" calcext:value-type="string">
            <text:p>Lexicogr. </text:p>
          </table:table-cell>
          <table:table-cell office:value-type="float" office:value="3136" calcext:value-type="float">
            <text:p>3136</text:p>
          </table:table-cell>
          <table:table-cell office:value-type="string" calcext:value-type="string">
            <text:p>3136-001</text:p>
          </table:table-cell>
        </table:table-row>
        <table:table-row table:style-name="ro1">
          <table:table-cell office:value-type="string" calcext:value-type="string">
            <text:p>Κατὰ δὲ τοὺς αὐτοὺς καιροὺς οἱ τὴν Σαρδόνα [τὴν νῆσον] παραϕυλάττοντες τῶν μισθοϕόρων, ζηλώσαντες τοὺς περὶ τὸν Μάθω καὶ Σπένδιον, ἐπιτίθενται τοῖς ἐν τῇ νήσῳ Καρχηδονίοις.</text:p>
          </table:table-cell>
          <table:table-cell office:value-type="string" calcext:value-type="string">
            <text:p>τούτων δὲ συμβαινόντων οἱ μὲν περὶ τὸν Μάθω καὶ Σπένδιον ἐπαρθέντες τοῖς συμβεβηκόσιν πολιορκεῖν ἐνεχείρησαν αὐτὴν τὴν Καρχηδόν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79t/1/1 to 1/79t/2/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2t/11/1 to 1/82t/12/1 (Schema:Book//chapter/section/line )</text:p>
          </table:table-cell>
          <table:table-cell office:value-type="float" office:value="43" calcext:value-type="float">
            <text:p>43</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ούτων δὲ συμβαινόντων οἱ μὲν περὶ τὸν Μάθω καὶ Σπένδιον ἐπαρθέντες τοῖς συμβεβηκόσιν πολιορκεῖν ἐνεχείρησαν αὐτὴν τὴν Καρχηδόνα.</text:p>
          </table:table-cell>
          <table:table-cell office:value-type="string" calcext:value-type="string">
            <text:p>Κατὰ δὲ τοὺς αὐτοὺς καιροὺς οἱ τὴν Σαρδόνα [τὴν νῆσον] παραϕυλάττοντες τῶν μισθοϕόρων, ζηλώσαντες τοὺς περὶ τὸν Μάθω καὶ Σπένδιον, ἐπιτίθενται τοῖς ἐν τῇ νήσῳ Καρχηδονίο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2t/11/1 to 1/82t/12/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79t/1/1 to 1/79t/2/1 (Schema:Book//chapter/section/line )</text:p>
          </table:table-cell>
          <table:table-cell office:value-type="float" office:value="43" calcext:value-type="float">
            <text:p>43</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ὥσπερ γὰρ ζῴου τῶν ὄψεων ἀϕαιρεθεισῶν ἀχρειοῦται τὸ ὅλον, οὕτως ἐξ ἱστορίας ἀναιρεθείσης τῆς ἀληθείας τὸ καταλειπόμενον αὐτῆς ἀνωϕελὲς γίνεται διήγημα.</text:p>
          </table:table-cell>
          <table:table-cell office:value-type="string" calcext:value-type="string">
            <text:p>ἐγὼ δὲ διότι μὲν ἡγεῖσθαι δεῖ τῶν τοιούτων συγ γραμμάτων τὴν ἀλήθειαν ὁμολογῶ, καὶ κατὰ τὴν πραγματείαν αὐτός που κέχρημαι λέγων οὕτως, ὅτι, καθάπερ ἐμψύχου σώματος τῶν ὄψεων ἐξαιρεθεισῶν ἀχρειοῦται τὸ ὅλον, οὕτως ἐξ ἱστορίας ἐὰν ἄρῃς τὴν ἀλήθειαν, τὸ καταλειπόμενον αὐτῆς ἀνωϕελὲς γίνεται διήγημ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4t/6/1 to 1/14t/7/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48/2t to 2/148/7t (Schema:Page/line )</text:p>
          </table:table-cell>
          <table:table-cell office:value-type="float" office:value="44" calcext:value-type="float">
            <text:p>44</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οἱ δ' ἀσμένως ἀκούσαντες ἐξέπεμψαν αὑτῶν τοὺς πρώτους ἄνδρας:</text:p>
          </table:table-cell>
          <table:table-cell office:value-type="string" calcext:value-type="string">
            <text:p>οἱ δ' ἀσμένως ἀκούσαντες ἐξέπεμψαν αὑτῶν τοὺς πρώτους ἄνδρας, οἳ καὶ συμμίξαντες αὐτῷ τοσοῦτον ἀπέσχον τοῦ ῥέπειν ταῖς γνώμαις ἐπὶ τὸ ποιεῖν τι τῶν λεγομένων, ὥστ' οὐδ' ἀκούοντες ὑπομένειν ἐδύναντο τὸ βάρος τῶν ἐπιταγμάτ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1t/5/1 to 1/31t/5/3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19/18t to 19/21t (Schema:Page/line )</text:p>
          </table:table-cell>
          <table:table-cell office:value-type="float" office:value="44" calcext:value-type="float">
            <text:p>44</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καὶ μὴν τὸ παρ' Εὐριπίδῃ πάλαι καλῶς εἰρῆσθαι δοκοῦν ὡς ἓν σοϕὸν βούλευμα τὰς πολλὰς χεῖρας νικᾷ τότε δι' αὐτῶν τῶν ἔργων ἔλαβε τὴν πίστιν.</text:p>
          </table:table-cell>
          <table:table-cell office:value-type="string" calcext:value-type="string">
            <text:p>σοϕὸν ἓν βούλευμα τὰς πολλὰς χεῖρας νικᾷ«.</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5t/4/1 to 1/35t/4/4 (Schema:Book//chapter/section/line )</text:p>
          </table:table-cell>
          <table:table-cell office:value-type="string" calcext:value-type="string">
            <text:p>EUSTATHIUS <text:s/>Philol. <text:s/>Scr. Eccl. <text:s/>[4083]</text:p>
          </table:table-cell>
          <table:table-cell office:value-type="string" calcext:value-type="string">
            <text:p>Commentarii ad Homeri Iliadem, ed. M. van der Valk, Eustathii <text:s/>archiepiscopi Thessalonicensis commentarii ad Homeri Iliadem pertinentes, <text:s/>vols. 1-4. Leiden: Brill, 1:1971 2:1976 3:1979 4:1987: 1:1-802 <text:s/>2:1-838 3:1-944 4:1-991. <text:s/>Vol. 1 = lib. Α_Δ. <text:s/>Vol. 2 = lib. Ε_Ι. <text:s/>Vol. 3 = lib. Κ_Π. <text:s/>Vol. 4 = lib. Ρ_Ω. <text:s/>(Cod: 1,099,422: Comm.) <text:s/></text:p>
          </table:table-cell>
          <table:table-cell office:value-type="string" calcext:value-type="string">
            <text:p>1/366/22t1 to 1/366/23t1 (Schema:Volume//page/line )</text:p>
          </table:table-cell>
          <table:table-cell office:value-type="float" office:value="44" calcext:value-type="float">
            <text:p>44</text:p>
          </table:table-cell>
          <table:table-cell office:value-type="float" office:value="1.2" calcext:value-type="float">
            <text:p>1.2</text:p>
          </table:table-cell>
          <table:table-cell office:value-type="string" calcext:value-type="string">
            <text:p>EUSTATHIUS </text:p>
          </table:table-cell>
          <table:table-cell office:value-type="string" calcext:value-type="string">
            <text:p>Philol. <text:s/>Scr. Eccl. </text:p>
          </table:table-cell>
          <table:table-cell office:value-type="float" office:value="4083" calcext:value-type="float">
            <text:p>4083</text:p>
          </table:table-cell>
          <table:table-cell office:value-type="string" calcext:value-type="string">
            <text:p>4083-001</text:p>
          </table:table-cell>
        </table:table-row>
        <table:table-row table:style-name="ro1">
          <table:table-cell office:value-type="string" calcext:value-type="string">
            <text:p>κατὰ μὲν οὖν τὴν ἀπὸ Καρχηδόνος πλευρὰν προσεστρατοπέδευσεν Ἀννίβας, κατὰ δὲ τὴν ἀπέναντι ταύτης Ἀμίλκας.</text:p>
          </table:table-cell>
          <table:table-cell office:value-type="string" calcext:value-type="string">
            <text:p>κατὰ μὲν οὖν τὴν ἀπὸ χρόνου ἀρχὴν ἄναρχα συναμϕότερα, κατὰ δὲ τὴν ἀπὸ αἰτίου πρόοδον καὶ οὐκ ἄναρχ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6t/3/1 to 1/86t/3/3 (Schema:Book//chapter/section/line )</text:p>
          </table:table-cell>
          <table:table-cell office:value-type="string" calcext:value-type="string">
            <text:p>Michael PSELLUS <text:s/>Polyhist. <text:s/>[2702]</text:p>
          </table:table-cell>
          <table:table-cell office:value-type="string" calcext:value-type="string">
            <text:p>Theologica, ed. P. Gautier, Michaelis Pselli theologica, vol. 1. <text:s/>Leipzig: Teubner, 1989: 1-447. <text:s/>Opuscula 1-114. <text:s/>(Cod: 143,710: Theol.) <text:s/></text:p>
          </table:table-cell>
          <table:table-cell office:value-type="string" calcext:value-type="string">
            <text:p>7 Mich/22a/27t to 7 Mich/22a/28t (Schema:Opusculum/line )</text:p>
          </table:table-cell>
          <table:table-cell office:value-type="float" office:value="44" calcext:value-type="float">
            <text:p>44</text:p>
          </table:table-cell>
          <table:table-cell office:value-type="float" office:value="1.1" calcext:value-type="float">
            <text:p>1.1</text:p>
          </table:table-cell>
          <table:table-cell office:value-type="string" calcext:value-type="string">
            <text:p>Michael PSELLUS </text:p>
          </table:table-cell>
          <table:table-cell office:value-type="string" calcext:value-type="string">
            <text:p>Polyhist. </text:p>
          </table:table-cell>
          <table:table-cell office:value-type="float" office:value="2702" calcext:value-type="float">
            <text:p>2702</text:p>
          </table:table-cell>
          <table:table-cell office:value-type="string" calcext:value-type="string">
            <text:p>2702-012</text:p>
          </table:table-cell>
        </table:table-row>
        <table:table-row table:style-name="ro1">
          <table:table-cell office:value-type="string" calcext:value-type="string">
            <text:p>ὥσπερ γὰρ ζῴου τῶν ὄψεων ἀϕαιρεθεισῶν ἀχρειοῦται τὸ ὅλον, οὕτως ἐξ ἱστορίας ἀναιρεθείσης τῆς ἀληθείας τὸ καταλειπόμενον αὐτῆς ἀνωϕελὲς γίνεται διήγημα.</text:p>
          </table:table-cell>
          <table:table-cell office:value-type="string" calcext:value-type="string">
            <text:p>ἐγὼ δὲ διότι μὲν ἡγεῖσθαι δεῖ τῶν τοιούτων συγγραμμάτων τὴν ἀλήθειαν ὁμολογῶ, καὶ κατὰ τὴν πραγματείαν αὐτός που κέχρημαι λέγων οὕτως, ὅτι, καθάπερ ἐμψύχου σώματος τῶν ὄψεων ἐξαιρεθεισῶν ἀχρειοῦται τὸ ὅλον, οὕτως ἐξ ἱστορίας ἐὰν ἄρῃς τὴν ἀλήθειαν, τὸ καταλειπόμενον αὐτῆς ἀνωϕελὲς γίνεται διήγημ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4t/6/1 to 1/14t/7/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2/12a/3t/1 to 12/12a/3t/8 (Schema:Book//chapter/section/line )</text:p>
          </table:table-cell>
          <table:table-cell office:value-type="float" office:value="45" calcext:value-type="float">
            <text:p>45</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καὶ συμπεσὼν ἐκ πλαγίου κατὰ κέρας τεταραγμένοις τοῖς πολεμίοις ἀκεραίους ἔχων καὶ συντεταγμένους τροπὴν ἐποίει τῶν ὑπεναντίων ἰσχυρὰν καὶ πολλοὺς μὲν αὐτῶν ἀπέκτεινεν, τοὺς δὲ λοιποὺς ἠνάγκασε ϕεύγειν προτροπάδην.</text:p>
          </table:table-cell>
          <table:table-cell office:value-type="string" calcext:value-type="string">
            <text:p>χρησάμενος δὲ συντόνῳ προσβολῇ ταχέως ἐνίκησε τοὺς ἀντιταξαμένους καὶ πολλοὺς μὲν αὐτῶν ἀπέκτεινεν, τοὺς δὲ λοιποὺς ἠνάγκασε ϕυγεῖν προτροπάδη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40t/14/3 to 1/40t/15/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10t/8t/1t to 33/10t/9t/1t (Schema:Book//chapter/section/line )</text:p>
          </table:table-cell>
          <table:table-cell office:value-type="float" office:value="45" calcext:value-type="float">
            <text:p>45</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καὶ συμπεσὼν ἐκ πλαγίου κατὰ κέρας τεταραγμένοις τοῖς πολεμίοις ἀκεραίους ἔχων καὶ συντεταγμένους τροπὴν ἐποίει τῶν ὑπεναντίων ἰσχυρὰν καὶ πολλοὺς μὲν αὐτῶν ἀπέκτεινεν, τοὺς δὲ λοιποὺς ἠνάγκασε ϕεύγειν προτροπάδην.</text:p>
          </table:table-cell>
          <table:table-cell office:value-type="string" calcext:value-type="string">
            <text:p>χρησάμενος δὲ συντόνῳ προσβολῇ ταχέως ἐνίκησε τοὺς ἀντιταξαμένους καὶ πολλοὺς μὲν αὐτῶν ἀπέκτεινεν, τοὺς δὲ λοιποὺς ἠνάγκασε ϕυγεῖν προτροπάδη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40t/14/3 to 1/40t/15/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59/8t to 59/11t (Schema:Page/line )</text:p>
          </table:table-cell>
          <table:table-cell office:value-type="float" office:value="45" calcext:value-type="float">
            <text:p>45</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Τὰ μὲν οὖν περὶ τὰς ὑπαίθρους δυνάμεις ἐν τούτοις ἦν.</text:p>
          </table:table-cell>
          <table:table-cell office:value-type="string" calcext:value-type="string">
            <text:p>Τὰ μὲν οὖν περὶ τὰς οἰκονομίας τε καὶ τὰ μέρη τὰ τούτων εἰρήκαμ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2t/14/1 to 1/83t/1/1 (Schema:Book//chapter/section/line )</text:p>
          </table:table-cell>
          <table:table-cell office:value-type="string" calcext:value-type="string">
            <text:p>ARISTOTELES et CORPUS ARISTOTELICUM <text:s/>Phil. <text:s/>[0086]</text:p>
          </table:table-cell>
          <table:table-cell office:value-type="string" calcext:value-type="string">
            <text:p>Oeconomica, ed. B.A. van Groningen and A. Wartelle, Aristote. <text:s/>Économique. Paris: Les Belles Lettres, 1968: 1-35 (1343a1-1353b27). <text:s/>(Cod: 6,491: Phil.) <text:s/></text:p>
          </table:table-cell>
          <table:table-cell office:value-type="string" calcext:value-type="string">
            <text:p>2t/17/1346a/25t to 2t/17/1346a/26t (Schema:Bekker page/line )</text:p>
          </table:table-cell>
          <table:table-cell office:value-type="float" office:value="45" calcext:value-type="float">
            <text:p>45</text:p>
          </table:table-cell>
          <table:table-cell office:value-type="float" office:value="-301" calcext:value-type="float">
            <text:p>-301</text:p>
          </table:table-cell>
          <table:table-cell office:value-type="string" calcext:value-type="string">
            <text:p>ARISTOTELES et CORPUS ARISTOTELICUM </text:p>
          </table:table-cell>
          <table:table-cell office:value-type="string" calcext:value-type="string">
            <text:p>Phil. </text:p>
          </table:table-cell>
          <table:table-cell office:value-type="float" office:value="86" calcext:value-type="float">
            <text:p>86</text:p>
          </table:table-cell>
          <table:table-cell office:value-type="string" calcext:value-type="string">
            <text:p>0086-029</text:p>
          </table:table-cell>
        </table:table-row>
        <table:table-row table:style-name="ro1">
          <table:table-cell office:value-type="string" calcext:value-type="string">
            <text:p>τίς γὰρ οὕτως ὑπάρχει ϕαῦλος ἢ ῥᾴθυμος ἀνθρώπων ὃς οὐκ ἂν βούλοιτο γνῶναι πῶς καὶ τίνι γένει πολιτείας ἐπικρατηθέντα σχεδὸν ἅπαντα τὰ κατὰ τὴν οἰκουμένην οὐχ ὅλοις πεντήκοντα καὶ τρισὶν ἔτεσιν ὑπὸ μίαν ἀρχὴν ἔπεσε τὴν Ῥωμαίων, ὃ πρότερον οὐχ εὑρίσκεται γεγονός, τίς δὲ πάλιν οὕτως ἐκπαθὴς πρός τι τῶν ἄλλων θεαμάτων ἢ μαθημάτων ὃς προυργιαίτερον ἄν τι ποιήσαιτο τῆσδε τῆς ἐμπειρίας</text:p>
          </table:table-cell>
          <table:table-cell office:value-type="string" calcext:value-type="string">
            <text:p>ἐμοὶ δ' ὅτι μὲν ἦν ἐξ ἀρχῆς ἕν τι τῶν ἀναγκαίων καὶ τοῦτο τὸ μέρος τῆς ὅλης προθέσεως, ἐν πολλοῖς οἶμαι δῆλον αὐτὸ πεποιηκέναι, μάλιστα δ' ἐν τῇ καταβολῇ καὶ προεκθέσει τῆς ἱστορίας, ἐν ᾗ τοῦτο κάλλιστον ἔϕαμεν, ἅμα δ' ὠϕελιμώτατον εἶναι τῆς ἡμετέρας ἐπιβολῆς τοῖς ἐντυγχάνουσι τῇ πραγματείᾳ τὸ γνῶναι καὶ μαθεῖν πῶς καὶ τίνι γένει πολιτείας ἐπικρατηθέντα σχεδὸν πάντα τὰ κατὰ τὴν οἰκουμένην ἐν οὐδ' ὅλοις πεντήκοντα καὶ τρισὶν ἔτεσιν ὑπὸ μίαν ἀρχὴν τὴν Ῥωμαίων ἔπεσεν, ὃ πρότερον οὐχ εὑρίσκεται γεγον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t/5/1 to 1/1t/6/3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6/2t/2t/1 to 6/2t/4t/1 (Schema:Book//chapter/section/line )</text:p>
          </table:table-cell>
          <table:table-cell office:value-type="float" office:value="46" calcext:value-type="float">
            <text:p>46</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λοιπὸν ἀνάγκη συγχωρεῖν τὰς ἀρχὰς καὶ τὰς ὑποθέσεις εἶναι ψευδεῖς, καὶ νικώντων εὐθέως τῶν Ῥωμαίων ἐν ταῖς περὶ τὴν Μεσσήνην συμπλοκαῖς ἡττημένους αὐτοὺς ἡμῖν ὑπὸ τοῦ συγγραϕέως ἀπηγγέλθαι.</text:p>
          </table:table-cell>
          <table:table-cell office:value-type="string" calcext:value-type="string">
            <text:p>Λοιπὸν ἀνάγκη συγχωρεῖν, τὰς ἀρχὰς καὶ τὰς ὑποθέσεις εἶναι ψευδεῖ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5t/11/1 to 1/15t/11/5 (Schema:Book//chapter/section/line )</text:p>
          </table:table-cell>
          <table:table-cell office:value-type="string" calcext:value-type="string">
            <text:p>PHILINUS <text:s/>Hist. <text:s/>[1969]</text:p>
          </table:table-cell>
          <table:table-cell office:value-type="string" calcext:value-type="string">
            <text:p>Fragmenta, ed. K. Müller, FHG 3. Paris: Didot, 1841-1870: <text:s/>17-19. <text:s/>Frr. 1-4. <text:s/>(Q: 833: Hist.) <text:s/></text:p>
          </table:table-cell>
          <table:table-cell office:value-type="string" calcext:value-type="string">
            <text:p>1b/41t to 1b/42t (Schema:Fragment/line )</text:p>
          </table:table-cell>
          <table:table-cell office:value-type="float" office:value="46" calcext:value-type="float">
            <text:p>46</text:p>
          </table:table-cell>
          <table:table-cell office:value-type="float" office:value="-201" calcext:value-type="float">
            <text:p>-201</text:p>
          </table:table-cell>
          <table:table-cell office:value-type="string" calcext:value-type="string">
            <text:p>PHILINUS </text:p>
          </table:table-cell>
          <table:table-cell office:value-type="string" calcext:value-type="string">
            <text:p>Hist. </text:p>
          </table:table-cell>
          <table:table-cell office:value-type="float" office:value="1969" calcext:value-type="float">
            <text:p>1969</text:p>
          </table:table-cell>
          <table:table-cell office:value-type="string" calcext:value-type="string">
            <text:p>1969-003</text:p>
          </table:table-cell>
        </table:table-row>
        <table:table-row table:style-name="ro1">
          <table:table-cell office:value-type="string" calcext:value-type="string">
            <text:p>οὐ μὴν ἀλλὰ πάλιν ἐνταῦθα πάσαις μὲν ἀμϕότεροι ταῖς πολιορκητικαῖς ἐπινοίαις καὶ βίαις χρησάμενοι κατ' ἀλλήλων, πᾶν δὲ γένος ἐνδείας ἀνασχόμενοι, πάσης δ' ἐπιθέσεως καὶ μάχης πεῖραν λαβόντες, τέλος οὐχ, ὡς Φάβιός ϕησιν, ἐξαδυνατοῦντες καὶ περικακοῦντες, ἀλλ' ὡς ἂν ἀπαθεῖς καὶ ἀήττητοί τινες ἄνδρες ἱερὸν ἐποίησαν τὸν στέϕανον.</text:p>
          </table:table-cell>
          <table:table-cell office:value-type="string" calcext:value-type="string">
            <text:p>τέλος, οὐχ, ὡς Φάβιος ϕησὶν, ἐξαδυνατοῦντες καὶ περικακοῦντες, ἀλλ' ὡς ἂν ἀπαθεῖς καὶ ἀήττητοί τινες ἄνδρες, ἱερὸν ἐποιήσαντο στέϕαν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58t/4/1 to 1/58t/6/1 (Schema:Book//chapter/section/line )</text:p>
          </table:table-cell>
          <table:table-cell office:value-type="string" calcext:value-type="string">
            <text:p>Quintus FABIUS PICTOR <text:s/>Hist. <text:s/>[2542]</text:p>
          </table:table-cell>
          <table:table-cell office:value-type="string" calcext:value-type="string">
            <text:p>Fragmenta, ed. K. Müller, FHG 3. Paris: Didot, 1841-1870: <text:s/>83-93. <text:s/>Frr. 1-29. <text:s/>frr. 2b, 6, 10, 12-15, 17, 19-20, 22-27 contain Latin text only. <text:s/>(Q: 4,505: Hist.) <text:s/></text:p>
          </table:table-cell>
          <table:table-cell office:value-type="string" calcext:value-type="string">
            <text:p>16a/15 to 16a/18 (Schema:Fragment/line )</text:p>
          </table:table-cell>
          <table:table-cell office:value-type="float" office:value="46" calcext:value-type="float">
            <text:p>46</text:p>
          </table:table-cell>
          <table:table-cell office:value-type="float" office:value="-201" calcext:value-type="float">
            <text:p>-201</text:p>
          </table:table-cell>
          <table:table-cell office:value-type="string" calcext:value-type="string">
            <text:p>Quintus FABIUS PICTOR </text:p>
          </table:table-cell>
          <table:table-cell office:value-type="string" calcext:value-type="string">
            <text:p>Hist. </text:p>
          </table:table-cell>
          <table:table-cell office:value-type="float" office:value="2542" calcext:value-type="float">
            <text:p>2542</text:p>
          </table:table-cell>
          <table:table-cell office:value-type="string" calcext:value-type="string">
            <text:p>2542-003</text:p>
          </table:table-cell>
        </table:table-row>
        <table:table-row table:style-name="ro1">
          <table:table-cell office:value-type="string" calcext:value-type="string">
            <text:p>Ὁ μὲν οὖν Ῥωμαίοις καὶ Καρχηδονίοις συστὰς περὶ Σικελίας πόλεμος ἐπὶ τοιούτοις καὶ τοιοῦτον ἔσχε τὸ τέλος, ἔτη πολεμηθεὶς εἴκοσι καὶ τέτταρα συνεχῶς, πόλεμος ὧν ἡμεῖς ἴσμεν ἀκοῇ μαθόντες πολυχρονιώτατος καὶ συνεχέστατος καὶ μέγιστος.</text:p>
          </table:table-cell>
          <table:table-cell office:value-type="string" calcext:value-type="string">
            <text:p>ὁ μὲν οὖν Πελοποννησιακὸς πόλεμος, μακρότατος γενόμενος ὧν ἴσμεν, τοιοῦτον ἔσχε τὸ τέλος, ἔτη διαμείνας ἑπτὰ πρὸς τοῖς εἴκοσ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63t/4/1 to 1/63t/5/1 (Schema:Book//chapter/section/line )</text:p>
          </table:table-cell>
          <table:table-cell office:value-type="string" calcext:value-type="string">
            <text:p>DIODORUS SICULUS <text:s/>Hist. <text:s/>[0060]</text:p>
          </table:table-cell>
          <table:table-cell office:value-type="string" calcext:value-type="string">
            <text:p>Bibliotheca historica (lib. 1-20), ed. F. Vogel and K.T. Fischer (post <text:s/>I. Bekker &amp; L. Dindorf), Diodori bibliotheca historica, 5 vols., 3rd <text:s/>edn. Leipzig: Teubner, 1:1888 2:1890 3:1893 4-5:1906 (repr. Stuttgart: <text:s/>1964): 1:1-533 2:1-461 3:1-497 4:1-426 <text:s/>5:1-336. <text:s/>*Lib. 1-4: vol. 1, ed. Vogel. <text:s/>*Lib. 5-12: vol. 2, ed. Vogel. <text:s/>*Lib. 13-15: vol. 3, ed. Vogel. <text:s/>*Lib. 16-18: vol. 4, ed. Fischer. <text:s/>*Lib. 19-20: vol. 5, ed. Fischer. <text:s/>(Cod: 419,934: Hist.) <text:s/></text:p>
          </table:table-cell>
          <table:table-cell office:value-type="string" calcext:value-type="string">
            <text:p>13(?)/107t/5t/1t to 13(?)/107t/5t/4t (Schema:Book//chapter/section/line )</text:p>
          </table:table-cell>
          <table:table-cell office:value-type="float" office:value="46" calcext:value-type="float">
            <text:p>46</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1</text:p>
          </table:table-cell>
        </table:table-row>
        <table:table-row table:style-name="ro1">
          <table:table-cell office:value-type="string" calcext:value-type="string">
            <text:p>τίς γὰρ οὕτως ὑπάρχει ϕαῦλος ἢ ῥᾴθυμος ἀνθρώπων ὃς οὐκ ἂν βούλοιτο γνῶναι πῶς καὶ τίνι γένει πολιτείας ἐπικρατηθέντα σχεδὸν ἅπαντα τὰ κατὰ τὴν οἰκουμένην οὐχ ὅλοις πεντήκοντα καὶ τρισὶν ἔτεσιν ὑπὸ μίαν ἀρχὴν ἔπεσε τὴν Ῥωμαίων, ὃ πρότερον οὐχ εὑρίσκεται γεγονός, τίς δὲ πάλιν οὕτως ἐκπαθὴς πρός τι τῶν ἄλλων θεαμάτων ἢ μαθημάτων ὃς προυργιαίτερον ἄν τι ποιήσαιτο τῆσδε τῆς ἐμπειρίας</text:p>
          </table:table-cell>
          <table:table-cell office:value-type="string" calcext:value-type="string">
            <text:p>ἐμοὶ δὲ ὅτι μὲν ἦν ἐξ ἀρχῆς ἕν τι τῶν ἀναγ καίων καὶ τοῦτο τὸ μέρος τῆς ὅλης προθέσεως, ἐν πολλοῖς οἶμαι δῆλον αὐτὸ πεποιηκέναι, μάλιστα δ' ἐν τῇ καταβολῇ καὶ προεκθέσει τῆς ἱστορίας, ἐν ᾗ τοῦτο κάλλιστον ἔϕαμεν ἅμα δ' ὠϕελιμώτατον εἶναι τῆς ἡμετέρας ἐπιβολῆς τοῖς ἐντυγχάνουσι τῇ πραγματείᾳ, τὸ γνῶναι καὶ μαθεῖν πῶς καὶ τίνι γένει πολιτείας ἐπικρατηθέντα σχεδὸν πάντα τὰ κατὰ τὴν οἰκουμένην ἐν οὐδ' ὅλοις πεντήκοντα καὶ τρισὶν ἔτεσιν ὑπὸ μίαν ἀρχὴν τὴν Ῥωμαίων ἔπεσεν, ὃ πρότερον οὐχ εὑρίσκεται γεγον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t/5/1 to 1/1t/6/3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31/6t to 2/131/14t (Schema:Page/line )</text:p>
          </table:table-cell>
          <table:table-cell office:value-type="float" office:value="47" calcext:value-type="float">
            <text:p>47</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ἐξ οὗ συνέβαινε παρα βόλως μὲν ὑπομένειν καὶ διακινδυνεύειν πολιορκουμένους τοὺς τὴν κορυϕὴν κατέχοντας τῶν Ῥωμαίων, ἀπίστως δὲ τοὺς Καρχηδονίους ἀντέχειν, τῶν τε πολεμίων πανταχόθεν προσκειμένων καὶ τῶν χορηγιῶν οὐ ῥᾳδίως αὐτοῖς παρακομιζομένων, ὡς ἂν τῆς θαλάττης καθ' ἕνα τόπον καὶ μίαν πρόσοδον ἀντεχομένοις.</text:p>
          </table:table-cell>
          <table:table-cell office:value-type="string" calcext:value-type="string">
            <text:p>Ἐξ οὗ συνέβαινε πα ραβόλως μὲν ὑπομένειν καὶ διακινδυνεύειν πολιορκουμένους τοὺς τὴν κορυϕὴν κατέχοντας τῶν Ῥωμαί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58t/3/1 to 1/58t/4/1 (Schema:Book//chapter/section/line )</text:p>
          </table:table-cell>
          <table:table-cell office:value-type="string" calcext:value-type="string">
            <text:p>Quintus FABIUS PICTOR <text:s/>Hist. <text:s/>[2542]</text:p>
          </table:table-cell>
          <table:table-cell office:value-type="string" calcext:value-type="string">
            <text:p>Fragmenta, ed. K. Müller, FHG 3. Paris: Didot, 1841-1870: <text:s/>83-93. <text:s/>Frr. 1-29. <text:s/>frr. 2b, 6, 10, 12-15, 17, 19-20, 22-27 contain Latin text only. <text:s/>(Q: 4,505: Hist.) <text:s/></text:p>
          </table:table-cell>
          <table:table-cell office:value-type="string" calcext:value-type="string">
            <text:p>16a/5 to 16a/7 (Schema:Fragment/line )</text:p>
          </table:table-cell>
          <table:table-cell office:value-type="float" office:value="47" calcext:value-type="float">
            <text:p>47</text:p>
          </table:table-cell>
          <table:table-cell office:value-type="float" office:value="-201" calcext:value-type="float">
            <text:p>-201</text:p>
          </table:table-cell>
          <table:table-cell office:value-type="string" calcext:value-type="string">
            <text:p>Quintus FABIUS PICTOR </text:p>
          </table:table-cell>
          <table:table-cell office:value-type="string" calcext:value-type="string">
            <text:p>Hist. </text:p>
          </table:table-cell>
          <table:table-cell office:value-type="float" office:value="2542" calcext:value-type="float">
            <text:p>2542</text:p>
          </table:table-cell>
          <table:table-cell office:value-type="string" calcext:value-type="string">
            <text:p>2542-003</text:p>
          </table:table-cell>
        </table:table-row>
        <table:table-row table:style-name="ro1">
          <table:table-cell office:value-type="string" calcext:value-type="string">
            <text:p>τοῦτον μὲν οὖν παραχρῆμα πρὸς τὸν τοῦ Σπενδίου σταυρὸν ἀγαγόντες καὶ τιμωρησάμενοι πικρῶς ἐκεῖνον μὲν καθεῖλον, τοῦτον δ' ἀνέθεσαν ζῶντα καὶ περικατέσϕαξαν τριάκοντα τῶν Καρχηδονίων τοὺς ἐπιϕανεστάτους περὶ τὸ τοῦ Σπενδίου σῶμα, τῆς τύχης ὥσπερ ἐπίτηδες ἐκ παραθέσεως ἀμϕοτέροις ἐναλλὰξ διδούσης ἀϕορμὰς εἰς ὑπερβολὴν τῆς κατ' ἀλλήλων τιμωρίας.</text:p>
          </table:table-cell>
          <table:table-cell office:value-type="string" calcext:value-type="string">
            <text:p>Πάλιν ἡττήθη νικήσας Ἀννίβας ὑπὸ τῶν μισθοϕόρων, τῆς τύχης ὥσπερ ἐπίτηδες ἐκ παραθέσεως ἀμϕοτέροις ἐναλλὰξ διδούσης ἀϕορμὴν εἰς ὑπερβολὴν τῆς κατ' ἀλλήλων τιμωρί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6t/6/1 to 1/86t/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2/21t to 2/112/23t (Schema:Page/line )</text:p>
          </table:table-cell>
          <table:table-cell office:value-type="float" office:value="47" calcext:value-type="float">
            <text:p>47</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ὁ γὰρ Φιλῖνος ἀρχόμενος ἅμα τῶν πραγμάτων καὶ τῆς δευτέρας βύβλου ϕησὶ προσκαθῆσθαι τῇ Μεσσήνῃ πολεμοῦντας τούς τε Καρχηδονίους καὶ τοὺς Συρακοσίους, παραγενομένους δὲ τοὺς Ῥωμαίους κατὰ θάλατταν εἰς τὴν πόλιν εὐθὺς ἐξελθεῖν ἐπὶ τοὺς Συρακοσίους:</text:p>
          </table:table-cell>
          <table:table-cell office:value-type="string" calcext:value-type="string">
            <text:p>παραγενομένους δὲ τοὺς Ῥω μαίους κατὰ θάλατταν εἰς τὴν πόλιν, εὐθὺς ἐξελθεῖν ἐπὶ τοὺς Συρακουσί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5t/1/1 to 1/15t/2/3 (Schema:Book//chapter/section/line )</text:p>
          </table:table-cell>
          <table:table-cell office:value-type="string" calcext:value-type="string">
            <text:p>PHILINUS <text:s/>Hist. <text:s/>[1969]</text:p>
          </table:table-cell>
          <table:table-cell office:value-type="string" calcext:value-type="string">
            <text:p>Fragmenta, ed. K. Müller, FHG 3. Paris: Didot, 1841-1870: <text:s/>17-19. <text:s/>Frr. 1-4. <text:s/>(Q: 833: Hist.) <text:s/></text:p>
          </table:table-cell>
          <table:table-cell office:value-type="string" calcext:value-type="string">
            <text:p>1b/4t to 1b/6t (Schema:Fragment/line )</text:p>
          </table:table-cell>
          <table:table-cell office:value-type="float" office:value="48" calcext:value-type="float">
            <text:p>48</text:p>
          </table:table-cell>
          <table:table-cell office:value-type="float" office:value="-201" calcext:value-type="float">
            <text:p>-201</text:p>
          </table:table-cell>
          <table:table-cell office:value-type="string" calcext:value-type="string">
            <text:p>PHILINUS </text:p>
          </table:table-cell>
          <table:table-cell office:value-type="string" calcext:value-type="string">
            <text:p>Hist. </text:p>
          </table:table-cell>
          <table:table-cell office:value-type="float" office:value="1969" calcext:value-type="float">
            <text:p>1969</text:p>
          </table:table-cell>
          <table:table-cell office:value-type="string" calcext:value-type="string">
            <text:p>1969-003</text:p>
          </table:table-cell>
        </table:table-row>
        <table:table-row table:style-name="ro1">
          <table:table-cell office:value-type="string" calcext:value-type="string">
            <text:p>οὐ μὴν ἀλλὰ καὶ Ῥω μαῖοι τηροῦντες τὰ κατὰ τὰς συνθήκας δίκαια προθυμίας οὐδὲν ἀπέλειπον.</text:p>
          </table:table-cell>
          <table:table-cell office:value-type="string" calcext:value-type="string">
            <text:p>τῶν δ' Ἰτυκαίων ἐγχειρι ζόντων σϕᾶς, οὐ προσεδέξαντο, τηροῦντες τὰ κατὰ τὰς συνθήκας δίκαι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3t/5/1 to 1/83t/6/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3t/11/4 to 1/83t/11/6 (Schema:Book//chapter/section/line )</text:p>
          </table:table-cell>
          <table:table-cell office:value-type="float" office:value="48" calcext:value-type="float">
            <text:p>48</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ῶν δ' Ἰτυκαίων ἐγχειρι ζόντων σϕᾶς, οὐ προσεδέξαντο, τηροῦντες τὰ κατὰ τὰς συνθήκας δίκαια.</text:p>
          </table:table-cell>
          <table:table-cell office:value-type="string" calcext:value-type="string">
            <text:p>οὐ μὴν ἀλλὰ καὶ Ῥω μαῖοι τηροῦντες τὰ κατὰ τὰς συνθήκας δίκαια προθυμίας οὐδὲν ἀπέλειπ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3t/11/4 to 1/83t/11/6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3t/5/1 to 1/83t/6/1 (Schema:Book//chapter/section/line )</text:p>
          </table:table-cell>
          <table:table-cell office:value-type="float" office:value="48" calcext:value-type="float">
            <text:p>48</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ἐν δὲ τοῖς κατὰ τὴν Ἰταλίαν καὶ Λιβύην τόποις ὁ συστὰς Ῥωμαίοις καὶ Καρχηδονίοις, ὃν οἱ πλεῖστοι προσαγορεύουσιν Ἀννιβιακόν.</text:p>
          </table:table-cell>
          <table:table-cell office:value-type="string" calcext:value-type="string">
            <text:p>ἄρξει δὲ τῆς πραγματείας ἡμῖν τῶν μὲν χρόνων ὀλυμπιὰς ἑκατοστή τε καὶ τετταρακοστή, τῶν δὲ πράξεων παρὰ μὲν τοῖς Ἕλλησιν ὁ προσαγορευθεὶς συμμαχικὸς πόλεμος, ὃν πρῶτον ἐξήνεγκε μετ' Ἀχαιῶν πρὸς Αἰτωλοὺς Φίλιππος Δημητρίου μὲν υἱὸς πατὴρ δὲ Περσέως, παρὰ δὲ τοῖς τὴν Ἀσίαν οἰκοῦσιν ὁ περὶ Κοίλης Συρίας, ὃν Ἀντίοχος καὶ Πτολεμαῖος ὁ Φιλοπάτωρ ἐπολέμησαν πρὸς ἀλλήλους, ἐν δὲ τοῖς κατὰ τὴν Ἰταλίαν καὶ Λιβύην τόποις ὁ συστὰς Ῥωμαίοις καὶ Καρχηδονίοις, ὃν οἱ πλεῖστοι προσαγορεύουσιν Ἀννιβιακ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t/2/1 to 1/3t/2/4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4/21t to 2/105/7t (Schema:Page/line )</text:p>
          </table:table-cell>
          <table:table-cell office:value-type="float" office:value="49" calcext:value-type="float">
            <text:p>49</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καταστρατοπεδεύσας δ' ἐκ θατέρου μέρους περὶ τὸ Χαλκιδικὸν ὄρος καλούμενον ἀπέκλεισε καὶ ταύτης τῆς ἐξόδου τοὺς ἐν τῇ πόλει.</text:p>
          </table:table-cell>
          <table:table-cell office:value-type="string" calcext:value-type="string">
            <text:p>&lt;Χαλκιδικόν&gt; ὄρος Σικελίας, ὡς Πολύβιος πρώτῳ (c. 11, 8) «ἐκ τῶν Συρακουσῶν ἐποιεῖτο τὴν πορείαν καὶ καταστρατοπεδεύσας ἐκ θατέρου μέρους περὶ τὸ Χαλκιδικὸν ὄρος καλούμεν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1t/8/3 to 1/11t/9/1 (Schema:Book//chapter/section/line )</text:p>
          </table:table-cell>
          <table:table-cell office:value-type="string" calcext:value-type="string">
            <text:p>Aelius HERODIANUS et Pseudo-HERODIANUS <text:s/>Gramm. <text:s/>Rhet. <text:s/>[0087]</text:p>
          </table:table-cell>
          <table:table-cell office:value-type="string" calcext:value-type="string">
            <text:p>De prosodia catholica, ed. A. Lentz, Grammatici Graeci, vol. 3.1. <text:s/>Leipzig: Teubner, 1867 (repr. Hildesheim: Olms, 1965): 3-547. <text:s/>(Cod: 143,838: Gramm.) <text:s/></text:p>
          </table:table-cell>
          <table:table-cell office:value-type="string" calcext:value-type="string">
            <text:p>3,1/380/32t to 3,1/380/35t (Schema:Part+volume/page/line )</text:p>
          </table:table-cell>
          <table:table-cell office:value-type="float" office:value="49" calcext:value-type="float">
            <text:p>49</text:p>
          </table:table-cell>
          <table:table-cell office:value-type="float" office:value="200" calcext:value-type="float">
            <text:p>200</text:p>
          </table:table-cell>
          <table:table-cell office:value-type="string" calcext:value-type="string">
            <text:p>Aelius HERODIANUS et Pseudo-HERODIANUS </text:p>
          </table:table-cell>
          <table:table-cell office:value-type="string" calcext:value-type="string">
            <text:p>Gramm. <text:s/>Rhet. </text:p>
          </table:table-cell>
          <table:table-cell office:value-type="float" office:value="87" calcext:value-type="float">
            <text:p>87</text:p>
          </table:table-cell>
          <table:table-cell office:value-type="string" calcext:value-type="string">
            <text:p>0087-001</text:p>
          </table:table-cell>
        </table:table-row>
        <table:table-row table:style-name="ro1">
          <table:table-cell office:value-type="string" calcext:value-type="string">
            <text:p>οἷς ἐγένετο κατὰ τὸν αὐτὸν καιρὸν ἡ πρώτη Ῥωμαίων διάβασις εἰς τὴν Ἰλλυρίδα καὶ ταῦτα τὰ μέρη τῆς Εὐρώπης, ἐπὶ δὲ τοῖς προειρημένοις οἱ πρὸς τοὺς ἐν Ἰταλίᾳ Κελτοὺς ἀγῶνες.</text:p>
          </table:table-cell>
          <table:table-cell office:value-type="string" calcext:value-type="string">
            <text:p>Ἡ μὲν οὖν πρώτη διάβασις Ῥωμαίων μετὰ δυνάμεως εἰς τὴν Ἰλλυρίδα καὶ ταῦτα τὰ μέρη τῆς Εὐρώπης, ἔτι δ' ἐπιπλοκὴ μετὰ πρεσβείας εἰς τοὺς κατὰ τὴν Ἑλλάδα τόπους τοιάδε καὶ διὰ ταύτας ἐγένετο τὰς αἰτί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3t/4/1 to 1/13t/5/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2/12t/7/1 to 2/12t/8/1 (Schema:Book//chapter/section/line )</text:p>
          </table:table-cell>
          <table:table-cell office:value-type="float" office:value="49" calcext:value-type="float">
            <text:p>49</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αἱ γὰρ ἐπιϕα νεῖς καὶ παράδοξοι πράξεις βαρεῖς μὲν τοὺς ϕθόνους, ὀξείας δὲ τὰς διαβολὰς γεννῶσιν:</text:p>
          </table:table-cell>
          <table:table-cell office:value-type="string" calcext:value-type="string">
            <text:p>αἱ γὰρ ἐπιϕανεῖς καὶ παρά δοξοι πράξεις βαρεῖς μὲν τοὺς ϕθόνους ὀξείας δὲ τὰς διαβολὰς γεννῶσιν, ἃς οἱ μὲν ἐγχώριοι διά τε τὰς συγγενείας καὶ τὸ τῶν ϕίλων πλῆθος οἷοί τ' ἂν ἀναϕέρειν, οἱ δὲ ξένοι ταχέως ἐϕ' ἑκατέρων τούτων ἡττῶνται καὶ κινδυνεύουσ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6t/3/1 to 1/36t/3/3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0/6t to 2/110/10t (Schema:Page/line )</text:p>
          </table:table-cell>
          <table:table-cell office:value-type="float" office:value="49" calcext:value-type="float">
            <text:p>49</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τὸ δὲ λοιπὸν πλῆ θος ἐπαράμενον τοὺς ἱστοὺς καὶ κατουρῶσαν αὖθις ἀπεχώρει πρὸς τὴν Ἱερὰν νῆσον, εὐτυχῶς καὶ παραδόξως (ἐκ) μεταβολῆς αὐτοῖς πρὸς τὸν δέοντα καιρὸν τοῦ πνεύματος συνεργήσαντος.</text:p>
          </table:table-cell>
          <table:table-cell office:value-type="string" calcext:value-type="string">
            <text:p>τὸ δὲ λοιπὸν πλῆθος ἐπαράμενον τοὺς ἱστοὺς καὶ κατουρῶσαν ἀπεχώρε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61t/7/1 to 1/61t/7/5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kappa/1101a/1 to kappa/1101a/2 (Schema:Alphabetic letter//entry/line )</text:p>
          </table:table-cell>
          <table:table-cell office:value-type="float" office:value="49" calcext:value-type="float">
            <text:p>49</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τὰ μὲν οὖν περὶ τὰς πεζικὰς δυ νάμεις ἑώρων κατὰ λόγον σϕίσι προχωροῦντα:</text:p>
          </table:table-cell>
          <table:table-cell office:value-type="string" calcext:value-type="string">
            <text:p>τὰ μὲν οὖν περὶ τὰς διώρυγας τοιαῦτ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20t/3/1 to 1/20t/4/1 (Schema:Book//chapter/section/line )</text:p>
          </table:table-cell>
          <table:table-cell office:value-type="string" calcext:value-type="string">
            <text:p>STRABO <text:s/>Geogr. <text:s/>[0099]</text:p>
          </table:table-cell>
          <table:table-cell office:value-type="string" calcext:value-type="string">
            <text:p>Geographica, ed. A. Meineke, Strabonis geographica, 3 vols. <text:s/>Leipzig: Teubner, 1877 (repr. Graz: Akademische Druck- und Verlagsanstalt, <text:s/>1969): 1:xiii-xv, 1-396 2:397-814 3:815-1173. <text:s/>*1:xiii-xv = τῶν Στράβωνος γεωγραϕικῶν κεϕάλαια. <text:s/>*Lib. 1-6: vol. 1, pp. 1-396. <text:s/>*Lib. 7-12: vol. 2, pp. 397-814. <text:s/>*Lib. 13-17: vol. 3, pp. 815-1173. <text:s/>(Cod: 299,833: Geogr.) <text:s/></text:p>
          </table:table-cell>
          <table:table-cell office:value-type="string" calcext:value-type="string">
            <text:p>16a/1/13a/29t to 16a/1/13a/30t (Schema:Book//chapter/section/line )</text:p>
          </table:table-cell>
          <table:table-cell office:value-type="float" office:value="50" calcext:value-type="float">
            <text:p>50</text:p>
          </table:table-cell>
          <table:table-cell office:value-type="float" office:value="100" calcext:value-type="float">
            <text:p>100</text:p>
          </table:table-cell>
          <table:table-cell office:value-type="string" calcext:value-type="string">
            <text:p>STRABO </text:p>
          </table:table-cell>
          <table:table-cell office:value-type="string" calcext:value-type="string">
            <text:p>Geogr. </text:p>
          </table:table-cell>
          <table:table-cell office:value-type="float" office:value="99" calcext:value-type="float">
            <text:p>99</text:p>
          </table:table-cell>
          <table:table-cell office:value-type="string" calcext:value-type="string">
            <text:p>0099-001</text:p>
          </table:table-cell>
        </table:table-row>
        <table:table-row table:style-name="ro1">
          <table:table-cell office:value-type="string" calcext:value-type="string">
            <text:p>τὸ μὲν οὖν πρῶτον ὥρμησεν ὡς καταταχή σων:</text:p>
          </table:table-cell>
          <table:table-cell office:value-type="string" calcext:value-type="string">
            <text:p>τὸ μὲν οὖν πρῶτον ὥρμησεν ὡς καταταχήσων, καταπροτερούμενος δὲ τῶν ἐπιβατικῶν ἀντὶ τοῦ νικώμενος ἐγένετο ὑποχείριο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47t/8/1 to 1/47t/8/2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kappa/812a/1 to kappa/812a/3 (Schema:Alphabetic letter//entry/line )</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Τὰ μὲν οὖν περὶ τὰς ὑπαίθρους δυνάμεις ἐν τούτοις ἦν.</text:p>
          </table:table-cell>
          <table:table-cell office:value-type="string" calcext:value-type="string">
            <text:p>Τὰ μὲν οὖν [περὶ τὰ]ς ἀρχὰς τ[οῦ]τον εἶχε τὸν τρόπ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2t/14/1 to 1/83t/1/1 (Schema:Book//chapter/section/line )</text:p>
          </table:table-cell>
          <table:table-cell office:value-type="string" calcext:value-type="string">
            <text:p>ARISTOTELES et CORPUS ARISTOTELICUM <text:s/>Phil. <text:s/>[0086]</text:p>
          </table:table-cell>
          <table:table-cell office:value-type="string" calcext:value-type="string">
            <text:p>Ἀθηναίων πολιτεία, ed. H. Oppermann, Aristotelis <text:s/>Ἀθηναίων πολιτεία. Leipzig: Teubner, 1928 (repr. Stuttgart: <text:s/>1968): 1-98. <text:s/>(Pap: 16,828: Hist., Phil.) <text:s/></text:p>
          </table:table-cell>
          <table:table-cell office:value-type="string" calcext:value-type="string">
            <text:p>9/1b/1a to 9/1b/1a (Schema:Section/subsection/line )</text:p>
          </table:table-cell>
          <table:table-cell office:value-type="float" office:value="50" calcext:value-type="float">
            <text:p>50</text:p>
          </table:table-cell>
          <table:table-cell office:value-type="float" office:value="-301" calcext:value-type="float">
            <text:p>-301</text:p>
          </table:table-cell>
          <table:table-cell office:value-type="string" calcext:value-type="string">
            <text:p>ARISTOTELES et CORPUS ARISTOTELICUM </text:p>
          </table:table-cell>
          <table:table-cell office:value-type="string" calcext:value-type="string">
            <text:p>Phil. </text:p>
          </table:table-cell>
          <table:table-cell office:value-type="float" office:value="86" calcext:value-type="float">
            <text:p>86</text:p>
          </table:table-cell>
          <table:table-cell office:value-type="string" calcext:value-type="string">
            <text:p>0086-003</text:p>
          </table:table-cell>
        </table:table-row>
        <table:table-row table:style-name="ro1">
          <table:table-cell office:value-type="string" calcext:value-type="string">
            <text:p>καταστρατοπεδεύσας δ' ἐκ θατέρου μέρους περὶ τὸ Χαλκιδικὸν ὄρος καλούμενον ἀπέκλεισε καὶ ταύτης τῆς ἐξόδου τοὺς ἐν τῇ πόλει.</text:p>
          </table:table-cell>
          <table:table-cell office:value-type="string" calcext:value-type="string">
            <text:p>ἔστι καὶ &lt;Χαλκιδικὸν&gt; ὄρος Σικελίας, ὡς Πολύβιος πρώτῳ „ἐκ τῶν Συρακουσῶν ἐποιεῖτο τὴν πορείαν καὶ καταστρατοπεδεύσας ἐκ θατέρου μέρους περὶ τὸ Χαλκιδικὸν ὄρος καλούμεν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1t/8/3 to 1/11t/9/1 (Schema:Book//chapter/section/line )</text:p>
          </table:table-cell>
          <table:table-cell office:value-type="string" calcext:value-type="string">
            <text:p>STEPHANUS <text:s/>Gramm. <text:s/>[4028]</text:p>
          </table:table-cell>
          <table:table-cell office:value-type="string" calcext:value-type="string">
            <text:p>Ethnica (epitome), ed. A. Meineke, Stephan von Byzanz. Ethnika. <text:s/>Berlin: Reimer, 1849 (repr. Graz: Akademische Druck- und Verlagsanstalt, 1958): <text:s/>1-713. <text:s/>(Cod: 101,920: Geogr., Gramm., Lexicogr.) <text:s/></text:p>
          </table:table-cell>
          <table:table-cell office:value-type="string" calcext:value-type="string">
            <text:p>684/10t1 to 684/13t1 (Schema:Page/line )</text:p>
          </table:table-cell>
          <table:table-cell office:value-type="float" office:value="51" calcext:value-type="float">
            <text:p>51</text:p>
          </table:table-cell>
          <table:table-cell office:value-type="float" office:value="600" calcext:value-type="float">
            <text:p>600</text:p>
          </table:table-cell>
          <table:table-cell office:value-type="string" calcext:value-type="string">
            <text:p>STEPHANUS </text:p>
          </table:table-cell>
          <table:table-cell office:value-type="string" calcext:value-type="string">
            <text:p>Gramm. </text:p>
          </table:table-cell>
          <table:table-cell office:value-type="float" office:value="4028" calcext:value-type="float">
            <text:p>4028</text:p>
          </table:table-cell>
          <table:table-cell office:value-type="string" calcext:value-type="string">
            <text:p>4028-001</text:p>
          </table:table-cell>
        </table:table-row>
        <table:table-row table:style-name="ro1">
          <table:table-cell office:value-type="string" calcext:value-type="string">
            <text:p>συμβαλὼν δὲ τοῖς ὑπ εναντίοις πολλοὺς μὲν αὐτῶν ἀπέκτεινε, τοὺς δὲ λοιποὺς ἠνάγκασε ϕυγεῖν προτροπάδην εἰς τὰς παρακειμένας πόλεις.</text:p>
          </table:table-cell>
          <table:table-cell office:value-type="string" calcext:value-type="string">
            <text:p>χρησάμενος δὲ συντόνῳ προσβολῇ ταχέως ἐνίκησε τοὺς ἀντιταξαμένους καὶ πολλοὺς μὲν αὐτῶν ἀπέκτεινεν, τοὺς δὲ λοιποὺς ἠνάγκασε ϕυγεῖν προτροπάδη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2t/3/1 to 1/12t/4/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10t/8t/1t to 33/10t/9t/1t (Schema:Book//chapter/section/line )</text:p>
          </table:table-cell>
          <table:table-cell office:value-type="float" office:value="51" calcext:value-type="float">
            <text:p>51</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συμβαλὼν δὲ τοῖς ὑπ εναντίοις πολλοὺς μὲν αὐτῶν ἀπέκτεινε, τοὺς δὲ λοιποὺς ἠνάγκασε ϕυγεῖν προτροπάδην εἰς τὰς παρακειμένας πόλεις.</text:p>
          </table:table-cell>
          <table:table-cell office:value-type="string" calcext:value-type="string">
            <text:p>χρησάμενος δὲ συντόνῳ προσβολῇ ταχέως ἐνίκησε τοὺς ἀντιταξαμένους καὶ πολλοὺς μὲν αὐτῶν ἀπέκτεινεν, τοὺς δὲ λοιποὺς ἠνάγκασε ϕυγεῖν προτροπάδη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2t/3/1 to 1/12t/4/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59/8t to 59/11t (Schema:Page/line )</text:p>
          </table:table-cell>
          <table:table-cell office:value-type="float" office:value="51" calcext:value-type="float">
            <text:p>51</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ὃς συναγα γὼν τὰς παρασκευὰς καὶ δυνάμεις εἰς Ἡράκλειαν πρῶτον μὲν πραξικοπήσας κατέσχε τὴν τῶν Ἑρβησέων πόλιν καὶ παρείλετο τὰς ἀγορὰς καὶ τὴν τῶν ἀναγκαίων χορηγίαν τοῖς τῶν ὑπεναντίων στρατοπέδοις.</text:p>
          </table:table-cell>
          <table:table-cell office:value-type="string" calcext:value-type="string">
            <text:p>ὁ δὲ στρατηγὸς πρῶτον μὲν πραξικοπήσας κατέσχε τὴν τῶν Ἐρεβησέων πόλιν καὶ παρείλετο τὰς ἀγορ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8t/9/1 to 1/18t/10/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pi/2214a/2 to pi/2214a/3 (Schema:Alphabetic letter//entry/line )</text:p>
          </table:table-cell>
          <table:table-cell office:value-type="float" office:value="51" calcext:value-type="float">
            <text:p>51</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ἦν δὲ τῶν μὲν Ῥωμαίων πρόθεσις εἰς τὴν Λιβύην πλεῖν καὶ τὸν πόλεμον ἐκεῖ περισπᾶν, ἵνα τοῖς Καρχηδονίοις μὴ περὶ Σικελίας, ἀλλὰ περὶ σϕῶν αὐτῶν καὶ τῆς ἰδίας χώρας ὁ κίνδυνος γίνηται.</text:p>
          </table:table-cell>
          <table:table-cell office:value-type="string" calcext:value-type="string">
            <text:p>ἦν δὲ τοῖς Ῥωμαίοις πρόθεσις ἐς Λιβύην πλεῖν καὶ τὸν πόλεμον ἐκεῖ περισπᾶ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26t/1/1 to 1/26t/2/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pi/1290a/4 to pi/1290a/5 (Schema:Alphabetic letter//entry/line )</text:p>
          </table:table-cell>
          <table:table-cell office:value-type="float" office:value="51" calcext:value-type="float">
            <text:p>51</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ὅσῳ δὲ συνέβαινε τοὺς ἄνδρας ἐκτὸς τάξεως ποιεῖσθαι τὴν μάχην ἀναμὶξ κατὰ τὰς αὑτῶν προαιρέσεις, τοσούτῳ λαμπρότερος ἦν ὁ κίνδυνος, ὡς ἂν ἐκ τοσούτου πλήθους κατ' ἄνδρα καὶ κατὰ ζυγὸν οἱονεὶ μονομαχικῆς συνεστώσης περὶ τοὺς ἀγωνιζομένους τῆς ϕιλοτιμίας.</text:p>
          </table:table-cell>
          <table:table-cell office:value-type="string" calcext:value-type="string">
            <text:p>ὡς ἂν ἐκ τοσούτου πλήθους κατ' ἄνδρα καὶ κατὰ ζυγόν, οἱονεὶ μονομαχικῆς τινος συνεστώσης ϕιλοτιμί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45t/9/1 to 1/45t/9/6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kappa/542a/1 to kappa/542a/2 (Schema:Alphabetic letter//entry/line )</text:p>
          </table:table-cell>
          <table:table-cell office:value-type="float" office:value="51" calcext:value-type="float">
            <text:p>51</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τίς γὰρ οὕτως ὑπάρχει ϕαῦλος ἢ ῥᾴθυμος ἀνθρώπων ὃς οὐκ ἂν βούλοιτο γνῶναι πῶς καὶ τίνι γένει πολιτείας ἐπικρατηθέντα σχεδὸν ἅπαντα τὰ κατὰ τὴν οἰκουμένην οὐχ ὅλοις πεντήκοντα καὶ τρισὶν ἔτεσιν ὑπὸ μίαν ἀρχὴν ἔπεσε τὴν Ῥωμαίων, ὃ πρότερον οὐχ εὑρίσκεται γεγονός, τίς δὲ πάλιν οὕτως ἐκπαθὴς πρός τι τῶν ἄλλων θεαμάτων ἢ μαθημάτων ὃς προυργιαίτερον ἄν τι ποιήσαιτο τῆσδε τῆς ἐμπειρίας</text:p>
          </table:table-cell>
          <table:table-cell office:value-type="string" calcext:value-type="string">
            <text:p>τίς δὲ πάλιν οὕτως ἐκπαθὴς πρός τι τῶν ἄλλων θεαμάτων ἢ μαθημάτων, ὃς προυργιαίτερον ἄν τι ποιήσαιτο τῆσδε τῆς ἐμπειρί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t/5/1 to 1/1t/6/3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4/11t to 2/104/13t (Schema:Page/line )</text:p>
          </table:table-cell>
          <table:table-cell office:value-type="float" office:value="52" calcext:value-type="float">
            <text:p>5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ἐπεὶ δ' οὔτε τοῦ Ῥωμαίων οὔτε τοῦ Καρχηδονίων πολιτεύματος πρόχειρός ἐστι τοῖς πολλοῖς τῶν Ἑλλήνων ἡ προγεγενημένη δύναμις οὐδ' αἱ πράξεις αὐτῶν, ἀναγκαῖον ὑπελάβομεν εἶναι συντάξασθαι ταύτην καὶ τὴν ἑξῆς βύβλον πρὸ τῆς ἱστορίας, ἵνα μηδεὶς ἐπιστὰς ἐπ' αὐτὴν τὴν τῶν πραγμάτων ἐξήγησιν τότε διαπορῇ καὶ ζητῇ ποίοις διαβουλίοις ἢ ποίαις δυνάμεσι καὶ χορηγίαις χρησάμενοι Ῥωμαῖοι πρὸς ταύτας ὥρμησαν τὰς ἐπιβολάς, δι' ὧν καὶ τῆς γῆς καὶ τῆς θαλάττης τῆς καθ' ἡμᾶς ἐγένοντο πάσης ἐγκρατεῖς, ἀλλ' ἐκ τούτων τῶν βύβλων καὶ τῆς ἐν ταύταις προκατασκευῆς δῆλον ᾖ τοῖς ἐντυγχάνουσιν ὅτι καὶ λίαν εὐλόγοις ἀϕορμαῖς χρησάμενοι πρός τε τὴν ἐπίνοιαν ὥρμησαν καὶ πρὸς τὴν συντέλειαν ἐξίκοντο τῆς τῶν ὅλων ἀρχῆς καὶ δυναστείας.</text:p>
          </table:table-cell>
          <table:table-cell office:value-type="string" calcext:value-type="string">
            <text:p>ἀλλ' ἐκ τούτων τῶν βύβλων καὶ τῆς ἐν ταύταις προκατασκευῆς δῆλον ᾖ τοῖς ἐντυγχάνουσιν, ὅτι καὶ λίαν εὐλόγοις ἀϕορμαῖς χρησάμενοι πρός τε τὴν ἐπίνοιαν ὥρμησαν καὶ [τῆς] πρὸς τὴν συντέλειαν ἐξίκοντο τῆς τῶν ὅλων ἀρχῆς καὶ δυναστεί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t/8/1 to 1/4t/1/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6/2t to 2/106/5t (Schema:Page/line )</text:p>
          </table:table-cell>
          <table:table-cell office:value-type="float" office:value="52" calcext:value-type="float">
            <text:p>5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ὁ δὲ παρα γενόμενος εἰς τὰς χεῖρας ἔϕερε τοῖς ἄρχουσι τοὺς ἀπολογισμοὺς καὶ παρὰ τί νῦν σϕαλείησαν, καὶ διότι πεισθέντες αὐτῷ καὶ χρησάμενοι τοῖς ἐπιπέδοις τῶν τόπων ἔν τε ταῖς πορείαις καὶ στρατοπεδείαις καὶ παρατάξεσιν εὐχερῶς ἑαυτοῖς τε τὴν ἀσϕάλειαν δυνήσονται παρασκευάζειν καὶ τοὺς ὑπεναντίους νικᾶν.</text:p>
          </table:table-cell>
          <table:table-cell office:value-type="string" calcext:value-type="string">
            <text:p>ὁ δὲ Ξάνθιππος παραγενόμενος εἰς χεῖρας ἔϕερε τοῖς ἄρχουσι τοὺς ἀπολογισμοὺς, παρὰ τί νῦν σϕαλείησαν, καὶ πῶς δύναιντο τοὺς ἐναντίους νικᾶ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2t/4/1 to 1/32t/5/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alpha/3401a/1 to alpha/3401a/3 (Schema:Alphabetic letter//entry/line )</text:p>
          </table:table-cell>
          <table:table-cell office:value-type="float" office:value="52" calcext:value-type="float">
            <text:p>52</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τούτων δὲ συμβαινόντων οἱ μὲν περὶ τὸν Μάθω καὶ Σπένδιον ἐπαρθέντες τοῖς συμβεβηκόσιν πολιορκεῖν ἐνεχείρησαν αὐτὴν τὴν Καρχηδόνα.</text:p>
          </table:table-cell>
          <table:table-cell office:value-type="string" calcext:value-type="string">
            <text:p>τοῖς δὲ περὶ τὸν Μάθω καὶ Σπένδιον οὐχ ἧττον πολιορκεῖσθαι συνέβαινεν ἢ πολιορκεῖ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2t/11/1 to 1/82t/12/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4t/1/1 to 1/84t/1/2 (Schema:Book//chapter/section/line )</text:p>
          </table:table-cell>
          <table:table-cell office:value-type="float" office:value="52" calcext:value-type="float">
            <text:p>52</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οῖς δὲ περὶ τὸν Μάθω καὶ Σπένδιον οὐχ ἧττον πολιορκεῖσθαι συνέβαινεν ἢ πολιορκεῖν.</text:p>
          </table:table-cell>
          <table:table-cell office:value-type="string" calcext:value-type="string">
            <text:p>τούτων δὲ συμβαινόντων οἱ μὲν περὶ τὸν Μάθω καὶ Σπένδιον ἐπαρθέντες τοῖς συμβεβηκόσιν πολιορκεῖν ἐνεχείρησαν αὐτὴν τὴν Καρχηδόν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4t/1/1 to 1/84t/1/2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2t/11/1 to 1/82t/12/1 (Schema:Book//chapter/section/line )</text:p>
          </table:table-cell>
          <table:table-cell office:value-type="float" office:value="52" calcext:value-type="float">
            <text:p>52</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ότε γὰρ ἦν, ὡς ἔοικε, συν ιδεῖν ἐπ' αὐτῆς τῆς ἀληθείας πηλίκην ἔχει διαϕορὰν ἐμπειρία μεθοδικὴ καὶ στρατηγικὴ δύναμις ἀπειρίας καὶ τριβῆς ἀλόγου (καὶ) στρατιωτικῆς.</text:p>
          </table:table-cell>
          <table:table-cell office:value-type="string" calcext:value-type="string">
            <text:p>διὸ καὶ τότε συνιδεῖν ἦν ἐπ' αὐτῆς τῆς πείρας ἡλίκην ὑπερβολὴν ἔχοι στρατηγικὴ σύνεσις ἰδιωτικῆς ἀπειρίας καὶ τριβῆς ἀλόγου καὶ στρατιωτικῆ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4t/6/1 to 1/84t/7/1 (Schema:Book//chapter/section/line )</text:p>
          </table:table-cell>
          <table:table-cell office:value-type="string" calcext:value-type="string">
            <text:p>DIODORUS SICULUS <text:s/>Hist. <text:s/>[0060]</text:p>
          </table:table-cell>
          <table:table-cell office:value-type="string" calcext:value-type="string">
            <text:p>Bibliotheca historica (lib. 21-40), ed. F.R. Walton, Diodorus of <text:s/>Sicily, vols. 11-12. Cambridge, Mass.: Harvard University Press, 11:1957 <text:s/>12:1967 (repr. 11:1968): 11:2-456 12:2-294. <text:s/>*Lib. 21-32: vol. 11. <text:s/>*Lib. 33-40: vol. 12. <text:s/>(Cod: 65,582: Hist.) <text:s/></text:p>
          </table:table-cell>
          <table:table-cell office:value-type="string" calcext:value-type="string">
            <text:p>25(?)/4t/2b/3t to 25(?)/4t/2b/6t (Schema:Book//chapter/section/line )</text:p>
          </table:table-cell>
          <table:table-cell office:value-type="float" office:value="52" calcext:value-type="float">
            <text:p>52</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3</text:p>
          </table:table-cell>
        </table:table-row>
        <table:table-row table:style-name="ro1">
          <table:table-cell office:value-type="string" calcext:value-type="string">
            <text:p>τότε γὰρ ἦν, ὡς ἔοικε, συν ιδεῖν ἐπ' αὐτῆς τῆς ἀληθείας πηλίκην ἔχει διαϕορὰν ἐμπειρία μεθοδικὴ καὶ στρατηγικὴ δύναμις ἀπειρίας καὶ τριβῆς ἀλόγου (καὶ) στρατιωτικῆς.</text:p>
          </table:table-cell>
          <table:table-cell office:value-type="string" calcext:value-type="string">
            <text:p>διὸ καὶ τότε συνιδεῖν ἦν ἐπ' αὐτῆς τῆς πείρας ἡλίκην ὑπερβολὴν ἔχοι στρατηγικὴ σύνεσις ἰδιωτικῆς ἀπειρίας καὶ τριβῆς ἀλόγου καὶ στρατιωτικῆ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4t/6/1 to 1/84t/7/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352/30t to 2/353/2t (Schema:Page/line )</text:p>
          </table:table-cell>
          <table:table-cell office:value-type="float" office:value="52" calcext:value-type="float">
            <text:p>5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ἡ δὲ τῶν Ἱππακριτῶν καὶ τῶν Ἰτυκαίων πόλις ἔμενον, οὐδεμίαν ἀϕορμὴν ἔχουσαι πρὸς διάλυσιν διὰ τὸ μὴ καταλείπεσθαι σϕίσι τόπον ἐλέους μηδὲ συγγνώμης κατὰ τὰς πρώτας ἐπιβολάς.</text:p>
          </table:table-cell>
          <table:table-cell office:value-type="string" calcext:value-type="string">
            <text:p>Ὅτι αἱ δύω πόλεις οὐδεμίαν ἀϕορμὴν εἶχον πρὸς διάλυσιν διὰ τὸ μὴ καταλελοιπέναι σϕίσιν ἐλέῳ μηδὲ συγγνώμῃ τόπον τινὰ κατὰ τὰς πρώτας ἐπιβολ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8t/2/1 to 1/88t/3/1 (Schema:Book//chapter/section/line )</text:p>
          </table:table-cell>
          <table:table-cell office:value-type="string" calcext:value-type="string">
            <text:p>DIODORUS SICULUS <text:s/>Hist. <text:s/>[0060]</text:p>
          </table:table-cell>
          <table:table-cell office:value-type="string" calcext:value-type="string">
            <text:p>Bibliotheca historica (lib. 21-40), ed. F.R. Walton, Diodorus of <text:s/>Sicily, vols. 11-12. Cambridge, Mass.: Harvard University Press, 11:1957 <text:s/>12:1967 (repr. 11:1968): 11:2-456 12:2-294. <text:s/>*Lib. 21-32: vol. 11. <text:s/>*Lib. 33-40: vol. 12. <text:s/>(Cod: 65,582: Hist.) <text:s/></text:p>
          </table:table-cell>
          <table:table-cell office:value-type="string" calcext:value-type="string">
            <text:p>25(?)/5t/3b/1t to 25(?)/5t/3b/4t (Schema:Book//chapter/section/line )</text:p>
          </table:table-cell>
          <table:table-cell office:value-type="float" office:value="53" calcext:value-type="float">
            <text:p>53</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3</text:p>
          </table:table-cell>
        </table:table-row>
        <table:table-row table:style-name="ro1">
          <table:table-cell office:value-type="string" calcext:value-type="string">
            <text:p>οἷς ἐγένετο κατὰ τὸν αὐτὸν καιρὸν ἡ πρώτη Ῥωμαίων διάβασις εἰς τὴν Ἰλλυρίδα καὶ ταῦτα τὰ μέρη τῆς Εὐρώπης, ἐπὶ δὲ τοῖς προειρημένοις οἱ πρὸς τοὺς ἐν Ἰταλίᾳ Κελτοὺς ἀγῶνες.</text:p>
          </table:table-cell>
          <table:table-cell office:value-type="string" calcext:value-type="string">
            <text:p>ἐπὶ δὲ τοῖς προειρημένοις οἱ πρὸς τοὺς ἐν Ἰταλίᾳ Κελτοὺς ἀγῶνε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3t/4/1 to 1/13t/5/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7/23t to 2/107/24t (Schema:Page/line )</text:p>
          </table:table-cell>
          <table:table-cell office:value-type="float" office:value="54" calcext:value-type="float">
            <text:p>54</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Περὶ δὲ τοὺς καιροὺς τούτους καταπλεῖ τις εἰς τὴν Καρχηδόνα ξενολόγος τῶν ἀπεσταλμένων εἰς τὴν Ἑλλάδα πρότερον [εἰς τὴν Καρχηδονίων], ἄγων στρατιώτας πλείστους, ἐν οἷς καὶ Ξάνθιππόν τινα Λακεδαιμόνιον, ἄνδρα τῆς Λακωνικῆς ἀγωγῆς μετεσχηκότα καὶ τριβὴν ἐν τοῖς πολεμικοῖς ἔχοντα σύμμετρον.</text:p>
          </table:table-cell>
          <table:table-cell office:value-type="string" calcext:value-type="string">
            <text:p>ἤγαγε δὲ ὁ λόγος καὶ Λακεδαιμόνιον ἄνδρα τῆς Λακωνικῆς ἀγωγῆς μετεσχηκότα καὶ τριβὴν ἐν τοῖς πολεμικοῖς ἔχοντα σύμμετρ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2t/1/1 to 1/32t/2/1 (Schema:Book//chapter/section/line )</text:p>
          </table:table-cell>
          <table:table-cell office:value-type="string" calcext:value-type="string">
            <text:p>Pseudo-ZONARAS <text:s/>Lexicogr. <text:s/>[3136]</text:p>
          </table:table-cell>
          <table:table-cell office:value-type="string" calcext:value-type="string">
            <text:p>Lexicon, ed. J.A.H. Tittmann, Iohannis Zonarae lexicon ex tribus <text:s/>codicibus manuscriptis, 2 vols. Leipzig: Crusius, 1808 (repr. Amsterdam: <text:s/>Hakkert, 1967): 1:1-1070 2:1077-1900. <text:s/>(Cod: 239,532: Lexicogr.) <text:s/></text:p>
          </table:table-cell>
          <table:table-cell office:value-type="string" calcext:value-type="string">
            <text:p>alpha/27/20t to alpha/28/2t (Schema:Alphabetic letter/page/line )</text:p>
          </table:table-cell>
          <table:table-cell office:value-type="float" office:value="54" calcext:value-type="float">
            <text:p>54</text:p>
          </table:table-cell>
          <table:table-cell office:value-type="float" office:value="1.3" calcext:value-type="float">
            <text:p>1.3</text:p>
          </table:table-cell>
          <table:table-cell office:value-type="string" calcext:value-type="string">
            <text:p>Pseudo-ZONARAS </text:p>
          </table:table-cell>
          <table:table-cell office:value-type="string" calcext:value-type="string">
            <text:p>Lexicogr. </text:p>
          </table:table-cell>
          <table:table-cell office:value-type="float" office:value="3136" calcext:value-type="float">
            <text:p>3136</text:p>
          </table:table-cell>
          <table:table-cell office:value-type="string" calcext:value-type="string">
            <text:p>3136-001</text:p>
          </table:table-cell>
        </table:table-row>
        <table:table-row table:style-name="ro1">
          <table:table-cell office:value-type="string" calcext:value-type="string">
            <text:p>οἱ δὲ νομίσαντες οὐκ ἀξιόχρεως σϕᾶς αὐτοὺς εἶναι πρὸς ναυμαχίαν, καθωρμίσθησαν πρός τι πολισμάτιον τῶν ὑπ' αὐτοὺς ταττομένων, ἀλίμενον μέν, σάλους δ' ἔχον καὶ προβολὰς περικλειούσας ἐκ τῆς γῆς εὐϕυεῖς.</text:p>
          </table:table-cell>
          <table:table-cell office:value-type="string" calcext:value-type="string">
            <text:p>κατέλαβον πο λισμάτιον ἀλίμενον μέν, σάλους δὲ ἔχον καὶ προβολὰς περικλειούσας ἐκ τῆς γῆς εὐϕυεῖ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53t/10/1 to 1/53t/11/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sigma/58b/1 to sigma/58b/3 (Schema:Alphabetic letter//entry/line )</text:p>
          </table:table-cell>
          <table:table-cell office:value-type="float" office:value="55" calcext:value-type="float">
            <text:p>55</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καὶ γὰρ ἐξεχώρησαν οἱ Καρ χηδόνιοι καὶ Συρακόσιοι τῶν ὑπαίθρων, καὶ τὰς Συρακούσας ἐπολέμουν οἱ Ῥωμαῖοι κατὰ πόδας, ὡς δ' οὗτός ϕησι, καὶ τὴν Ἐχέτλαν, ἐν μέσῃ κειμένην τῇ τῶν Συρακοσίων καὶ Καρχηδονίων ἐπαρχίᾳ.</text:p>
          </table:table-cell>
          <table:table-cell office:value-type="string" calcext:value-type="string">
            <text:p>Καὶ γὰρ ἐξεχώρησαν οἱ Καρχηδόνιοι καὶ Συρακούσιοι τῶν ὑπαίθρων καὶ τὰς Συρακούσας ἐπολέμουν οἱ Ῥωμαῖοι κατὰ πόδ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5t/10/2 to 1/15t/11/1 (Schema:Book//chapter/section/line )</text:p>
          </table:table-cell>
          <table:table-cell office:value-type="string" calcext:value-type="string">
            <text:p>PHILINUS <text:s/>Hist. <text:s/>[1969]</text:p>
          </table:table-cell>
          <table:table-cell office:value-type="string" calcext:value-type="string">
            <text:p>Fragmenta, ed. K. Müller, FHG 3. Paris: Didot, 1841-1870: <text:s/>17-19. <text:s/>Frr. 1-4. <text:s/>(Q: 833: Hist.) <text:s/></text:p>
          </table:table-cell>
          <table:table-cell office:value-type="string" calcext:value-type="string">
            <text:p>1b/36t to 1b/39t (Schema:Fragment/line )</text:p>
          </table:table-cell>
          <table:table-cell office:value-type="float" office:value="56" calcext:value-type="float">
            <text:p>56</text:p>
          </table:table-cell>
          <table:table-cell office:value-type="float" office:value="-201" calcext:value-type="float">
            <text:p>-201</text:p>
          </table:table-cell>
          <table:table-cell office:value-type="string" calcext:value-type="string">
            <text:p>PHILINUS </text:p>
          </table:table-cell>
          <table:table-cell office:value-type="string" calcext:value-type="string">
            <text:p>Hist. </text:p>
          </table:table-cell>
          <table:table-cell office:value-type="float" office:value="1969" calcext:value-type="float">
            <text:p>1969</text:p>
          </table:table-cell>
          <table:table-cell office:value-type="string" calcext:value-type="string">
            <text:p>1969-003</text:p>
          </table:table-cell>
        </table:table-row>
        <table:table-row table:style-name="ro1">
          <table:table-cell office:value-type="string" calcext:value-type="string">
            <text:p>καὶ γὰρ ἐξεχώρησαν οἱ Καρ χηδόνιοι καὶ Συρακόσιοι τῶν ὑπαίθρων, καὶ τὰς Συρακούσας ἐπολέμουν οἱ Ῥωμαῖοι κατὰ πόδας, ὡς δ' οὗτός ϕησι, καὶ τὴν Ἐχέτλαν, ἐν μέσῃ κειμένην τῇ τῶν Συρακοσίων καὶ Καρχηδονίων ἐπαρχίᾳ.</text:p>
          </table:table-cell>
          <table:table-cell office:value-type="string" calcext:value-type="string">
            <text:p>ὡς δ' οὗτος ϕησὶ, καὶ τὴν Ἐχέτλαν, ἐν μέσῃ κειμένην τῇ τῶν Συρακουσίων καὶ Καρχηδονίων ἐπαρχίᾳ.</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5t/10/2 to 1/15t/11/1 (Schema:Book//chapter/section/line )</text:p>
          </table:table-cell>
          <table:table-cell office:value-type="string" calcext:value-type="string">
            <text:p>PHILINUS <text:s/>Hist. <text:s/>[1969]</text:p>
          </table:table-cell>
          <table:table-cell office:value-type="string" calcext:value-type="string">
            <text:p>Fragmenta, ed. K. Müller, FHG 3. Paris: Didot, 1841-1870: <text:s/>17-19. <text:s/>Frr. 1-4. <text:s/>(Q: 833: Hist.) <text:s/></text:p>
          </table:table-cell>
          <table:table-cell office:value-type="string" calcext:value-type="string">
            <text:p>1b/39t to 1b/41t (Schema:Fragment/line )</text:p>
          </table:table-cell>
          <table:table-cell office:value-type="float" office:value="56" calcext:value-type="float">
            <text:p>56</text:p>
          </table:table-cell>
          <table:table-cell office:value-type="float" office:value="-201" calcext:value-type="float">
            <text:p>-201</text:p>
          </table:table-cell>
          <table:table-cell office:value-type="string" calcext:value-type="string">
            <text:p>PHILINUS </text:p>
          </table:table-cell>
          <table:table-cell office:value-type="string" calcext:value-type="string">
            <text:p>Hist. </text:p>
          </table:table-cell>
          <table:table-cell office:value-type="float" office:value="1969" calcext:value-type="float">
            <text:p>1969</text:p>
          </table:table-cell>
          <table:table-cell office:value-type="string" calcext:value-type="string">
            <text:p>1969-003</text:p>
          </table:table-cell>
        </table:table-row>
        <table:table-row table:style-name="ro1">
          <table:table-cell office:value-type="string" calcext:value-type="string">
            <text:p>τίς γὰρ οὕτως ὑπάρχει ϕαῦλος ἢ ῥᾴθυμος ἀνθρώπων ὃς οὐκ ἂν βούλοιτο γνῶναι πῶς καὶ τίνι γένει πολιτείας ἐπικρατηθέντα σχεδὸν ἅπαντα τὰ κατὰ τὴν οἰκουμένην οὐχ ὅλοις πεντήκοντα καὶ τρισὶν ἔτεσιν ὑπὸ μίαν ἀρχὴν ἔπεσε τὴν Ῥωμαίων, ὃ πρότερον οὐχ εὑρίσκεται γεγονός, τίς δὲ πάλιν οὕτως ἐκπαθὴς πρός τι τῶν ἄλλων θεαμάτων ἢ μαθημάτων ὃς προυργιαίτερον ἄν τι ποιήσαιτο τῆσδε τῆς ἐμπειρίας</text:p>
          </table:table-cell>
          <table:table-cell office:value-type="string" calcext:value-type="string">
            <text:p>τοῦτο δ' ἦν τὸ γνῶναι πῶς καὶ τίνι γένει πολιτείας ἐπικρατηθέντα σχεδὸν ἅπαντα τὰ κατὰ τὴν οἰκουμένην ὑπὸ μίαν ἀρχὴν ἔπεσε τὴν Ῥωμαίων, ὃ πρότερον οὐχ εὑρίσκεται γεγον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t/5/1 to 1/1t/6/3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8t/7t/3t to 39/8t/8t/1t (Schema:Book//chapter/section/line )</text:p>
          </table:table-cell>
          <table:table-cell office:value-type="float" office:value="57" calcext:value-type="float">
            <text:p>57</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ίς γὰρ οὕτως ὑπάρχει ϕαῦλος ἢ ῥᾴθυμος ἀνθρώπων ὃς οὐκ ἂν βούλοιτο γνῶναι πῶς καὶ τίνι γένει πολιτείας ἐπικρατηθέντα σχεδὸν ἅπαντα τὰ κατὰ τὴν οἰκουμένην οὐχ ὅλοις πεντήκοντα καὶ τρισὶν ἔτεσιν ὑπὸ μίαν ἀρχὴν ἔπεσε τὴν Ῥωμαίων, ὃ πρότερον οὐχ εὑρίσκεται γεγονός, τίς δὲ πάλιν οὕτως ἐκπαθὴς πρός τι τῶν ἄλλων θεαμάτων ἢ μαθημάτων ὃς προυργιαίτερον ἄν τι ποιήσαιτο τῆσδε τῆς ἐμπειρίας</text:p>
          </table:table-cell>
          <table:table-cell office:value-type="string" calcext:value-type="string">
            <text:p>τοῦτο δ' ἦν τὸ γνῶναι πῶς καὶ τίνι γένει πολιτείας ἐπικρατηθέντα σχεδὸν ἅπαντα τὰ κατὰ τὴν οἰκουμένην ὑπὸ μίαν ἀρχὴν ἔπεσε τὴν Ῥωμαίων, ὃ πρότερον οὐχ εὑρίσκεται γεγον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t/5/1 to 1/1t/6/3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222/4t to 2/222/7t (Schema:Page/line )</text:p>
          </table:table-cell>
          <table:table-cell office:value-type="float" office:value="57" calcext:value-type="float">
            <text:p>57</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Τὰ μὲν οὖν περὶ τὰς ὑπαίθρους δυνάμεις ἐν τούτοις ἦν.</text:p>
          </table:table-cell>
          <table:table-cell office:value-type="string" calcext:value-type="string">
            <text:p>Τὰ μὲν οὖν περὶ τὰς πεζὰς δυνάμεις τοιοῦτον ἔσχε τὸ τέλο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2t/14/1 to 1/83t/1/1 (Schema:Book//chapter/section/line )</text:p>
          </table:table-cell>
          <table:table-cell office:value-type="string" calcext:value-type="string">
            <text:p>DIODORUS SICULUS <text:s/>Hist. <text:s/>[0060]</text:p>
          </table:table-cell>
          <table:table-cell office:value-type="string" calcext:value-type="string">
            <text:p>Bibliotheca historica (lib. 1-20), ed. F. Vogel and K.T. Fischer (post <text:s/>I. Bekker &amp; L. Dindorf), Diodori bibliotheca historica, 5 vols., 3rd <text:s/>edn. Leipzig: Teubner, 1:1888 2:1890 3:1893 4-5:1906 (repr. Stuttgart: <text:s/>1964): 1:1-533 2:1-461 3:1-497 4:1-426 <text:s/>5:1-336. <text:s/>*Lib. 1-4: vol. 1, ed. Vogel. <text:s/>*Lib. 5-12: vol. 2, ed. Vogel. <text:s/>*Lib. 13-15: vol. 3, ed. Vogel. <text:s/>*Lib. 16-18: vol. 4, ed. Fischer. <text:s/>*Lib. 19-20: vol. 5, ed. Fischer. <text:s/>(Cod: 419,934: Hist.) <text:s/></text:p>
          </table:table-cell>
          <table:table-cell office:value-type="string" calcext:value-type="string">
            <text:p>15(?)/34t/3t/1t to 15(?)/34t/3t/2t (Schema:Book//chapter/section/line )</text:p>
          </table:table-cell>
          <table:table-cell office:value-type="float" office:value="57" calcext:value-type="float">
            <text:p>57</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1</text:p>
          </table:table-cell>
        </table:table-row>
        <table:table-row table:style-name="ro1">
          <table:table-cell office:value-type="string" calcext:value-type="string">
            <text:p>Περὶ δὲ τοὺς καιροὺς τούτους καταπλεῖ τις εἰς τὴν Καρχηδόνα ξενολόγος τῶν ἀπεσταλμένων εἰς τὴν Ἑλλάδα πρότερον [εἰς τὴν Καρχηδονίων], ἄγων στρατιώτας πλείστους, ἐν οἷς καὶ Ξάνθιππόν τινα Λακεδαιμόνιον, ἄνδρα τῆς Λακωνικῆς ἀγωγῆς μετεσχηκότα καὶ τριβὴν ἐν τοῖς πολεμικοῖς ἔχοντα σύμμετρον.</text:p>
          </table:table-cell>
          <table:table-cell office:value-type="string" calcext:value-type="string">
            <text:p>ἤγαγε δὲ ὁ ξενολόγος καὶ Λακεδαιμόνιον ἄνδρα τῆς Λακωνικῆς ἀγωγῆς μετεσχηκότα καὶ τριβὴν ἐν τοῖς πολεμικοῖς ἔχοντα σύμμετρ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2t/1/1 to 1/32t/2/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alpha/321a/5 to alpha/321a/7 (Schema:Alphabetic letter//entry/line )</text:p>
          </table:table-cell>
          <table:table-cell office:value-type="float" office:value="58" calcext:value-type="float">
            <text:p>58</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αὐτὸς δ' ἐν ταῖς Συρακούσαις ὑπέμενε, τούς τε κατὰ πλοῦν ἀϕυστεροῦντας ἐκ τῆς Μεσσήνης ἀναδεχόμενος καὶ παρὰ τῶν ἐκ τῆς μεσογαίου συμμάχων σῖτον προσαναλαμβάνων.</text:p>
          </table:table-cell>
          <table:table-cell office:value-type="string" calcext:value-type="string">
            <text:p>τούς τε κατὰ πλοῦν ἀϕυστεροῦντας ἐκ τῆς Μεσσήνης ἀναδεχόμενο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52t/8/1 to 1/52t/8/5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alpha/1847a/3 to alpha/1847a/4 (Schema:Alphabetic letter//entry/line )</text:p>
          </table:table-cell>
          <table:table-cell office:value-type="float" office:value="58" calcext:value-type="float">
            <text:p>58</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ἐπεὶ δ' οὐ τινὲς οὐδ' ἐπὶ ποσόν, ἀλλὰ πάντες ὡς ἔπος εἰπεῖν ἀρχῇ καὶ τέλει κέχρηνται τούτῳ, ϕάσκοντες ἀληθινωτάτην μὲν εἶναι παιδείαν καὶ γυμνασίαν πρὸς τὰς πολιτικὰς πράξεις τὴν ἐκ τῆς ἱστορίας μάθησιν, ἐναργεστάτην δὲ καὶ μόνην διδάσκαλον τοῦ δύνασθαι τὰς τῆς τύχης μεταβολὰς γενναίως ὑποϕέρειν τὴν τῶν ἀλλοτρίων περιπετειῶν ὑπόμνησιν, δῆλον ὡς οὐδενὶ μὲν ἂν δόξαι καθήκειν περὶ τῶν καλῶς καὶ πολλοῖς εἰρημένων ταυτολογεῖν, ἥκιστα δ' ἡμῖν.</text:p>
          </table:table-cell>
          <table:table-cell office:value-type="string" calcext:value-type="string">
            <text:p>τῆς τύχης μεταβολὰς γενναίως ὑποϕέρειν τὴν τῶν ἀλ λοτρίων περιπετειῶν ὑπόμνησιν, δῆλον ὡς οὐδενὶ μὲν &lt;ἂν&gt; δόξαι καθήκειν περὶ τῶν καλῶς καὶ πολλοῖς εἰρημένων ταυτολογεῖν, ἥκιστα δ' ἡμῖ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t/2/1 to 1/1t/3/3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4/1t to 2/104/4t (Schema:Page/line )</text:p>
          </table:table-cell>
          <table:table-cell office:value-type="float" office:value="59" calcext:value-type="float">
            <text:p>59</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ἐν γὰρ τοῖς ἑξῆς χρόνοις, κατεχόντων αὐ τῶν ἤδη τὸν Ἀκράγαντα, πολλαὶ μὲν πόλεις προσετίθεντο τῶν μεσογαίων τοῖς Ῥωμαίοις, ἀγωνιῶσαι τὰς πεζικὰς δυνάμεις, ἔτι δὲ πλείους ἀϕίσταντο τῶν παραθαλαττίων, καταπεπληγμέναι τὸν τῶν Καρχηδονίων στόλον.</text:p>
          </table:table-cell>
          <table:table-cell office:value-type="string" calcext:value-type="string">
            <text:p>πολλαὶ δὲ πόλεις προσετίθεντο τῶν μεσογαίων τοῖς Ῥωμαίοις, ἀγωνιῶσαι τὰς πεζικὰς δυνάμε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20t/6/1 to 1/20t/7/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alpha/334a/1 to alpha/334a/3 (Schema:Alphabetic letter//entry/line )</text:p>
          </table:table-cell>
          <table:table-cell office:value-type="float" office:value="59" calcext:value-type="float">
            <text:p>59</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τοῖς δὲ περὶ τὸν Μάθω καὶ Σπένδιον οὐχ ἧττον πολιορκεῖσθαι συνέβαινεν ἢ πολιορκεῖν.</text:p>
          </table:table-cell>
          <table:table-cell office:value-type="string" calcext:value-type="string">
            <text:p>Διὸ καὶ τοῖς ἀποστάταις οὐχ ἧττον πολιορκεῖσθαι συνέβαινεν ἢ πολιορκεῖν διὰ τὸ σπανίζειν τροϕῆ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4t/1/1 to 1/84t/1/2 (Schema:Book//chapter/section/line )</text:p>
          </table:table-cell>
          <table:table-cell office:value-type="string" calcext:value-type="string">
            <text:p>DIODORUS SICULUS <text:s/>Hist. <text:s/>[0060]</text:p>
          </table:table-cell>
          <table:table-cell office:value-type="string" calcext:value-type="string">
            <text:p>Bibliotheca historica (lib. 21-40), ed. F.R. Walton, Diodorus of <text:s/>Sicily, vols. 11-12. Cambridge, Mass.: Harvard University Press, 11:1957 <text:s/>12:1967 (repr. 11:1968): 11:2-456 12:2-294. <text:s/>*Lib. 21-32: vol. 11. <text:s/>*Lib. 33-40: vol. 12. <text:s/>(Cod: 65,582: Hist.) <text:s/></text:p>
          </table:table-cell>
          <table:table-cell office:value-type="string" calcext:value-type="string">
            <text:p>25(?)/4t/1b/1t to 25(?)/4t/1b/3t (Schema:Book//chapter/section/line )</text:p>
          </table:table-cell>
          <table:table-cell office:value-type="float" office:value="59" calcext:value-type="float">
            <text:p>59</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3</text:p>
          </table:table-cell>
        </table:table-row>
        <table:table-row table:style-name="ro1">
          <table:table-cell office:value-type="string" calcext:value-type="string">
            <text:p>Τὰ μὲν οὖν ἄλλα μέρη τῆς Λιβύης μετὰ τὴν μάχην εὐθέως ὑπήκουσε τοῖς Καρχηδονίοις:</text:p>
          </table:table-cell>
          <table:table-cell office:value-type="string" calcext:value-type="string">
            <text:p>Ὅτι πᾶσαι αἱ πόλεις τῆς Λιβύης μετὰ τὴν μάχην εὐθέως ὑπήκουσαν τοῖς Καρχηδονίο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8t/1/1 to 1/88t/2/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2/24t to 2/112/25t (Schema:Page/line )</text:p>
          </table:table-cell>
          <table:table-cell office:value-type="float" office:value="59" calcext:value-type="float">
            <text:p>59</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Ἡ μὲν οὖν πρώτη Ῥωμαίων ἐκ τῆς Ἰταλίας διάβασις μετὰ δυνάμεως ἥδε καὶ διὰ ταῦτα (καὶ) κατὰ τούτους ἐγένετο τοὺς καιρούς, ἣν οἰκειοτάτην κρίναντες ἀρχὴν εἶναι τῆς ὅλης προθέσεως, ἀπὸ ταύτης ἐποιησάμεθα τὴν ἐπίστασιν, ἀναδραμόντες ἔτι τοῖς χρόνοις τοῦ μηδὲν ἀπόρημα καταλιπεῖν ὑπὲρ τῶν κατὰ τὰς αἰτίας ἀποδείξεων.</text:p>
          </table:table-cell>
          <table:table-cell office:value-type="string" calcext:value-type="string">
            <text:p>Ἡ μὲν οὖν πρώτη Ῥωμαίων ἐκ τῆς Ἰταλίας διάβασις μετὰ δυνάμεως ἥδε καὶ διὰ ταῦτα κατὰ τούτους ἐγένετο τοὺς καιρού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2t/5/1 to 1/12t/7/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6/29t to 2/107/1t (Schema:Page/line )</text:p>
          </table:table-cell>
          <table:table-cell office:value-type="float" office:value="62" calcext:value-type="float">
            <text:p>6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τοιαύτην γὰρ ἔκπληξιν παρίστα τὸ συμβαῖνον τοῖς βοηθοῦσιν ὥστε μήτε συννοῆσαι μήτε συνιδεῖν δύνασθαι τὸ γινόμενον, ἀλλ' ἀποσκοτουμένους ὑπὸ τῆς εἰς αὐτοὺς ϕερομένης λιγνύος καὶ τῶν ϕεψαλύγων, ἔτι δὲ τῆς τοῦ καπνοῦ πολυπληθίας, οὐκ ὀλίγους ἀπόλλυσθαι καὶ πίπτειν, μὴ δυναμένους ἐγγίσαι πρὸς αὐτὴν τὴν τοῦ πυρὸς βοήθειαν.</text:p>
          </table:table-cell>
          <table:table-cell office:value-type="string" calcext:value-type="string">
            <text:p>ἀλλ' ἀποσκοτουμένους ὑπὸ τῆς εἰς αὐτοὺς ϕερομένης λιγνύος καὶ τῶν ϕεψαλύγων, ἔτι δὲ τῆς τοῦ καπνοῦ πολυπληθίας, οὐκ ὀλίγους ἀπόλλυσθ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48t/6/1 to 1/48t/7/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phi/240b/4 to phi/240b/6 (Schema:Alphabetic letter//entry/line )</text:p>
          </table:table-cell>
          <table:table-cell office:value-type="float" office:value="62" calcext:value-type="float">
            <text:p>62</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Φιλῖνον μὲν οὖν παρ' ὅλην ἄν τις τὴν πραγματείαν εὕροι τοιοῦτον ὄντα, παραπλησίως δὲ καὶ Φάβιον, ὡς ἐπ' αὐτῶν δειχθήσεται τῶν καιρῶν.</text:p>
          </table:table-cell>
          <table:table-cell office:value-type="string" calcext:value-type="string">
            <text:p>παραπλησίως δὲ καὶ Φάβιον, ὡς ἐπ' αὐτῶν δειχθήσεται τῶν καιρῶ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5t/12/1 to 1/15t/12/3 (Schema:Book//chapter/section/line )</text:p>
          </table:table-cell>
          <table:table-cell office:value-type="string" calcext:value-type="string">
            <text:p>PHILINUS <text:s/>Hist. <text:s/>[1969]</text:p>
          </table:table-cell>
          <table:table-cell office:value-type="string" calcext:value-type="string">
            <text:p>Fragmenta, ed. K. Müller, FHG 3. Paris: Didot, 1841-1870: <text:s/>17-19. <text:s/>Frr. 1-4. <text:s/>(Q: 833: Hist.) <text:s/></text:p>
          </table:table-cell>
          <table:table-cell office:value-type="string" calcext:value-type="string">
            <text:p>1b/46t to 1b/47t (Schema:Fragment/line )</text:p>
          </table:table-cell>
          <table:table-cell office:value-type="float" office:value="63" calcext:value-type="float">
            <text:p>63</text:p>
          </table:table-cell>
          <table:table-cell office:value-type="float" office:value="-201" calcext:value-type="float">
            <text:p>-201</text:p>
          </table:table-cell>
          <table:table-cell office:value-type="string" calcext:value-type="string">
            <text:p>PHILINUS </text:p>
          </table:table-cell>
          <table:table-cell office:value-type="string" calcext:value-type="string">
            <text:p>Hist. </text:p>
          </table:table-cell>
          <table:table-cell office:value-type="float" office:value="1969" calcext:value-type="float">
            <text:p>1969</text:p>
          </table:table-cell>
          <table:table-cell office:value-type="string" calcext:value-type="string">
            <text:p>1969-003</text:p>
          </table:table-cell>
        </table:table-row>
        <table:table-row table:style-name="ro1">
          <table:table-cell office:value-type="string" calcext:value-type="string">
            <text:p>διόπερ ἐπιλέ ξαντες ἐκ τῶν πεζικῶν στρατοπέδων τὰς ἀρίστας χεῖρας διεῖλον τὴν πᾶσαν δύναμιν, ἣν ἤμελλον ἀναλαμβάνειν, εἰς τέτταρα μέρη.</text:p>
          </table:table-cell>
          <table:table-cell office:value-type="string" calcext:value-type="string">
            <text:p>οἱ Ῥωμαῖοι στρατεύσαντες ἐπὶ Καρχηδονίους, ἐπι λέξαντες ἐκ τῶν πεζικῶν στρατοπέδων τὰς ἀρίστας χεῖρας διεῖλον τὴν πᾶσαν δύναμιν εἰς τέσσαρα μέρη:</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26t/5/1 to 1/26t/6/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tau/942b/1 to tau/942b/3 (Schema:Alphabetic letter//entry/line )</text:p>
          </table:table-cell>
          <table:table-cell office:value-type="float" office:value="63" calcext:value-type="float">
            <text:p>63</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ἐὰν δὲ πάλιν ἀϕῇ, κατὰ τὴν ἐξ αὑτῶν ϕύσιν ϕθείροντα τὸ συνεχὲς οὐκ ἴσχει παῦλαν, ἕως ἂν ἀϕανίσῃ τὸ ὑποκείμενον:</text:p>
          </table:table-cell>
          <table:table-cell office:value-type="string" calcext:value-type="string">
            <text:p>ἐπί τε γὰρ τῶν ἑλκῶν, ἐὰν μὲν θεραπείας τοῖς τοιούτοις προσάγῃ τις, ὑπ' αὐτῆς ἐνίοτε ταύτης ἐρεθιζόμενα θᾶττον ποιεῖται τὴν νομήν, ἐὰν δὲ πάλιν ἀϕῇ, κατὰ τὴν ἐξ αὐτῶν ϕύσιν ϕθείροντα τὸ συνεχὲς οὐκ ἴσχει παῦλαν, ἕως ἂν ἀϕανίσῃ τὸ ὑποκείμεν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1t/6/4 to 1/81t/7/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1/25t to 2/112/1t (Schema:Page/line )</text:p>
          </table:table-cell>
          <table:table-cell office:value-type="float" office:value="63" calcext:value-type="float">
            <text:p>63</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πέμψαντες οὖν κήρυκα καὶ λαβόντες συγχώρημα περὶ πρεσβείας ἧκον, ὄντες δέκα, πρὸς τοὺς Καρχηδονίους.</text:p>
          </table:table-cell>
          <table:table-cell office:value-type="string" calcext:value-type="string">
            <text:p>πέμψαντες οὖν κήρυκα πρὸς τὸν βα σιλέα, καὶ λαβόντες συγχώρημα περὶ πρεσβείας, ἐξαπέστειλαν τοὺς ἄρχοντας καὶ μετὰ τούτων Εὐριπίδ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5t/3/1 to 1/85t/4/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4/72t/3,8/1 to 4/72t/3,8/4 (Schema:Book//chapter/section/line )</text:p>
          </table:table-cell>
          <table:table-cell office:value-type="float" office:value="63" calcext:value-type="float">
            <text:p>63</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ὧν εἰσι πρῶται κατὰ τὴν τάξιν αἱ γενόμεναι Ῥωμαίοις καὶ Καρχηδονίοις ἐν τῷ περὶ Σικελίας πολέμῳ.</text:p>
          </table:table-cell>
          <table:table-cell office:value-type="string" calcext:value-type="string">
            <text:p>Ἀϕεμένους δὲ τούτων λέγειν ὥρα περὶ τῶν προκειμένων, ἐπὶ βραχὺ &lt;καὶ&gt; κεϕαλαιωδῶς προεκθεμένους τὰς ἐν τῇ προκατασκευῇ πράξεις, ὧν εἰσι πρῶται κατὰ τὴν τάξιν αἱ γενόμεναι Ῥωμαῖοις καὶ Καρχηδονίοις ἐν τῷ περὶ Σικελίας πολέμῳ.</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3t/2/1 to 1/13t/3/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7/16t to 2/107/19t (Schema:Page/line )</text:p>
          </table:table-cell>
          <table:table-cell office:value-type="float" office:value="64" calcext:value-type="float">
            <text:p>64</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καὶ μὴν τὸ παρ' Εὐριπίδῃ πάλαι καλῶς εἰρῆσθαι δοκοῦν ὡς ἓν σοϕὸν βούλευμα τὰς πολλὰς χεῖρας νικᾷ τότε δι' αὐτῶν τῶν ἔργων ἔλαβε τὴν πίστιν.</text:p>
          </table:table-cell>
          <table:table-cell office:value-type="string" calcext:value-type="string">
            <text:p>Ἔδειξεν οὖν καὶ τὰ παρ' ἐκείνου πραχθέντα ὡς χρὴ μὴ πάνυ τι πιστεύειν τῇ τύχῃ καὶ μάλιστα ἐν ταῖς εὐπραγίαις καὶ μὴν καὶ τὸ παρ' Εὐριπίδῃ καλῶς εἰρῆσθαι δοκῶ ὡς «ἓν σοϕὸν βούλευμα τὰς πολλὰς χέρας νικᾷ», &lt;ὃ&gt; τότε δι' αὐτῶν τῶν ἐκείνου ἔργων τὴν πίστιν εἴληϕ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5t/4/1 to 1/35t/4/4 (Schema:Book//chapter/section/line )</text:p>
          </table:table-cell>
          <table:table-cell office:value-type="string" calcext:value-type="string">
            <text:p>NICEPHORUS BRYENNIUS <text:s/>Hist. <text:s/>[3088]</text:p>
          </table:table-cell>
          <table:table-cell office:value-type="string" calcext:value-type="string">
            <text:p>Historiae, ed. P. Gautier, Nicéphore Bryennios. Histoire <text:s/>[Corpus fontium historiae Byzantinae 9. Series Bruxellensis. <text:s/>Brussels: Byzantion, 1975]: 55-311. <text:s/>Anonymi praefatio ad Bryennii historias: pp. 55-71. <text:s/>Bryennii prooemium ad historias: pp. 71-73. <text:s/>Historiae (lib. i-iv): pp. 75-311. <text:s/>(Cod: 31,564: Hist.) <text:s/></text:p>
          </table:table-cell>
          <table:table-cell office:value-type="string" calcext:value-type="string">
            <text:p>4p/28t/1 to 4p/28t/5 (Schema:Book/section/line )</text:p>
          </table:table-cell>
          <table:table-cell office:value-type="float" office:value="64" calcext:value-type="float">
            <text:p>64</text:p>
          </table:table-cell>
          <table:table-cell office:value-type="float" office:value="1.2" calcext:value-type="float">
            <text:p>1.2</text:p>
          </table:table-cell>
          <table:table-cell office:value-type="string" calcext:value-type="string">
            <text:p>NICEPHORUS BRYENNIUS </text:p>
          </table:table-cell>
          <table:table-cell office:value-type="string" calcext:value-type="string">
            <text:p>Hist. </text:p>
          </table:table-cell>
          <table:table-cell office:value-type="float" office:value="3088" calcext:value-type="float">
            <text:p>3088</text:p>
          </table:table-cell>
          <table:table-cell office:value-type="string" calcext:value-type="string">
            <text:p>3088-002</text:p>
          </table:table-cell>
        </table:table-row>
        <table:table-row table:style-name="ro1">
          <table:table-cell office:value-type="string" calcext:value-type="string">
            <text:p>ὑπὸ δὲ τὴν ἑωθινήν, ἤδη τῆς ἡμέρας ὑποϕαινούσης, ὁρῶν τοῖς μὲν ἐναντίοις ϕορὸν ἄνεμον καταρρέοντα καὶ λαμπρόν, σϕίσι δὲ δυσχερῆ γινόμενον τὸν ἀνάπλουν πρὸς ἀντίον τὸ πνεῦμα, κοίλης καὶ τραχείας οὔσης τῆς θαλάττης, τὸ μὲν πρῶτον διηπόρει τί δεῖ χρῆσθαι τοῖς παροῦσι.</text:p>
          </table:table-cell>
          <table:table-cell office:value-type="string" calcext:value-type="string">
            <text:p>τοῖς ἐναντίοις ὁρῶν ϕορὸν ἄνεμον καὶ λαμπρὸν καταπνέοντα, σϕίσι δὲ δυσχερῆ, πρὸς ἀντίον ἄνεμον κοίλης καὶ τραχείας ὑπαρχούσης τῆς θαλάσσης, διηπόρει, τί δεῖ χρῆσθαι τοῖς παροῦσ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60t/6/1 to 1/60t/7/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phi/614b/5 to phi/614b/8 (Schema:Alphabetic letter//entry/line )</text:p>
          </table:table-cell>
          <table:table-cell office:value-type="float" office:value="64" calcext:value-type="float">
            <text:p>64</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ὁ γὰρ Φιλῖνος ἀρχόμενος ἅμα τῶν πραγμάτων καὶ τῆς δευτέρας βύβλου ϕησὶ προσκαθῆσθαι τῇ Μεσσήνῃ πολεμοῦντας τούς τε Καρχηδονίους καὶ τοὺς Συρακοσίους, παραγενομένους δὲ τοὺς Ῥωμαίους κατὰ θάλατταν εἰς τὴν πόλιν εὐθὺς ἐξελθεῖν ἐπὶ τοὺς Συρακοσίους:</text:p>
          </table:table-cell>
          <table:table-cell office:value-type="string" calcext:value-type="string">
            <text:p>Ὁ Φιλῖνος, ἀρχόμενος ἅμα τῶν πραγμάτων καὶ τῆς δευτέρας βίβλου, ϕησὶ προσκαθῆσθαι τῇ Μεσσήνῃ πολεμοῦντας τούς τε Καρχηδονίους καὶ τοὺς Συρακουσί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5t/1/1 to 1/15t/2/3 (Schema:Book//chapter/section/line )</text:p>
          </table:table-cell>
          <table:table-cell office:value-type="string" calcext:value-type="string">
            <text:p>PHILINUS <text:s/>Hist. <text:s/>[1969]</text:p>
          </table:table-cell>
          <table:table-cell office:value-type="string" calcext:value-type="string">
            <text:p>Fragmenta, ed. K. Müller, FHG 3. Paris: Didot, 1841-1870: <text:s/>17-19. <text:s/>Frr. 1-4. <text:s/>(Q: 833: Hist.) <text:s/></text:p>
          </table:table-cell>
          <table:table-cell office:value-type="string" calcext:value-type="string">
            <text:p>1b/1t to 1b/4t (Schema:Fragment/line )</text:p>
          </table:table-cell>
          <table:table-cell office:value-type="float" office:value="65" calcext:value-type="float">
            <text:p>65</text:p>
          </table:table-cell>
          <table:table-cell office:value-type="float" office:value="-201" calcext:value-type="float">
            <text:p>-201</text:p>
          </table:table-cell>
          <table:table-cell office:value-type="string" calcext:value-type="string">
            <text:p>PHILINUS </text:p>
          </table:table-cell>
          <table:table-cell office:value-type="string" calcext:value-type="string">
            <text:p>Hist. </text:p>
          </table:table-cell>
          <table:table-cell office:value-type="float" office:value="1969" calcext:value-type="float">
            <text:p>1969</text:p>
          </table:table-cell>
          <table:table-cell office:value-type="string" calcext:value-type="string">
            <text:p>1969-003</text:p>
          </table:table-cell>
        </table:table-row>
        <table:table-row table:style-name="ro1">
          <table:table-cell office:value-type="string" calcext:value-type="string">
            <text:p>τὸ δὲ πέρας τοιαύτην συνέβη γενέσθαι τὴν παντέλειαν τῆς καταϕθορᾶς ὥστε καὶ τὰς βάσεις τῶν πύργων καὶ τὰ στύπη τῶν κριῶν ὑπὸ τοῦ πυρὸς ἀχρειωθῆναι.</text:p>
          </table:table-cell>
          <table:table-cell office:value-type="string" calcext:value-type="string">
            <text:p>ὥστε συνέβαινεν ὑπὸ τοῦ πυρὸς τὰς βάσεις τῶν πύργων καὶ τὰ τύπη τῶν κριῶν ἀχρειωθῆν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48t/9/1 to 1/48t/10/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tau/1177b/1 to tau/1177b/2 (Schema:Alphabetic letter//entry/line )</text:p>
          </table:table-cell>
          <table:table-cell office:value-type="float" office:value="65" calcext:value-type="float">
            <text:p>65</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τοῦ προειρημένου ποταμοῦ κατὰ τὴν εἰς θάλατταν ἐκβολὴν συνθεωρήσας κατά τινας ἀνέμων στάσεις ἀποθινούμενον τὸ στόμα καὶ τεναγώδη γινομένην τὴν παρ' αὐτὸ τὸ στόμα πάροδον, ποιήσας εὐτρεπῆ τῷ στρατοπέδῳ τὰ πρὸς τὴν ἔξοδον καὶ κρύπτων ἐν αὑτῷ τὴν ἐπιβολὴν ἐτήρει τὸ προειρημένον σύμπτωμα.</text:p>
          </table:table-cell>
          <table:table-cell office:value-type="string" calcext:value-type="string">
            <text:p>κατὰ τὴν εἰς θάλατταν ἐκβολὴν τοῦ Βουκάρα ποταμοῦ συνθεωρήσας κατά τινας ἀνέμων στάσεις ἀποθινούμενον τὸ στόμα καὶ τεναγώδη γινομένην τὴν παρὰ τὸ στόμα πάροδον, τηρήσας τὸ προειρημενὸν σύμπτωμα διεβίβασε τὴν στρατι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75t/8/1 to 1/75t/9/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tau/305b/3 to tau/305b/6 (Schema:Alphabetic letter//entry/line )</text:p>
          </table:table-cell>
          <table:table-cell office:value-type="float" office:value="65" calcext:value-type="float">
            <text:p>65</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ἐν μὲν οὖν τοῖς πρὸ τούτων χρόνοις ὡσανεὶ σποράδας εἶναι συνέβαινε τὰς τῆς οἰκουμένης πράξεις (διὰ) τὸ καὶ (κατὰ) τὰς ἐπιβολάς, (ἔτι) δὲ (καὶ τὰς) συντελείας αὐτ(ῶν ὁμοίως δὲ) καὶ κατὰ το(ὺς τόπους διαϕέρ)ειν ἕκαστα (τῶν πεπραγμ)ένων.</text:p>
          </table:table-cell>
          <table:table-cell office:value-type="string" calcext:value-type="string">
            <text:p>ἐν μὲν οὖν τοῖς πρὸ τούτων χρόνοις ὡσανεὶ σποράδας συνέβαινεν τὰς τῆς οἰκουμένης εἶναι πράξεις καὶ τὰς ἐπιβολὰς αὐτῶν καὶ τὰς συντελεί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t/3/1 to 1/3t/3/5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5/8t to 2/105/10t (Schema:Page/line )</text:p>
          </table:table-cell>
          <table:table-cell office:value-type="float" office:value="68" calcext:value-type="float">
            <text:p>68</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οὐδενὸς δὲ τολμῶντος ἐπ' αὐτὸν ἀντανάγε σθαι διὰ τὸ τάχος τῆς εἰρεσίας, ἀπέπλευσε καταναστὰς μιᾷ νηὶ παντὸς τοῦ τῶν ἐναντίων στόλου.</text:p>
          </table:table-cell>
          <table:table-cell office:value-type="string" calcext:value-type="string">
            <text:p>ὁ δὲ διὰ τὸ τάχος τῆς εἰρεσίας ἀπέπλευσε, κατ αναστὰς μιᾷ νηῒ παντὸς τοῦ τῶν ἐναντίων στόλου.</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46t/12/1 to 1/46t/12/3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kappa/665a/1 to kappa/665a/2 (Schema:Alphabetic letter//entry/line )</text:p>
          </table:table-cell>
          <table:table-cell office:value-type="float" office:value="68" calcext:value-type="float">
            <text:p>68</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ἐπί τε γὰρ τῶν ἑλκῶν, ἐὰν μὲν θεραπείαν τοῖς τοιούτοις προσάγῃ τις, ὑπ' αὐτῆς ἐνίοτε ταύτης ἐρεθιζόμενα θᾶττον ποιεῖται τὴν νομήν:</text:p>
          </table:table-cell>
          <table:table-cell office:value-type="string" calcext:value-type="string">
            <text:p>ἐπί τε γὰρ τῶν ἑλκῶν, ἐὰν μὲν θεραπείας τοῖς τοιούτοις προσάγῃ τις, ὑπ' αὐτῆς ἐνίοτε ταύτης ἐρεθιζόμενα θᾶττον ποιεῖται τὴν νομήν, ἐὰν δὲ πάλιν ἀϕῇ, κατὰ τὴν ἐξ αὐτῶν ϕύσιν ϕθείροντα τὸ συνεχὲς οὐκ ἴσχει παῦλαν, ἕως ἂν ἀϕανίσῃ τὸ ὑποκείμεν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1t/6/1 to 1/81t/6/4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1/25t to 2/112/1t (Schema:Page/line )</text:p>
          </table:table-cell>
          <table:table-cell office:value-type="float" office:value="68" calcext:value-type="float">
            <text:p>68</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οἱ δὲ πολλοὶ τετρυμένοι μὲν ὑπὸ τῶν προγεγονότων πολέμων καὶ προσδεόμενοι παντοδαπῆς ἐπανορθώσεως, ἅμα δὲ τοῖς ἄρτι ῥηθεῖσι περὶ τοῦ κοινῇ συμϕέρειν τὸν πόλεμον καὶ κατ' ἰδίαν ἑκάστοις ὠϕελείας προδήλους καὶ μεγάλας ὑποδεικνυόντων τῶν στρατηγῶν, ἔκριναν βοηθεῖν.</text:p>
          </table:table-cell>
          <table:table-cell office:value-type="string" calcext:value-type="string">
            <text:p>καὶ τὸ μὲν συνέδριον οὐδ' εἰς τέλος ἐκύ ρωσε τὴν γνώμην (ἐδόκει γὰρ τὰ περὶ τὴν ἀλογίαν τῆς τοῖς Μαμερτίνοις ἐπικουρίας ἰσορροπεῖν τοῖς ἐκ τῆς βοηθείας συμϕέρουσιν), οἱ δὲ πολλοί, τετρυμμένοι ὑπὸ τῶν προγεγονότων πολέμων καὶ προσδεόμενοι παντοδαπῆς ἐπανορθώσεως, ἅμα τοῖς ῥηθεῖσι περὶ τοῦ κοινῇ συμϕέρειν τὸν πόλεμον καὶ κατ' ἰδίαν ἑκάστοις ὠϕελείας προδήλους καὶ μεγάλας ὑποδεικνυόντων τῶν στρατηγῶν, ἔκριναν βοηθεῖ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1t/2/1 to 1/11t/3/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6/21t to 2/106/28t (Schema:Page/line )</text:p>
          </table:table-cell>
          <table:table-cell office:value-type="float" office:value="71" calcext:value-type="float">
            <text:p>71</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Φιλῖνον μὲν οὖν παρ' ὅλην ἄν τις τὴν πραγματείαν εὕροι τοιοῦτον ὄντα, παραπλησίως δὲ καὶ Φάβιον, ὡς ἐπ' αὐτῶν δειχθήσεται τῶν καιρῶν.</text:p>
          </table:table-cell>
          <table:table-cell office:value-type="string" calcext:value-type="string">
            <text:p>Φιλῖνον μὲν οὖν παρ' ὅλην ἄν τις τὴν πραγματείαν εὕροι τοιοῦτον ὄντ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5t/12/1 to 1/15t/12/3 (Schema:Book//chapter/section/line )</text:p>
          </table:table-cell>
          <table:table-cell office:value-type="string" calcext:value-type="string">
            <text:p>PHILINUS <text:s/>Hist. <text:s/>[1969]</text:p>
          </table:table-cell>
          <table:table-cell office:value-type="string" calcext:value-type="string">
            <text:p>Fragmenta, ed. K. Müller, FHG 3. Paris: Didot, 1841-1870: <text:s/>17-19. <text:s/>Frr. 1-4. <text:s/>(Q: 833: Hist.) <text:s/></text:p>
          </table:table-cell>
          <table:table-cell office:value-type="string" calcext:value-type="string">
            <text:p>1b/45t to 1b/46t (Schema:Fragment/line )</text:p>
          </table:table-cell>
          <table:table-cell office:value-type="float" office:value="71" calcext:value-type="float">
            <text:p>71</text:p>
          </table:table-cell>
          <table:table-cell office:value-type="float" office:value="-201" calcext:value-type="float">
            <text:p>-201</text:p>
          </table:table-cell>
          <table:table-cell office:value-type="string" calcext:value-type="string">
            <text:p>PHILINUS </text:p>
          </table:table-cell>
          <table:table-cell office:value-type="string" calcext:value-type="string">
            <text:p>Hist. </text:p>
          </table:table-cell>
          <table:table-cell office:value-type="float" office:value="1969" calcext:value-type="float">
            <text:p>1969</text:p>
          </table:table-cell>
          <table:table-cell office:value-type="string" calcext:value-type="string">
            <text:p>1969-003</text:p>
          </table:table-cell>
        </table:table-row>
        <table:table-row table:style-name="ro1">
          <table:table-cell office:value-type="string" calcext:value-type="string">
            <text:p>ὃ καὶ τότε συνέβη γενέσθαι περὶ αὐτούς:</text:p>
          </table:table-cell>
          <table:table-cell office:value-type="string" calcext:value-type="string">
            <text:p>ὃ καὶ τότε συνέβη γενέσθαι περὶ τοὺς πρεσβευτὰς τῶν Καρχηδονί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67t/7/1 to 1/67t/7/2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5/17t/2t/4t to 15/17t/2t/5t (Schema:Book//chapter/section/line )</text:p>
          </table:table-cell>
          <table:table-cell office:value-type="float" office:value="71" calcext:value-type="float">
            <text:p>71</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ὁμοίως δὲ καὶ περὶ τοῦ πόσα καὶ πηλίκα συμβάλλεσθαι πέϕυκε τοῖς ϕιλομαθοῦσιν ὁ τῆς πραγματικῆς ἱστορίας τρόπος.</text:p>
          </table:table-cell>
          <table:table-cell office:value-type="string" calcext:value-type="string">
            <text:p>Εἰρήσεται δὲ πόσα καὶ πηλίκα συμβάλλεσθαι πέϕυκε τοῖς ϕιλομαθοῦσιν ὁ τῆς ἱστορικῆς πραγματείας τρόπο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2t/8/3 to 1/2t/8/5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4/20t to 2/104/21t (Schema:Page/line )</text:p>
          </table:table-cell>
          <table:table-cell office:value-type="float" office:value="73" calcext:value-type="float">
            <text:p>73</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Ἀϕεμένους δὲ τούτων λέγειν ὥρα περὶ τῶν προκειμένων, ἐπὶ βραχὺ καὶ κεϕαλαιωδῶς προεκθεμένους τὰς ἐν τῇ προκατασκευῇ πράξεις.</text:p>
          </table:table-cell>
          <table:table-cell office:value-type="string" calcext:value-type="string">
            <text:p>Ἀϕεμένους δὲ τούτων λέγειν ὥρα περὶ τῶν προκειμένων, ἐπὶ βραχὺ &lt;καὶ&gt; κεϕαλαιωδῶς προεκθεμένους τὰς ἐν τῇ προκατασκευῇ πράξεις, ὧν εἰσι πρῶται κατὰ τὴν τάξιν αἱ γενόμεναι Ῥωμαῖοις καὶ Καρχηδονίοις ἐν τῷ περὶ Σικελίας πολέμῳ.</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3t/1/1 to 1/13t/2/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7/16t to 2/107/19t (Schema:Page/line )</text:p>
          </table:table-cell>
          <table:table-cell office:value-type="float" office:value="73" calcext:value-type="float">
            <text:p>73</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ἃς οἱ μὲν ἐγχώριοι διά τε τὰς συγγενείας καὶ τὸ τῶν ϕίλων πλῆθος οἷοί τ' ἂν (εἶεν ἐπὶ πολὺν χρόνον) ἀναϕέρειν, οἱ δὲ ξένοι ταχέως ἐϕ' ἑκατέρων τούτων ἡττῶνται καὶ κινδυνεύουσι.</text:p>
          </table:table-cell>
          <table:table-cell office:value-type="string" calcext:value-type="string">
            <text:p>αἱ γὰρ ἐπιϕανεῖς καὶ παρά δοξοι πράξεις βαρεῖς μὲν τοὺς ϕθόνους ὀξείας δὲ τὰς διαβολὰς γεννῶσιν, ἃς οἱ μὲν ἐγχώριοι διά τε τὰς συγγενείας καὶ τὸ τῶν ϕίλων πλῆθος οἷοί τ' ἂν ἀναϕέρειν, οἱ δὲ ξένοι ταχέως ἐϕ' ἑκατέρων τούτων ἡττῶνται καὶ κινδυνεύουσ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6t/3/3 to 1/36t/4/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0/6t to 2/110/10t (Schema:Page/line )</text:p>
          </table:table-cell>
          <table:table-cell office:value-type="float" office:value="73" calcext:value-type="float">
            <text:p>73</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οὐ μὴν ἀλλὰ πάλιν ἐνταῦθα πάσαις μὲν ἀμϕότεροι ταῖς πολιορκητικαῖς ἐπινοίαις καὶ βίαις χρησάμενοι κατ' ἀλλήλων, πᾶν δὲ γένος ἐνδείας ἀνασχόμενοι, πάσης δ' ἐπιθέσεως καὶ μάχης πεῖραν λαβόντες, τέλος οὐχ, ὡς Φάβιός ϕησιν, ἐξαδυνατοῦντες καὶ περικακοῦντες, ἀλλ' ὡς ἂν ἀπαθεῖς καὶ ἀήττητοί τινες ἄνδρες ἱερὸν ἐποίησαν τὸν στέϕανον.</text:p>
          </table:table-cell>
          <table:table-cell office:value-type="string" calcext:value-type="string">
            <text:p>Οὐ μὴν ἀλλὰ πάλιν ἐνταῦθα πάσαις μὲν ἀμϕότεροι ταῖς πολιορκητικαῖς ἐπινοίαις καὶ βίαις χρησάμενοι κατ' ἀλλήλων, πᾶν δὲ γένος ἐνδείας ἀνασχόμενοι, πάσης δ' ἐπιθέσεως καὶ μάχης πεῖραν λαβόντε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58t/4/1 to 1/58t/6/1 (Schema:Book//chapter/section/line )</text:p>
          </table:table-cell>
          <table:table-cell office:value-type="string" calcext:value-type="string">
            <text:p>Quintus FABIUS PICTOR <text:s/>Hist. <text:s/>[2542]</text:p>
          </table:table-cell>
          <table:table-cell office:value-type="string" calcext:value-type="string">
            <text:p>Fragmenta, ed. K. Müller, FHG 3. Paris: Didot, 1841-1870: <text:s/>83-93. <text:s/>Frr. 1-29. <text:s/>frr. 2b, 6, 10, 12-15, 17, 19-20, 22-27 contain Latin text only. <text:s/>(Q: 4,505: Hist.) <text:s/></text:p>
          </table:table-cell>
          <table:table-cell office:value-type="string" calcext:value-type="string">
            <text:p>16a/11 to 16a/15 (Schema:Fragment/line )</text:p>
          </table:table-cell>
          <table:table-cell office:value-type="float" office:value="73" calcext:value-type="float">
            <text:p>73</text:p>
          </table:table-cell>
          <table:table-cell office:value-type="float" office:value="-201" calcext:value-type="float">
            <text:p>-201</text:p>
          </table:table-cell>
          <table:table-cell office:value-type="string" calcext:value-type="string">
            <text:p>Quintus FABIUS PICTOR </text:p>
          </table:table-cell>
          <table:table-cell office:value-type="string" calcext:value-type="string">
            <text:p>Hist. </text:p>
          </table:table-cell>
          <table:table-cell office:value-type="float" office:value="2542" calcext:value-type="float">
            <text:p>2542</text:p>
          </table:table-cell>
          <table:table-cell office:value-type="string" calcext:value-type="string">
            <text:p>2542-003</text:p>
          </table:table-cell>
        </table:table-row>
        <table:table-row table:style-name="ro1">
          <table:table-cell office:value-type="string" calcext:value-type="string">
            <text:p>ὅταν δὲ τὸ τῆς ἱστορίας ἦθος ἀναλαμ βάνῃ τις, ἐπιλαθέσθαι χρὴ πάντων τῶν τοιούτων καὶ πολλάκις μὲν εὐλογεῖν καὶ κοσμεῖν τοῖς μεγίστοις ἐπαίνοις τοὺς ἐχθρούς, ὅταν αἱ πράξεις ἀπαιτῶσι τοῦτο, πολλάκις δ' ἐλέγχειν καὶ ψέγειν ἐπονειδίστως τοὺς ἀναγκαιοτάτους, ὅταν αἱ τῶν ἐπιτηδευμάτων ἁμαρτίαι τοῦθ' ὑποδεικνύωσιν.</text:p>
          </table:table-cell>
          <table:table-cell office:value-type="string" calcext:value-type="string">
            <text:p>Ὅταν γάρ τις τὸ τῆς ἱστορίας ἦθος ἀναλαμβάνῃ, ἐπιλαθέσθαι χρὴ εὐνοίας καὶ μίσους καὶ πολλάκις κοσμεῖν τοὺς ἐχθροὺς τοῖς μεγίστοις ἐπαίνοις, ὅταν αἱ πράξεις ἀπαιτῶσι τοῦτο, πολλάκις δὲ ἐλέγχειν τοὺς ἀναγκαιοτάτους, ὅταν αἱ τῶν ἐπιτηδευμάτων ἁμαρτίαι τοῦθ' ὑποδεικνύωσ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4t/5/1 to 1/14t/6/1 (Schema:Book//chapter/section/line )</text:p>
          </table:table-cell>
          <table:table-cell office:value-type="string" calcext:value-type="string">
            <text:p>ANNA COMNENA <text:s/>Hist. <text:s/>[2703]</text:p>
          </table:table-cell>
          <table:table-cell office:value-type="string" calcext:value-type="string">
            <text:p>Alexias, ed. B. Leib, Anna Comnène. Alexiade, 3 vols. <text:s/>Paris: Les Belles Lettres, 1:1937 2:1943 3:1945 (repr. 1-2:1967): <text:s/>1:3-168 2:7-236 3:7-242. <text:s/>Vol. 1: lib. 1-4. <text:s/>Vol. 2: lib. 5-10. <text:s/>Vol. 3: lib. 11-15. <text:s/>(Cod: 151,330: Hist.) <text:s/></text:p>
          </table:table-cell>
          <table:table-cell office:value-type="string" calcext:value-type="string">
            <text:p>p/2t/3/1 to p/2t/3/6 (Schema:Book//chapter/section/line )</text:p>
          </table:table-cell>
          <table:table-cell office:value-type="float" office:value="74" calcext:value-type="float">
            <text:p>74</text:p>
          </table:table-cell>
          <table:table-cell office:value-type="float" office:value="1.2" calcext:value-type="float">
            <text:p>1.2</text:p>
          </table:table-cell>
          <table:table-cell office:value-type="string" calcext:value-type="string">
            <text:p>ANNA COMNENA </text:p>
          </table:table-cell>
          <table:table-cell office:value-type="string" calcext:value-type="string">
            <text:p>Hist. </text:p>
          </table:table-cell>
          <table:table-cell office:value-type="float" office:value="2703" calcext:value-type="float">
            <text:p>2703</text:p>
          </table:table-cell>
          <table:table-cell office:value-type="string" calcext:value-type="string">
            <text:p>2703-001</text:p>
          </table:table-cell>
        </table:table-row>
        <table:table-row table:style-name="ro1">
          <table:table-cell office:value-type="string" calcext:value-type="string">
            <text:p>ἐντεῦθεν δὲ παραδοὺς τοῖς ταμίαις τὰς ἡμισείας ϕορτηγοὺς καί τινα τῶν μακρῶν πλοίων ἐξαπέστειλε, διακομισθῆναι σπουδάζων τῷ στρατοπέδῳ τὰ πρὸς τὴν χρείαν.</text:p>
          </table:table-cell>
          <table:table-cell office:value-type="string" calcext:value-type="string">
            <text:p>καί τινα τῶν μακρῶν πλοίων ἐξαπέστειλε, σπουδάζων τῷ στρατοπέδῳ τὰ πρὸς τὴν χρεί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52t/7/1 to 1/52t/8/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sigma/967b/7 to sigma/967b/8 (Schema:Alphabetic letter//entry/line )</text:p>
          </table:table-cell>
          <table:table-cell office:value-type="float" office:value="74" calcext:value-type="float">
            <text:p>74</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Ἡ μὲν οὖν πρώτη Ῥωμαίων ἐκ τῆς Ἰταλίας διάβασις μετὰ δυνάμεως ἥδε καὶ διὰ ταῦτα (καὶ) κατὰ τούτους ἐγένετο τοὺς καιρούς, ἣν οἰκειοτάτην κρίναντες ἀρχὴν εἶναι τῆς ὅλης προθέσεως, ἀπὸ ταύτης ἐποιησάμεθα τὴν ἐπίστασιν, ἀναδραμόντες ἔτι τοῖς χρόνοις τοῦ μηδὲν ἀπόρημα καταλιπεῖν ὑπὲρ τῶν κατὰ τὰς αἰτίας ἀποδείξεων.</text:p>
          </table:table-cell>
          <table:table-cell office:value-type="string" calcext:value-type="string">
            <text:p>ἣν οἰκειοτάτην κρίναντες ἀρχὴν εἶναι τῆς ὅλης προθέσεως, ἀπὸ ταύτης ἐποιησάμεθα τὴν ἐπίστασιν, ἀναδραμόντες ἔτι τοῖς χρόνοις τοῦ μηδὲν ἀπόρημα καταλιπεῖν ὑπὲρ τῶν κατὰ τὰς αἰτίας ἀποδείξε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2t/5/1 to 1/12t/7/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7/2t to 2/107/5t (Schema:Page/line )</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τίς γὰρ οὕτως ὑπάρχει ϕαῦλος ἢ ῥᾴθυμος ἀνθρώπων ὃς οὐκ ἂν βούλοιτο γνῶναι πῶς καὶ τίνι γένει πολιτείας ἐπικρατηθέντα σχεδὸν ἅπαντα τὰ κατὰ τὴν οἰκουμένην οὐχ ὅλοις πεντήκοντα καὶ τρισὶν ἔτεσιν ὑπὸ μίαν ἀρχὴν ἔπεσε τὴν Ῥωμαίων, ὃ πρότερον οὐχ εὑρίσκεται γεγονός, τίς δὲ πάλιν οὕτως ἐκπαθὴς πρός τι τῶν ἄλλων θεαμάτων ἢ μαθημάτων ὃς προυργιαίτερον ἄν τι ποιήσαιτο τῆσδε τῆς ἐμπειρίας</text:p>
          </table:table-cell>
          <table:table-cell office:value-type="string" calcext:value-type="string">
            <text:p>τίς γὰρ οὕτως ὑπάρχει ϕαῦλος ἢ ῥάθυμος ἀνθρώπων, ὃς οὐκ ἂν βούλοιτο γνῶναι πῶς καὶ τίνι γένει πολιτείας ἐπικρατηθέντα σχεδὸν ἅπαντα τὰ κατὰ τὴν οἰκουμένην οὐχ ὅλοις πεντήκοντα καὶ τρισὶν ἔτεσιν ὑπὸ μίαν ἀρχὴν ἔπεσε τὴν Ῥωμαί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t/5/1 to 1/1t/6/3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4/7t to 2/104/10t (Schema:Page/line )</text:p>
          </table:table-cell>
          <table:table-cell office:value-type="float" office:value="76" calcext:value-type="float">
            <text:p>76</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ἐπεὶ δ' οὔτε τοῦ Ῥωμαίων οὔτε τοῦ Καρχηδονίων πολιτεύματος πρόχειρός ἐστι τοῖς πολλοῖς τῶν Ἑλλήνων ἡ προγεγενημένη δύναμις οὐδ' αἱ πράξεις αὐτῶν, ἀναγκαῖον ὑπελάβομεν εἶναι συντάξασθαι ταύτην καὶ τὴν ἑξῆς βύβλον πρὸ τῆς ἱστορίας, ἵνα μηδεὶς ἐπιστὰς ἐπ' αὐτὴν τὴν τῶν πραγμάτων ἐξήγησιν τότε διαπορῇ καὶ ζητῇ ποίοις διαβουλίοις ἢ ποίαις δυνάμεσι καὶ χορηγίαις χρησάμενοι Ῥωμαῖοι πρὸς ταύτας ὥρμησαν τὰς ἐπιβολάς, δι' ὧν καὶ τῆς γῆς καὶ τῆς θαλάττης τῆς καθ' ἡμᾶς ἐγένοντο πάσης ἐγκρατεῖς, ἀλλ' ἐκ τούτων τῶν βύβλων καὶ τῆς ἐν ταύταις προκατασκευῆς δῆλον ᾖ τοῖς ἐντυγχάνουσιν ὅτι καὶ λίαν εὐλόγοις ἀϕορμαῖς χρησάμενοι πρός τε τὴν ἐπίνοιαν ὥρμησαν καὶ πρὸς τὴν συντέλειαν ἐξίκοντο τῆς τῶν ὅλων ἀρχῆς καὶ δυναστείας.</text:p>
          </table:table-cell>
          <table:table-cell office:value-type="string" calcext:value-type="string">
            <text:p>ἐπεὶ δ' οὔτε τοῦ Ῥωμαίων οὔτε τοῦ Καρχηδονίων πολιτεύ ματος πρόχειρός ἐστι τοῖς πολλοῖς τῶν Ἑλλήνων ἡ προγεγενημένη δύναμις οὐδ' αἱ πράξεις αὐτῶν, ἀναγκαῖον ὑπέλαβον εἶναι συντάξασθαι ταύτην καὶ τὴν ἑξῆς βίβλον πρὸ τῆς ἱστορίας, ἵνα μηδείς, &lt;ἐπιστὰς&gt; ἐπ' αὐτὴν &lt;τὴν&gt; τῶν πραγμάτων ἐξήγησιν, τότε διαπορῇ καὶ ζητῇ ποίοις διαβουλίοις ἢ ποίαις δυνάμεσι καὶ χορηγίαις χρησάμενοι Ῥωμαῖοι πρὸς ταύτας ὥρμησαν τὰς ἐπιβολάς, δι' ὧν καὶ τῆς γῆς καὶ τῆς θαλάσσης τῆς καθ' ἡμᾶς ἐγένοντο ἐγκρατεῖ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t/8/1 to 1/4t/1/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5/25t to 2/106/1t (Schema:Page/line )</text:p>
          </table:table-cell>
          <table:table-cell office:value-type="float" office:value="77" calcext:value-type="float">
            <text:p>77</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οὕτως καὶ κατὰ ταύτας τὰς ἁμαρτίας μεγάλην ἔχει διαϕορὰν ἡ μετριότης καὶ τὸ μηδὲν ἀνήκεστον ἐπιτηδεύειν ἑκουσίως.</text:p>
          </table:table-cell>
          <table:table-cell office:value-type="string" calcext:value-type="string">
            <text:p>οὕτω κατὰ τὰς ἁμαρτίας μεγάλην ἔχει διαϕορὰν ἡ μετριότης καὶ τὸ μηδὲν ὑπὲρ ἄνθρωπον ἐπιτηδεύε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8t/3/1 to 1/88t/4/1 (Schema:Book//chapter/section/line )</text:p>
          </table:table-cell>
          <table:table-cell office:value-type="string" calcext:value-type="string">
            <text:p>DIODORUS SICULUS <text:s/>Hist. <text:s/>[0060]</text:p>
          </table:table-cell>
          <table:table-cell office:value-type="string" calcext:value-type="string">
            <text:p>Bibliotheca historica (lib. 21-40), ed. F.R. Walton, Diodorus of <text:s/>Sicily, vols. 11-12. Cambridge, Mass.: Harvard University Press, 11:1957 <text:s/>12:1967 (repr. 11:1968): 11:2-456 12:2-294. <text:s/>*Lib. 21-32: vol. 11. <text:s/>*Lib. 33-40: vol. 12. <text:s/>(Cod: 65,582: Hist.) <text:s/></text:p>
          </table:table-cell>
          <table:table-cell office:value-type="string" calcext:value-type="string">
            <text:p>25(?)/5t/3b/4t to 25(?)/5t/3b/6t (Schema:Book//chapter/section/line )</text:p>
          </table:table-cell>
          <table:table-cell office:value-type="float" office:value="77" calcext:value-type="float">
            <text:p>77</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3</text:p>
          </table:table-cell>
        </table:table-row>
        <table:table-row table:style-name="ro1">
          <table:table-cell office:value-type="string" calcext:value-type="string">
            <text:p>οὕτως καὶ κατὰ ταύτας τὰς ἁμαρτίας μεγάλην ἔχει διαϕορὰν ἡ μετριότης καὶ τὸ μηδὲν ἀνήκεστον ἐπιτηδεύειν ἑκουσίως.</text:p>
          </table:table-cell>
          <table:table-cell office:value-type="string" calcext:value-type="string">
            <text:p>οὕτω κατὰ τὰς ἁμαρτίας μεγάλην ἔχει διαϕορὰν ἡ μετριότης καὶ τὸ μηδὲν ὑπὲρ ἄνθρωπον ἐπιτηδεύε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8t/3/1 to 1/88t/4/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353/11t to 2/353/13t (Schema:Page/line )</text:p>
          </table:table-cell>
          <table:table-cell office:value-type="float" office:value="77" calcext:value-type="float">
            <text:p>77</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αὖθις δ' ἐπὶ τοὺς Καρχη δονίους ἐκπορευθέντας οὐ μόνον πληγὰς λαβεῖν, ἀλλὰ καὶ ζωγρίᾳ τῶν στρατιωτῶν ἱκανοὺς ἀποβαλεῖν.</text:p>
          </table:table-cell>
          <table:table-cell office:value-type="string" calcext:value-type="string">
            <text:p>αὖθις δὲ ἐπὶ τοὺς Καρχηδο νίους ἐκπορευθέντας, οὐ μόνον πληγὰς λαβεῖν, ἀλλὰ καὶ ζωγρείᾳ τῶν στρατιωτῶν ἱκανοὺς ἀποβαλεῖ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5t/2/4 to 1/15t/3/1 (Schema:Book//chapter/section/line )</text:p>
          </table:table-cell>
          <table:table-cell office:value-type="string" calcext:value-type="string">
            <text:p>PHILINUS <text:s/>Hist. <text:s/>[1969]</text:p>
          </table:table-cell>
          <table:table-cell office:value-type="string" calcext:value-type="string">
            <text:p>Fragmenta, ed. K. Müller, FHG 3. Paris: Didot, 1841-1870: <text:s/>17-19. <text:s/>Frr. 1-4. <text:s/>(Q: 833: Hist.) <text:s/></text:p>
          </table:table-cell>
          <table:table-cell office:value-type="string" calcext:value-type="string">
            <text:p>1b/7t to 1b/9t (Schema:Fragment/line )</text:p>
          </table:table-cell>
          <table:table-cell office:value-type="float" office:value="78" calcext:value-type="float">
            <text:p>78</text:p>
          </table:table-cell>
          <table:table-cell office:value-type="float" office:value="-201" calcext:value-type="float">
            <text:p>-201</text:p>
          </table:table-cell>
          <table:table-cell office:value-type="string" calcext:value-type="string">
            <text:p>PHILINUS </text:p>
          </table:table-cell>
          <table:table-cell office:value-type="string" calcext:value-type="string">
            <text:p>Hist. </text:p>
          </table:table-cell>
          <table:table-cell office:value-type="float" office:value="1969" calcext:value-type="float">
            <text:p>1969</text:p>
          </table:table-cell>
          <table:table-cell office:value-type="string" calcext:value-type="string">
            <text:p>1969-003</text:p>
          </table:table-cell>
        </table:table-row>
        <table:table-row table:style-name="ro1">
          <table:table-cell office:value-type="string" calcext:value-type="string">
            <text:p>πρότερον γὰρ ἢ 'κείνους ἀλλήλων ἐπικρατῆ σαι, καίπερ δύ' ἔτη πάλιν ἐν τούτῳ τῷ τόπῳ διαγωνισαμένους, δι' ἄλλου τρόπου συνέβη λαβεῖν τὸν πόλεμον τὴν κρίσιν.</text:p>
          </table:table-cell>
          <table:table-cell office:value-type="string" calcext:value-type="string">
            <text:p>Πρότερον γὰρ ἐκείνους ἀλλήλων ἐπικρατῆσαι, καίπερ δύο ἔτη πάλιν ἐν τούτῳ τῷ τόπῳ διαγωνισαμένους, δι' ἄλλου τρόπου συνέβη λαβεῖν τὸν πόλεμον τὴν κρίσ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58t/6/1 to 1/58t/6/4 (Schema:Book//chapter/section/line )</text:p>
          </table:table-cell>
          <table:table-cell office:value-type="string" calcext:value-type="string">
            <text:p>Quintus FABIUS PICTOR <text:s/>Hist. <text:s/>[2542]</text:p>
          </table:table-cell>
          <table:table-cell office:value-type="string" calcext:value-type="string">
            <text:p>Fragmenta, ed. K. Müller, FHG 3. Paris: Didot, 1841-1870: <text:s/>83-93. <text:s/>Frr. 1-29. <text:s/>frr. 2b, 6, 10, 12-15, 17, 19-20, 22-27 contain Latin text only. <text:s/>(Q: 4,505: Hist.) <text:s/></text:p>
          </table:table-cell>
          <table:table-cell office:value-type="string" calcext:value-type="string">
            <text:p>16a/18 to 16a/21 (Schema:Fragment/line )</text:p>
          </table:table-cell>
          <table:table-cell office:value-type="float" office:value="79" calcext:value-type="float">
            <text:p>79</text:p>
          </table:table-cell>
          <table:table-cell office:value-type="float" office:value="-201" calcext:value-type="float">
            <text:p>-201</text:p>
          </table:table-cell>
          <table:table-cell office:value-type="string" calcext:value-type="string">
            <text:p>Quintus FABIUS PICTOR </text:p>
          </table:table-cell>
          <table:table-cell office:value-type="string" calcext:value-type="string">
            <text:p>Hist. </text:p>
          </table:table-cell>
          <table:table-cell office:value-type="float" office:value="2542" calcext:value-type="float">
            <text:p>2542</text:p>
          </table:table-cell>
          <table:table-cell office:value-type="string" calcext:value-type="string">
            <text:p>2542-003</text:p>
          </table:table-cell>
        </table:table-row>
        <table:table-row table:style-name="ro1">
          <table:table-cell office:value-type="string" calcext:value-type="string">
            <text:p>οἷς ἐγένετο κατὰ τὸν αὐτὸν καιρὸν ἡ πρώτη Ῥωμαίων διάβασις εἰς τὴν Ἰλλυρίδα καὶ ταῦτα τὰ μέρη τῆς Εὐρώπης, ἐπὶ δὲ τοῖς προειρημένοις οἱ πρὸς τοὺς ἐν Ἰταλίᾳ Κελτοὺς ἀγῶνες.</text:p>
          </table:table-cell>
          <table:table-cell office:value-type="string" calcext:value-type="string">
            <text:p>ἐν οἷς ἐγένετο κατὰ τὸν αὐτὸν καιρὸν ἡ πρώτη Ῥωμαίων διάβασις εἰς τὴν Ἰλλυρίδα καὶ ταῦτα τὰ μέρη τῆς Εὐρώπη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3t/4/1 to 1/13t/5/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7/21t to 2/107/23t (Schema:Page/line )</text:p>
          </table:table-cell>
          <table:table-cell office:value-type="float" office:value="80" calcext:value-type="float">
            <text:p>8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κρίσιν γε μὴν ὁλοσχερῆ γενέσθαι διὰ πλεί ους αἰτίας οὐχ οἷόν τ' ἦν:</text:p>
          </table:table-cell>
          <table:table-cell office:value-type="string" calcext:value-type="string">
            <text:p>κρίσιν γε μὴν ὁλοσχερῆ γενέσθαι διὰ πλείους αἰτίας οὐχ οἷόν τε ἦ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57t/6/1 to 1/57t/6/2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0/30t to 2/110/31t (Schema:Page/line )</text:p>
          </table:table-cell>
          <table:table-cell office:value-type="float" office:value="80" calcext:value-type="float">
            <text:p>8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ἐξ οὗ συνέβαινε παρα βόλως μὲν ὑπομένειν καὶ διακινδυνεύειν πολιορκουμένους τοὺς τὴν κορυϕὴν κατέχοντας τῶν Ῥωμαίων, ἀπίστως δὲ τοὺς Καρχηδονίους ἀντέχειν, τῶν τε πολεμίων πανταχόθεν προσκειμένων καὶ τῶν χορηγιῶν οὐ ῥᾳδίως αὐτοῖς παρακομιζομένων, ὡς ἂν τῆς θαλάττης καθ' ἕνα τόπον καὶ μίαν πρόσοδον ἀντεχομένοις.</text:p>
          </table:table-cell>
          <table:table-cell office:value-type="string" calcext:value-type="string">
            <text:p>ἀπίστως δὲ τοὺς Καρχηδονίους ἀντέχειν, τῶν τε πολεμίων πανταχόθεν προσκειμένων, καὶ τῶν χορηγιῶν οὐ ῥᾳδίως αὐτοῖς παρακομιζομένων, ὡς ἂν τῆς θαλάττης καθ' ἕνα τόπον καὶ μίαν πρόσοδον ἀντεχομένο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58t/3/1 to 1/58t/4/1 (Schema:Book//chapter/section/line )</text:p>
          </table:table-cell>
          <table:table-cell office:value-type="string" calcext:value-type="string">
            <text:p>Quintus FABIUS PICTOR <text:s/>Hist. <text:s/>[2542]</text:p>
          </table:table-cell>
          <table:table-cell office:value-type="string" calcext:value-type="string">
            <text:p>Fragmenta, ed. K. Müller, FHG 3. Paris: Didot, 1841-1870: <text:s/>83-93. <text:s/>Frr. 1-29. <text:s/>frr. 2b, 6, 10, 12-15, 17, 19-20, 22-27 contain Latin text only. <text:s/>(Q: 4,505: Hist.) <text:s/></text:p>
          </table:table-cell>
          <table:table-cell office:value-type="string" calcext:value-type="string">
            <text:p>16a/8 to 16a/11 (Schema:Fragment/line )</text:p>
          </table:table-cell>
          <table:table-cell office:value-type="float" office:value="80" calcext:value-type="float">
            <text:p>80</text:p>
          </table:table-cell>
          <table:table-cell office:value-type="float" office:value="-201" calcext:value-type="float">
            <text:p>-201</text:p>
          </table:table-cell>
          <table:table-cell office:value-type="string" calcext:value-type="string">
            <text:p>Quintus FABIUS PICTOR </text:p>
          </table:table-cell>
          <table:table-cell office:value-type="string" calcext:value-type="string">
            <text:p>Hist. </text:p>
          </table:table-cell>
          <table:table-cell office:value-type="float" office:value="2542" calcext:value-type="float">
            <text:p>2542</text:p>
          </table:table-cell>
          <table:table-cell office:value-type="string" calcext:value-type="string">
            <text:p>2542-003</text:p>
          </table:table-cell>
        </table:table-row>
        <table:table-row table:style-name="ro1">
          <table:table-cell office:value-type="string" calcext:value-type="string">
            <text:p>ὃ καὶ τότε συνέβη γενέσθαι περὶ αὐτούς:</text:p>
          </table:table-cell>
          <table:table-cell office:value-type="string" calcext:value-type="string">
            <text:p>ὃ καὶ τότε συνέβη γενέσθαι περὶ τοὺς Αἰτωλού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67t/7/1 to 1/67t/7/2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4/29t/5,8/1 to 4/29t/5,8/1 (Schema:Book//chapter/section/line )</text:p>
          </table:table-cell>
          <table:table-cell office:value-type="float" office:value="80" calcext:value-type="float">
            <text:p>80</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Ὁ μὲν οὖν πρὸς τοὺς ξένους καὶ Λιβυκὸς ἐπικληθεὶς πόλεμος διὰ ταῦτα καὶ τοιαύτην ἔλαβε τὴν ἀρχήν.</text:p>
          </table:table-cell>
          <table:table-cell office:value-type="string" calcext:value-type="string">
            <text:p>Ὁ μὲν οὖν Ῥοδίων πρὸς Βυζαντίους πόλεμος διὰ ταῦτα καὶ τοιαύτην ἔλαβε τὴν ἀρχ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70t/7/1 to 1/70t/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4/49t/5,8/1 to 4/50t/1,8/1 (Schema:Book//chapter/section/line )</text:p>
          </table:table-cell>
          <table:table-cell office:value-type="float" office:value="80" calcext:value-type="float">
            <text:p>80</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ὃ προορώμενοι Ῥωμαῖοι καὶ νομίζοντες ἀναγκαῖον εἶναι σϕίσι τὸ μὴ προέσθαι τὴν Μεσσήνην μηδ' ἐᾶσαι Καρχηδονίους οἱονεὶ γεϕυρῶσαι τὴν εἰς Ἰταλίαν αὑτοῖς διάβασιν, πολὺν μὲν χρόνον ἐβουλεύσαντο, καὶ τὸ μὲν συνέδριον οὐδ' εἰς τέλος ἐκύρωσε τὴν γνώμην διὰ τὰς ἄρτι ῥηθείσας αἰτίας.</text:p>
          </table:table-cell>
          <table:table-cell office:value-type="string" calcext:value-type="string">
            <text:p>ὃ προορώμενοι Ῥωμαῖοι, καὶ νομίζοντες ἀναγκαῖον εἶναι σϕίσι τὸ μὴ προέσθαι τὴν Μεσσήνην μηδ' ἐᾶσαι Καρχηδονίους οἱονεὶ γεϕυρῶσαι τὴν εἰς Ἰταλίαν αὐτοῖς διάβασιν, πολὺν μὲν χρόνον ἐβουλεύσαντο.</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0t/9/1 to 1/11t/1/3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6/18t to 2/106/21t (Schema:Page/line )</text:p>
          </table:table-cell>
          <table:table-cell office:value-type="float" office:value="81" calcext:value-type="float">
            <text:p>81</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Ἄρξει δὲ τῆς πραγματείας ἡμῖν τῶν μὲν χρόνων ὀλυμπιὰς ἑκατοστή τε καὶ τετταρακοστή, τῶν δὲ πράξεων παρὰ μὲν τοῖς Ἕλλησιν ὁ προσαγορευθεὶς συμμαχικὸς πόλεμος, ὃν πρῶτον ἐξήνεγκε μετ' Ἀχαιῶν πρὸς Αἰτωλοὺς Φίλιππος, Δημητρίου μὲν υἱός, πατὴρ δὲ Περσέως, παρὰ δὲ τοῖς τὴν Ἀσίαν κατοικοῦσιν ὁ περὶ Κοίλης Συρίας, ὃν Ἀντίοχος καὶ Πτολεμαῖος ὁ Φιλοπάτωρ ἐπολέμησαν πρὸς ἀλλήλους:</text:p>
          </table:table-cell>
          <table:table-cell office:value-type="string" calcext:value-type="string">
            <text:p>ἄρξει δὲ τῆς πραγματείας ἡμῖν τῶν μὲν χρόνων ὀλυμπιὰς ἑκατοστή τε καὶ τετταρακοστή, τῶν δὲ πράξεων παρὰ μὲν τοῖς Ἕλλησιν ὁ προσαγορευθεὶς συμμαχικὸς πόλεμος, ὃν πρῶτον ἐξήνεγκε μετ' Ἀχαιῶν πρὸς Αἰτωλοὺς Φίλιππος Δημητρίου μὲν υἱὸς πατὴρ δὲ Περσέως, παρὰ δὲ τοῖς τὴν Ἀσίαν οἰκοῦσιν ὁ περὶ Κοίλης Συρίας, ὃν Ἀντίοχος καὶ Πτολεμαῖος ὁ Φιλοπάτωρ ἐπολέμησαν πρὸς ἀλλήλους, ἐν δὲ τοῖς κατὰ τὴν Ἰταλίαν καὶ Λιβύην τόποις ὁ συστὰς Ῥωμαίοις καὶ Καρχηδονίοις, ὃν οἱ πλεῖστοι προσαγορεύουσιν Ἀννιβιακ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t/1/1 to 1/3t/2/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4/21t to 2/105/7t (Schema:Page/line )</text:p>
          </table:table-cell>
          <table:table-cell office:value-type="float" office:value="82" calcext:value-type="float">
            <text:p>8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κρατήσαντες γὰρ ἐγχειρι ζομένης αὐτοῖς τῆς Μεσσήνης ἔμελλον ἐν ὀλίγῳ χρόνῳ τὰς Συρακούσας ἐπανελέσθαι διὰ τὸ πάσης σχεδὸν δεσπόζειν τῆς ἄλλης Σικελίας.</text:p>
          </table:table-cell>
          <table:table-cell office:value-type="string" calcext:value-type="string">
            <text:p>αὐτοῖς τῆς Μεσσήνης ἔμελλον ἐν ὀλίγῳ χρόνῳ τὰς Συ ρακούσας ἐπανελέσθαι διὰ τὸ πάσης σχεδὸν δεσπόζειν τῆς ἄλλης Σικελί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0t/8/1 to 1/10t/9/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6/16t to 2/106/18t (Schema:Page/line )</text:p>
          </table:table-cell>
          <table:table-cell office:value-type="float" office:value="82" calcext:value-type="float">
            <text:p>8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λοιπὸν ἀνάγκη συγχωρεῖν τὰς ἀρχὰς καὶ τὰς ὑποθέσεις εἶναι ψευδεῖς, καὶ νικώντων εὐθέως τῶν Ῥωμαίων ἐν ταῖς περὶ τὴν Μεσσήνην συμπλοκαῖς ἡττημένους αὐτοὺς ἡμῖν ὑπὸ τοῦ συγγραϕέως ἀπηγγέλθαι.</text:p>
          </table:table-cell>
          <table:table-cell office:value-type="string" calcext:value-type="string">
            <text:p>καὶ, νικώντων εὐθέως τῶν Ῥωμαίων ἐν ταῖς περὶ τὴν Μεσσήνην συμπλοκαῖς, ἡττημένους αὐτοὺς ἡμῖν ὑπὸ τοῦ συγγραϕέως ἀπηγγέλθ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5t/11/1 to 1/15t/11/5 (Schema:Book//chapter/section/line )</text:p>
          </table:table-cell>
          <table:table-cell office:value-type="string" calcext:value-type="string">
            <text:p>PHILINUS <text:s/>Hist. <text:s/>[1969]</text:p>
          </table:table-cell>
          <table:table-cell office:value-type="string" calcext:value-type="string">
            <text:p>Fragmenta, ed. K. Müller, FHG 3. Paris: Didot, 1841-1870: <text:s/>17-19. <text:s/>Frr. 1-4. <text:s/>(Q: 833: Hist.) <text:s/></text:p>
          </table:table-cell>
          <table:table-cell office:value-type="string" calcext:value-type="string">
            <text:p>1b/42t to 1b/44t (Schema:Fragment/line )</text:p>
          </table:table-cell>
          <table:table-cell office:value-type="float" office:value="82" calcext:value-type="float">
            <text:p>82</text:p>
          </table:table-cell>
          <table:table-cell office:value-type="float" office:value="-201" calcext:value-type="float">
            <text:p>-201</text:p>
          </table:table-cell>
          <table:table-cell office:value-type="string" calcext:value-type="string">
            <text:p>PHILINUS </text:p>
          </table:table-cell>
          <table:table-cell office:value-type="string" calcext:value-type="string">
            <text:p>Hist. </text:p>
          </table:table-cell>
          <table:table-cell office:value-type="float" office:value="1969" calcext:value-type="float">
            <text:p>1969</text:p>
          </table:table-cell>
          <table:table-cell office:value-type="string" calcext:value-type="string">
            <text:p>1969-003</text:p>
          </table:table-cell>
        </table:table-row>
        <table:table-row table:style-name="ro1">
          <table:table-cell office:value-type="string" calcext:value-type="string">
            <text:p>τοῖς δ' ἐκ τῆς ἀγορᾶς βαναύσοις ϕέ ρειν προσέταξε τὰ βέλη καὶ παραβάλλειν ἔξω παρὰ τὸν θεμέλιον τοῦ τείχους.</text:p>
          </table:table-cell>
          <table:table-cell office:value-type="string" calcext:value-type="string">
            <text:p>καί, τοῖς ἐκ τῆς ἀγορᾶς βαναύσοις ϕέρειν προσέταξε βέλη καὶ παραβάλλειν ἔξω παρὰ τὸν θεμέλιον τοῦ τείχ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40t/9/1 to 1/40t/10/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beta/92a/2 to beta/92a/3 (Schema:Alphabetic letter//entry/line )</text:p>
          </table:table-cell>
          <table:table-cell office:value-type="float" office:value="83" calcext:value-type="float">
            <text:p>83</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ᾧ συνάπτει τὰ κατ' Ἰβηρίαν Ἀμίλκᾳ, μετὰ δὲ τοῦτον Ἀσδρούβᾳ πραχθέντα καὶ Καρχηδονίοις.</text:p>
          </table:table-cell>
          <table:table-cell office:value-type="string" calcext:value-type="string">
            <text:p>ταύταις συνεχὴς ὁ Λιβυκὸς πόλεμος, ᾧ συνάπτει τὰ κατ' Ἰβηρίαν Ἀμίλκᾳ μετὰ δὲ τοῦτον Ἀσδρούβᾳ τὰ πραχθέντα καὶ Καρχηδονίο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3t/3/2 to 1/13t/4/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7/19t to 2/107/21t (Schema:Page/line )</text:p>
          </table:table-cell>
          <table:table-cell office:value-type="float" office:value="84" calcext:value-type="float">
            <text:p>84</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τοὺς δὲ Ῥω μαίους ἑπομένους αὐτοῖς οὐ μόνον τὴν χώραν πορθεῖν τῶν Καρχηδονίων καὶ Συρακοσίων, ἀλλὰ καὶ τὰς Συρακούσας αὐτὰς προσκαθίσαντας ἐπιβαλέσθαι πολιορκεῖν.</text:p>
          </table:table-cell>
          <table:table-cell office:value-type="string" calcext:value-type="string">
            <text:p>τοὺς δὲ Ῥωμαίους, ἑπομένους αὐτοῖς, οὐ μόνον τὴν χώραν πορθεῖν τῶν Καρχηδονίων καὶ Συρακουσίων, ἀλλὰ καὶ τὰς Συρακούσας αὐτὰς προσκαθίσαντας ἐπιβάλλεσθαι πολιορκεῖ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5t/5/1 to 1/15t/6/1 (Schema:Book//chapter/section/line )</text:p>
          </table:table-cell>
          <table:table-cell office:value-type="string" calcext:value-type="string">
            <text:p>PHILINUS <text:s/>Hist. <text:s/>[1969]</text:p>
          </table:table-cell>
          <table:table-cell office:value-type="string" calcext:value-type="string">
            <text:p>Fragmenta, ed. K. Müller, FHG 3. Paris: Didot, 1841-1870: <text:s/>17-19. <text:s/>Frr. 1-4. <text:s/>(Q: 833: Hist.) <text:s/></text:p>
          </table:table-cell>
          <table:table-cell office:value-type="string" calcext:value-type="string">
            <text:p>1b/20t to 1b/24t (Schema:Fragment/line )</text:p>
          </table:table-cell>
          <table:table-cell office:value-type="float" office:value="84" calcext:value-type="float">
            <text:p>84</text:p>
          </table:table-cell>
          <table:table-cell office:value-type="float" office:value="-201" calcext:value-type="float">
            <text:p>-201</text:p>
          </table:table-cell>
          <table:table-cell office:value-type="string" calcext:value-type="string">
            <text:p>PHILINUS </text:p>
          </table:table-cell>
          <table:table-cell office:value-type="string" calcext:value-type="string">
            <text:p>Hist. </text:p>
          </table:table-cell>
          <table:table-cell office:value-type="float" office:value="1969" calcext:value-type="float">
            <text:p>1969</text:p>
          </table:table-cell>
          <table:table-cell office:value-type="string" calcext:value-type="string">
            <text:p>1969-003</text:p>
          </table:table-cell>
        </table:table-row>
        <table:table-row table:style-name="ro1">
          <table:table-cell office:value-type="string" calcext:value-type="string">
            <text:p>Οἱ δὲ Ῥωμαῖοι παραδόξως ἀντιπεποιημένοι τῆς κατὰ θάλατταν ἐλπίδος, διπλασίως ἐπερρώσθησαν ταῖς ὁρμαῖς πρὸς τὸν πόλεμον.</text:p>
          </table:table-cell>
          <table:table-cell office:value-type="string" calcext:value-type="string">
            <text:p>οἱ δὲ Ῥωμαῖοι ἀντιπεποιημένοι τῆς κατὰ θάλατταν ἐλπίδος διπλασίως ταῖς ὁρμαῖς πρὸς τὸν πόλεμον ἐχρῶντο.</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24t/1/1 to 1/24t/2/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alpha/2709a/1 to alpha/2709a/2 (Schema:Alphabetic letter//entry/line )</text:p>
          </table:table-cell>
          <table:table-cell office:value-type="float" office:value="84" calcext:value-type="float">
            <text:p>84</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οἳ καὶ συμμίξαντες αὐτῷ τοσοῦτον ἀπέσχον τοῦ ῥέπειν ταῖς γνώμαις ἐπὶ τὸ ποιεῖν τι τῶν λεγομένων ὥστ' οὐδ' ἀκούοντες ὑπομένειν ἐδύναντο τὸ βάρος τῶν ἐπιταγμάτων.</text:p>
          </table:table-cell>
          <table:table-cell office:value-type="string" calcext:value-type="string">
            <text:p>οἱ δ' ἀσμένως ἀκούσαντες ἐξέπεμψαν αὑτῶν τοὺς πρώτους ἄνδρας, οἳ καὶ συμμίξαντες αὐτῷ τοσοῦτον ἀπέσχον τοῦ ῥέπειν ταῖς γνώμαις ἐπὶ τὸ ποιεῖν τι τῶν λεγομένων, ὥστ' οὐδ' ἀκούοντες ὑπομένειν ἐδύναντο τὸ βάρος τῶν ἐπιταγμάτ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1t/5/3 to 1/31t/6/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19/18t to 19/21t (Schema:Page/line )</text:p>
          </table:table-cell>
          <table:table-cell office:value-type="float" office:value="84" calcext:value-type="float">
            <text:p>84</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ἑκόντας μὲν οὖν ἐψεῦσθαι τοὺς ἄνδρας οὐχ ὑπολαμβάνω, στοχαζόμενος ἐκ τοῦ βίου καὶ τῆς αἱρέσεως αὐτῶν:</text:p>
          </table:table-cell>
          <table:table-cell office:value-type="string" calcext:value-type="string">
            <text:p>Ἑκόντας μὲν οὖν ἐψεῦ σθαι τοὺς ἄνδρας οὐχ ὑπολαμβάνω, στοχαζόμενος ἐκ τοῦ βίου καὶ τῆς αἱρέσεως αὐτῶ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4t/2/1 to 1/14t/2/3 (Schema:Book//chapter/section/line )</text:p>
          </table:table-cell>
          <table:table-cell office:value-type="string" calcext:value-type="string">
            <text:p>PHILINUS <text:s/>Hist. <text:s/>[1969]</text:p>
          </table:table-cell>
          <table:table-cell office:value-type="string" calcext:value-type="string">
            <text:p>Fragmenta, ed. K. Müller, FHG 3. Paris: Didot, 1841-1870: <text:s/>17-19. <text:s/>Frr. 1-4. <text:s/>(Q: 833: Hist.) <text:s/></text:p>
          </table:table-cell>
          <table:table-cell office:value-type="string" calcext:value-type="string">
            <text:p>1a/5t to 1a/7t (Schema:Fragment/line )</text:p>
          </table:table-cell>
          <table:table-cell office:value-type="float" office:value="85" calcext:value-type="float">
            <text:p>85</text:p>
          </table:table-cell>
          <table:table-cell office:value-type="float" office:value="-201" calcext:value-type="float">
            <text:p>-201</text:p>
          </table:table-cell>
          <table:table-cell office:value-type="string" calcext:value-type="string">
            <text:p>PHILINUS </text:p>
          </table:table-cell>
          <table:table-cell office:value-type="string" calcext:value-type="string">
            <text:p>Hist. </text:p>
          </table:table-cell>
          <table:table-cell office:value-type="float" office:value="1969" calcext:value-type="float">
            <text:p>1969</text:p>
          </table:table-cell>
          <table:table-cell office:value-type="string" calcext:value-type="string">
            <text:p>1969-003</text:p>
          </table:table-cell>
        </table:table-row>
        <table:table-row table:style-name="ro1">
          <table:table-cell office:value-type="string" calcext:value-type="string">
            <text:p>διόπερ οὔτε τῶν ϕίλων κατηγορεῖν οὔτε τοὺς ἐχθροὺς ἐπαινεῖν ὀκνητέον, οὔτε δὲ τοὺς αὐτοὺς ψέγειν, ποτὲ δ' ἐγκωμιάζειν εὐλαβητέον, ἐπειδὴ τοὺς ἐν πράγμασιν ἀναστρεϕομένους οὔτ' εὐστοχεῖν αἰεὶ δυνατὸν οὔθ' ἁμαρτάνειν συνεχῶς εἰκός.</text:p>
          </table:table-cell>
          <table:table-cell office:value-type="string" calcext:value-type="string">
            <text:p>διόπερ οὔτε τῶν ϕίλων κατη γορεῖν οὔτε τοὺς ἐχθροὺς ἐπαινεῖν ὀκνητέον, οὔτε δὲ τοὺς αὐτοὺς ψέγειν, ποτὲ δὲ ἐγκωμιάζειν &lt;εὐλαβητέον&gt; ἐπειδὴ τοὺς ἐν πράγμασιν ἀναστρεϕομένους οὔτ' εὐστοχεῖν ἀεὶ δυνατόν, οὔθ' ἁμαρτάνειν συνεχῶς εἰκ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4t/7/1 to 1/14t/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8/34t to 2/109/3t (Schema:Page/line )</text:p>
          </table:table-cell>
          <table:table-cell office:value-type="float" office:value="86" calcext:value-type="float">
            <text:p>86</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οὓς δ' ἡττωμένους καὶ πο λιορκουμένους ὑπεστήσατο, τούτους διώκοντας καὶ παραχρῆμα κρατοῦντας τῶν ὑπαίθρων καὶ τέλος πολιορκοῦντας τὰς Συρακούσας ἀπέδειξε.</text:p>
          </table:table-cell>
          <table:table-cell office:value-type="string" calcext:value-type="string">
            <text:p>οὓς δὲ ἡττωμένους καὶ πολιορκουμένους ὑπεστήσατο, τούτους διώκοντας καὶ παραχρῆμα κρατοῦντας τῶν ὑπαίθρων, καὶ τέλος πολιορκοῦντας τὰς Συρακούσας ἀπέδειξε.</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5t/8/1 to 1/15t/9/1 (Schema:Book//chapter/section/line )</text:p>
          </table:table-cell>
          <table:table-cell office:value-type="string" calcext:value-type="string">
            <text:p>PHILINUS <text:s/>Hist. <text:s/>[1969]</text:p>
          </table:table-cell>
          <table:table-cell office:value-type="string" calcext:value-type="string">
            <text:p>Fragmenta, ed. K. Müller, FHG 3. Paris: Didot, 1841-1870: <text:s/>17-19. <text:s/>Frr. 1-4. <text:s/>(Q: 833: Hist.) <text:s/></text:p>
          </table:table-cell>
          <table:table-cell office:value-type="string" calcext:value-type="string">
            <text:p>1b/30t to 1b/33t (Schema:Fragment/line )</text:p>
          </table:table-cell>
          <table:table-cell office:value-type="float" office:value="86" calcext:value-type="float">
            <text:p>86</text:p>
          </table:table-cell>
          <table:table-cell office:value-type="float" office:value="-201" calcext:value-type="float">
            <text:p>-201</text:p>
          </table:table-cell>
          <table:table-cell office:value-type="string" calcext:value-type="string">
            <text:p>PHILINUS </text:p>
          </table:table-cell>
          <table:table-cell office:value-type="string" calcext:value-type="string">
            <text:p>Hist. </text:p>
          </table:table-cell>
          <table:table-cell office:value-type="float" office:value="1969" calcext:value-type="float">
            <text:p>1969</text:p>
          </table:table-cell>
          <table:table-cell office:value-type="string" calcext:value-type="string">
            <text:p>1969-003</text:p>
          </table:table-cell>
        </table:table-row>
        <table:table-row table:style-name="ro1">
          <table:table-cell office:value-type="string" calcext:value-type="string">
            <text:p>ὁ μὲν γὰρ Μάρ κος ὡς ἤδη κεκρατηκὼς τῶν ὅλων, ὅ,τι ποτὲ συνεχώρει, πᾶν ᾤετο δεῖν αὐτοὺς ἐν χάριτι καὶ δωρεᾷ λαμβάνειν:</text:p>
          </table:table-cell>
          <table:table-cell office:value-type="string" calcext:value-type="string">
            <text:p>ὁ μὲν γὰρ Μάρκος ὡς ἤδη κεκρατηκὼς τῶν ὅλων, ὅ τι ποτὲ συνεχώρει, πᾶν ᾤετο δεῖν αὐτοὺς ἐν χάριτι καὶ δωρεᾷ λαμβάνε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1t/6/1 to 1/31t/7/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19/21t to 19/23t (Schema:Page/line )</text:p>
          </table:table-cell>
          <table:table-cell office:value-type="float" office:value="86" calcext:value-type="float">
            <text:p>86</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ὁ δὲ Καικίλιος, θεωρῶν αὐτὸν κατατεθαρρηκότα, καὶ σπουδάζων ἐκκαλεῖσθαι τὴν ὁρμὴν αὐτοῦ, συνεῖχε τοὺς στρατιώτας ἐντὸς τῶν πυλῶν.</text:p>
          </table:table-cell>
          <table:table-cell office:value-type="string" calcext:value-type="string">
            <text:p>ὁ δὲ Κεκίλιος θεωρῶν αὐτὸν κατατεθαρρηκότα, βουλόμενος ἐκκαλεῖσθαι τὴν ὁρμὴν αὐτοῦ, συνεῖχε τοὺς στρατιώτας ἐντὸς τῶν πυλῶ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40t/3/1 to 1/40t/4/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epsilon/344a/1 to epsilon/344a/3 (Schema:Alphabetic letter//entry/line )</text:p>
          </table:table-cell>
          <table:table-cell office:value-type="float" office:value="86" calcext:value-type="float">
            <text:p>86</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τοῦ γὰρ αὐτοῦ νομιστέον ἡγεμόνος εἶναι τὸ δύνασθαι βλέπειν τόν τε τοῦ νικᾶν, ὁμοίως δὲ καὶ τὸν τοῦ λείπεσθαι καιρόν.</text:p>
          </table:table-cell>
          <table:table-cell office:value-type="string" calcext:value-type="string">
            <text:p>Ὅτι τοῦ αὐτοῦ νομιστέον εἶναι ἡγεμόνος τὸ δύνασθαι βλέ πειν τόν τε τοῦ νικᾶν, ὁμοίως δὲ καὶ τὸν τοῦ λείπεσθαι καιρ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62t/6/1 to 1/62t/7/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1/14t to 2/111/15t (Schema:Page/line )</text:p>
          </table:table-cell>
          <table:table-cell office:value-type="float" office:value="86" calcext:value-type="float">
            <text:p>86</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ταῖς τε ψυχαῖς παραπλησίως τοιαῦται πολλάκις ἐπιϕύονται μελανίαι καὶ σηπεδόνες ὥστε μηδὲν ἀσεβέστερον ἀνθρώπου μηδ' ὠμότερον ἀποτελεῖσθαι τῶν ζῴων.</text:p>
          </table:table-cell>
          <table:table-cell office:value-type="string" calcext:value-type="string">
            <text:p>ταῖς τε ψυχαῖς παρα πλησίως τοιαῦται πολλάκις ἐπιϕύονται μελανίαι καὶ σηπεδόνες ὥστε μηδὲν ἀσεβέστερον ἀνθρώπου μηδ' ὠμότερον ἀποτελεῖσθαι τῶν ζώ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1t/7/1 to 1/81t/7/4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2/1t to 2/112/4t (Schema:Page/line )</text:p>
          </table:table-cell>
          <table:table-cell office:value-type="float" office:value="87" calcext:value-type="float">
            <text:p>87</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διὰ γὰρ τὴν αἵρεσιν καὶ τὴν ὅλην εὔνοιαν Φιλίνῳ μὲν πάντα δοκοῦσιν οἱ Καρχηδόνιοι πεπρᾶχθαι ϕρονίμως, καλῶς, ἀνδρωδῶς, οἱ δὲ Ῥωμαῖοι τἀναντία, Φαβίῳ δὲ τοὔμπαλιν τούτων.</text:p>
          </table:table-cell>
          <table:table-cell office:value-type="string" calcext:value-type="string">
            <text:p>Διὰ γὰρ τὴν αἵρεσιν καὶ τὴν ὅλην εὔνοιαν, Φιλίνῳ μὲν πάντα δοκοῦσιν οἱ Καρχηδόνιοι πεπρᾶχθαι ϕρονίμως, καλῶς, ἀνδρωδῶς, οἱ δὲ Ῥωμαῖοι τἀναντί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4t/3/1 to 1/14t/4/1 (Schema:Book//chapter/section/line )</text:p>
          </table:table-cell>
          <table:table-cell office:value-type="string" calcext:value-type="string">
            <text:p>PHILINUS <text:s/>Hist. <text:s/>[1969]</text:p>
          </table:table-cell>
          <table:table-cell office:value-type="string" calcext:value-type="string">
            <text:p>Fragmenta, ed. K. Müller, FHG 3. Paris: Didot, 1841-1870: <text:s/>17-19. <text:s/>Frr. 1-4. <text:s/>(Q: 833: Hist.) <text:s/></text:p>
          </table:table-cell>
          <table:table-cell office:value-type="string" calcext:value-type="string">
            <text:p>1a/8t to 1a/11t (Schema:Fragment/line )</text:p>
          </table:table-cell>
          <table:table-cell office:value-type="float" office:value="88" calcext:value-type="float">
            <text:p>88</text:p>
          </table:table-cell>
          <table:table-cell office:value-type="float" office:value="-201" calcext:value-type="float">
            <text:p>-201</text:p>
          </table:table-cell>
          <table:table-cell office:value-type="string" calcext:value-type="string">
            <text:p>PHILINUS </text:p>
          </table:table-cell>
          <table:table-cell office:value-type="string" calcext:value-type="string">
            <text:p>Hist. </text:p>
          </table:table-cell>
          <table:table-cell office:value-type="float" office:value="1969" calcext:value-type="float">
            <text:p>1969</text:p>
          </table:table-cell>
          <table:table-cell office:value-type="string" calcext:value-type="string">
            <text:p>1969-003</text:p>
          </table:table-cell>
        </table:table-row>
        <table:table-row table:style-name="ro1">
          <table:table-cell office:value-type="string" calcext:value-type="string">
            <text:p>ὥσπερ γὰρ ζῴου τῶν ὄψεων ἀϕαιρεθεισῶν ἀχρειοῦται τὸ ὅλον, οὕτως ἐξ ἱστορίας ἀναιρεθείσης τῆς ἀληθείας τὸ καταλειπόμενον αὐτῆς ἀνωϕελὲς γίνεται διήγημα.</text:p>
          </table:table-cell>
          <table:table-cell office:value-type="string" calcext:value-type="string">
            <text:p>ὥσ περ γὰρ ζώου τῶν ὄψεων ἀϕαιρεθεισῶν ἀχρειοῦται τὸ ὅλον, οὕτως ἐξ ἱστορίας ἀναιρεθείσης τῆς ἀληθείας τὸ καταλειπόμενον αὐτῆς ἀνωϕελὲς γίνεται διήγημ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4t/6/1 to 1/14t/7/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8/31t to 2/108/34t (Schema:Page/line )</text:p>
          </table:table-cell>
          <table:table-cell office:value-type="float" office:value="88" calcext:value-type="float">
            <text:p>88</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εἰς γὰρ τοῦτο συνήγοντο τῇ σιτοδείᾳ καὶ σπάνει τῶν ἀναγκαίων ὥστε πολλάκις βουλεύεσθαι περὶ τοῦ λύειν τὴν πολιορκίαν.</text:p>
          </table:table-cell>
          <table:table-cell office:value-type="string" calcext:value-type="string">
            <text:p>ἐς γὰρ τοῦτο συνήγοντο σιτοδείᾳ καὶ σπάνει τῶν ἀναγκαίων, ὥστε βουλεύεσθαι περὶ τοῦ λύειν τὴν πολιορκί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8t/10/2 to 1/18t/11/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sigma/1422b/3 to sigma/1422b/5 (Schema:Alphabetic letter//entry/line )</text:p>
          </table:table-cell>
          <table:table-cell office:value-type="float" office:value="88" calcext:value-type="float">
            <text:p>88</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ἐὰν δ' ἀντιτι μωρῇ, διαμιλλώμενοι τοῖς θυμοῖς οὐκ ἔστι τι τῶν ἀπειρημένων ἢ δεινῶν ὁποῖον οὐκ ἀναδέχονται, σὺν καλῷ τιθέμενοι τὴν τοιαύτην τόλμαν:</text:p>
          </table:table-cell>
          <table:table-cell office:value-type="string" calcext:value-type="string">
            <text:p>ἐὰν δὲ ἀντιτιμωρῇ, διαμιλλώμενοι τοῖς θυμοῖς οὐκ ἔστι τι τῶν ἀπειρημένων ἢ δεινῶν ὁποῖον οὐκ ἀναδέχονται, σὺν καλῷ τιθέμενοι τὴν τοιαύτην τόλμ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1t/9/1 to 1/81t/9/4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2/7t to 2/112/9t (Schema:Page/line )</text:p>
          </table:table-cell>
          <table:table-cell office:value-type="float" office:value="88" calcext:value-type="float">
            <text:p>88</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λαβόντας δὲ πολλὰς πληγὰς ἐπαν ελθεῖν εἰς τὴν Μεσσήνην:</text:p>
          </table:table-cell>
          <table:table-cell office:value-type="string" calcext:value-type="string">
            <text:p>λαβόντας δὲ πολλὰς πληγὰς ἐπαν ελθεῖν ἐς τὴν Μεσσήνη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5t/2/3 to 1/15t/2/4 (Schema:Book//chapter/section/line )</text:p>
          </table:table-cell>
          <table:table-cell office:value-type="string" calcext:value-type="string">
            <text:p>PHILINUS <text:s/>Hist. <text:s/>[1969]</text:p>
          </table:table-cell>
          <table:table-cell office:value-type="string" calcext:value-type="string">
            <text:p>Fragmenta, ed. K. Müller, FHG 3. Paris: Didot, 1841-1870: <text:s/>17-19. <text:s/>Frr. 1-4. <text:s/>(Q: 833: Hist.) <text:s/></text:p>
          </table:table-cell>
          <table:table-cell office:value-type="string" calcext:value-type="string">
            <text:p>1b/6t to 1b/7t (Schema:Fragment/line )</text:p>
          </table:table-cell>
          <table:table-cell office:value-type="float" office:value="89" calcext:value-type="float">
            <text:p>89</text:p>
          </table:table-cell>
          <table:table-cell office:value-type="float" office:value="-201" calcext:value-type="float">
            <text:p>-201</text:p>
          </table:table-cell>
          <table:table-cell office:value-type="string" calcext:value-type="string">
            <text:p>PHILINUS </text:p>
          </table:table-cell>
          <table:table-cell office:value-type="string" calcext:value-type="string">
            <text:p>Hist. </text:p>
          </table:table-cell>
          <table:table-cell office:value-type="float" office:value="1969" calcext:value-type="float">
            <text:p>1969</text:p>
          </table:table-cell>
          <table:table-cell office:value-type="string" calcext:value-type="string">
            <text:p>1969-003</text:p>
          </table:table-cell>
        </table:table-row>
        <table:table-row table:style-name="ro1">
          <table:table-cell office:value-type="string" calcext:value-type="string">
            <text:p>οὓς μὲν γὰρ πολιορκοῦντας τὴν Μεσ σήνην καὶ νικῶντας ἐν ταῖς συμπλοκαῖς ὑπέθετο, τούτους ϕεύγοντας καὶ τῶν ὑπαίθρων ἐκχωροῦντας καὶ τέλος πολιορκουμένους καὶ ταῖς ψυχαῖς ἀποδεδειλιακότας ἀπέϕηνεν:</text:p>
          </table:table-cell>
          <table:table-cell office:value-type="string" calcext:value-type="string">
            <text:p>Οὓς μὲν γὰρ πολιορκοῦντας τὴν Μεσσήνην καὶ νικῶντας ἐν ταῖς συμπλοκαῖς ὑπέθετο, τούτους ϕεύγοντας καὶ τῶν ὑπαίθρων ἐκχωροῦντας καὶ τέλος πολιορκουμένους καὶ ταῖς ψυχαῖς ἀποδεδειλιακότας ἀπέϕην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5t/7/1 to 1/15t/8/1 (Schema:Book//chapter/section/line )</text:p>
          </table:table-cell>
          <table:table-cell office:value-type="string" calcext:value-type="string">
            <text:p>PHILINUS <text:s/>Hist. <text:s/>[1969]</text:p>
          </table:table-cell>
          <table:table-cell office:value-type="string" calcext:value-type="string">
            <text:p>Fragmenta, ed. K. Müller, FHG 3. Paris: Didot, 1841-1870: <text:s/>17-19. <text:s/>Frr. 1-4. <text:s/>(Q: 833: Hist.) <text:s/></text:p>
          </table:table-cell>
          <table:table-cell office:value-type="string" calcext:value-type="string">
            <text:p>1b/26t to 1b/29t (Schema:Fragment/line )</text:p>
          </table:table-cell>
          <table:table-cell office:value-type="float" office:value="89" calcext:value-type="float">
            <text:p>89</text:p>
          </table:table-cell>
          <table:table-cell office:value-type="float" office:value="-201" calcext:value-type="float">
            <text:p>-201</text:p>
          </table:table-cell>
          <table:table-cell office:value-type="string" calcext:value-type="string">
            <text:p>PHILINUS </text:p>
          </table:table-cell>
          <table:table-cell office:value-type="string" calcext:value-type="string">
            <text:p>Hist. </text:p>
          </table:table-cell>
          <table:table-cell office:value-type="float" office:value="1969" calcext:value-type="float">
            <text:p>1969</text:p>
          </table:table-cell>
          <table:table-cell office:value-type="string" calcext:value-type="string">
            <text:p>1969-003</text:p>
          </table:table-cell>
        </table:table-row>
        <table:table-row table:style-name="ro1">
          <table:table-cell office:value-type="string" calcext:value-type="string">
            <text:p>ἐϕ' οἷς οὐχ οἷον ἄν τις παρὼν καὶ θεώμενος ὑπὸ τὴν ὄψιν, ἀλλὰ κἂν ἀκούων καταπλαγείη τὸ τοῦ κινδύνου μέγεθος καὶ τὴν τῶν πολιτευμάτων ἀμϕοτέρων μεγαλομερίαν καὶ δύναμιν, στοχαζόμενος ἔκ τε τοῦ τῶν ἀνδρῶν καὶ τοῦ τῶν νεῶν πλήθους.</text:p>
          </table:table-cell>
          <table:table-cell office:value-type="string" calcext:value-type="string">
            <text:p>ἐϕ' οἷς οὐχ οἷον ἄν τις παρὼν καὶ θεώμενος ὑπὸ τὴν ὄψιν, ἀλλὰ κἂν ἀκούων καταπλαγείη τὸ τοῦ κινδύνου μέγεθος καὶ τὴν τῶν πολιτευμάτων ἀμϕοτέρων μεγαλομερίαν καὶ δύναμ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26t/9/1 to 1/26t/9/5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mu/365a/2 to mu/365a/5 (Schema:Alphabetic letter//entry/line )</text:p>
          </table:table-cell>
          <table:table-cell office:value-type="float" office:value="89" calcext:value-type="float">
            <text:p>89</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οἱ δὲ Καρχηδόνιοι θεωροῦντες ὅτι καὶ γενομένοις αὐτοῖς ὑποχειρίοις οὐδὲν ἂν συνεξακολουθήσαι βαρύτερον τῶν τότε προσταγμάτων, οὐ μόνον δυσαρεστήσαντες τοῖς προτεινομένοις ἐπανῆλθον, ἀλλὰ καὶ προσκόψαντες τῇ βαρύτητι τοῦ Μάρκου.</text:p>
          </table:table-cell>
          <table:table-cell office:value-type="string" calcext:value-type="string">
            <text:p>οἱ δὲ Καρχηδόνιοι θεω ροῦντες ὅτι καὶ γενομένοις ὑποχειρίοις οὐδὲν ἂν ξυνακολουθῆσαι βαρύτερον τῶν τότε προσταγμάτων, οὐ μόνον δυσαρεστήσαντες τοῖς προτεινομένοις ἐπανῆλθον, ἀλλὰ καὶ προσκόψαντες τῇ βαρύτητι τοῦ Μάρκου.</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1t/7/1 to 1/31t/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19/23t to 19/27t (Schema:Page/line )</text:p>
          </table:table-cell>
          <table:table-cell office:value-type="float" office:value="89" calcext:value-type="float">
            <text:p>89</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Ξάνθιππος δὲ τηλικαύτην ἐπίδοσιν καὶ ῥοπὴν ποιήσας τοῖς Καρχηδονίων πράγμασιν μετ' οὐ πολὺν χρόνον ἀπέπλευσεν πάλιν, ϕρονίμως καὶ συνετῶς βουλευσάμενος.</text:p>
          </table:table-cell>
          <table:table-cell office:value-type="string" calcext:value-type="string">
            <text:p>Ξάνθιππος δὲ τηλικαύτην ἐπίδοσιν καὶ ῥοπὴν ποιήσας τοῖς Καρχηδονίων πράγμασι, μετ' οὐ πολὺν χρόνον ἀπέπλευσε πάλιν, ϕρονίμως καὶ συνετῶς βουλευσάμενο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6t/2/1 to 1/36t/3/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0/4t to 2/110/6t (Schema:Page/line )</text:p>
          </table:table-cell>
          <table:table-cell office:value-type="float" office:value="89" calcext:value-type="float">
            <text:p>89</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λαβὼν δ' οὔριον καὶ λαμπρὸν ἄνεμον, ἐκπετάσας πᾶσι τοῖς ἀρμένοις καὶ κατουρώσας ἐπ' αὐτὸ τὸ στόμα τοῦ λιμένος ἐποιεῖτο τὸν πλοῦν, ἔχων καθωπλισμένους καὶ πρὸς μάχην ἑτοίμους τοὺς ἄνδρας ἐπὶ τῶν καταστρωμάτων.</text:p>
          </table:table-cell>
          <table:table-cell office:value-type="string" calcext:value-type="string">
            <text:p>λαβὼν δ' οὔριον ἄνεμον καὶ λαμπρόν, ἐκπετάσας πᾶσι τοῖς ἀρμένοις καὶ κατουρώσας ἐπ' αὐτὸ τὸ στόμα τοῦ λιμένος ἐποιεῖτο τὸν πλοῦν, ἔχων καθωπλισμένους ἄνδρας ἐπὶ τῶν καταστρωμάτ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44t/3/1 to 1/44t/4/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omicron/952a/1 to omicron/952a/4 (Schema:Alphabetic letter//entry/line )</text:p>
          </table:table-cell>
          <table:table-cell office:value-type="float" office:value="89" calcext:value-type="float">
            <text:p>89</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περὶ ὧν οὐχ οἷόν τε διὰ τῆς γρα ϕῆς τὸν κατὰ μέρος ἀποδοῦναι λόγον:</text:p>
          </table:table-cell>
          <table:table-cell office:value-type="string" calcext:value-type="string">
            <text:p>περὶ ὧν οὐχ οἷόν τε διὰ τῆς γραϕῆς τὸν κατὰ μέρος ἀποδοῦναι λόγ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56t/11/5 to 1/57t/1/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0/12t to 2/110/13t (Schema:Page/line )</text:p>
          </table:table-cell>
          <table:table-cell office:value-type="float" office:value="89" calcext:value-type="float">
            <text:p>89</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ἃ δὴ τότε συνέβαινε καὶ περὶ μὲν τὸ σύ στημα τῶν μισθοϕόρων, ἔτι δὲ μᾶλλον περὶ τοὺς ἡγεμόνας αὐτῶν ὑπάρχειν.</text:p>
          </table:table-cell>
          <table:table-cell office:value-type="string" calcext:value-type="string">
            <text:p>ἃ δὴ τότε συνέβαινε καὶ περὶ τὸ σύστημα τῶν μισθοϕόρων, ἔτι δὲ μᾶλλον περὶ τοὺς ἡγεμόνας αὐτῶν ὑπάρχε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1t/11/1 to 1/81t/11/3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2/13t to 2/112/15t (Schema:Page/line )</text:p>
          </table:table-cell>
          <table:table-cell office:value-type="float" office:value="89" calcext:value-type="float">
            <text:p>89</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τῷ γὰρ προειρημένῳ πολέμῳ κρατήσαντες Ῥωμαῖοι Καρχηδονίων καὶ νομίσαντες τὸ κυριώτατον καὶ μέγιστον μέρος αὑτοῖς ἠνύσθαι πρὸς τὴν τῶν ὅλων ἐπιβολήν, οὕτως καὶ τότε πρῶτον ἐθάρσησαν ἐπὶ τὰ λοιπὰ τὰς χεῖρας ἐκτείνειν καὶ περαιοῦσθαι μετὰ δυνάμεως εἴς τε τὴν Ἑλλάδα καὶ τοὺς κατὰ τὴν Ἀσίαν τόπους.</text:p>
          </table:table-cell>
          <table:table-cell office:value-type="string" calcext:value-type="string">
            <text:p>τῷ γὰρ προειρημένῳ πολέμῳ κρατή σαντες Ῥωμαῖοι Καρχηδονίων, καὶ νομίσαντες τὸ κυριώτατον καὶ μέγιστον μέρος αὐτοῖς ἠνύσθαι πρὸς τὴν τῶν ὅλων ἐπιβολήν, οὕτω καὶ τότε πρῶτον ἐθάρσησαν ἐπὶ τὰ λοιπὰ τὰ χεῖρας ἐκτείνειν καὶ περαιοῦσθαι μετὰ δυνάμεως εἴς τε τὴν Ἑλλάδα καὶ τοὺς κατὰ τὴν Ἀσίαν τόπ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t/6/1 to 1/3t/7/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5/15t to 2/105/20t (Schema:Page/line )</text:p>
          </table:table-cell>
          <table:table-cell office:value-type="float" office:value="90" calcext:value-type="float">
            <text:p>9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βραχὺ δ' ἐπι μελέστερον πειρασόμεθα διελθεῖν ὑπὲρ τοῦ πρώτου συστάντος πολέμου Ῥωμαίοις καὶ Καρχηδονίοις περὶ Σικελίας.</text:p>
          </table:table-cell>
          <table:table-cell office:value-type="string" calcext:value-type="string">
            <text:p>βραχὺ δ' ἐπιμελέστερον πειρασόμεθα διελθεῖν ὑπὲρ τοῦ πρώτου συστάντος πολέμου Ῥωμαίοις καὶ Καρχηδονίοις περὶ Σικελί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3t/10/1 to 1/13t/11/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8/4t to 2/108/6t (Schema:Page/line )</text:p>
          </table:table-cell>
          <table:table-cell office:value-type="float" office:value="90" calcext:value-type="float">
            <text:p>9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ἐν μὲν οὖν τῷ λοιπῷ βίῳ τὴν τοιαύτην ἐπι είκειαν ἴσως οὐκ ἄν τις ἐκβάλλοι:</text:p>
          </table:table-cell>
          <table:table-cell office:value-type="string" calcext:value-type="string">
            <text:p>ἐν μὲν οὖν τῷ λοιπῷ βίῳ τὴν τοιαύτην ἐπιείκειαν ἴσως οὐκ ἄν τις ἐκβάλλο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4t/4/1 to 1/14t/4/2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8/23t to 2/108/24t (Schema:Page/line )</text:p>
          </table:table-cell>
          <table:table-cell office:value-type="float" office:value="90" calcext:value-type="float">
            <text:p>9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καθάπερ γὰρ ἐπὶ τῶν διαϕερόντων πυκτῶν καὶ ταῖς γενναιότησι καὶ ταῖς εὐεξίαις, ὅταν εἰς τὸν ὑπὲρ αὐτοῦ τοῦ στεϕάνου συγκαταστάντες καιρὸν διαμάχωνται πληγὴν ἐπὶ πληγῇ τιθέντες ἀδιαπαύστως, λόγον μὲν ἢ πρόνοιαν ἔχειν ὑπὲρ ἑκάστης ἐπιβολῆς καὶ πληγῆς οὔτε τοῖς ἀγωνιζομένοις οὔτε τοῖς θεωμένοις ἐστὶ δυνατόν, ἐκ δὲ τῆς καθόλου τῶν ἀνδρῶν ἐνεργείας καὶ τῆς ἑκατέρου ϕιλοτιμίας ἔστι καὶ τῆς ἐμπειρίας αὐτῶν καὶ τῆς δυνάμεως, πρὸς δὲ καὶ τῆς εὐψυχίας, ἱκανὴν ἔννοιαν λαβεῖν, οὕτως δὲ καὶ περὶ τῶν νῦν λεγομένων στρατηγῶν.</text:p>
          </table:table-cell>
          <table:table-cell office:value-type="string" calcext:value-type="string">
            <text:p>καθάπερ γὰρ ἐπὶ τῶν διαϕερόντων πυκ τῶν καὶ ταῖς γενναιότησι καὶ ταῖς εὐεξίαις, ὅταν εἰς τὸν ὑπὲρ αὐτοῦ τοῦ στεϕάνου συγκαταστάντες καιρὸν διαμάχωνται πληγὴν ἐπὶ πληγῇ τιθέντες ἀδιαπαύστως, λόγον μὲν ἢ πρόνοιαν ἔχειν ὑπὲρ ἑκάστης ἐπιβολῆς καὶ πληγῆς οὔτε τοῖς ἀγωνιζομένοις οὔτε τοῖς θεωρουμένοις ἐστὶ δυνατόν, ἐκ δὲ τῆς καθόλου τῶν ἀνδρῶν ἐνεργείας καὶ τῆς ἑκατέρου ϕιλοτιμίας, ἔτι καὶ τῆς ἐμπειρίας αὐτῶν καὶ τῆς δυνάμεως, πρὸς δὲ καὶ τῆς εὐψυχίας ἱκανὴν ἔννοιαν λαβεῖ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57t/1/1 to 1/57t/3/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0/13t to 2/110/21t (Schema:Page/line )</text:p>
          </table:table-cell>
          <table:table-cell office:value-type="float" office:value="90" calcext:value-type="float">
            <text:p>9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οὕτως οὐδέποτε δεῖ πρὸς τὸ παρὸν μόνον, ἔτι δὲ μᾶλλον πρὸς τὸ μέλλον ἀποβλέπειν ἀεὶ τοὺς ὀρθῶς βουλευομένους.</text:p>
          </table:table-cell>
          <table:table-cell office:value-type="string" calcext:value-type="string">
            <text:p>Ὅτι οὐδέποτε δεῖ πρὸς τὸ παρὸν μόνον, ἔτι δὲ μᾶλλον πρὸς τὸ μέλλον ἀποβλέπειν δεῖ τοὺς ὀρθῶς βουλευομέν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72t/7/1 to 1/72t/7/3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1/16t to 2/111/17t (Schema:Page/line )</text:p>
          </table:table-cell>
          <table:table-cell office:value-type="float" office:value="90" calcext:value-type="float">
            <text:p>9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Ὡς δ' ἔστι παράδοξον καὶ μέγα τὸ περὶ τὴν ἡμετέραν ὑπόθεσιν θεώρημα γένοιτ' ἂν οὕτως μάλιστ' ἐμϕανές, εἰ τὰς ἐλλογιμωτάτας τῶν προγεγενημένων δυναστειῶν, περὶ ἃς οἱ συγγραϕεῖς τοὺς πλείστους διατέθεινται λόγους, παραβάλοιμεν καὶ συγκρίναιμεν πρὸς τὴν Ῥωμαίων ὑπεροχήν.</text:p>
          </table:table-cell>
          <table:table-cell office:value-type="string" calcext:value-type="string">
            <text:p>Ὡς δ' ἔστιν παράδοξον καὶ μέγα τι περὶ τὴν ἡμετέραν ὑπόθεσιν θεώρημα, γένοιτ' ἂν οὕτως μάλιστα ἐμϕανές, εἰ τὰς ἐλλογιμωτάτας τῶν προγεγενημένων δυναστειῶν, περὶ ἃς οἱ συγγραϕεῖς τοὺς πλείστους διατέθεινται λόγους, παραβάλοιμεν καὶ συγκρίναιμεν πρὸς τὴν Ῥωμαίων ὑπεροχ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2t/1/1 to 1/2t/2/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4/14t to 2/104/18t (Schema:Page/line )</text:p>
          </table:table-cell>
          <table:table-cell office:value-type="float" office:value="91" calcext:value-type="float">
            <text:p>91</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οὔτε γὰρ πολυχρονιώτερον τούτου πό λεμον εὑρεῖν ῥᾴδιον οὔτε παρασκευὰς ὁλοσχερεστέρας οὔτε συνεχεστέρας πράξεις οὔτε πλείους ἀγῶνας οὔτε περιπετείας μείζους τῶν ἐν τῷ προειρημένῳ πολέμῳ συμβάντων ἑκατέροις.</text:p>
          </table:table-cell>
          <table:table-cell office:value-type="string" calcext:value-type="string">
            <text:p>οὔτε γὰρ πολυχρονιώτερον τούτου πόλε μον εὑρεῖν ῥᾴδιον, οὔτε παρασκευὰς ὁλοσχερεστέρας οὔτε συνεχεστέρας πράξεις οὔτε πλείους ἀγῶνας οὔτε περιπετείας μείζους τῶν ἐν τῷ προειρημένῳ πολέμῳ συμβάντων ἑκατέρο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3t/11/1 to 1/13t/12/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8/6t to 2/108/9t (Schema:Page/line )</text:p>
          </table:table-cell>
          <table:table-cell office:value-type="float" office:value="91" calcext:value-type="float">
            <text:p>91</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ἑκόντας μὲν οὖν ἐψεῦσθαι τοὺς ἄνδρας οὐχ ὑπολαμβάνω, στοχαζόμενος ἐκ τοῦ βίου καὶ τῆς αἱρέσεως αὐτῶν:</text:p>
          </table:table-cell>
          <table:table-cell office:value-type="string" calcext:value-type="string">
            <text:p>ἑκόντας μὲν οὖν ἐψεῦσθαι τοὺς ἄνδρας οὐχ ὑπο λαμβάνω, στοχαζόμενος ἐκ τοῦ βίου καὶ τῆς αἱρέσεως αὐτῶ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4t/2/1 to 1/14t/2/3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8/18t to 2/108/19t (Schema:Page/line )</text:p>
          </table:table-cell>
          <table:table-cell office:value-type="float" office:value="91" calcext:value-type="float">
            <text:p>91</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καὶ γὰρ ϕιλόϕι λον εἶναι δεῖ τὸν ἀγαθὸν ἄνδρα καὶ ϕιλόπατριν καὶ συμμισεῖν τοῖς ϕίλοις τοὺς ἐχθροὺς καὶ συναγαπᾶν τοὺς ϕίλους:</text:p>
          </table:table-cell>
          <table:table-cell office:value-type="string" calcext:value-type="string">
            <text:p>καὶ &lt;γὰρ&gt; ϕιλόϕιλον δεῖ εἶναι τὸν ἀγαθὸν ἄνδρα καὶ ϕιλόπατριν, καὶ συμμισεῖν τοῖς ϕίλοις τοὺς ἐχθροὺς καὶ συναγαπᾶν τοὺς ϕίλ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4t/4/2 to 1/14t/5/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8/24t to 2/108/26t (Schema:Page/line )</text:p>
          </table:table-cell>
          <table:table-cell office:value-type="float" office:value="91" calcext:value-type="float">
            <text:p>91</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ἐξ ὧν συνιδόντι καλλί στην παιδείαν ἡγητέον πρὸς ἀληθινὸν βίον τὴν ἐκ τῆς πραγματικῆς ἱστορίας περιγινομένην ἐμπειρίαν:</text:p>
          </table:table-cell>
          <table:table-cell office:value-type="string" calcext:value-type="string">
            <text:p>ἐξ ὧν συνιδόντι καλλίστην παιδείαν ἡγητέον πρὸς ἀληθινὸν βίον τὴν ἐκ τῆς πραγματικῆς ἱστορίας περιγινομένην ἐμπειρί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5t/9/1 to 1/35t/9/3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9/32t to 2/110/2t (Schema:Page/line )</text:p>
          </table:table-cell>
          <table:table-cell office:value-type="float" office:value="91" calcext:value-type="float">
            <text:p>91</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τὰς μὲν γὰρ αἰ τίας ἢ τοὺς τρόπους, δι' ὧν ἀν' ἑκάστην ἡμέραν ἐποιοῦντο κατ' ἀλλήλων ἐνέδρας, ἀντενέδρας, ἐπιθέσεις, προσβολάς, οὔτ' ἂν ὁ γράϕων ἐξαριθμούμενος ἐϕίκοιτο, τοῖς τ' ἀκούουσιν ἀπέραντος ἅμα δ' ἀνωϕελὴς ἂν ἐκ τῆς ἀναγνώσεως γίνοιτο χρεία:</text:p>
          </table:table-cell>
          <table:table-cell office:value-type="string" calcext:value-type="string">
            <text:p>τὰς μὲν γὰρ αἰτίας ἢ τοὺς τρόπους δι' ὧν ἀνὰ ἑκάστην ἡμέραν ἐποιοῦντο κατ' ἀλλήλων ἐνέδρας ἀντενέδρας ἐπιθέσεις προσβολάς, οὔτ' ἂν ὁ γράϕων ἐξαριθμούμενος ἐϕίκοιτο, τοῖς τ' ἀκούουσιν ἀπέραντος ἅμα δ' ἀνωϕελὴς ἂν ἐκ τῆς ἀναγνώσεως κρίνοιτο χρεί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57t/3/1 to 1/57t/3/6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0/21t to 2/110/25t (Schema:Page/line )</text:p>
          </table:table-cell>
          <table:table-cell office:value-type="float" office:value="91" calcext:value-type="float">
            <text:p>91</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διὸ καὶ τὴν ἀρχὴν τῆς αὑτῶν πραγματείας ἀπὸ τούτων πεποιήμεθα τῶν καιρῶν.</text:p>
          </table:table-cell>
          <table:table-cell office:value-type="string" calcext:value-type="string">
            <text:p>διὸ καὶ τὴν ἀρχὴν τῆς αὐτῶν πραγματείας ἀπὸ τούτων πεποιήμεθα τῶν καιρῶ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t/5/1 to 1/3t/6/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5/14t to 2/105/15t (Schema:Page/line )</text:p>
          </table:table-cell>
          <table:table-cell office:value-type="float" office:value="92" calcext:value-type="float">
            <text:p>9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Ὑποθησόμεθα δὲ ταύτης ἀρχὴν τῆς βύβλου τὴν πρώτην διάβασιν ἐξ Ἰταλίας Ῥωμαίων.</text:p>
          </table:table-cell>
          <table:table-cell office:value-type="string" calcext:value-type="string">
            <text:p>ὑποθησόμεθα δὲ ταύτης ἀρχὴν τῆς βύβλου τὴν πρώτην διάβασιν ἐξ Ἰταλίας Ῥωμαί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5t/1/1 to 1/5t/1/2 (Schema:Book//chapter/section/line )</text:p>
          </table:table-cell>
          <table:table-cell office:value-type="string" calcext:value-type="string">
            <text:p>TIMAEUS <text:s/>Hist. <text:s/>[1733]</text:p>
          </table:table-cell>
          <table:table-cell office:value-type="string" calcext:value-type="string">
            <text:p>Testimonia, FGrH #566: 3B:581-591. <text:s/>(NQ: 3,635: Test.) <text:s/></text:p>
          </table:table-cell>
          <table:table-cell office:value-type="string" calcext:value-type="string">
            <text:p>3b,566,T/6a/1 to 3b,566,T/6a/2 (Schema:Volume-Jacoby#-T/fragment/line )</text:p>
          </table:table-cell>
          <table:table-cell office:value-type="float" office:value="92" calcext:value-type="float">
            <text:p>92</text:p>
          </table:table-cell>
          <table:table-cell office:value-type="float" office:value="-201" calcext:value-type="float">
            <text:p>-201</text:p>
          </table:table-cell>
          <table:table-cell office:value-type="string" calcext:value-type="string">
            <text:p>TIMAEUS </text:p>
          </table:table-cell>
          <table:table-cell office:value-type="string" calcext:value-type="string">
            <text:p>Hist. </text:p>
          </table:table-cell>
          <table:table-cell office:value-type="float" office:value="1733" calcext:value-type="float">
            <text:p>1733</text:p>
          </table:table-cell>
          <table:table-cell office:value-type="string" calcext:value-type="string">
            <text:p>1733-001</text:p>
          </table:table-cell>
        </table:table-row>
        <table:table-row table:style-name="ro1">
          <table:table-cell office:value-type="string" calcext:value-type="string">
            <text:p>οὐ γὰρ ἱστο ρεῖν ὑπὲρ αὐτῶν προτιθέμεθα, μνησθῆναι δὲ κεϕαλαιωδῶς προαιρούμεθα χάριν τῆς προκατασκευῆς τῶν μελλουσῶν ὑϕ' ἡμῶν ἱστορεῖσθαι πράξεων.</text:p>
          </table:table-cell>
          <table:table-cell office:value-type="string" calcext:value-type="string">
            <text:p>οὐ γὰρ ἱστορεῖν ὑπὲρ αὐτῶν προτιθέμεθα, μνησθῆναι δὲ κεϕαλαιωδῶς προαιρούμεθα χάριν τῆς προκατασκευῆς τῶν μελλουσῶν ὑϕ' ἡμῶν ἱστορεῖσθαι πράξε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3t/7/1 to 1/13t/7/4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7/30t to 2/107/32t (Schema:Page/line )</text:p>
          </table:table-cell>
          <table:table-cell office:value-type="float" office:value="92" calcext:value-type="float">
            <text:p>9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διὸ τὸν μὲν οὐδέποθ' ἑκουσίως αἱρετέον, ἐπεὶ μετὰ μεγάλων πόνων καὶ κινδύνων ποιεῖ τὴν διόρθωσιν, τὸν δ' ἀεὶ θηρευτέον, ἐπεὶ χωρὶς βλάβης ἔστιν συνιδεῖν ἐν αὐτῷ τὸ βέλτιον.</text:p>
          </table:table-cell>
          <table:table-cell office:value-type="string" calcext:value-type="string">
            <text:p>διὸ τὸν μὲν οὐδέποθ' ἑκουσίως αἱρετέον, ἐπεὶ μετὰ μεγάλων πόνων καὶ κινδύνων ποιεῖ τὴν διόρθωσιν, τὸν δὲ ἀεὶ θηρευτέον, ἐπεὶ χωρὶς βλάβης ἐστὶ συνιδεῖν ἐν αὐτῷ τὸ βέλτι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5t/8/1 to 1/35t/9/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9/29t to 2/109/32t (Schema:Page/line )</text:p>
          </table:table-cell>
          <table:table-cell office:value-type="float" office:value="92" calcext:value-type="float">
            <text:p>9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οἷς ἐὰν μὲν συγγνώμην τινὰ προσάγῃς καὶ ϕιλανθρωπίαν, ἐπιβουλὴν καὶ παραλογισμὸν ἡγούμενοι τὸ συμβαῖνον ἀπιστότεροι καὶ δυσμενέστεροι γίνονται πρὸς τοὺς ϕιλανθρωποῦντας:</text:p>
          </table:table-cell>
          <table:table-cell office:value-type="string" calcext:value-type="string">
            <text:p>οἷς ἐὰν μὲν συγγνώμην τινὰ προσάγῃς καὶ ϕιλανθρω πίαν, ἐπιβουλὴν καὶ παραλογισμὸν ἡγούμενοι τὸ συμβαῖνον ἀπιστότεροι καὶ δυσμενέστεροι γίνονται πρὸς τοὺς ϕιλανθρωποῦντ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1t/8/1 to 1/81t/9/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2/4t to 2/112/6t (Schema:Page/line )</text:p>
          </table:table-cell>
          <table:table-cell office:value-type="float" office:value="92" calcext:value-type="float">
            <text:p>9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οὐδέποτε γὰρ χρὴ τὰ τοιαῦτα παρορᾶν οὐδὲ τηλικαύτην οὐδενὶ συγκατασκευάζειν δυναστείαν, πρὸς ἣν οὐδὲ περὶ τῶν ὁμολογουμένων ἐξέσται δικαίων ἀμϕισβητεῖν.</text:p>
          </table:table-cell>
          <table:table-cell office:value-type="string" calcext:value-type="string">
            <text:p>οὐδέποτε γὰρ χρὴ τὰ τοιαῦτα παρορᾶν, οὐδὲ τηλι καύτην οὐδενὶ συγκατασκευάζειν δυναστείαν πρὸς ἣν οὐδὲ περὶ τῶν ὁμολογουμένων ἐξέσται δικαίων ἀμϕισβητεῖ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3t/4/1 to 1/83t/5/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2/18t to 2/112/20t (Schema:Page/line )</text:p>
          </table:table-cell>
          <table:table-cell office:value-type="float" office:value="92" calcext:value-type="float">
            <text:p>9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εἰ μὲν οὖν ἡμῖν ἦν συν ήθη καὶ γνώριμα τὰ πολιτεύματα τὰ περὶ τῆς τῶν ὅλων ἀρχῆς ἀμϕισβητήσαντα, ἴσως οὐδὲν ἂν ἡμᾶς ἔδει περὶ τῶν πρὸ τοῦ γράϕειν ἀπὸ ποίας προθέσεως ἢ δυνάμεως ὁρμηθέντες ἐνεχείρησαν τοῖς τοιούτοις καὶ τηλικούτοις ἔργοις.</text:p>
          </table:table-cell>
          <table:table-cell office:value-type="string" calcext:value-type="string">
            <text:p>Εἰ μὲν οὖν ἡμῖν συνήθη καὶ γνώριμα ἦν τὰ πολιτεύματα τὰ περὶ τῆς τῶν ὅλων ἀρχῆς ἀμϕισβητήσαντα, ἴσως οὐδὲν ἂν ἡμᾶς ἔδει περὶ τῶν πρὸ τοῦ γράϕειν, ἀπὸ ποίας προθέσεως ἢ δυνάμεως ὁρμηθέντες ἐνεχείρησαν τοῖς τοιούτοις καὶ τηλικούτοις ἔργο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t/7/1 to 1/3t/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5/21t to 2/105/25t (Schema:Page/line )</text:p>
          </table:table-cell>
          <table:table-cell office:value-type="float" office:value="93" calcext:value-type="float">
            <text:p>93</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τὸ γὰρ τῆς ἡμετέρας πραγματείας ἴδιον καὶ τὸ θαυμάσιον τῶν καθ' ἡμᾶς καιρῶν τοῦτ' ἔστιν ὅτι, καθάπερ ἡ τύχη σχεδὸν ἅπαντα τὰ τῆς οἰκουμένης πράγματα πρὸς ἓν ἔκλινε μέρος καὶ πάντα νεύειν ἠνάγκασε πρὸς ἕνα καὶ τὸν αὐτὸν σκοπόν, οὕτως καὶ (δεῖ) διὰ τῆς ἱστορίας ὑπὸ μίαν σύνοψιν ἀγαγεῖν τοῖς ἐντυγχάνουσι τὸν χειρισμὸν τῆς τύχης, ᾧ κέχρηται πρὸς τὴν τῶν ὅλων πραγμάτων συντέλειαν.</text:p>
          </table:table-cell>
          <table:table-cell office:value-type="string" calcext:value-type="string">
            <text:p>τὸ γὰρ τῆς ἡμετέρας πραγματείας ἴδιον καὶ τὸ θαυμάσιον τῶν καθ' ἡμᾶς καιρῶν τοῦτό ἐστιν ὅτι, καθάπερ ἡ τύχη σχεδὸν ἅπαντα τὰ τῆς οἰκουμένης πράγματα πρὸς ἓν ἔκλινε μέρος καὶ πάντα νεύειν ἠνάγκασε πρὸς ἕνα καὶ τὸν αὐτὸν σκοπόν, οὕτω καὶ διὰ τῆς ἱστορίας ὑπὸ μίαν σύνοψιν ἀγαγεῖν τοῖς ἐντυγχάνουσι τὸν χειρισμὸν τῆς τύχης, ᾧ κέχρηται πρὸς τὴν τῶν ὅλων πραγμάτων συντέλει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4t/1/1 to 1/4t/1/9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6/5t to 2/106/11t (Schema:Page/line )</text:p>
          </table:table-cell>
          <table:table-cell office:value-type="float" office:value="93" calcext:value-type="float">
            <text:p>93</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ἀποστάντας οὖν τῶν πραττόντων αὐτοῖς τοῖς πραττομένοις ἐϕαρμοστέον τὰς πρεπούσας ἀποϕάσεις καὶ διαλήψεις ἐν τοῖς ὑπομνήμασιν.</text:p>
          </table:table-cell>
          <table:table-cell office:value-type="string" calcext:value-type="string">
            <text:p>ἀποστάντες οὖν τῶν πραττόντων αὐτοῖς τοῖς πραττομένοις ἐϕαρμοστέον τὰς πρεπούσας ἀποϕάσεις καὶ διαλήψεις ἐν τοῖς ὑπομνήμασ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4t/8/1 to 1/14t/9/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9/3t to 2/109/5t (Schema:Page/line )</text:p>
          </table:table-cell>
          <table:table-cell office:value-type="float" office:value="93" calcext:value-type="float">
            <text:p>93</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ὁ δὲ Μάρκος ὁρῶν τοὺς Καρχηδονίους καὶ κατὰ γῆν καὶ κατὰ θάλατταν ἐσϕαλμένους καὶ νομίζων ὅσον οὔπω κρατήσειν τῆς πόλεως, ἀγωνιῶν δὲ μὴ συμβῇ τὸν ἐπιπαραγινόμενον στρατηγὸν ἐκ τῆς Ῥώμης ϕθάσαντα τὴν ἐπιγραϕὴν τῶν πραγμάτων λαβεῖν, προυκαλεῖτο τοὺς Καρχηδονίους εἰς διαλύσεις.</text:p>
          </table:table-cell>
          <table:table-cell office:value-type="string" calcext:value-type="string">
            <text:p>Ὅτι ὁ Μάρκος ὁ στρατηγὸς Ῥωμαίων ὁρῶν τοὺς Καρχη δονίους καὶ κατὰ γῆν καὶ κατὰ θάλατταν ἐσϕαλμένους καὶ νομίζων ὅσον οὔπω κρατήσειν τῆς πόλεως, ἀγωνιῶν δὲ μὴ συμβῇ τὸν ἐπιπαραγινόμενον στρατηγὸν ἐκ τῆς Ῥώμης ϕθάσαντα τὴν ἐπιγραϕὴν τῶν πραγμάτων λαβεῖν, προυκαλεῖτο τοὺς Καρχηδονίους εἰς διαλύσε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1t/4/1 to 1/31t/5/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19/13t to 19/18t (Schema:Page/line )</text:p>
          </table:table-cell>
          <table:table-cell office:value-type="float" office:value="93" calcext:value-type="float">
            <text:p>93</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εἷς γὰρ ἄνθρωπος καὶ μία γνώμη τὰ μὲν ἀήττητα πλήθη καὶ πραγματικὰ δοκοῦντ' εἶναι καθεῖλεν, τὸ δὲ προϕανῶς πεπτωκὸς ἄρδην πολίτευμα καὶ τὰς ἀπηλγηκυίας ψυχὰς τῶν δυνάμεων ἐπὶ τὸ κρεῖττον ἤγαγεν.</text:p>
          </table:table-cell>
          <table:table-cell office:value-type="string" calcext:value-type="string">
            <text:p>εἷς γὰρ ἄνθρωπος καὶ μία γνώμη τὰ μὲν ἀήττητα πλήθη καὶ πραγματικὰ δοκοῦντα εἶναι καθεῖλε, τὸ δὲ προϕανῶς πεπτωκὸς ἄρδην πολίτευμα καὶ τὰς ἀπηλγηκυίας ψυχὰς τῶν δυνάμεων ἐπὶ τὸ κρεῖττον ἤγαγ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5t/5/1 to 1/35t/6/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9/21t to 2/109/24t (Schema:Page/line )</text:p>
          </table:table-cell>
          <table:table-cell office:value-type="float" office:value="93" calcext:value-type="float">
            <text:p>93</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αἵ τε γὰρ δυνάμεις ἀμ ϕοτέρων ἦσαν ἐϕάμιλλοι, τά τε κατὰ τοὺς χάρακας ὁμοίως ἀπρόσιτα διὰ τὴν ὀχυρότητα, τό τε διάστημα τῶν στρατοπέδων βραχὺ παντελῶς.</text:p>
          </table:table-cell>
          <table:table-cell office:value-type="string" calcext:value-type="string">
            <text:p>αἵ τε γὰρ δυνάμεις ἀμϕοτέρων ἦσαν ἐϕάμιλλοι, τά τε κατὰ τοὺς χάρακας ὁμοίως ἀπρόσιτα διὰ τὴν ὀχυρότητα, τό τε διάστημα τῶν στρατοπέδων βραχὺ παντελῶ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57t/6/2 to 1/57t/7/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0/31t to 2/111/3t (Schema:Page/line )</text:p>
          </table:table-cell>
          <table:table-cell office:value-type="float" office:value="93" calcext:value-type="float">
            <text:p>93</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ὁ γὰρ Ἀμίλκας, τῶν Ῥωμαίων τὸν Ἔρυκα τηρούντων ἐπί τε τῆς κορυϕῆς καὶ παρὰ τὴν ῥίζαν, καθάπερ εἴπομεν, κατελάβετο τὴν πόλιν τῶν Ἐρυκίνων, ἥτις ἦν μεταξὺ τῆς τε κορυϕῆς καὶ τῶν πρὸς τῇ ῥίζῃ στρατοπεδευσάντων.</text:p>
          </table:table-cell>
          <table:table-cell office:value-type="string" calcext:value-type="string">
            <text:p>Ὁ γὰρ Ἀμίλκας, τῶν Ῥωμαίων τὸν Ἔρυκα τηρούντων ἐπί τε τῆς κορυϕῆς καὶ παρὰ τὴν ῥίζαν, καθάπερ εἴπομεν, κατελάβετο τὴν πόλιν τῶν Ἐρυκινῶν, ἥτις ἦν μεταξὺ τῆς τε κορυϕῆς καὶ τῶν πρὸς τῇ ῥίζῃ στρατοπεδευσάντ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58t/2/1 to 1/58t/3/1 (Schema:Book//chapter/section/line )</text:p>
          </table:table-cell>
          <table:table-cell office:value-type="string" calcext:value-type="string">
            <text:p>Quintus FABIUS PICTOR <text:s/>Hist. <text:s/>[2542]</text:p>
          </table:table-cell>
          <table:table-cell office:value-type="string" calcext:value-type="string">
            <text:p>Fragmenta, ed. K. Müller, FHG 3. Paris: Didot, 1841-1870: <text:s/>83-93. <text:s/>Frr. 1-29. <text:s/>frr. 2b, 6, 10, 12-15, 17, 19-20, 22-27 contain Latin text only. <text:s/>(Q: 4,505: Hist.) <text:s/></text:p>
          </table:table-cell>
          <table:table-cell office:value-type="string" calcext:value-type="string">
            <text:p>16a/1 to 16a/5 (Schema:Fragment/line )</text:p>
          </table:table-cell>
          <table:table-cell office:value-type="float" office:value="93" calcext:value-type="float">
            <text:p>93</text:p>
          </table:table-cell>
          <table:table-cell office:value-type="float" office:value="-201" calcext:value-type="float">
            <text:p>-201</text:p>
          </table:table-cell>
          <table:table-cell office:value-type="string" calcext:value-type="string">
            <text:p>Quintus FABIUS PICTOR </text:p>
          </table:table-cell>
          <table:table-cell office:value-type="string" calcext:value-type="string">
            <text:p>Hist. </text:p>
          </table:table-cell>
          <table:table-cell office:value-type="float" office:value="2542" calcext:value-type="float">
            <text:p>2542</text:p>
          </table:table-cell>
          <table:table-cell office:value-type="string" calcext:value-type="string">
            <text:p>2542-003</text:p>
          </table:table-cell>
        </table:table-row>
        <table:table-row table:style-name="ro1">
          <table:table-cell office:value-type="string" calcext:value-type="string">
            <text:p>ὅταν δὲ τὸ τῆς ἱστορίας ἦθος ἀναλαμ βάνῃ τις, ἐπιλαθέσθαι χρὴ πάντων τῶν τοιούτων καὶ πολλάκις μὲν εὐλογεῖν καὶ κοσμεῖν τοῖς μεγίστοις ἐπαίνοις τοὺς ἐχθρούς, ὅταν αἱ πράξεις ἀπαιτῶσι τοῦτο, πολλάκις δ' ἐλέγχειν καὶ ψέγειν ἐπονειδίστως τοὺς ἀναγκαιοτάτους, ὅταν αἱ τῶν ἐπιτηδευμάτων ἁμαρτίαι τοῦθ' ὑποδεικνύωσιν.</text:p>
          </table:table-cell>
          <table:table-cell office:value-type="string" calcext:value-type="string">
            <text:p>ὅταν δὲ τὸ τῆς ἱστορίας ἦθος ἀναλαμβάνῃ τις, ἐπιλαθέσθαι χρὴ πάντων τῶν τοιούτων καὶ πολλάκις μὲν εὐλογεῖν καὶ κοσμεῖν τοῖς μεγίστοις ἐπαίνοις τοὺς ἐχθρούς, ὅταν αἱ πράξεις ἀπαιτῶσι τοῦτο, πολλάκις δὲ ἐλέγχειν καὶ ψέγειν ἐπονειδίστως τοὺς ἀναγκαιοτάτους, ὅταν αἱ τῶν ἐπιτηδευμάτων ἁμαρτίαι τοῦθ' ὑποδεικνύωσ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4t/5/1 to 1/14t/6/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8/27t to 2/108/31t (Schema:Page/line )</text:p>
          </table:table-cell>
          <table:table-cell office:value-type="float" office:value="94" calcext:value-type="float">
            <text:p>94</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ταῦτα δ', ὡς ἐμοὶ δοκεῖ, τῆς πάσης ἐστὶν ἀλογίας πλήρη καὶ διαστολῆς οὐ προσδεῖται τὸ παράπαν.</text:p>
          </table:table-cell>
          <table:table-cell office:value-type="string" calcext:value-type="string">
            <text:p>Ταῦτα δ', ὡς ἐμοὶ δοκεῖ, τῆς πάσης ἐστὶν ἀλογίας πλήρη, καὶ διαστολῆς οὐ προσδεῖται τὸ παράπ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5t/6/1 to 1/15t/7/1 (Schema:Book//chapter/section/line )</text:p>
          </table:table-cell>
          <table:table-cell office:value-type="string" calcext:value-type="string">
            <text:p>PHILINUS <text:s/>Hist. <text:s/>[1969]</text:p>
          </table:table-cell>
          <table:table-cell office:value-type="string" calcext:value-type="string">
            <text:p>Fragmenta, ed. K. Müller, FHG 3. Paris: Didot, 1841-1870: <text:s/>17-19. <text:s/>Frr. 1-4. <text:s/>(Q: 833: Hist.) <text:s/></text:p>
          </table:table-cell>
          <table:table-cell office:value-type="string" calcext:value-type="string">
            <text:p>1b/24t to 1b/26t (Schema:Fragment/line )</text:p>
          </table:table-cell>
          <table:table-cell office:value-type="float" office:value="94" calcext:value-type="float">
            <text:p>94</text:p>
          </table:table-cell>
          <table:table-cell office:value-type="float" office:value="-201" calcext:value-type="float">
            <text:p>-201</text:p>
          </table:table-cell>
          <table:table-cell office:value-type="string" calcext:value-type="string">
            <text:p>PHILINUS </text:p>
          </table:table-cell>
          <table:table-cell office:value-type="string" calcext:value-type="string">
            <text:p>Hist. </text:p>
          </table:table-cell>
          <table:table-cell office:value-type="float" office:value="1969" calcext:value-type="float">
            <text:p>1969</text:p>
          </table:table-cell>
          <table:table-cell office:value-type="string" calcext:value-type="string">
            <text:p>1969-003</text:p>
          </table:table-cell>
        </table:table-row>
        <table:table-row table:style-name="ro1">
          <table:table-cell office:value-type="string" calcext:value-type="string">
            <text:p>Ἐν ᾧ καιρῷ πολλά τις ἂν ὀρθῶς ἐπισημαινόμενος εὕροι πρὸς ἐπανόρθωσιν τοῦ τῶν ἀνθρώπων βίου συντελεσθέντα.</text:p>
          </table:table-cell>
          <table:table-cell office:value-type="string" calcext:value-type="string">
            <text:p>ἐν ᾧ καιρῷ πολλά τις ἂν ὀρθῶς ἐπισημαινόμενος εὕροι πρὸς ἐπανόρθωσιν τοῦ τῶν ἀνθρώπων βίου συντελεσθέντ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5t/1/1 to 1/35t/2/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9/12t to 2/109/14t (Schema:Page/line )</text:p>
          </table:table-cell>
          <table:table-cell office:value-type="float" office:value="94" calcext:value-type="float">
            <text:p>94</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καὶ γὰρ τὸ διαπιστεῖν τῇ τύχῃ, καὶ μάλιστα κατὰ τὰς εὐπραγίας, ἐναργέστατον ἐϕάνη πᾶσιν τότε διὰ τῶν Μάρκου συμπτωμάτων:</text:p>
          </table:table-cell>
          <table:table-cell office:value-type="string" calcext:value-type="string">
            <text:p>καὶ γὰρ τὸ διαπιστεῖν τῇ τύχῃ, καὶ μάλιστα κατὰ τὰς εὐπραγίας, ἐναργέστατον ἐϕάνη τότε πᾶσι διὰ τῶν Μάρκου συμπτωμάτ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5t/2/1 to 1/35t/2/3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9/14t to 2/109/16t (Schema:Page/line )</text:p>
          </table:table-cell>
          <table:table-cell office:value-type="float" office:value="94" calcext:value-type="float">
            <text:p>94</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οὕτως καὶ κατὰ ταύτας τὰς ἁμαρτίας μεγάλην ἔχει διαϕορὰν ἡ μετριότης καὶ τὸ μηδὲν ἀνήκεστον ἐπιτηδεύειν ἑκουσίως.</text:p>
          </table:table-cell>
          <table:table-cell office:value-type="string" calcext:value-type="string">
            <text:p>οὕτω καὶ κατὰ ταύτας τὰς ἁμαρτίας μεγάλην ἔχει διαϕορὰν ἡ μετριότης καὶ τὸ μηδὲν ἀνήκεστον ἐπιτηδεύειν ἑκουσίω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8t/3/1 to 1/88t/4/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2/28t to 2/112/30t (Schema:Page/line )</text:p>
          </table:table-cell>
          <table:table-cell office:value-type="float" office:value="94" calcext:value-type="float">
            <text:p>94</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αὕτη δ' ἔστιν συνεχὴς μὲν τοῖς ἀϕ' ὧν Τίμαιος ἀπέλιπεν, πίπτει δὲ κατὰ τὴν ἐνάτην καὶ εἰκοστὴν πρὸς ταῖς ἑκατὸν ὀλυμπιάδα.</text:p>
          </table:table-cell>
          <table:table-cell office:value-type="string" calcext:value-type="string">
            <text:p>αὕτη δ' ἐστὶν συνεχὴς μὲν τοῖς ἀϕ' ὧν Τίμαιος ἀπέλιπεν, πίπτει δὲ κατὰ τὴν ἐνάτην καὶ εἰκοστὴν πρὸς ταῖς ἑκατὸν ὀλυμπιάδ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5t/1/2 to 1/5t/2/1 (Schema:Book//chapter/section/line )</text:p>
          </table:table-cell>
          <table:table-cell office:value-type="string" calcext:value-type="string">
            <text:p>TIMAEUS <text:s/>Hist. <text:s/>[1733]</text:p>
          </table:table-cell>
          <table:table-cell office:value-type="string" calcext:value-type="string">
            <text:p>Testimonia, FGrH #566: 3B:581-591. <text:s/>(NQ: 3,635: Test.) <text:s/></text:p>
          </table:table-cell>
          <table:table-cell office:value-type="string" calcext:value-type="string">
            <text:p>3b,566,T/6a/2 to 3b,566,T/6a/4 (Schema:Volume-Jacoby#-T/fragment/line )</text:p>
          </table:table-cell>
          <table:table-cell office:value-type="float" office:value="95" calcext:value-type="float">
            <text:p>95</text:p>
          </table:table-cell>
          <table:table-cell office:value-type="float" office:value="-201" calcext:value-type="float">
            <text:p>-201</text:p>
          </table:table-cell>
          <table:table-cell office:value-type="string" calcext:value-type="string">
            <text:p>TIMAEUS </text:p>
          </table:table-cell>
          <table:table-cell office:value-type="string" calcext:value-type="string">
            <text:p>Hist. </text:p>
          </table:table-cell>
          <table:table-cell office:value-type="float" office:value="1733" calcext:value-type="float">
            <text:p>1733</text:p>
          </table:table-cell>
          <table:table-cell office:value-type="string" calcext:value-type="string">
            <text:p>1733-001</text:p>
          </table:table-cell>
        </table:table-row>
        <table:table-row table:style-name="ro1">
          <table:table-cell office:value-type="string" calcext:value-type="string">
            <text:p>τοῦτο γὰρ ποιή σομεν χάριν τοῦ λαμβάνειν ἀρχὰς τοιαύτας, ἐξ ὧν ἔσται σαϕῶς κατανοεῖν ἐκ τίνων ἕκαστοι καὶ πότε καὶ πῶς ὁρμηθέντες εἰς ταύτας παρεγένοντο τὰς διαθέσεις, ἐν αἷς ὑπάρχουσι νῦν.</text:p>
          </table:table-cell>
          <table:table-cell office:value-type="string" calcext:value-type="string">
            <text:p>τοῦτο γὰρ ποιήσομεν χάριν τοῦ λαμβάνειν ἀρχὰς τοιαύτας, ἐξ ὧν ἔσται σαϕῶς κατανοεῖν ἐκ τίνων ἕκαστοι καὶ πότε καὶ πῶς ὁρμηθέντες εἰς ταύτας παρεγένοντο τὰς διαθέσεις, ἐν αἷς ὑπάρχουσι νῦ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2t/9/1 to 1/12t/9/5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7/12t to 2/107/15t (Schema:Page/line )</text:p>
          </table:table-cell>
          <table:table-cell office:value-type="float" office:value="95" calcext:value-type="float">
            <text:p>95</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τοῦτον γὰρ τὸν τρόπον συν εχοῦς γινομένης τῆς διηγήσεως, ἡμεῖς τε δόξομεν εὐλόγως ἐϕάπτεσθαι τῶν ἤδη προϊστορημένων ἑτέροις, τοῖς τε ϕιλομαθοῦσιν ἐκ τῆς τοιαύτης οἰκονομίας εὐμαθῆ καὶ ῥᾳδίαν ἐπὶ τὰ μέλλοντα ῥηθήσεσθαι παρασκευάσομεν τὴν ἔϕοδον.</text:p>
          </table:table-cell>
          <table:table-cell office:value-type="string" calcext:value-type="string">
            <text:p>τοῦτον γὰρ τὸν τρόπον συνεχοῦς γινομένης τῆς διηγήσεως ἡμεῖς τε δόξομεν εὐλόγως ἐϕάπτεσθαι τῶν ἤδη προϊστορημένων ἑτέροις, τοῖς τε ϕιλομαθοῦσιν ἐκ τῆς τοιαύτης οἰκονομίας εὐμαθῆ καὶ ῥᾳδίαν ἐπὶ τὰ μέλλοντα ῥηθήσεσθαι παρασκευάσομεν τὴν ἔϕοδ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3t/9/1 to 1/13t/10/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7/35t to 2/108/4t (Schema:Page/line )</text:p>
          </table:table-cell>
          <table:table-cell office:value-type="float" office:value="95" calcext:value-type="float">
            <text:p>95</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αὐτά τε τὰ πολιτεύματα κατ' ἐκείνους τοὺς καιροὺς ἀκμὴν ἀκέραια μὲν ἦν τοῖς ἐθισμοῖς, μέτρια δὲ ταῖς τύχαις, πάρισα δὲ ταῖς δυνάμεσιν.</text:p>
          </table:table-cell>
          <table:table-cell office:value-type="string" calcext:value-type="string">
            <text:p>αὐτά τε τὰ πολιτεύματα κατ' ἐκείνους τοὺς καιροὺς ἀκμὴν ἀκέραια μὲν ἦν τοῖς ἐθισμοῖς, μέτρια δὲ ταῖς τύχαις, πάρισα δὲ ταῖς δυνάμεσ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3t/12/1 to 1/13t/13/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8/9t to 2/108/11t (Schema:Page/line )</text:p>
          </table:table-cell>
          <table:table-cell office:value-type="float" office:value="95" calcext:value-type="float">
            <text:p>95</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ὁ γὰρ μικρῷ πρότερον οὐ διδοὺς ἔλεον οὐδὲ συγγνώμην τοῖς πταίουσιν παρὰ πόδας αὐτὸς ἤγετο δεησόμενος τούτων περὶ τῆς ἑαυτοῦ σωτηρίας.</text:p>
          </table:table-cell>
          <table:table-cell office:value-type="string" calcext:value-type="string">
            <text:p>ὁ γὰρ μικρῷ πρότερον οὐ διδοὺς ἔλεον οὐδὲ συγγνώμην τοῖς πταίουσι παρὰ πόδας αὐτὸς ἤγετο δεησόμενος τούτων περὶ τῆς ἑαυτοῦ σωτηρί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5t/3/1 to 1/35t/4/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9/16t to 2/109/18t (Schema:Page/line )</text:p>
          </table:table-cell>
          <table:table-cell office:value-type="float" office:value="95" calcext:value-type="float">
            <text:p>95</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δυεῖν γὰρ ὄντων τρόπων πᾶσιν ἀνθρώποις τῆς ἐπὶ τὸ βέλτιον μεταθέσεως, τοῦ τε διὰ τῶν ἰδίων συμπτωμάτων καὶ τοῦ διὰ τῶν ἀλλοτρίων, ἐναργέστερον μὲν εἶναι συμβαίνει τὸν διὰ τῶν οἰκείων περιπετειῶν, ἀβλαβέστερον δὲ τὸν διὰ τῶν ἀλλοτρίων.</text:p>
          </table:table-cell>
          <table:table-cell office:value-type="string" calcext:value-type="string">
            <text:p>δυεῖν γὰρ ὄν των τρόπων πᾶσιν ἀνθρώποις τῆς ἐπὶ τὸ βέλτιον μεταθέσεως, τοῦ τε διὰ τῶν ἰδίων συμπτωμάτων καὶ &lt;τοῦ&gt; διὰ τῶν ἀλλοτρίων, ἐναργέστερον μὲν εἶναι συμβαίνει τὸν διὰ τῶν οἰκείων περιπετειῶν, ἀβλαβέστερον δὲ τὸν διὰ τῶν ἀλλοτρί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5t/7/1 to 1/35t/7/6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9/25t to 2/109/29t (Schema:Page/line )</text:p>
          </table:table-cell>
          <table:table-cell office:value-type="float" office:value="95" calcext:value-type="float">
            <text:p>95</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καὶ τί δήποτ' ἔστι τὸ αἴτιον, ἀπορήσαι τις ἄν, ὅτι κεκρατηκότες τῶν ὅλων καὶ πολλαπλασίαν ἔχοντες ὑπεροχὴν νῦν ἢ πρόσθεν οὔτ' ἂν πληρῶσαι τοσαύτας ναῦς οὔτ' ἀναπλεῦσαι τηλικούτοις στόλοις δυνηθεῖεν</text:p>
          </table:table-cell>
          <table:table-cell office:value-type="string" calcext:value-type="string">
            <text:p>Καὶ τί δήποτ' ἔστι τὸ αἴτιον, ἀπορήσαι τις ἄν, ὅτι κεκρατηκότες &lt;οἱ Ῥωμαῖοι&gt; τῶν ὅλων καὶ πολλαπλασίαν ἔχοντες ὑπεροχὴν νῦν ἢ πρόσθεν οὔτ' ἂν πληρῶσαι τοσαύτας ναῦς οὔτ' ἀναπλεῦσαι τηλικούτοις στόλοις δυνηθεῖ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64t/1/1 to 1/64t/2/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6/1t/6t/1 to 6/1t/7t/1 (Schema:Book//chapter/section/line )</text:p>
          </table:table-cell>
          <table:table-cell office:value-type="float" office:value="95" calcext:value-type="float">
            <text:p>95</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καὶ γὰρ τὸ προκαλεσάμενον ἡμᾶς καὶ παρορμῆσαν πρὸς τὴν ἐπιβολὴν τῆς ἱστορίας μάλιστα τοῦτο γέγονεν, σὺν δὲ τούτῳ καὶ τὸ μηδένα τῶν καθ' ἡμᾶς ἐπιβεβλῆσθαι τῇ τῶν καθόλου πραγμάτων συντάξει:</text:p>
          </table:table-cell>
          <table:table-cell office:value-type="string" calcext:value-type="string">
            <text:p>καὶ γὰρ τὸ προκαλεσάμενον ἡμᾶς καὶ παρορμῆσαν πρὸς τὴν ἐπιβολὴν τῆς ἱστορίας μάλιστα τοῦτο γέγονε, σὺν δὲ τούτῳ καὶ τὸ μηδένα τῶν καθ' ἡμᾶς ἐπιβεβλῆσθαι τῇ τῶν καθόλου πραγμάτων συντάξε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4t/2/1 to 1/4t/2/5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6/11t to 2/106/14t (Schema:Page/line )</text:p>
          </table:table-cell>
          <table:table-cell office:value-type="float" office:value="96" calcext:value-type="float">
            <text:p>96</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τούτοις δὲ κατὰ τὸν αὐτὸν καιρὸν παρὰ τοῖς Ἕλλησιν ὁ Κλεομενικὸς καλούμενος ἐνηργεῖτο πόλεμος, εἰς ὃν καὶ τὴν καταστροϕὴν ἐποιησάμεθα τῆς ὅλης κατασκευῆς καὶ τῆς δευτέρας βύβλου.</text:p>
          </table:table-cell>
          <table:table-cell office:value-type="string" calcext:value-type="string">
            <text:p>τούτοις δὲ κατὰ τὸν αὐτὸν καιρὸν παρὰ τοῖς Ἕλλησιν ὁ Κλεομενικὸς καλούμενος ἐνηργεῖτο πόλεμος, εἰς ὃν καὶ τὴν καταστροϕὴν ἐποιησάμεθα τῆς ὅλης κατασκευῆς καὶ τῆς δευτέρας βίβλου.</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3t/5/1 to 1/13t/5/4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7/24t to 2/107/27t (Schema:Page/line )</text:p>
          </table:table-cell>
          <table:table-cell office:value-type="float" office:value="96" calcext:value-type="float">
            <text:p>96</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Οὐχ ἧττον δὲ τῶν προειρημένων παρωξύνθην ἐπιστῆσαι τούτῳ τῷ πολέμῳ καὶ διὰ τὸ τοὺς ἐμπειρότατα δοκοῦντας γράϕειν ὑπὲρ αὐτοῦ, Φιλῖνον καὶ Φάβιον, μὴ δεόντως ἡμῖν ἀπηγγελκέναι τὴν ἀλήθειαν.</text:p>
          </table:table-cell>
          <table:table-cell office:value-type="string" calcext:value-type="string">
            <text:p>Οὐχ ἧττον δὲ τῶν προειρημένων παρωξύνθην ἐπιστῆσαι τούτῳ τῷ πολέμῳ καὶ διὰ τὸ τοὺς ἐμπειρότατα δοκοῦντας γράϕειν ὑπὲρ αὐτοῦ, Φιλῖνον καὶ Φάβιον, μὴ δεόντως ἡμῖν ἀπηγγελκέν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4t/1/1 to 1/14t/2/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8/15t to 2/108/17t (Schema:Page/line )</text:p>
          </table:table-cell>
          <table:table-cell office:value-type="float" office:value="96" calcext:value-type="float">
            <text:p>96</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ταχὺ δὲ διὰ τὴν περίστασιν τῶν τοῦ Ξανθίππου λόγων διαδοθέντων εἰς τὰ πλήθη καὶ τοὺς στρατηγούς, ἔγνωσαν οἱ προεστῶτες ἀνακαλεῖσθαι καὶ πεῖραν αὐτοῦ λαμβάνειν.</text:p>
          </table:table-cell>
          <table:table-cell office:value-type="string" calcext:value-type="string">
            <text:p>ταχὺ δὲ διὰ τὴν περίστασιν τῶν τοῦ Ξανθίππου λόγων διαδοθέντων εἰς τὰ πλήθη καὶ τοὺς στρατηγούς, ἔγνωσαν οἱ στρατηγοὶ ἀνακαλεῖσθαι καὶ πεῖραν αὐτοῦ λαμβάνε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2t/3/1 to 1/32t/4/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pi/1295a/5 to pi/1295a/8 (Schema:Alphabetic letter//entry/line )</text:p>
          </table:table-cell>
          <table:table-cell office:value-type="float" office:value="96" calcext:value-type="float">
            <text:p>96</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τῆς δὲ διαθέσεως ἀρχηγὸν μὲν καὶ μεγίστην μερίδα νομιστέον ἔθη μοχθηρὰ καὶ τροϕὴν ἐκ παίδων κακήν, συνεργὰ δὲ καὶ πλείω, μέγιστα δὲ τῶν συνεργῶν τὰς ἀεὶ τῶν προεστώτων ὕβρεις καὶ πλεονεξίας.</text:p>
          </table:table-cell>
          <table:table-cell office:value-type="string" calcext:value-type="string">
            <text:p>τῆς δὲ διαθέσεως ἀρχηγὸν μὲν καὶ μεγίστην μερίδα νομιστέον ἔθη μοχθηρὰ καὶ στροϕὴν ἐκ παίδων κακήν, συνεργὰ δὲ καὶ πλείω, μέγιστα δὲ τῶν συνεργῶν τὰς ἀεὶ τῶν προεστώτων ὕβρεις καὶ πλεονεξί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1t/10/1 to 1/81t/11/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2/10t to 2/112/13t (Schema:Page/line )</text:p>
          </table:table-cell>
          <table:table-cell office:value-type="float" office:value="96" calcext:value-type="float">
            <text:p>96</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ὁ γὰρ Φιλῖνος ἀρχόμενος ἅμα τῶν πραγμάτων καὶ τῆς δευτέρας βύβλου ϕησὶ προσκαθῆσθαι τῇ Μεσσήνῃ πολεμοῦντας τούς τε Καρχηδονίους καὶ τοὺς Συρακοσίους, παραγενομένους δὲ τοὺς Ῥωμαίους κατὰ θάλατταν εἰς τὴν πόλιν εὐθὺς ἐξελθεῖν ἐπὶ τοὺς Συρακοσίους:</text:p>
          </table:table-cell>
          <table:table-cell office:value-type="string" calcext:value-type="string">
            <text:p>ὁ γὰρ Φιλῖνος ἀρχόμενος ἅμα τῶν πραγμάτων καὶ τῆς δευτέρας βύβλου ϕησὶ προσκαθῆσθαι τῇ Μεσσήνῃ πολεμοῦντας τούς τε Καρχηδονίους καὶ τοὺς Συρακουσίους, παραγενομένους δὲ τοὺς Ῥωμαίους κατὰ θάλατταν εἰς τὴν πόλιν εὐθὺς ἐξελθεῖν ἐπὶ τοὺς Συρακουσί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5t/1/1 to 1/15t/2/3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9/6t to 2/109/10t (Schema:Page/line )</text:p>
          </table:table-cell>
          <table:table-cell office:value-type="float" office:value="97" calcext:value-type="float">
            <text:p>97</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ἐπὶ δὲ τούτοις ἐπέστησαν τὰς ἱππηγούς, ῥύματα δόντες ἐξ αὐτῶν ταῖς τοῦ τρίτου στόλου ναυσίν.</text:p>
          </table:table-cell>
          <table:table-cell office:value-type="string" calcext:value-type="string">
            <text:p>ἐπὶ τούτοις ἐπέστησαν τὰς ἱππηγούς, ῥύματα δόντες ἐξ αὐτῶν ταῖς τοῦ τρίτου στόλου ναυσί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26t/14/1 to 1/26t/15/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rho/291b/10 to rho/291b/11 (Schema:Alphabetic letter//entry/line )</text:p>
          </table:table-cell>
          <table:table-cell office:value-type="float" office:value="97" calcext:value-type="float">
            <text:p>97</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μόνη γὰρ αὕτη χωρὶς βλάβης (ἐπὶ) παντὸς καιροῦ καὶ περιστάσεως κριτὰς ἀληθινοὺς ἀποτελεῖ τοῦ βελτίονος.</text:p>
          </table:table-cell>
          <table:table-cell office:value-type="string" calcext:value-type="string">
            <text:p>μόνη γὰρ αὕτη χωρὶς βλάβης παντὸς καιροῦ καὶ περιστάσεως κριτὰς ἀληθινοὺς ἀποτελεῖ τοῦ βελτίονο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5t/10/1 to 1/35t/10/3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0/2t to 2/110/3t (Schema:Page/line )</text:p>
          </table:table-cell>
          <table:table-cell office:value-type="float" office:value="97" calcext:value-type="float">
            <text:p>97</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οὐ μὴν ἀλλὰ περὶ μὲν ταύτης τῆς ἀπορίας σαϕῶς ἐξέσται τὰς αἰτίας κατανοεῖν, ὅταν ἐπὶ τὴν ἐξήγησιν αὐτῶν τῆς πολιτείας ἔλθωμεν:</text:p>
          </table:table-cell>
          <table:table-cell office:value-type="string" calcext:value-type="string">
            <text:p>οὐ μὲν ἀλλὰ περὶ μὲν ταύτης τῆς ἀπορίας σαϕῶς ἐξέσται τὰς αἰτίας κατανοεῖν, ὅταν ἐπὶ τὴν ἐξήγησιν αὐτῶν τῆς πολιτείας ἔλθωμ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64t/2/1 to 1/64t/2/4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6/1t/7t/1 to 6/1t/7t/4 (Schema:Book//chapter/section/line )</text:p>
          </table:table-cell>
          <table:table-cell office:value-type="float" office:value="97" calcext:value-type="float">
            <text:p>97</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διὸ καὶ τοῖς βουλομένοις καλῶς συνθεάσασθαι τὴν ἑκατέρου τοῦ πολιτεύματος ἰδιότητα καὶ δύναμιν οὐχ οὕτως ἐκ τῶν ἐπιγενομένων πολέμων ὡς ἐκ τούτου ποιητέον τὴν σύγκρισιν.</text:p>
          </table:table-cell>
          <table:table-cell office:value-type="string" calcext:value-type="string">
            <text:p>διὸ καὶ τοῖς βουλομένοις συνθεάσασθαι τὴν ἑκατέρου τοῦ πολιτεύματος ἰδιότητα καὶ δύναμιν οὐχ οὕτως ἐκ τῶν ἐπιγενομένων πολέμων ὡς ἐκ τούτου ποιητέον τὴν σύγκρισ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3t/13/1 to 1/13t/13/5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8/12t to 2/108/14t (Schema:Page/line )</text:p>
          </table:table-cell>
          <table:table-cell office:value-type="float" office:value="98" calcext:value-type="float">
            <text:p>98</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ταῦτα δ' εἰπὼν τὸν μὲν Ἱέρωνά ϕησι μετὰ τὴν γενομένην συμπλοκὴν οὕτως ἔξω γενέσθαι τοῦ ϕρονεῖν ὥστε μὴ μόνον παραχρῆμα τὸν χάρακα καὶ τὰς σκηνὰς ἐμπρήσαντα ϕυγεῖν νυκτὸς εἰς τὰς Συρακούσας, ἀλλὰ καὶ τὰ ϕρούρια πάντα καταλιπεῖν τὰ κείμενα κατὰ τῆς τῶν Μεσσηνίων χώρας:</text:p>
          </table:table-cell>
          <table:table-cell office:value-type="string" calcext:value-type="string">
            <text:p>Ταῦτα δ' εἰπὼν, τὸν μὲν Ἱέρωνά ϕησι μετὰ τὴν γενομένην συμπλοκὴν οὕτως ἔξω γενέσθαι τοῦ ϕρονεῖν, ὥστε μὴ μόνον παραχρῆμα τὸν χάρακα καὶ τὰς σκηνὰς ἐμπρήσαντα ϕυγεῖν νυκτὸς εἰς τὰς Συρακούσας, ἀλλὰ καὶ τὰ ϕρούρια πάντα καταλιπεῖν τὰ κείμενα κατὰ τῆς τῶν Μεσσηνίων χώρ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5t/3/1 to 1/15t/3/6 (Schema:Book//chapter/section/line )</text:p>
          </table:table-cell>
          <table:table-cell office:value-type="string" calcext:value-type="string">
            <text:p>PHILINUS <text:s/>Hist. <text:s/>[1969]</text:p>
          </table:table-cell>
          <table:table-cell office:value-type="string" calcext:value-type="string">
            <text:p>Fragmenta, ed. K. Müller, FHG 3. Paris: Didot, 1841-1870: <text:s/>17-19. <text:s/>Frr. 1-4. <text:s/>(Q: 833: Hist.) <text:s/></text:p>
          </table:table-cell>
          <table:table-cell office:value-type="string" calcext:value-type="string">
            <text:p>1b/9t to 1b/15t (Schema:Fragment/line )</text:p>
          </table:table-cell>
          <table:table-cell office:value-type="float" office:value="98" calcext:value-type="float">
            <text:p>98</text:p>
          </table:table-cell>
          <table:table-cell office:value-type="float" office:value="-201" calcext:value-type="float">
            <text:p>-201</text:p>
          </table:table-cell>
          <table:table-cell office:value-type="string" calcext:value-type="string">
            <text:p>PHILINUS </text:p>
          </table:table-cell>
          <table:table-cell office:value-type="string" calcext:value-type="string">
            <text:p>Hist. </text:p>
          </table:table-cell>
          <table:table-cell office:value-type="float" office:value="1969" calcext:value-type="float">
            <text:p>1969</text:p>
          </table:table-cell>
          <table:table-cell office:value-type="string" calcext:value-type="string">
            <text:p>1969-003</text:p>
          </table:table-cell>
        </table:table-row>
        <table:table-row table:style-name="ro1">
          <table:table-cell office:value-type="string" calcext:value-type="string">
            <text:p>τῷ γὰρ πῶς καὶ πότε πταίσαντες αὐτῇ τῇ πατρίδι Ῥωμαῖοι τῆς ἐπὶ τὸ βέλτιον ἤρξαντο προκοπῆς καὶ πότε πάλιν καὶ πῶς κρατήσαντες τῶν κατὰ τὴν Ἰταλίαν τοῖς ἐκτὸς ἐπιχειρεῖν ἐπεβάλοντο πράγμασιν, ἀναγκαῖον ὑπελάβομεν εἶναι παρακολουθῆσαι τοῖς μέλλουσι καὶ τὸ κεϕάλαιον αὐτῶν τῆς νῦν ὑπεροχῆς δεόντως συνόψεσθαι.</text:p>
          </table:table-cell>
          <table:table-cell office:value-type="string" calcext:value-type="string">
            <text:p>τὸ γὰρ πῶς καὶ πότε πταίσαντες αὐτῇ &lt;τῇ&gt; πατρίδι Ῥωμαῖοι τῆς ἐπὶ τὸ βέλτιον ἤρξαντο προκοπῆς, καὶ πότε πάλιν καὶ πῶς κρατήσαντες τῶν κατὰ τὴν Ἰταλίαν τοῖς ἐκτὸς ἐπιχειρεῖν ἐπεβάλοντο πράγμασιν, ἀναγκαῖον ὑπελάβομεν εἶναι παρακολουθῆσαι τοῖς μέλλουσι καὶ τὸ κεϕάλαιον αὐτῶν τῆς νῦν ὑπεροχῆς δεόντως συνόψεσθ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2t/7/1 to 1/12t/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7/5t to 2/107/10t (Schema:Page/line )</text:p>
          </table:table-cell>
          <table:table-cell office:value-type="float" office:value="99" calcext:value-type="float">
            <text:p>99</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table:number-columns-repeated="2" office:value-type="string" calcext:value-type="string">
            <text:p>αὐτὸ γὰρ τὸ παράδοξον τῶν πράξεων, ὑπὲρ ὧν προῃρήμεθα γράϕειν, ἱκανόν ἐστι προκαλέσασθαι καὶ παρορμῆσαι πάντα καὶ νέον καὶ πρεσβύτερον πρὸς τὴν ἔντευξιν τῆς πραγματεί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t/4/1 to 1/1t/5/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4/4t to 2/104/7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table:number-columns-repeated="2" office:value-type="string" calcext:value-type="string">
            <text:p>εἰσὶ δ' αἱ τῆς παραβολῆς ἄξιαι καὶ συγκρίσεως αὗτ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2t/2/1 to 1/2t/2/2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4/18t to 2/104/19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ἀπὸ δὲ τούτων τῶν καιρῶν οἱονεὶ σωματοειδῆ συμβαίνει γίνεσθαι τὴν ἱστορίαν, συμπλέκεσθαί τε τὰς Ἰταλικὰς καὶ Λιβυκὰς πράξεις ταῖς τε κατὰ τὴν Ἀσίαν καὶ ταῖς Ἑλληνικαῖς καὶ πρὸς ἓν γίνεσθαι τέλος τὴν ἀναϕορὰν ἁπάντων.</text:p>
          </table:table-cell>
          <table:table-cell office:value-type="string" calcext:value-type="string">
            <text:p>ἀπὸ δὲ τούτων τῶν καιρῶν οἱονεὶ σωματοειδῆ συμβαίνει γίνεσθαι τὴν ἱστορίαν, συμπλέκεσθαί τε τὰς Ἰταλικὰς καὶ Λιβυκὰς πράξεις ταῖς τε κατὰ τὴν Ἀσίαν καὶ ταῖς Ἑλληνικαῖς, καὶ πρὸς ἓν γίνεσθαι τέλος τὴν ἀναϕορὰν ἁπάντ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t/4/1 to 1/3t/5/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5/10t to 2/105/14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table:number-columns-repeated="2" office:value-type="string" calcext:value-type="string">
            <text:p>πολὺ γὰρ ἂν ἧττον ἔγωγε πρὸς τοῦτο τὸ μέρος ἐϕιλοτιμήθη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4t/2/5 to 1/4t/3/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6/15t to 2/106/15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διόπερ οὐ χρὴ θαυμάζειν οὐδ' ἐν τοῖς ἑξῆς, ἐάν που προσανατρέχωμεν τοῖς χρόνοις περὶ τῶν ἐπιϕανεστάτων πολιτευμάτων.</text:p>
          </table:table-cell>
          <table:table-cell office:value-type="string" calcext:value-type="string">
            <text:p>διόπερ οὐ χρὴ θαυμάζειν οὐδ' ἐν τοῖς ἑξῆς, ἐάν που προσανατρέχωμεν τοῖς χρόνοις περὶ τῶν ἐπιϕανεστάτων πολιτευμάτ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2t/8/1 to 1/12t/9/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7/10t to 2/107/12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Τὸ μὲν οὖν ἐξαριθμεῖσθαι τὰ κατὰ μέρος ὑπὲρ τῶν προειρημένων πράξεων οὐδὲν οὔθ' ἡμῖν ἀναγκαῖον οὔτε τοῖς ἀκούουσι χρήσιμον.</text:p>
          </table:table-cell>
          <table:table-cell office:value-type="string" calcext:value-type="string">
            <text:p>Τὸ μὲν οὖν ἐξαριθμεῖσθαι τὰ κατὰ μέρος ὑπὲρ τῶν προειρημένων πράξεων οὐδὲν οὔθ' ἡμῖν ἀναγκαῖον, οὔτε τοῖς ἀκούουσι χρήσιμ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3t/6/1 to 1/13t/7/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7/28t to 2/107/30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διόπερ ἐπὶ κεϕαλαίων ψαύοντες κατὰ τὸ συνεχὲς τῶν προειρημένων πειρασόμεθα συνάψαι τὴν τελευτὴν τῆς προκατασκευῆς τῇ τῆς ἡμετέρας ἱστορίας ἀρχῇ καὶ προθέσει.</text:p>
          </table:table-cell>
          <table:table-cell office:value-type="string" calcext:value-type="string">
            <text:p>διόπερ ἐπὶ κεϕαλαίων ψαύοντες κατὰ τὸ συνεχὲς τῶν προειρημένων, πειρασόμεθα συνάψαι τὴν τελευτὴν τῆς προκατασκευῆς τῇ τῆς ἡμετέρας ἱστορίας ἀρχῇ καὶ προθέσε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3t/8/1 to 1/13t/9/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7/32t to 2/107/35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Οὐχ ἧττον δὲ τῶν προειρημένων παρωξύνθην ἐπιστῆσαι τούτῳ τῷ πολέμῳ καὶ διὰ τὸ τοὺς ἐμπειρότατα δοκοῦντας γράϕειν ὑπὲρ αὐτοῦ, Φιλῖνον καὶ Φάβιον, μὴ δεόντως ἡμῖν ἀπηγγελκέναι τὴν ἀλήθειαν.</text:p>
          </table:table-cell>
          <table:table-cell office:value-type="string" calcext:value-type="string">
            <text:p>Οὐχ ἧττον δὲ τῶν προειρημένων παρωξύνθην ἐπιστῆσαι τούτῳ τῷ πολέμῳ, καὶ διὰ τὸ τοὺς ἐμπειρότατα δοκοῦντας γράϕειν ὑπὲρ αὐτοῦ, Φιλῖνον καὶ Φάβιον, μὴ δεόντως ἡμῖν ἀπηγγελκέναι τὴν ἀλήθει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4t/1/1 to 1/14t/2/1 (Schema:Book//chapter/section/line )</text:p>
          </table:table-cell>
          <table:table-cell office:value-type="string" calcext:value-type="string">
            <text:p>PHILINUS <text:s/>Hist. <text:s/>[1969]</text:p>
          </table:table-cell>
          <table:table-cell office:value-type="string" calcext:value-type="string">
            <text:p>Fragmenta, ed. K. Müller, FHG 3. Paris: Didot, 1841-1870: <text:s/>17-19. <text:s/>Frr. 1-4. <text:s/>(Q: 833: Hist.) <text:s/></text:p>
          </table:table-cell>
          <table:table-cell office:value-type="string" calcext:value-type="string">
            <text:p>1a/1t to 1a/5t (Schema:Fragment/line )</text:p>
          </table:table-cell>
          <table:table-cell office:value-type="float" office:value="100" calcext:value-type="float">
            <text:p>100</text:p>
          </table:table-cell>
          <table:table-cell office:value-type="float" office:value="-201" calcext:value-type="float">
            <text:p>-201</text:p>
          </table:table-cell>
          <table:table-cell office:value-type="string" calcext:value-type="string">
            <text:p>PHILINUS </text:p>
          </table:table-cell>
          <table:table-cell office:value-type="string" calcext:value-type="string">
            <text:p>Hist. </text:p>
          </table:table-cell>
          <table:table-cell office:value-type="float" office:value="1969" calcext:value-type="float">
            <text:p>1969</text:p>
          </table:table-cell>
          <table:table-cell office:value-type="string" calcext:value-type="string">
            <text:p>1969-003</text:p>
          </table:table-cell>
        </table:table-row>
        <table:table-row table:style-name="ro1">
          <table:table-cell office:value-type="string" calcext:value-type="string">
            <text:p>διὰ γὰρ τὴν αἵρεσιν καὶ τὴν ὅλην εὔνοιαν Φιλίνῳ μὲν πάντα δοκοῦσιν οἱ Καρχηδόνιοι πεπρᾶχθαι ϕρονίμως, καλῶς, ἀνδρωδῶς, οἱ δὲ Ῥωμαῖοι τἀναντία, Φαβίῳ δὲ τοὔμπαλιν τούτων.</text:p>
          </table:table-cell>
          <table:table-cell office:value-type="string" calcext:value-type="string">
            <text:p>διὰ γὰρ τὴν αἵρεσιν καὶ τὴν ὅλην εὔνοιαν Φιλίνῳ μὲν πάντα δοκοῦσιν οἱ Καρχηδόνιοι πεπρᾶχθαι ϕρονίμως καλῶς ἀνδρωδῶς, οἱ δὲ Ῥωμαῖοι τἀναντία, Φαβίῳ δὲ τοὔμπαλιν τούτ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4t/3/1 to 1/14t/4/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8/20t to 2/108/23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ὡς δ' ἔστιν ἀληθῆ τὰ νῦν ὑϕ' ἡμῶν εἰρημένα σκοπεῖν ἐκ τούτων πάρεστιν.</text:p>
          </table:table-cell>
          <table:table-cell office:value-type="string" calcext:value-type="string">
            <text:p>ὡς δ' ἔστιν ἀληθῆ τὰ νῦν ὑϕ' ἡμῶν εἰρημένα, σκοπεῖν ἐκ τούτων πάρεστ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4t/9/1 to 1/15t/1/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9/5t to 2/109/6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ὁμοίως δὲ καὶ τοὺς Καρχηδονίους μετὰ τὴν μάχην εὐθέως ἐκλιπόντας τὸν χάρακα διελεῖν σϕᾶς εἰς τὰς πόλεις, τῶν δ' ὑπαίθρων οὐδ' ἀντιποιεῖσθαι τολμᾶν ἔτι:</text:p>
          </table:table-cell>
          <table:table-cell office:value-type="string" calcext:value-type="string">
            <text:p>ὁμοίως δὲ καὶ τοὺς Καρχηδονίους μετὰ τὴν μάχην εὐθέως ἐκλιπόντας τὸν χάρακα, διελεῖν σϕᾶς εἰς τὰς πόλεις, τῶν δ' ὑπαίθρων οὐδ' ἀντιποιεῖσθαι τολμᾶν ἔτ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5t/4/1 to 1/15t/4/4 (Schema:Book//chapter/section/line )</text:p>
          </table:table-cell>
          <table:table-cell office:value-type="string" calcext:value-type="string">
            <text:p>PHILINUS <text:s/>Hist. <text:s/>[1969]</text:p>
          </table:table-cell>
          <table:table-cell office:value-type="string" calcext:value-type="string">
            <text:p>Fragmenta, ed. K. Müller, FHG 3. Paris: Didot, 1841-1870: <text:s/>17-19. <text:s/>Frr. 1-4. <text:s/>(Q: 833: Hist.) <text:s/></text:p>
          </table:table-cell>
          <table:table-cell office:value-type="string" calcext:value-type="string">
            <text:p>1b/15t to 1b/18t (Schema:Fragment/line )</text:p>
          </table:table-cell>
          <table:table-cell office:value-type="float" office:value="100" calcext:value-type="float">
            <text:p>100</text:p>
          </table:table-cell>
          <table:table-cell office:value-type="float" office:value="-201" calcext:value-type="float">
            <text:p>-201</text:p>
          </table:table-cell>
          <table:table-cell office:value-type="string" calcext:value-type="string">
            <text:p>PHILINUS </text:p>
          </table:table-cell>
          <table:table-cell office:value-type="string" calcext:value-type="string">
            <text:p>Hist. </text:p>
          </table:table-cell>
          <table:table-cell office:value-type="float" office:value="1969" calcext:value-type="float">
            <text:p>1969</text:p>
          </table:table-cell>
          <table:table-cell office:value-type="string" calcext:value-type="string">
            <text:p>1969-003</text:p>
          </table:table-cell>
        </table:table-row>
        <table:table-row table:style-name="ro1">
          <table:table-cell office:value-type="string" calcext:value-type="string">
            <text:p>διὸ καὶ συνθεωρήσαντας τοὺς ἡγουμένους αὐτῶν ἀποδεδειλιακότας τοὺς ὄχλους βουλεύσασθαι μὴ κρίνειν διὰ μάχης τὰ πράγματα:</text:p>
          </table:table-cell>
          <table:table-cell office:value-type="string" calcext:value-type="string">
            <text:p>διὸ καὶ συνθεωρήσαντας τοὺς ἡγουμένους αὐτῶν ἀποδεδειλιακότας τοὺς ὄχλους, βουλεύσασθαι μὴ κρίνειν διὰ μάχης τὰ πράγματ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5t/4/4 to 1/15t/5/1 (Schema:Book//chapter/section/line )</text:p>
          </table:table-cell>
          <table:table-cell office:value-type="string" calcext:value-type="string">
            <text:p>PHILINUS <text:s/>Hist. <text:s/>[1969]</text:p>
          </table:table-cell>
          <table:table-cell office:value-type="string" calcext:value-type="string">
            <text:p>Fragmenta, ed. K. Müller, FHG 3. Paris: Didot, 1841-1870: <text:s/>17-19. <text:s/>Frr. 1-4. <text:s/>(Q: 833: Hist.) <text:s/></text:p>
          </table:table-cell>
          <table:table-cell office:value-type="string" calcext:value-type="string">
            <text:p>1b/18t to 1b/20t (Schema:Fragment/line )</text:p>
          </table:table-cell>
          <table:table-cell office:value-type="float" office:value="100" calcext:value-type="float">
            <text:p>100</text:p>
          </table:table-cell>
          <table:table-cell office:value-type="float" office:value="-201" calcext:value-type="float">
            <text:p>-201</text:p>
          </table:table-cell>
          <table:table-cell office:value-type="string" calcext:value-type="string">
            <text:p>PHILINUS </text:p>
          </table:table-cell>
          <table:table-cell office:value-type="string" calcext:value-type="string">
            <text:p>Hist. </text:p>
          </table:table-cell>
          <table:table-cell office:value-type="float" office:value="1969" calcext:value-type="float">
            <text:p>1969</text:p>
          </table:table-cell>
          <table:table-cell office:value-type="string" calcext:value-type="string">
            <text:p>1969-003</text:p>
          </table:table-cell>
        </table:table-row>
        <table:table-row table:style-name="ro1">
          <table:table-cell office:value-type="string" calcext:value-type="string">
            <text:p>ἀλλ' ἀναγκαῖον ἢ τὰς ὑποθέσεις εἶναι τὰς πρώτας ψευδεῖς ἢ τὰς ὑπὲρ τῶν συμβαινόντων ἀποϕάσεις.</text:p>
          </table:table-cell>
          <table:table-cell office:value-type="string" calcext:value-type="string">
            <text:p>ἀλλ' ἀναγκαῖον, ἢ τὰς ὑποθέσεις εἶναι τὰς πρώτας ψευδεῖς, ἢ τὰς ὑπὲρ τῶν συμβαινόντων ἀποϕάσε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5t/9/2 to 1/15t/10/1 (Schema:Book//chapter/section/line )</text:p>
          </table:table-cell>
          <table:table-cell office:value-type="string" calcext:value-type="string">
            <text:p>PHILINUS <text:s/>Hist. <text:s/>[1969]</text:p>
          </table:table-cell>
          <table:table-cell office:value-type="string" calcext:value-type="string">
            <text:p>Fragmenta, ed. K. Müller, FHG 3. Paris: Didot, 1841-1870: <text:s/>17-19. <text:s/>Frr. 1-4. <text:s/>(Q: 833: Hist.) <text:s/></text:p>
          </table:table-cell>
          <table:table-cell office:value-type="string" calcext:value-type="string">
            <text:p>1b/34t to 1b/36t (Schema:Fragment/line )</text:p>
          </table:table-cell>
          <table:table-cell office:value-type="float" office:value="100" calcext:value-type="float">
            <text:p>100</text:p>
          </table:table-cell>
          <table:table-cell office:value-type="float" office:value="-201" calcext:value-type="float">
            <text:p>-201</text:p>
          </table:table-cell>
          <table:table-cell office:value-type="string" calcext:value-type="string">
            <text:p>PHILINUS </text:p>
          </table:table-cell>
          <table:table-cell office:value-type="string" calcext:value-type="string">
            <text:p>Hist. </text:p>
          </table:table-cell>
          <table:table-cell office:value-type="float" office:value="1969" calcext:value-type="float">
            <text:p>1969</text:p>
          </table:table-cell>
          <table:table-cell office:value-type="string" calcext:value-type="string">
            <text:p>1969-003</text:p>
          </table:table-cell>
        </table:table-row>
        <table:table-row table:style-name="ro1">
          <table:table-cell office:value-type="string" calcext:value-type="string">
            <text:p>πρῶτον μὲν γὰρ ἐκαλεῖτο στρατόπεδον καὶ πρῶτος στόλος καὶ τὰ λοιπὰ κατὰ λόγον.</text:p>
          </table:table-cell>
          <table:table-cell office:value-type="string" calcext:value-type="string">
            <text:p>πρῶτον μὲν γὰρ ἐκαλεῖτο στρατόπεδον καὶ πρῶτος στόλος, καὶ τὰ λοιπὰ κατὰ λόγ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26t/6/2 to 1/26t/6/4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tau/942b/4 to tau/942b/5 (Schema:Alphabetic letter//entry/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table:number-columns-repeated="2" office:value-type="string" calcext:value-type="string">
            <text:p>τριάριοι γὰρ ὠνομάζοντο κατὰ τὴν ἐν τοῖς πεζικοῖς στρατοπέδοις συνήθει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26t/6/5 to 1/26t/7/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tau/942b/6 to tau/942b/7 (Schema:Alphabetic letter//entry/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τὸ δὲ συνέδριον τῶν Καρχηδονίων διακοῦσαν τὰ προτεινόμενα παρὰ τοῦ στρατηγοῦ τῶν Ῥωμαίων, καίπερ σχεδὸν ἀπεγνωκὸς τὰς τῆς σωτηρίας ἐλπίδας, ὅμως οὕτως ἀνδρωδῶς ἔστη καὶ γενναίως ὥστε πᾶν ὑπομένειν εἵλετο καὶ παντὸς ἔργου καὶ καιροῦ πεῖραν λαμβάνειν ἐϕ' ᾧ μηδὲν ἀγεννὲς μηδ' ἀνάξιον τῶν πρὸ τοῦ πράξεων ὑπομεῖναι.</text:p>
          </table:table-cell>
          <table:table-cell office:value-type="string" calcext:value-type="string">
            <text:p>τὸ δὲ συνέδριον τῶν Καρχηδονίων διακοῦσαν τὰ προτεινόμενα παρὰ τοῦ στρατηγοῦ Ῥωμαίων, καίπερ σχεδὸν ἀπεγνωκὸς τὰς τῆς σωτηρίας ἐλπίδας, ὅμως οὕτως ἀνδρωδῶς ἔστη καὶ γενναίως, ὥστε πᾶν ὑπομένειν εἵλετο καὶ παντὸς ἔργου καὶ καιροῦ πεῖραν λαμβάνειν ἐϕ' ᾧ μηδὲν ἀγεννὲς μηδ' ἀνάξιον τῶν πρὸ τοῦ πράξεων ὑπομεῖν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1t/8/1 to 1/31t/8/7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19/27t to 20/3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καὶ μὴν τὸ παρ' Εὐριπίδῃ πάλαι καλῶς εἰρῆσθαι δοκοῦν ὡς ἓν σοϕὸν βούλευμα τὰς πολλὰς χεῖρας νικᾷ τότε δι' αὐτῶν τῶν ἔργων ἔλαβε τὴν πίστιν.</text:p>
          </table:table-cell>
          <table:table-cell office:value-type="string" calcext:value-type="string">
            <text:p>καὶ μὴν καὶ τὸ παρ' Εὐριπίδῃ πάλαι καλῶς εἰρῆσθαι δοκοῦν, ὡς ἓν σοϕὸν βούλευμα τὰς πολλὰς χεῖρας νικᾷ, τότε δι' αὐτῶν τῶν ἔργων ἔλαβε τὴν πίστ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5t/4/1 to 1/35t/4/4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9/18t to 2/109/21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table:number-columns-repeated="2" office:value-type="string" calcext:value-type="string">
            <text:p>ἐγὼ δὲ τούτων ἐπεμνήσθην χάριν τῆς τῶν ἐντυγχανόντων τοῖς ὑπομνήμασι διορθώσεω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5t/6/1 to 1/35t/7/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9/24t to 2/109/25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table:number-columns-repeated="2" office:value-type="string" calcext:value-type="string">
            <text:p>καὶ τοῦτ' ἔπασχον οὐκ ἀλόγω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9t/11/1 to 1/39t/11/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27t/9a/3t to 31/27t/10a/1t (Schema:Book//chapter/section/line )</text:p>
          </table:table-cell>
          <table:table-cell office:value-type="float" office:value="100" calcext:value-type="float">
            <text:p>100</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table:number-columns-repeated="2" office:value-type="string" calcext:value-type="string">
            <text:p>καὶ τοῦτ' ἔπασχον οὐκ ἀλόγω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39t/11/1 to 1/39t/11/1 (Schema:Book//chapter/section/line )</text:p>
          </table:table-cell>
          <table:table-cell office:value-type="string" calcext:value-type="string">
            <text:p>CONSTANTINUS VII PORPHYROGENITUS Imperator <text:s/>Hist. <text:s/>[3023]</text:p>
          </table:table-cell>
          <table:table-cell office:value-type="string" calcext:value-type="string">
            <text:p>De virtutibus et vitiis, ed. T. Büttner-Wobst and A.G. Roos, <text:s/>Excerpta historica iussu imp. Constantini Porphyrogeniti confecta, vol. <text:s/>2: excerpta de virtutibus et vitiis, pts. 1 &amp; 2. Berlin: Weidmann, <text:s/>2.1:1906 2.2:1910: 2.1:1-361 2.2:1-407. <text:s/>(Cod: 200,296: Hist.) <text:s/></text:p>
          </table:table-cell>
          <table:table-cell office:value-type="string" calcext:value-type="string">
            <text:p>2/192/14t to 2/192/14t (Schema:Volume/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2</text:p>
          </table:table-cell>
        </table:table-row>
        <table:table-row table:style-name="ro1">
          <table:table-cell table:number-columns-repeated="2" office:value-type="string" calcext:value-type="string">
            <text:p>ἐκ δὲ τῆς καθολικῆς ἀποϕάσεως περὶ αὐτῶν καὶ τοῦ τέλους τῆς ϕιλοτιμίας μᾶλλον ἄν τις εἰς ἔννοιαν ἔλθοι τῶν προειρημέν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57t/4/1 to 1/57t/5/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0/25t to 2/110/27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οὔτε γὰρ τῶν ἐξ ἱστορίας στρατηγημάτων οὔτε τῶν ἐκ τοῦ καιροῦ καὶ τῆς ὑποκειμένης περιστάσεως ἐπινοημάτων οὔτε τῶν εἰς παράβολον καὶ βίαιον ἀνηκόντων τόλμαν οὐδὲν παρελείϕθη.</text:p>
          </table:table-cell>
          <table:table-cell office:value-type="string" calcext:value-type="string">
            <text:p>οὔτε γὰρ τῶν ἐξ ἱστορίας στρατηγημάτων οὔτε τῶν ἐκ τοῦ καιροῦ καὶ τῆς ὑποκειμένης περιστάσεως ἐπινοημάτων οὔτε τῶν εἰς παράβολον καὶ βίαιον ἀνηκόντων τόλμαν οὐδὲν παρελείϕθη:</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57t/5/1 to 1/57t/6/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0/27t to 2/110/30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table:number-columns-repeated="2" office:value-type="string" calcext:value-type="string">
            <text:p>ὅπερ αἴτιον ἦν μάλιστα τοῦ τὰς μὲν κατὰ μέρος συμπτώσεις ἀπαύστους γίνεσθαι καθ' ἡμέραν, ὁλοσχερὲς δὲ συντελεῖσθαι μηδέ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57t/7/1 to 1/57t/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1/3t to 2/111/5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table:number-columns-repeated="2" office:value-type="string" calcext:value-type="string">
            <text:p>τούτους γὰρ αὐτοὺς ἀεὶ συνέβαινε διαϕθείρεσθαι κατὰ τὰς συμπλοκάς, τοὺς ἐν χειρῶν νόμῳ περιπεσόντ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57t/8/1 to 1/57t/8/3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1/5t to 2/111/7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οἱ δ' ἅπαξ ἐγκλίναντες εὐθέως ἐκτὸς τοῦ δεινοῦ πάντες ἦσαν ὑπὸ ταῖς αὑτῶν ἀσϕαλείαις καὶ πάλιν ἐκ μεταβολῆς ἐκινδύνευον.</text:p>
          </table:table-cell>
          <table:table-cell office:value-type="string" calcext:value-type="string">
            <text:p>οἱ δ' ἅπαξ ἐγκλίναντες εὐθέως ἐκτὸς τοῦ δεινοῦ πάντες ἦσαν ὑπὸ ταῖς αὑτῶν ἀσϕαλείαις, καὶ πάλιν ἐκ μεταβολῆς ἐκινδύνευ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57t/8/3 to 1/57t/8/5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1/7t to 2/111/9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table:number-columns-repeated="2" office:value-type="string" calcext:value-type="string">
            <text:p>Οὐ μὴν ἀλλ' ὥσπερ ἀγαθὸς βραβευτὴς ἡ τύχη μεταβιβάσασα παραβόλως αὐτοὺς ἐκ τοῦ προειρημένου τόπου καὶ τοῦ προϋπάρχοντος ἀθλήματος εἰς παραβολώτερον ἀγώνισμα καὶ τόπον ἐλάττω συνέκλεισ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58t/1/1 to 1/58t/2/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1/10t to 2/111/13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table:number-columns-repeated="2" office:value-type="string" calcext:value-type="string">
            <text:p>διόπερ εἰς ταῦτα βλέπων οὐκ ἄν τις εἰπεῖν ὀκνήσειεν ὡς οὐ μόνον τὰ σώματα τῶν ἀνθρώπων καί τινα τῶν ἐν αὐτοῖς γεννωμένων ἑλκῶν καὶ ϕυμάτων ἀποθηριοῦσθαι συμβαίνει καὶ τελέως ἀβοήθητα γίνεσθαι, πολὺ δὲ μάλιστα τὰς ψυχ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1t/5/1 to 1/81t/6/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1/21t to 2/111/25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ἡ δὲ τῶν Ἱππακριτῶν καὶ τῶν Ἰτυκαίων πόλις ἔμενον, οὐδεμίαν ἀϕορμὴν ἔχουσαι πρὸς διάλυσιν διὰ τὸ μὴ καταλείπεσθαι σϕίσι τόπον ἐλέους μηδὲ συγγνώμης κατὰ τὰς πρώτας ἐπιβολάς.</text:p>
          </table:table-cell>
          <table:table-cell office:value-type="string" calcext:value-type="string">
            <text:p>ἡ δὲ τῶν Ἱππακριτῶν καὶ Ἰτυκαίων πόλις ἔμενον, οὐδεμίαν ἀϕορμὴν ἔχουσαι πρὸς διάλυσιν διὰ τὸ μὴ καταλείπεσθαι σϕίσι τόπον ἐλέους μηδὲ συγγνώμης κατὰ τὰς πρώτας ἐπιβολ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8t/2/1 to 1/88t/3/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2/25t to 2/112/28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0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8T16:02:07.774327600</meta:creation-date>
    <dc:date>2021-11-08T16:03:06.886988311</dc:date>
    <meta:editing-duration>PT59S</meta:editing-duration>
    <meta:editing-cycles>1</meta:editing-cycles>
    <meta:document-statistic meta:table-count="1" meta:cell-count="4172" meta:object-count="0"/>
    <meta:generator>LibreOffice/6.4.7.2$Linux_X86_64 LibreOffice_project/40$Build-2</meta:generator>
  </office:meta>
</office:document-meta>
</file>